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co1" style:family="table-column">
      <style:table-column-properties fo:break-before="auto" style:column-width="32.76mm"/>
    </style:style>
    <style:style style:name="co2" style:family="table-column">
      <style:table-column-properties fo:break-before="auto" style:column-width="34.66mm"/>
    </style:style>
    <style:style style:name="co3" style:family="table-column">
      <style:table-column-properties fo:break-before="auto" style:column-width="34.94mm"/>
    </style:style>
    <style:style style:name="co4" style:family="table-column">
      <style:table-column-properties fo:break-before="auto" style:column-width="39.85mm"/>
    </style:style>
    <style:style style:name="co5" style:family="table-column">
      <style:table-column-properties fo:break-before="auto" style:column-width="43.92mm"/>
    </style:style>
    <style:style style:name="co6" style:family="table-column">
      <style:table-column-properties fo:break-before="auto" style:column-width="48.28mm"/>
    </style:style>
    <style:style style:name="co7" style:family="table-column">
      <style:table-column-properties fo:break-before="auto" style:column-width="51.01mm"/>
    </style:style>
    <style:style style:name="co8" style:family="table-column">
      <style:table-column-properties fo:break-before="auto" style:column-width="51.82mm"/>
    </style:style>
    <style:style style:name="co9" style:family="table-column">
      <style:table-column-properties fo:break-before="auto" style:column-width="61.35mm"/>
    </style:style>
    <style:style style:name="co10" style:family="table-column">
      <style:table-column-properties fo:break-before="auto" style:column-width="42.83mm"/>
    </style:style>
    <style:style style:name="co11" style:family="table-column">
      <style:table-column-properties fo:break-before="auto" style:column-width="81.23mm"/>
    </style:style>
    <style:style style:name="co12" style:family="table-column">
      <style:table-column-properties fo:break-before="auto" style:column-width="56.99mm"/>
    </style:style>
    <style:style style:name="co13" style:family="table-column">
      <style:table-column-properties fo:break-before="auto" style:column-width="47.47mm"/>
    </style:style>
    <style:style style:name="co14" style:family="table-column">
      <style:table-column-properties fo:break-before="auto" style:column-width="49.92mm"/>
    </style:style>
    <style:style style:name="co15" style:family="table-column">
      <style:table-column-properties fo:break-before="auto" style:column-width="77.42mm"/>
    </style:style>
    <style:style style:name="co16" style:family="table-column">
      <style:table-column-properties fo:break-before="auto" style:column-width="59.44mm"/>
    </style:style>
    <style:style style:name="co17" style:family="table-column">
      <style:table-column-properties fo:break-before="auto" style:column-width="53.46mm"/>
    </style:style>
    <style:style style:name="co18" style:family="table-column">
      <style:table-column-properties fo:break-before="auto" style:column-width="48.01mm"/>
    </style:style>
    <style:style style:name="co19" style:family="table-column">
      <style:table-column-properties fo:break-before="auto" style:column-width="28.4mm"/>
    </style:style>
    <style:style style:name="co20" style:family="table-column">
      <style:table-column-properties fo:break-before="auto" style:column-width="30.04mm"/>
    </style:style>
    <style:style style:name="co21" style:family="table-column">
      <style:table-column-properties fo:break-before="auto" style:column-width="30.85mm"/>
    </style:style>
    <style:style style:name="co2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/>
      <table:table table:name="search_results_titelwc_chi2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mean_fit_time</text:p>
          </table:table-cell>
          <table:table-cell office:value-type="string" calcext:value-type="string">
            <text:p>mean_score_time</text:p>
          </table:table-cell>
          <table:table-cell office:value-type="string" calcext:value-type="string">
            <text:p>mean_test_score</text:p>
          </table:table-cell>
          <table:table-cell office:value-type="string" calcext:value-type="string">
            <text:p>mean_train_score</text:p>
          </table:table-cell>
          <table:table-cell office:value-type="string" calcext:value-type="string">
            <text:p>param_clf__criterion</text:p>
          </table:table-cell>
          <table:table-cell office:value-type="string" calcext:value-type="string">
            <text:p>param_clf__max_depth</text:p>
          </table:table-cell>
          <table:table-cell office:value-type="string" calcext:value-type="string">
            <text:p>param_clf__max_features</text:p>
          </table:table-cell>
          <table:table-cell office:value-type="string" calcext:value-type="string">
            <text:p>param_clf__max_leaf_nodes</text:p>
          </table:table-cell>
          <table:table-cell table:style-name="Default" office:value-type="string" calcext:value-type="string">
            <text:p>param_clf__min_impurity_split</text:p>
          </table:table-cell>
          <table:table-cell office:value-type="string" calcext:value-type="string">
            <text:p>param_clf__min_samples_leaf</text:p>
          </table:table-cell>
          <table:table-cell office:value-type="string" calcext:value-type="string">
            <text:p>param_clf__min_samples_split</text:p>
          </table:table-cell>
          <table:table-cell office:value-type="string" calcext:value-type="string">
            <text:p>param_clf__min_weight_fraction_leaf</text:p>
          </table:table-cell>
          <table:table-cell office:value-type="string" calcext:value-type="string">
            <text:p>param_clf__n_estimators</text:p>
          </table:table-cell>
          <table:table-cell office:value-type="string" calcext:value-type="string">
            <text:p>param_union__abstractTokenizedAndLemmatized</text:p>
          </table:table-cell>
          <table:table-cell office:value-type="string" calcext:value-type="string">
            <text:p>param_union__abstractWordCount</text:p>
          </table:table-cell>
          <table:table-cell office:value-type="string" calcext:value-type="string">
            <text:p>param_union__char_ngrams</text:p>
          </table:table-cell>
          <table:table-cell office:value-type="string" calcext:value-type="string">
            <text:p>param_union__titleWordCount</text:p>
          </table:table-cell>
          <table:table-cell office:value-type="string" calcext:value-type="string">
            <text:p>param_union__titleWordCount__select_chi2__k</text:p>
          </table:table-cell>
          <table:table-cell office:value-type="string" calcext:value-type="string">
            <text:p>param_union__title_keyword_vector</text:p>
          </table:table-cell>
          <table:table-cell office:value-type="string" calcext:value-type="string">
            <text:p>param_union__title_term_vector</text:p>
          </table:table-cell>
          <table:table-cell office:value-type="string" calcext:value-type="string">
            <text:p>param_union__word_ngrams</text:p>
          </table:table-cell>
          <table:table-cell office:value-type="string" calcext:value-type="string">
            <text:p>rank_test_score</text:p>
          </table:table-cell>
          <table:table-cell office:value-type="string" calcext:value-type="string">
            <text:p>split0_test_score</text:p>
          </table:table-cell>
          <table:table-cell office:value-type="string" calcext:value-type="string">
            <text:p>split0_train_score</text:p>
          </table:table-cell>
          <table:table-cell office:value-type="string" calcext:value-type="string">
            <text:p>split1_test_score</text:p>
          </table:table-cell>
          <table:table-cell office:value-type="string" calcext:value-type="string">
            <text:p>split1_train_score</text:p>
          </table:table-cell>
          <table:table-cell office:value-type="string" calcext:value-type="string">
            <text:p>split2_test_score</text:p>
          </table:table-cell>
          <table:table-cell office:value-type="string" calcext:value-type="string">
            <text:p>split2_train_score</text:p>
          </table:table-cell>
          <table:table-cell office:value-type="string" calcext:value-type="string">
            <text:p>std_fit_time</text:p>
          </table:table-cell>
          <table:table-cell office:value-type="string" calcext:value-type="string">
            <text:p>std_score_time</text:p>
          </table:table-cell>
          <table:table-cell office:value-type="string" calcext:value-type="string">
            <text:p>std_test_score</text:p>
          </table:table-cell>
          <table:table-cell office:value-type="string" calcext:value-type="string">
            <text:p>std_train_score</text:p>
          </table:table-cell>
        </table:table-row>
        <table:table-row table:style-name="ro1">
          <table:table-cell office:value-type="float" office:value="1.63138802846273" calcext:value-type="float">
            <text:p>1.63138802846273</text:p>
          </table:table-cell>
          <table:table-cell office:value-type="float" office:value="0.232364495595296" calcext:value-type="float">
            <text:p>0.232364495595296</text:p>
          </table:table-cell>
          <table:table-cell office:value-type="float" office:value="0.873762376237624" calcext:value-type="float">
            <text:p>0.873762376237624</text:p>
          </table:table-cell>
          <table:table-cell office:value-type="float" office:value="0.900992705294352" calcext:value-type="float">
            <text:p>0.900992705294352</text:p>
          </table:table-cell>
          <table:table-cell office:value-type="string" calcext:value-type="string">
            <text:p>gin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og2</text:p>
          </table:table-cell>
          <table:table-cell office:value-type="float" office:value="40" calcext:value-type="float">
            <text:p>4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3"/>
          <table:table-cell office:value-type="string" calcext:value-type="string">
            <text:p>Pipeline</text:p>
          </table:table-cell>
          <table:table-cell office:value-type="float" office:value="1840" calcext:value-type="float">
            <text:p>184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874074074074074" calcext:value-type="float">
            <text:p>0.874074074074074</text:p>
          </table:table-cell>
          <table:table-cell office:value-type="float" office:value="0.905204460966543" calcext:value-type="float">
            <text:p>0.905204460966543</text:p>
          </table:table-cell>
          <table:table-cell office:value-type="float" office:value="0.884758364312268" calcext:value-type="float">
            <text:p>0.884758364312268</text:p>
          </table:table-cell>
          <table:table-cell office:value-type="float" office:value="0.900742115027829" calcext:value-type="float">
            <text:p>0.900742115027829</text:p>
          </table:table-cell>
          <table:table-cell office:value-type="float" office:value="0.862453531598513" calcext:value-type="float">
            <text:p>0.862453531598513</text:p>
          </table:table-cell>
          <table:table-cell office:value-type="float" office:value="0.897031539888683" calcext:value-type="float">
            <text:p>0.897031539888683</text:p>
          </table:table-cell>
          <table:table-cell office:value-type="float" office:value="0.0295035557793451" calcext:value-type="float">
            <text:p>0.029503555779345</text:p>
          </table:table-cell>
          <table:table-cell office:value-type="float" office:value="0.00196126087518346" calcext:value-type="float">
            <text:p>0.001961260875183</text:p>
          </table:table-cell>
          <table:table-cell office:value-type="float" office:value="0.00910295179072373" calcext:value-type="float">
            <text:p>0.009102951790724</text:p>
          </table:table-cell>
          <table:table-cell office:value-type="float" office:value="0.0033412828222594" calcext:value-type="float">
            <text:p>0.003341282822259</text:p>
          </table:table-cell>
        </table:table-row>
        <table:table-row table:style-name="ro1">
          <table:table-cell office:value-type="float" office:value="1.65815377235413" calcext:value-type="float">
            <text:p>1.65815377235413</text:p>
          </table:table-cell>
          <table:table-cell office:value-type="float" office:value="0.237715323766073" calcext:value-type="float">
            <text:p>0.237715323766073</text:p>
          </table:table-cell>
          <table:table-cell office:value-type="float" office:value="0.873762376237624" calcext:value-type="float">
            <text:p>0.873762376237624</text:p>
          </table:table-cell>
          <table:table-cell office:value-type="float" office:value="0.900992705294352" calcext:value-type="float">
            <text:p>0.900992705294352</text:p>
          </table:table-cell>
          <table:table-cell office:value-type="string" calcext:value-type="string">
            <text:p>gin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og2</text:p>
          </table:table-cell>
          <table:table-cell office:value-type="float" office:value="40" calcext:value-type="float">
            <text:p>4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3"/>
          <table:table-cell office:value-type="string" calcext:value-type="string">
            <text:p>Pipeline</text:p>
          </table:table-cell>
          <table:table-cell office:value-type="float" office:value="1320" calcext:value-type="float">
            <text:p>132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874074074074074" calcext:value-type="float">
            <text:p>0.874074074074074</text:p>
          </table:table-cell>
          <table:table-cell office:value-type="float" office:value="0.905204460966543" calcext:value-type="float">
            <text:p>0.905204460966543</text:p>
          </table:table-cell>
          <table:table-cell office:value-type="float" office:value="0.884758364312268" calcext:value-type="float">
            <text:p>0.884758364312268</text:p>
          </table:table-cell>
          <table:table-cell office:value-type="float" office:value="0.900742115027829" calcext:value-type="float">
            <text:p>0.900742115027829</text:p>
          </table:table-cell>
          <table:table-cell office:value-type="float" office:value="0.862453531598513" calcext:value-type="float">
            <text:p>0.862453531598513</text:p>
          </table:table-cell>
          <table:table-cell office:value-type="float" office:value="0.897031539888683" calcext:value-type="float">
            <text:p>0.897031539888683</text:p>
          </table:table-cell>
          <table:table-cell office:value-type="float" office:value="0.014671552767629" calcext:value-type="float">
            <text:p>0.014671552767629</text:p>
          </table:table-cell>
          <table:table-cell office:value-type="float" office:value="0.010105869363811" calcext:value-type="float">
            <text:p>0.010105869363811</text:p>
          </table:table-cell>
          <table:table-cell office:value-type="float" office:value="0.00910295179072373" calcext:value-type="float">
            <text:p>0.009102951790724</text:p>
          </table:table-cell>
          <table:table-cell office:value-type="float" office:value="0.0033412828222594" calcext:value-type="float">
            <text:p>0.003341282822259</text:p>
          </table:table-cell>
        </table:table-row>
        <table:table-row table:style-name="ro1">
          <table:table-cell office:value-type="float" office:value="1.86786723136902" calcext:value-type="float">
            <text:p>1.86786723136902</text:p>
          </table:table-cell>
          <table:table-cell office:value-type="float" office:value="0.230177640914917" calcext:value-type="float">
            <text:p>0.230177640914917</text:p>
          </table:table-cell>
          <table:table-cell office:value-type="float" office:value="0.873762376237624" calcext:value-type="float">
            <text:p>0.873762376237624</text:p>
          </table:table-cell>
          <table:table-cell office:value-type="float" office:value="0.900992705294352" calcext:value-type="float">
            <text:p>0.900992705294352</text:p>
          </table:table-cell>
          <table:table-cell office:value-type="string" calcext:value-type="string">
            <text:p>gin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og2</text:p>
          </table:table-cell>
          <table:table-cell office:value-type="float" office:value="40" calcext:value-type="float">
            <text:p>4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3"/>
          <table:table-cell office:value-type="string" calcext:value-type="string">
            <text:p>Pipeline</text:p>
          </table:table-cell>
          <table:table-cell office:value-type="float" office:value="880" calcext:value-type="float">
            <text:p>88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874074074074074" calcext:value-type="float">
            <text:p>0.874074074074074</text:p>
          </table:table-cell>
          <table:table-cell office:value-type="float" office:value="0.905204460966543" calcext:value-type="float">
            <text:p>0.905204460966543</text:p>
          </table:table-cell>
          <table:table-cell office:value-type="float" office:value="0.884758364312268" calcext:value-type="float">
            <text:p>0.884758364312268</text:p>
          </table:table-cell>
          <table:table-cell office:value-type="float" office:value="0.900742115027829" calcext:value-type="float">
            <text:p>0.900742115027829</text:p>
          </table:table-cell>
          <table:table-cell office:value-type="float" office:value="0.862453531598513" calcext:value-type="float">
            <text:p>0.862453531598513</text:p>
          </table:table-cell>
          <table:table-cell office:value-type="float" office:value="0.897031539888683" calcext:value-type="float">
            <text:p>0.897031539888683</text:p>
          </table:table-cell>
          <table:table-cell office:value-type="float" office:value="0.171016299178149" calcext:value-type="float">
            <text:p>0.171016299178149</text:p>
          </table:table-cell>
          <table:table-cell office:value-type="float" office:value="0.00279138886072847" calcext:value-type="float">
            <text:p>0.002791388860728</text:p>
          </table:table-cell>
          <table:table-cell office:value-type="float" office:value="0.00910295179072373" calcext:value-type="float">
            <text:p>0.009102951790724</text:p>
          </table:table-cell>
          <table:table-cell office:value-type="float" office:value="0.0033412828222594" calcext:value-type="float">
            <text:p>0.003341282822259</text:p>
          </table:table-cell>
        </table:table-row>
        <table:table-row table:style-name="ro1">
          <table:table-cell office:value-type="float" office:value="1.66469009717306" calcext:value-type="float">
            <text:p>1.66469009717306</text:p>
          </table:table-cell>
          <table:table-cell office:value-type="float" office:value="0.264362335205078" calcext:value-type="float">
            <text:p>0.264362335205078</text:p>
          </table:table-cell>
          <table:table-cell office:value-type="float" office:value="0.873762376237624" calcext:value-type="float">
            <text:p>0.873762376237624</text:p>
          </table:table-cell>
          <table:table-cell office:value-type="float" office:value="0.900992705294352" calcext:value-type="float">
            <text:p>0.900992705294352</text:p>
          </table:table-cell>
          <table:table-cell office:value-type="string" calcext:value-type="string">
            <text:p>gin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og2</text:p>
          </table:table-cell>
          <table:table-cell office:value-type="float" office:value="40" calcext:value-type="float">
            <text:p>4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3"/>
          <table:table-cell office:value-type="string" calcext:value-type="string">
            <text:p>Pipeline</text:p>
          </table:table-cell>
          <table:table-cell office:value-type="float" office:value="2320" calcext:value-type="float">
            <text:p>232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874074074074074" calcext:value-type="float">
            <text:p>0.874074074074074</text:p>
          </table:table-cell>
          <table:table-cell office:value-type="float" office:value="0.905204460966543" calcext:value-type="float">
            <text:p>0.905204460966543</text:p>
          </table:table-cell>
          <table:table-cell office:value-type="float" office:value="0.884758364312268" calcext:value-type="float">
            <text:p>0.884758364312268</text:p>
          </table:table-cell>
          <table:table-cell office:value-type="float" office:value="0.900742115027829" calcext:value-type="float">
            <text:p>0.900742115027829</text:p>
          </table:table-cell>
          <table:table-cell office:value-type="float" office:value="0.862453531598513" calcext:value-type="float">
            <text:p>0.862453531598513</text:p>
          </table:table-cell>
          <table:table-cell office:value-type="float" office:value="0.897031539888683" calcext:value-type="float">
            <text:p>0.897031539888683</text:p>
          </table:table-cell>
          <table:table-cell office:value-type="float" office:value="0.0917648883028684" calcext:value-type="float">
            <text:p>0.091764888302868</text:p>
          </table:table-cell>
          <table:table-cell office:value-type="float" office:value="0.0455105370514138" calcext:value-type="float">
            <text:p>0.045510537051414</text:p>
          </table:table-cell>
          <table:table-cell office:value-type="float" office:value="0.00910295179072373" calcext:value-type="float">
            <text:p>0.009102951790724</text:p>
          </table:table-cell>
          <table:table-cell office:value-type="float" office:value="0.0033412828222594" calcext:value-type="float">
            <text:p>0.003341282822259</text:p>
          </table:table-cell>
        </table:table-row>
        <table:table-row table:style-name="ro1">
          <table:table-cell office:value-type="float" office:value="1.54546141624451" calcext:value-type="float">
            <text:p>1.54546141624451</text:p>
          </table:table-cell>
          <table:table-cell office:value-type="float" office:value="0.355362017949422" calcext:value-type="float">
            <text:p>0.355362017949422</text:p>
          </table:table-cell>
          <table:table-cell office:value-type="float" office:value="0.873762376237624" calcext:value-type="float">
            <text:p>0.873762376237624</text:p>
          </table:table-cell>
          <table:table-cell office:value-type="float" office:value="0.900992705294352" calcext:value-type="float">
            <text:p>0.900992705294352</text:p>
          </table:table-cell>
          <table:table-cell office:value-type="string" calcext:value-type="string">
            <text:p>gin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og2</text:p>
          </table:table-cell>
          <table:table-cell office:value-type="float" office:value="40" calcext:value-type="float">
            <text:p>4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3"/>
          <table:table-cell office:value-type="string" calcext:value-type="string">
            <text:p>Pipeline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874074074074074" calcext:value-type="float">
            <text:p>0.874074074074074</text:p>
          </table:table-cell>
          <table:table-cell office:value-type="float" office:value="0.905204460966543" calcext:value-type="float">
            <text:p>0.905204460966543</text:p>
          </table:table-cell>
          <table:table-cell office:value-type="float" office:value="0.884758364312268" calcext:value-type="float">
            <text:p>0.884758364312268</text:p>
          </table:table-cell>
          <table:table-cell office:value-type="float" office:value="0.900742115027829" calcext:value-type="float">
            <text:p>0.900742115027829</text:p>
          </table:table-cell>
          <table:table-cell office:value-type="float" office:value="0.862453531598513" calcext:value-type="float">
            <text:p>0.862453531598513</text:p>
          </table:table-cell>
          <table:table-cell office:value-type="float" office:value="0.897031539888683" calcext:value-type="float">
            <text:p>0.897031539888683</text:p>
          </table:table-cell>
          <table:table-cell office:value-type="float" office:value="0.0231991160240405" calcext:value-type="float">
            <text:p>0.023199116024041</text:p>
          </table:table-cell>
          <table:table-cell office:value-type="float" office:value="0.0191180753129213" calcext:value-type="float">
            <text:p>0.019118075312921</text:p>
          </table:table-cell>
          <table:table-cell office:value-type="float" office:value="0.00910295179072373" calcext:value-type="float">
            <text:p>0.009102951790724</text:p>
          </table:table-cell>
          <table:table-cell office:value-type="float" office:value="0.0033412828222594" calcext:value-type="float">
            <text:p>0.003341282822259</text:p>
          </table:table-cell>
        </table:table-row>
        <table:table-row table:style-name="ro1">
          <table:table-cell office:value-type="float" office:value="1.56704743703206" calcext:value-type="float">
            <text:p>1.56704743703206</text:p>
          </table:table-cell>
          <table:table-cell office:value-type="float" office:value="0.250625769297282" calcext:value-type="float">
            <text:p>0.250625769297282</text:p>
          </table:table-cell>
          <table:table-cell office:value-type="float" office:value="0.873762376237624" calcext:value-type="float">
            <text:p>0.873762376237624</text:p>
          </table:table-cell>
          <table:table-cell office:value-type="float" office:value="0.900992705294352" calcext:value-type="float">
            <text:p>0.900992705294352</text:p>
          </table:table-cell>
          <table:table-cell office:value-type="string" calcext:value-type="string">
            <text:p>gin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og2</text:p>
          </table:table-cell>
          <table:table-cell office:value-type="float" office:value="40" calcext:value-type="float">
            <text:p>4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3"/>
          <table:table-cell office:value-type="string" calcext:value-type="string">
            <text:p>Pipeline</text:p>
          </table:table-cell>
          <table:table-cell office:value-type="float" office:value="3600" calcext:value-type="float">
            <text:p>36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874074074074074" calcext:value-type="float">
            <text:p>0.874074074074074</text:p>
          </table:table-cell>
          <table:table-cell office:value-type="float" office:value="0.905204460966543" calcext:value-type="float">
            <text:p>0.905204460966543</text:p>
          </table:table-cell>
          <table:table-cell office:value-type="float" office:value="0.884758364312268" calcext:value-type="float">
            <text:p>0.884758364312268</text:p>
          </table:table-cell>
          <table:table-cell office:value-type="float" office:value="0.900742115027829" calcext:value-type="float">
            <text:p>0.900742115027829</text:p>
          </table:table-cell>
          <table:table-cell office:value-type="float" office:value="0.862453531598513" calcext:value-type="float">
            <text:p>0.862453531598513</text:p>
          </table:table-cell>
          <table:table-cell office:value-type="float" office:value="0.897031539888683" calcext:value-type="float">
            <text:p>0.897031539888683</text:p>
          </table:table-cell>
          <table:table-cell office:value-type="float" office:value="0.0328440904749526" calcext:value-type="float">
            <text:p>0.032844090474953</text:p>
          </table:table-cell>
          <table:table-cell office:value-type="float" office:value="0.00619779116334796" calcext:value-type="float">
            <text:p>0.006197791163348</text:p>
          </table:table-cell>
          <table:table-cell office:value-type="float" office:value="0.00910295179072373" calcext:value-type="float">
            <text:p>0.009102951790724</text:p>
          </table:table-cell>
          <table:table-cell office:value-type="float" office:value="0.0033412828222594" calcext:value-type="float">
            <text:p>0.003341282822259</text:p>
          </table:table-cell>
        </table:table-row>
        <table:table-row table:style-name="ro1">
          <table:table-cell office:value-type="float" office:value="1.67458248138428" calcext:value-type="float">
            <text:p>1.67458248138428</text:p>
          </table:table-cell>
          <table:table-cell office:value-type="float" office:value="0.241388479868571" calcext:value-type="float">
            <text:p>0.241388479868571</text:p>
          </table:table-cell>
          <table:table-cell office:value-type="float" office:value="0.873762376237624" calcext:value-type="float">
            <text:p>0.873762376237624</text:p>
          </table:table-cell>
          <table:table-cell office:value-type="float" office:value="0.900992705294352" calcext:value-type="float">
            <text:p>0.900992705294352</text:p>
          </table:table-cell>
          <table:table-cell office:value-type="string" calcext:value-type="string">
            <text:p>gin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og2</text:p>
          </table:table-cell>
          <table:table-cell office:value-type="float" office:value="40" calcext:value-type="float">
            <text:p>4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3"/>
          <table:table-cell office:value-type="string" calcext:value-type="string">
            <text:p>Pipeline</text:p>
          </table:table-cell>
          <table:table-cell office:value-type="float" office:value="1400" calcext:value-type="float">
            <text:p>14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874074074074074" calcext:value-type="float">
            <text:p>0.874074074074074</text:p>
          </table:table-cell>
          <table:table-cell office:value-type="float" office:value="0.905204460966543" calcext:value-type="float">
            <text:p>0.905204460966543</text:p>
          </table:table-cell>
          <table:table-cell office:value-type="float" office:value="0.884758364312268" calcext:value-type="float">
            <text:p>0.884758364312268</text:p>
          </table:table-cell>
          <table:table-cell office:value-type="float" office:value="0.900742115027829" calcext:value-type="float">
            <text:p>0.900742115027829</text:p>
          </table:table-cell>
          <table:table-cell office:value-type="float" office:value="0.862453531598513" calcext:value-type="float">
            <text:p>0.862453531598513</text:p>
          </table:table-cell>
          <table:table-cell office:value-type="float" office:value="0.897031539888683" calcext:value-type="float">
            <text:p>0.897031539888683</text:p>
          </table:table-cell>
          <table:table-cell office:value-type="float" office:value="0.0374471835910136" calcext:value-type="float">
            <text:p>0.037447183591014</text:p>
          </table:table-cell>
          <table:table-cell office:value-type="float" office:value="0.00834253171942604" calcext:value-type="float">
            <text:p>0.008342531719426</text:p>
          </table:table-cell>
          <table:table-cell office:value-type="float" office:value="0.00910295179072373" calcext:value-type="float">
            <text:p>0.009102951790724</text:p>
          </table:table-cell>
          <table:table-cell office:value-type="float" office:value="0.0033412828222594" calcext:value-type="float">
            <text:p>0.003341282822259</text:p>
          </table:table-cell>
        </table:table-row>
        <table:table-row table:style-name="ro1">
          <table:table-cell office:value-type="float" office:value="1.70790338516235" calcext:value-type="float">
            <text:p>1.70790338516235</text:p>
          </table:table-cell>
          <table:table-cell office:value-type="float" office:value="0.227716207504272" calcext:value-type="float">
            <text:p>0.227716207504272</text:p>
          </table:table-cell>
          <table:table-cell office:value-type="float" office:value="0.873762376237624" calcext:value-type="float">
            <text:p>0.873762376237624</text:p>
          </table:table-cell>
          <table:table-cell office:value-type="float" office:value="0.900992705294352" calcext:value-type="float">
            <text:p>0.900992705294352</text:p>
          </table:table-cell>
          <table:table-cell office:value-type="string" calcext:value-type="string">
            <text:p>gin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og2</text:p>
          </table:table-cell>
          <table:table-cell office:value-type="float" office:value="40" calcext:value-type="float">
            <text:p>4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3"/>
          <table:table-cell office:value-type="string" calcext:value-type="string">
            <text:p>Pipeline</text:p>
          </table:table-cell>
          <table:table-cell office:value-type="float" office:value="2520" calcext:value-type="float">
            <text:p>252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874074074074074" calcext:value-type="float">
            <text:p>0.874074074074074</text:p>
          </table:table-cell>
          <table:table-cell office:value-type="float" office:value="0.905204460966543" calcext:value-type="float">
            <text:p>0.905204460966543</text:p>
          </table:table-cell>
          <table:table-cell office:value-type="float" office:value="0.884758364312268" calcext:value-type="float">
            <text:p>0.884758364312268</text:p>
          </table:table-cell>
          <table:table-cell office:value-type="float" office:value="0.900742115027829" calcext:value-type="float">
            <text:p>0.900742115027829</text:p>
          </table:table-cell>
          <table:table-cell office:value-type="float" office:value="0.862453531598513" calcext:value-type="float">
            <text:p>0.862453531598513</text:p>
          </table:table-cell>
          <table:table-cell office:value-type="float" office:value="0.897031539888683" calcext:value-type="float">
            <text:p>0.897031539888683</text:p>
          </table:table-cell>
          <table:table-cell office:value-type="float" office:value="0.166727455962819" calcext:value-type="float">
            <text:p>0.166727455962819</text:p>
          </table:table-cell>
          <table:table-cell office:value-type="float" office:value="0.00330649057844686" calcext:value-type="float">
            <text:p>0.003306490578447</text:p>
          </table:table-cell>
          <table:table-cell office:value-type="float" office:value="0.00910295179072373" calcext:value-type="float">
            <text:p>0.009102951790724</text:p>
          </table:table-cell>
          <table:table-cell office:value-type="float" office:value="0.0033412828222594" calcext:value-type="float">
            <text:p>0.003341282822259</text:p>
          </table:table-cell>
        </table:table-row>
        <table:table-row table:style-name="ro1">
          <table:table-cell office:value-type="float" office:value="1.86002421379089" calcext:value-type="float">
            <text:p>1.86002421379089</text:p>
          </table:table-cell>
          <table:table-cell office:value-type="float" office:value="0.321972688039144" calcext:value-type="float">
            <text:p>0.321972688039144</text:p>
          </table:table-cell>
          <table:table-cell office:value-type="float" office:value="0.873762376237624" calcext:value-type="float">
            <text:p>0.873762376237624</text:p>
          </table:table-cell>
          <table:table-cell office:value-type="float" office:value="0.900992705294352" calcext:value-type="float">
            <text:p>0.900992705294352</text:p>
          </table:table-cell>
          <table:table-cell office:value-type="string" calcext:value-type="string">
            <text:p>gin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og2</text:p>
          </table:table-cell>
          <table:table-cell office:value-type="float" office:value="40" calcext:value-type="float">
            <text:p>4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3"/>
          <table:table-cell office:value-type="string" calcext:value-type="string">
            <text:p>Pipeline</text:p>
          </table:table-cell>
          <table:table-cell office:value-type="float" office:value="240" calcext:value-type="float">
            <text:p>24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874074074074074" calcext:value-type="float">
            <text:p>0.874074074074074</text:p>
          </table:table-cell>
          <table:table-cell office:value-type="float" office:value="0.905204460966543" calcext:value-type="float">
            <text:p>0.905204460966543</text:p>
          </table:table-cell>
          <table:table-cell office:value-type="float" office:value="0.884758364312268" calcext:value-type="float">
            <text:p>0.884758364312268</text:p>
          </table:table-cell>
          <table:table-cell office:value-type="float" office:value="0.900742115027829" calcext:value-type="float">
            <text:p>0.900742115027829</text:p>
          </table:table-cell>
          <table:table-cell office:value-type="float" office:value="0.862453531598513" calcext:value-type="float">
            <text:p>0.862453531598513</text:p>
          </table:table-cell>
          <table:table-cell office:value-type="float" office:value="0.897031539888683" calcext:value-type="float">
            <text:p>0.897031539888683</text:p>
          </table:table-cell>
          <table:table-cell office:value-type="float" office:value="0.0864482470186367" calcext:value-type="float">
            <text:p>0.086448247018637</text:p>
          </table:table-cell>
          <table:table-cell office:value-type="float" office:value="0.0498332686873555" calcext:value-type="float">
            <text:p>0.049833268687356</text:p>
          </table:table-cell>
          <table:table-cell office:value-type="float" office:value="0.00910295179072373" calcext:value-type="float">
            <text:p>0.009102951790724</text:p>
          </table:table-cell>
          <table:table-cell office:value-type="float" office:value="0.0033412828222594" calcext:value-type="float">
            <text:p>0.003341282822259</text:p>
          </table:table-cell>
        </table:table-row>
        <table:table-row table:style-name="ro1">
          <table:table-cell office:value-type="float" office:value="1.7403286298116" calcext:value-type="float">
            <text:p>1.7403286298116</text:p>
          </table:table-cell>
          <table:table-cell office:value-type="float" office:value="0.372061252593994" calcext:value-type="float">
            <text:p>0.372061252593994</text:p>
          </table:table-cell>
          <table:table-cell office:value-type="float" office:value="0.873762376237624" calcext:value-type="float">
            <text:p>0.873762376237624</text:p>
          </table:table-cell>
          <table:table-cell office:value-type="float" office:value="0.900992705294352" calcext:value-type="float">
            <text:p>0.900992705294352</text:p>
          </table:table-cell>
          <table:table-cell office:value-type="string" calcext:value-type="string">
            <text:p>gin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og2</text:p>
          </table:table-cell>
          <table:table-cell office:value-type="float" office:value="40" calcext:value-type="float">
            <text:p>4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3"/>
          <table:table-cell office:value-type="string" calcext:value-type="string">
            <text:p>Pipeline</text:p>
          </table:table-cell>
          <table:table-cell office:value-type="float" office:value="2620" calcext:value-type="float">
            <text:p>262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874074074074074" calcext:value-type="float">
            <text:p>0.874074074074074</text:p>
          </table:table-cell>
          <table:table-cell office:value-type="float" office:value="0.905204460966543" calcext:value-type="float">
            <text:p>0.905204460966543</text:p>
          </table:table-cell>
          <table:table-cell office:value-type="float" office:value="0.884758364312268" calcext:value-type="float">
            <text:p>0.884758364312268</text:p>
          </table:table-cell>
          <table:table-cell office:value-type="float" office:value="0.900742115027829" calcext:value-type="float">
            <text:p>0.900742115027829</text:p>
          </table:table-cell>
          <table:table-cell office:value-type="float" office:value="0.862453531598513" calcext:value-type="float">
            <text:p>0.862453531598513</text:p>
          </table:table-cell>
          <table:table-cell office:value-type="float" office:value="0.897031539888683" calcext:value-type="float">
            <text:p>0.897031539888683</text:p>
          </table:table-cell>
          <table:table-cell office:value-type="float" office:value="0.0872233287114374" calcext:value-type="float">
            <text:p>0.087223328711437</text:p>
          </table:table-cell>
          <table:table-cell office:value-type="float" office:value="0.0344155159663201" calcext:value-type="float">
            <text:p>0.03441551596632</text:p>
          </table:table-cell>
          <table:table-cell office:value-type="float" office:value="0.00910295179072373" calcext:value-type="float">
            <text:p>0.009102951790724</text:p>
          </table:table-cell>
          <table:table-cell office:value-type="float" office:value="0.0033412828222594" calcext:value-type="float">
            <text:p>0.003341282822259</text:p>
          </table:table-cell>
        </table:table-row>
        <table:table-row table:style-name="ro1">
          <table:table-cell office:value-type="float" office:value="2.16800538698832" calcext:value-type="float">
            <text:p>2.16800538698832</text:p>
          </table:table-cell>
          <table:table-cell office:value-type="float" office:value="0.327099720637004" calcext:value-type="float">
            <text:p>0.327099720637004</text:p>
          </table:table-cell>
          <table:table-cell office:value-type="float" office:value="0.873762376237624" calcext:value-type="float">
            <text:p>0.873762376237624</text:p>
          </table:table-cell>
          <table:table-cell office:value-type="float" office:value="0.900992705294352" calcext:value-type="float">
            <text:p>0.900992705294352</text:p>
          </table:table-cell>
          <table:table-cell office:value-type="string" calcext:value-type="string">
            <text:p>gin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og2</text:p>
          </table:table-cell>
          <table:table-cell office:value-type="float" office:value="40" calcext:value-type="float">
            <text:p>4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3"/>
          <table:table-cell office:value-type="string" calcext:value-type="string">
            <text:p>Pipeline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874074074074074" calcext:value-type="float">
            <text:p>0.874074074074074</text:p>
          </table:table-cell>
          <table:table-cell office:value-type="float" office:value="0.905204460966543" calcext:value-type="float">
            <text:p>0.905204460966543</text:p>
          </table:table-cell>
          <table:table-cell office:value-type="float" office:value="0.884758364312268" calcext:value-type="float">
            <text:p>0.884758364312268</text:p>
          </table:table-cell>
          <table:table-cell office:value-type="float" office:value="0.900742115027829" calcext:value-type="float">
            <text:p>0.900742115027829</text:p>
          </table:table-cell>
          <table:table-cell office:value-type="float" office:value="0.862453531598513" calcext:value-type="float">
            <text:p>0.862453531598513</text:p>
          </table:table-cell>
          <table:table-cell office:value-type="float" office:value="0.897031539888683" calcext:value-type="float">
            <text:p>0.897031539888683</text:p>
          </table:table-cell>
          <table:table-cell office:value-type="float" office:value="0.0777912012612095" calcext:value-type="float">
            <text:p>0.07779120126121</text:p>
          </table:table-cell>
          <table:table-cell office:value-type="float" office:value="0.0429595957856796" calcext:value-type="float">
            <text:p>0.04295959578568</text:p>
          </table:table-cell>
          <table:table-cell office:value-type="float" office:value="0.00910295179072373" calcext:value-type="float">
            <text:p>0.009102951790724</text:p>
          </table:table-cell>
          <table:table-cell office:value-type="float" office:value="0.0033412828222594" calcext:value-type="float">
            <text:p>0.003341282822259</text:p>
          </table:table-cell>
        </table:table-row>
        <table:table-row table:style-name="ro1">
          <table:table-cell office:value-type="float" office:value="2.40483848253886" calcext:value-type="float">
            <text:p>2.40483848253886</text:p>
          </table:table-cell>
          <table:table-cell office:value-type="float" office:value="0.453398625055949" calcext:value-type="float">
            <text:p>0.453398625055949</text:p>
          </table:table-cell>
          <table:table-cell office:value-type="float" office:value="0.873762376237624" calcext:value-type="float">
            <text:p>0.873762376237624</text:p>
          </table:table-cell>
          <table:table-cell office:value-type="float" office:value="0.900992705294352" calcext:value-type="float">
            <text:p>0.900992705294352</text:p>
          </table:table-cell>
          <table:table-cell office:value-type="string" calcext:value-type="string">
            <text:p>gin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og2</text:p>
          </table:table-cell>
          <table:table-cell office:value-type="float" office:value="40" calcext:value-type="float">
            <text:p>4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3"/>
          <table:table-cell office:value-type="string" calcext:value-type="string">
            <text:p>Pipeline</text:p>
          </table:table-cell>
          <table:table-cell office:value-type="float" office:value="3280" calcext:value-type="float">
            <text:p>328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874074074074074" calcext:value-type="float">
            <text:p>0.874074074074074</text:p>
          </table:table-cell>
          <table:table-cell office:value-type="float" office:value="0.905204460966543" calcext:value-type="float">
            <text:p>0.905204460966543</text:p>
          </table:table-cell>
          <table:table-cell office:value-type="float" office:value="0.884758364312268" calcext:value-type="float">
            <text:p>0.884758364312268</text:p>
          </table:table-cell>
          <table:table-cell office:value-type="float" office:value="0.900742115027829" calcext:value-type="float">
            <text:p>0.900742115027829</text:p>
          </table:table-cell>
          <table:table-cell office:value-type="float" office:value="0.862453531598513" calcext:value-type="float">
            <text:p>0.862453531598513</text:p>
          </table:table-cell>
          <table:table-cell office:value-type="float" office:value="0.897031539888683" calcext:value-type="float">
            <text:p>0.897031539888683</text:p>
          </table:table-cell>
          <table:table-cell office:value-type="float" office:value="0.236694330696456" calcext:value-type="float">
            <text:p>0.236694330696456</text:p>
          </table:table-cell>
          <table:table-cell office:value-type="float" office:value="0.0991552358822588" calcext:value-type="float">
            <text:p>0.099155235882259</text:p>
          </table:table-cell>
          <table:table-cell office:value-type="float" office:value="0.00910295179072373" calcext:value-type="float">
            <text:p>0.009102951790724</text:p>
          </table:table-cell>
          <table:table-cell office:value-type="float" office:value="0.0033412828222594" calcext:value-type="float">
            <text:p>0.003341282822259</text:p>
          </table:table-cell>
        </table:table-row>
        <table:table-row table:style-name="ro1">
          <table:table-cell office:value-type="float" office:value="2.72505768140157" calcext:value-type="float">
            <text:p>2.72505768140157</text:p>
          </table:table-cell>
          <table:table-cell office:value-type="float" office:value="0.431193431218465" calcext:value-type="float">
            <text:p>0.431193431218465</text:p>
          </table:table-cell>
          <table:table-cell office:value-type="float" office:value="0.873762376237624" calcext:value-type="float">
            <text:p>0.873762376237624</text:p>
          </table:table-cell>
          <table:table-cell office:value-type="float" office:value="0.900992705294352" calcext:value-type="float">
            <text:p>0.900992705294352</text:p>
          </table:table-cell>
          <table:table-cell office:value-type="string" calcext:value-type="string">
            <text:p>gin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og2</text:p>
          </table:table-cell>
          <table:table-cell office:value-type="float" office:value="40" calcext:value-type="float">
            <text:p>4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3"/>
          <table:table-cell office:value-type="string" calcext:value-type="string">
            <text:p>Pipeline</text:p>
          </table:table-cell>
          <table:table-cell office:value-type="float" office:value="2720" calcext:value-type="float">
            <text:p>272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874074074074074" calcext:value-type="float">
            <text:p>0.874074074074074</text:p>
          </table:table-cell>
          <table:table-cell office:value-type="float" office:value="0.905204460966543" calcext:value-type="float">
            <text:p>0.905204460966543</text:p>
          </table:table-cell>
          <table:table-cell office:value-type="float" office:value="0.884758364312268" calcext:value-type="float">
            <text:p>0.884758364312268</text:p>
          </table:table-cell>
          <table:table-cell office:value-type="float" office:value="0.900742115027829" calcext:value-type="float">
            <text:p>0.900742115027829</text:p>
          </table:table-cell>
          <table:table-cell office:value-type="float" office:value="0.862453531598513" calcext:value-type="float">
            <text:p>0.862453531598513</text:p>
          </table:table-cell>
          <table:table-cell office:value-type="float" office:value="0.897031539888683" calcext:value-type="float">
            <text:p>0.897031539888683</text:p>
          </table:table-cell>
          <table:table-cell office:value-type="float" office:value="0.290045127728702" calcext:value-type="float">
            <text:p>0.290045127728702</text:p>
          </table:table-cell>
          <table:table-cell office:value-type="float" office:value="0.0346158644897227" calcext:value-type="float">
            <text:p>0.034615864489723</text:p>
          </table:table-cell>
          <table:table-cell office:value-type="float" office:value="0.00910295179072373" calcext:value-type="float">
            <text:p>0.009102951790724</text:p>
          </table:table-cell>
          <table:table-cell office:value-type="float" office:value="0.0033412828222594" calcext:value-type="float">
            <text:p>0.003341282822259</text:p>
          </table:table-cell>
        </table:table-row>
        <table:table-row table:style-name="ro1">
          <table:table-cell office:value-type="float" office:value="2.91860898335775" calcext:value-type="float">
            <text:p>2.91860898335775</text:p>
          </table:table-cell>
          <table:table-cell office:value-type="float" office:value="0.469683408737183" calcext:value-type="float">
            <text:p>0.469683408737183</text:p>
          </table:table-cell>
          <table:table-cell office:value-type="float" office:value="0.873762376237624" calcext:value-type="float">
            <text:p>0.873762376237624</text:p>
          </table:table-cell>
          <table:table-cell office:value-type="float" office:value="0.900992705294352" calcext:value-type="float">
            <text:p>0.900992705294352</text:p>
          </table:table-cell>
          <table:table-cell office:value-type="string" calcext:value-type="string">
            <text:p>gin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og2</text:p>
          </table:table-cell>
          <table:table-cell office:value-type="float" office:value="40" calcext:value-type="float">
            <text:p>4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3"/>
          <table:table-cell office:value-type="string" calcext:value-type="string">
            <text:p>Pipeline</text:p>
          </table:table-cell>
          <table:table-cell office:value-type="float" office:value="4140" calcext:value-type="float">
            <text:p>414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874074074074074" calcext:value-type="float">
            <text:p>0.874074074074074</text:p>
          </table:table-cell>
          <table:table-cell office:value-type="float" office:value="0.905204460966543" calcext:value-type="float">
            <text:p>0.905204460966543</text:p>
          </table:table-cell>
          <table:table-cell office:value-type="float" office:value="0.884758364312268" calcext:value-type="float">
            <text:p>0.884758364312268</text:p>
          </table:table-cell>
          <table:table-cell office:value-type="float" office:value="0.900742115027829" calcext:value-type="float">
            <text:p>0.900742115027829</text:p>
          </table:table-cell>
          <table:table-cell office:value-type="float" office:value="0.862453531598513" calcext:value-type="float">
            <text:p>0.862453531598513</text:p>
          </table:table-cell>
          <table:table-cell office:value-type="float" office:value="0.897031539888683" calcext:value-type="float">
            <text:p>0.897031539888683</text:p>
          </table:table-cell>
          <table:table-cell office:value-type="float" office:value="0.107954367627683" calcext:value-type="float">
            <text:p>0.107954367627683</text:p>
          </table:table-cell>
          <table:table-cell office:value-type="float" office:value="0.0133936177735423" calcext:value-type="float">
            <text:p>0.013393617773542</text:p>
          </table:table-cell>
          <table:table-cell office:value-type="float" office:value="0.00910295179072373" calcext:value-type="float">
            <text:p>0.009102951790724</text:p>
          </table:table-cell>
          <table:table-cell office:value-type="float" office:value="0.0033412828222594" calcext:value-type="float">
            <text:p>0.003341282822259</text:p>
          </table:table-cell>
        </table:table-row>
        <table:table-row table:style-name="ro1">
          <table:table-cell office:value-type="float" office:value="3.13130235671997" calcext:value-type="float">
            <text:p>3.13130235671997</text:p>
          </table:table-cell>
          <table:table-cell office:value-type="float" office:value="0.464710632960002" calcext:value-type="float">
            <text:p>0.464710632960002</text:p>
          </table:table-cell>
          <table:table-cell office:value-type="float" office:value="0.873762376237624" calcext:value-type="float">
            <text:p>0.873762376237624</text:p>
          </table:table-cell>
          <table:table-cell office:value-type="float" office:value="0.900992705294352" calcext:value-type="float">
            <text:p>0.900992705294352</text:p>
          </table:table-cell>
          <table:table-cell office:value-type="string" calcext:value-type="string">
            <text:p>gin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og2</text:p>
          </table:table-cell>
          <table:table-cell office:value-type="float" office:value="40" calcext:value-type="float">
            <text:p>4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3"/>
          <table:table-cell office:value-type="string" calcext:value-type="string">
            <text:p>Pipeline</text:p>
          </table:table-cell>
          <table:table-cell office:value-type="float" office:value="2040" calcext:value-type="float">
            <text:p>204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874074074074074" calcext:value-type="float">
            <text:p>0.874074074074074</text:p>
          </table:table-cell>
          <table:table-cell office:value-type="float" office:value="0.905204460966543" calcext:value-type="float">
            <text:p>0.905204460966543</text:p>
          </table:table-cell>
          <table:table-cell office:value-type="float" office:value="0.884758364312268" calcext:value-type="float">
            <text:p>0.884758364312268</text:p>
          </table:table-cell>
          <table:table-cell office:value-type="float" office:value="0.900742115027829" calcext:value-type="float">
            <text:p>0.900742115027829</text:p>
          </table:table-cell>
          <table:table-cell office:value-type="float" office:value="0.862453531598513" calcext:value-type="float">
            <text:p>0.862453531598513</text:p>
          </table:table-cell>
          <table:table-cell office:value-type="float" office:value="0.897031539888683" calcext:value-type="float">
            <text:p>0.897031539888683</text:p>
          </table:table-cell>
          <table:table-cell office:value-type="float" office:value="0.0868582050857194" calcext:value-type="float">
            <text:p>0.086858205085719</text:p>
          </table:table-cell>
          <table:table-cell office:value-type="float" office:value="0.0431703700248547" calcext:value-type="float">
            <text:p>0.043170370024855</text:p>
          </table:table-cell>
          <table:table-cell office:value-type="float" office:value="0.00910295179072373" calcext:value-type="float">
            <text:p>0.009102951790724</text:p>
          </table:table-cell>
          <table:table-cell office:value-type="float" office:value="0.0033412828222594" calcext:value-type="float">
            <text:p>0.003341282822259</text:p>
          </table:table-cell>
        </table:table-row>
        <table:table-row table:style-name="ro1">
          <table:table-cell office:value-type="float" office:value="2.97492814064026" calcext:value-type="float">
            <text:p>2.97492814064026</text:p>
          </table:table-cell>
          <table:table-cell office:value-type="float" office:value="0.445895115534465" calcext:value-type="float">
            <text:p>0.445895115534465</text:p>
          </table:table-cell>
          <table:table-cell office:value-type="float" office:value="0.873762376237624" calcext:value-type="float">
            <text:p>0.873762376237624</text:p>
          </table:table-cell>
          <table:table-cell office:value-type="float" office:value="0.900992705294352" calcext:value-type="float">
            <text:p>0.900992705294352</text:p>
          </table:table-cell>
          <table:table-cell office:value-type="string" calcext:value-type="string">
            <text:p>gin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og2</text:p>
          </table:table-cell>
          <table:table-cell office:value-type="float" office:value="40" calcext:value-type="float">
            <text:p>4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3"/>
          <table:table-cell office:value-type="string" calcext:value-type="string">
            <text:p>Pipeline</text:p>
          </table:table-cell>
          <table:table-cell office:value-type="float" office:value="480" calcext:value-type="float">
            <text:p>48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874074074074074" calcext:value-type="float">
            <text:p>0.874074074074074</text:p>
          </table:table-cell>
          <table:table-cell office:value-type="float" office:value="0.905204460966543" calcext:value-type="float">
            <text:p>0.905204460966543</text:p>
          </table:table-cell>
          <table:table-cell office:value-type="float" office:value="0.884758364312268" calcext:value-type="float">
            <text:p>0.884758364312268</text:p>
          </table:table-cell>
          <table:table-cell office:value-type="float" office:value="0.900742115027829" calcext:value-type="float">
            <text:p>0.900742115027829</text:p>
          </table:table-cell>
          <table:table-cell office:value-type="float" office:value="0.862453531598513" calcext:value-type="float">
            <text:p>0.862453531598513</text:p>
          </table:table-cell>
          <table:table-cell office:value-type="float" office:value="0.897031539888683" calcext:value-type="float">
            <text:p>0.897031539888683</text:p>
          </table:table-cell>
          <table:table-cell office:value-type="float" office:value="0.245750038113495" calcext:value-type="float">
            <text:p>0.245750038113495</text:p>
          </table:table-cell>
          <table:table-cell office:value-type="float" office:value="0.0340092852394087" calcext:value-type="float">
            <text:p>0.034009285239409</text:p>
          </table:table-cell>
          <table:table-cell office:value-type="float" office:value="0.00910295179072373" calcext:value-type="float">
            <text:p>0.009102951790724</text:p>
          </table:table-cell>
          <table:table-cell office:value-type="float" office:value="0.0033412828222594" calcext:value-type="float">
            <text:p>0.003341282822259</text:p>
          </table:table-cell>
        </table:table-row>
        <table:table-row table:style-name="ro1">
          <table:table-cell office:value-type="float" office:value="2.81387583414714" calcext:value-type="float">
            <text:p>2.81387583414714</text:p>
          </table:table-cell>
          <table:table-cell office:value-type="float" office:value="0.459339221318563" calcext:value-type="float">
            <text:p>0.459339221318563</text:p>
          </table:table-cell>
          <table:table-cell office:value-type="float" office:value="0.873762376237624" calcext:value-type="float">
            <text:p>0.873762376237624</text:p>
          </table:table-cell>
          <table:table-cell office:value-type="float" office:value="0.900992705294352" calcext:value-type="float">
            <text:p>0.900992705294352</text:p>
          </table:table-cell>
          <table:table-cell office:value-type="string" calcext:value-type="string">
            <text:p>gin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og2</text:p>
          </table:table-cell>
          <table:table-cell office:value-type="float" office:value="40" calcext:value-type="float">
            <text:p>4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3"/>
          <table:table-cell office:value-type="string" calcext:value-type="string">
            <text:p>Pipeline</text:p>
          </table:table-cell>
          <table:table-cell office:value-type="float" office:value="2160" calcext:value-type="float">
            <text:p>216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874074074074074" calcext:value-type="float">
            <text:p>0.874074074074074</text:p>
          </table:table-cell>
          <table:table-cell office:value-type="float" office:value="0.905204460966543" calcext:value-type="float">
            <text:p>0.905204460966543</text:p>
          </table:table-cell>
          <table:table-cell office:value-type="float" office:value="0.884758364312268" calcext:value-type="float">
            <text:p>0.884758364312268</text:p>
          </table:table-cell>
          <table:table-cell office:value-type="float" office:value="0.900742115027829" calcext:value-type="float">
            <text:p>0.900742115027829</text:p>
          </table:table-cell>
          <table:table-cell office:value-type="float" office:value="0.862453531598513" calcext:value-type="float">
            <text:p>0.862453531598513</text:p>
          </table:table-cell>
          <table:table-cell office:value-type="float" office:value="0.897031539888683" calcext:value-type="float">
            <text:p>0.897031539888683</text:p>
          </table:table-cell>
          <table:table-cell office:value-type="float" office:value="0.31375976936856" calcext:value-type="float">
            <text:p>0.31375976936856</text:p>
          </table:table-cell>
          <table:table-cell office:value-type="float" office:value="0.0701249676789798" calcext:value-type="float">
            <text:p>0.07012496767898</text:p>
          </table:table-cell>
          <table:table-cell office:value-type="float" office:value="0.00910295179072373" calcext:value-type="float">
            <text:p>0.009102951790724</text:p>
          </table:table-cell>
          <table:table-cell office:value-type="float" office:value="0.0033412828222594" calcext:value-type="float">
            <text:p>0.003341282822259</text:p>
          </table:table-cell>
        </table:table-row>
        <table:table-row table:style-name="ro1">
          <table:table-cell office:value-type="float" office:value="3.14397684733073" calcext:value-type="float">
            <text:p>3.14397684733073</text:p>
          </table:table-cell>
          <table:table-cell office:value-type="float" office:value="0.458041508992513" calcext:value-type="float">
            <text:p>0.458041508992513</text:p>
          </table:table-cell>
          <table:table-cell office:value-type="float" office:value="0.873762376237624" calcext:value-type="float">
            <text:p>0.873762376237624</text:p>
          </table:table-cell>
          <table:table-cell office:value-type="float" office:value="0.900992705294352" calcext:value-type="float">
            <text:p>0.900992705294352</text:p>
          </table:table-cell>
          <table:table-cell office:value-type="string" calcext:value-type="string">
            <text:p>gin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og2</text:p>
          </table:table-cell>
          <table:table-cell office:value-type="float" office:value="40" calcext:value-type="float">
            <text:p>4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3"/>
          <table:table-cell office:value-type="string" calcext:value-type="string">
            <text:p>Pipeline</text:p>
          </table:table-cell>
          <table:table-cell office:value-type="float" office:value="3400" calcext:value-type="float">
            <text:p>34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874074074074074" calcext:value-type="float">
            <text:p>0.874074074074074</text:p>
          </table:table-cell>
          <table:table-cell office:value-type="float" office:value="0.905204460966543" calcext:value-type="float">
            <text:p>0.905204460966543</text:p>
          </table:table-cell>
          <table:table-cell office:value-type="float" office:value="0.884758364312268" calcext:value-type="float">
            <text:p>0.884758364312268</text:p>
          </table:table-cell>
          <table:table-cell office:value-type="float" office:value="0.900742115027829" calcext:value-type="float">
            <text:p>0.900742115027829</text:p>
          </table:table-cell>
          <table:table-cell office:value-type="float" office:value="0.862453531598513" calcext:value-type="float">
            <text:p>0.862453531598513</text:p>
          </table:table-cell>
          <table:table-cell office:value-type="float" office:value="0.897031539888683" calcext:value-type="float">
            <text:p>0.897031539888683</text:p>
          </table:table-cell>
          <table:table-cell office:value-type="float" office:value="0.359895466087909" calcext:value-type="float">
            <text:p>0.359895466087909</text:p>
          </table:table-cell>
          <table:table-cell office:value-type="float" office:value="0.0969525034614301" calcext:value-type="float">
            <text:p>0.09695250346143</text:p>
          </table:table-cell>
          <table:table-cell office:value-type="float" office:value="0.00910295179072373" calcext:value-type="float">
            <text:p>0.009102951790724</text:p>
          </table:table-cell>
          <table:table-cell office:value-type="float" office:value="0.0033412828222594" calcext:value-type="float">
            <text:p>0.003341282822259</text:p>
          </table:table-cell>
        </table:table-row>
        <table:table-row table:style-name="ro1">
          <table:table-cell office:value-type="float" office:value="2.24805990854899" calcext:value-type="float">
            <text:p>2.24805990854899</text:p>
          </table:table-cell>
          <table:table-cell office:value-type="float" office:value="0.404459317525228" calcext:value-type="float">
            <text:p>0.404459317525228</text:p>
          </table:table-cell>
          <table:table-cell office:value-type="float" office:value="0.873762376237624" calcext:value-type="float">
            <text:p>0.873762376237624</text:p>
          </table:table-cell>
          <table:table-cell office:value-type="float" office:value="0.900992705294352" calcext:value-type="float">
            <text:p>0.900992705294352</text:p>
          </table:table-cell>
          <table:table-cell office:value-type="string" calcext:value-type="string">
            <text:p>gin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og2</text:p>
          </table:table-cell>
          <table:table-cell office:value-type="float" office:value="40" calcext:value-type="float">
            <text:p>4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3"/>
          <table:table-cell office:value-type="string" calcext:value-type="string">
            <text:p>Pipeline</text:p>
          </table:table-cell>
          <table:table-cell office:value-type="float" office:value="2900" calcext:value-type="float">
            <text:p>29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874074074074074" calcext:value-type="float">
            <text:p>0.874074074074074</text:p>
          </table:table-cell>
          <table:table-cell office:value-type="float" office:value="0.905204460966543" calcext:value-type="float">
            <text:p>0.905204460966543</text:p>
          </table:table-cell>
          <table:table-cell office:value-type="float" office:value="0.884758364312268" calcext:value-type="float">
            <text:p>0.884758364312268</text:p>
          </table:table-cell>
          <table:table-cell office:value-type="float" office:value="0.900742115027829" calcext:value-type="float">
            <text:p>0.900742115027829</text:p>
          </table:table-cell>
          <table:table-cell office:value-type="float" office:value="0.862453531598513" calcext:value-type="float">
            <text:p>0.862453531598513</text:p>
          </table:table-cell>
          <table:table-cell office:value-type="float" office:value="0.897031539888683" calcext:value-type="float">
            <text:p>0.897031539888683</text:p>
          </table:table-cell>
          <table:table-cell office:value-type="float" office:value="0.29591817422613" calcext:value-type="float">
            <text:p>0.29591817422613</text:p>
          </table:table-cell>
          <table:table-cell office:value-type="float" office:value="0.0502462564488639" calcext:value-type="float">
            <text:p>0.050246256448864</text:p>
          </table:table-cell>
          <table:table-cell office:value-type="float" office:value="0.00910295179072373" calcext:value-type="float">
            <text:p>0.009102951790724</text:p>
          </table:table-cell>
          <table:table-cell office:value-type="float" office:value="0.0033412828222594" calcext:value-type="float">
            <text:p>0.003341282822259</text:p>
          </table:table-cell>
        </table:table-row>
        <table:table-row table:style-name="ro1">
          <table:table-cell office:value-type="float" office:value="3.15578436851501" calcext:value-type="float">
            <text:p>3.15578436851501</text:p>
          </table:table-cell>
          <table:table-cell office:value-type="float" office:value="0.531488021214803" calcext:value-type="float">
            <text:p>0.531488021214803</text:p>
          </table:table-cell>
          <table:table-cell office:value-type="float" office:value="0.873762376237624" calcext:value-type="float">
            <text:p>0.873762376237624</text:p>
          </table:table-cell>
          <table:table-cell office:value-type="float" office:value="0.900992705294352" calcext:value-type="float">
            <text:p>0.900992705294352</text:p>
          </table:table-cell>
          <table:table-cell office:value-type="string" calcext:value-type="string">
            <text:p>gin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og2</text:p>
          </table:table-cell>
          <table:table-cell office:value-type="float" office:value="40" calcext:value-type="float">
            <text:p>4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3"/>
          <table:table-cell office:value-type="string" calcext:value-type="string">
            <text:p>Pipeline</text:p>
          </table:table-cell>
          <table:table-cell office:value-type="float" office:value="2440" calcext:value-type="float">
            <text:p>244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874074074074074" calcext:value-type="float">
            <text:p>0.874074074074074</text:p>
          </table:table-cell>
          <table:table-cell office:value-type="float" office:value="0.905204460966543" calcext:value-type="float">
            <text:p>0.905204460966543</text:p>
          </table:table-cell>
          <table:table-cell office:value-type="float" office:value="0.884758364312268" calcext:value-type="float">
            <text:p>0.884758364312268</text:p>
          </table:table-cell>
          <table:table-cell office:value-type="float" office:value="0.900742115027829" calcext:value-type="float">
            <text:p>0.900742115027829</text:p>
          </table:table-cell>
          <table:table-cell office:value-type="float" office:value="0.862453531598513" calcext:value-type="float">
            <text:p>0.862453531598513</text:p>
          </table:table-cell>
          <table:table-cell office:value-type="float" office:value="0.897031539888683" calcext:value-type="float">
            <text:p>0.897031539888683</text:p>
          </table:table-cell>
          <table:table-cell office:value-type="float" office:value="0.569933472510052" calcext:value-type="float">
            <text:p>0.569933472510052</text:p>
          </table:table-cell>
          <table:table-cell office:value-type="float" office:value="0.0856525144593679" calcext:value-type="float">
            <text:p>0.085652514459368</text:p>
          </table:table-cell>
          <table:table-cell office:value-type="float" office:value="0.00910295179072373" calcext:value-type="float">
            <text:p>0.009102951790724</text:p>
          </table:table-cell>
          <table:table-cell office:value-type="float" office:value="0.0033412828222594" calcext:value-type="float">
            <text:p>0.003341282822259</text:p>
          </table:table-cell>
        </table:table-row>
        <table:table-row table:style-name="ro1">
          <table:table-cell office:value-type="float" office:value="3.53568243980408" calcext:value-type="float">
            <text:p>3.53568243980408</text:p>
          </table:table-cell>
          <table:table-cell office:value-type="float" office:value="0.524461428324381" calcext:value-type="float">
            <text:p>0.524461428324381</text:p>
          </table:table-cell>
          <table:table-cell office:value-type="float" office:value="0.873762376237624" calcext:value-type="float">
            <text:p>0.873762376237624</text:p>
          </table:table-cell>
          <table:table-cell office:value-type="float" office:value="0.900992705294352" calcext:value-type="float">
            <text:p>0.900992705294352</text:p>
          </table:table-cell>
          <table:table-cell office:value-type="string" calcext:value-type="string">
            <text:p>gin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og2</text:p>
          </table:table-cell>
          <table:table-cell office:value-type="float" office:value="40" calcext:value-type="float">
            <text:p>4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3"/>
          <table:table-cell office:value-type="string" calcext:value-type="string">
            <text:p>Pipeline</text:p>
          </table:table-cell>
          <table:table-cell office:value-type="float" office:value="1820" calcext:value-type="float">
            <text:p>182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874074074074074" calcext:value-type="float">
            <text:p>0.874074074074074</text:p>
          </table:table-cell>
          <table:table-cell office:value-type="float" office:value="0.905204460966543" calcext:value-type="float">
            <text:p>0.905204460966543</text:p>
          </table:table-cell>
          <table:table-cell office:value-type="float" office:value="0.884758364312268" calcext:value-type="float">
            <text:p>0.884758364312268</text:p>
          </table:table-cell>
          <table:table-cell office:value-type="float" office:value="0.900742115027829" calcext:value-type="float">
            <text:p>0.900742115027829</text:p>
          </table:table-cell>
          <table:table-cell office:value-type="float" office:value="0.862453531598513" calcext:value-type="float">
            <text:p>0.862453531598513</text:p>
          </table:table-cell>
          <table:table-cell office:value-type="float" office:value="0.897031539888683" calcext:value-type="float">
            <text:p>0.897031539888683</text:p>
          </table:table-cell>
          <table:table-cell office:value-type="float" office:value="0.167799447976292" calcext:value-type="float">
            <text:p>0.167799447976292</text:p>
          </table:table-cell>
          <table:table-cell office:value-type="float" office:value="0.0172935026159341" calcext:value-type="float">
            <text:p>0.017293502615934</text:p>
          </table:table-cell>
          <table:table-cell office:value-type="float" office:value="0.00910295179072373" calcext:value-type="float">
            <text:p>0.009102951790724</text:p>
          </table:table-cell>
          <table:table-cell office:value-type="float" office:value="0.0033412828222594" calcext:value-type="float">
            <text:p>0.003341282822259</text:p>
          </table:table-cell>
        </table:table-row>
        <table:table-row table:style-name="ro1">
          <table:table-cell office:value-type="float" office:value="3.73190458615621" calcext:value-type="float">
            <text:p>3.73190458615621</text:p>
          </table:table-cell>
          <table:table-cell office:value-type="float" office:value="0.446739355723063" calcext:value-type="float">
            <text:p>0.446739355723063</text:p>
          </table:table-cell>
          <table:table-cell office:value-type="float" office:value="0.873762376237624" calcext:value-type="float">
            <text:p>0.873762376237624</text:p>
          </table:table-cell>
          <table:table-cell office:value-type="float" office:value="0.900992705294352" calcext:value-type="float">
            <text:p>0.900992705294352</text:p>
          </table:table-cell>
          <table:table-cell office:value-type="string" calcext:value-type="string">
            <text:p>gin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og2</text:p>
          </table:table-cell>
          <table:table-cell office:value-type="float" office:value="40" calcext:value-type="float">
            <text:p>4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3"/>
          <table:table-cell office:value-type="string" calcext:value-type="string">
            <text:p>Pipeline</text:p>
          </table:table-cell>
          <table:table-cell office:value-type="float" office:value="3900" calcext:value-type="float">
            <text:p>39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874074074074074" calcext:value-type="float">
            <text:p>0.874074074074074</text:p>
          </table:table-cell>
          <table:table-cell office:value-type="float" office:value="0.905204460966543" calcext:value-type="float">
            <text:p>0.905204460966543</text:p>
          </table:table-cell>
          <table:table-cell office:value-type="float" office:value="0.884758364312268" calcext:value-type="float">
            <text:p>0.884758364312268</text:p>
          </table:table-cell>
          <table:table-cell office:value-type="float" office:value="0.900742115027829" calcext:value-type="float">
            <text:p>0.900742115027829</text:p>
          </table:table-cell>
          <table:table-cell office:value-type="float" office:value="0.862453531598513" calcext:value-type="float">
            <text:p>0.862453531598513</text:p>
          </table:table-cell>
          <table:table-cell office:value-type="float" office:value="0.897031539888683" calcext:value-type="float">
            <text:p>0.897031539888683</text:p>
          </table:table-cell>
          <table:table-cell office:value-type="float" office:value="0.476048570484943" calcext:value-type="float">
            <text:p>0.476048570484943</text:p>
          </table:table-cell>
          <table:table-cell office:value-type="float" office:value="0.0484096203136162" calcext:value-type="float">
            <text:p>0.048409620313616</text:p>
          </table:table-cell>
          <table:table-cell office:value-type="float" office:value="0.00910295179072373" calcext:value-type="float">
            <text:p>0.009102951790724</text:p>
          </table:table-cell>
          <table:table-cell office:value-type="float" office:value="0.0033412828222594" calcext:value-type="float">
            <text:p>0.003341282822259</text:p>
          </table:table-cell>
        </table:table-row>
        <table:table-row table:style-name="ro1">
          <table:table-cell office:value-type="float" office:value="3.63879903157552" calcext:value-type="float">
            <text:p>3.63879903157552</text:p>
          </table:table-cell>
          <table:table-cell office:value-type="float" office:value="0.525884389877319" calcext:value-type="float">
            <text:p>0.525884389877319</text:p>
          </table:table-cell>
          <table:table-cell office:value-type="float" office:value="0.873762376237624" calcext:value-type="float">
            <text:p>0.873762376237624</text:p>
          </table:table-cell>
          <table:table-cell office:value-type="float" office:value="0.900992705294352" calcext:value-type="float">
            <text:p>0.900992705294352</text:p>
          </table:table-cell>
          <table:table-cell office:value-type="string" calcext:value-type="string">
            <text:p>gin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og2</text:p>
          </table:table-cell>
          <table:table-cell office:value-type="float" office:value="40" calcext:value-type="float">
            <text:p>4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3"/>
          <table:table-cell office:value-type="string" calcext:value-type="string">
            <text:p>Pipeline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874074074074074" calcext:value-type="float">
            <text:p>0.874074074074074</text:p>
          </table:table-cell>
          <table:table-cell office:value-type="float" office:value="0.905204460966543" calcext:value-type="float">
            <text:p>0.905204460966543</text:p>
          </table:table-cell>
          <table:table-cell office:value-type="float" office:value="0.884758364312268" calcext:value-type="float">
            <text:p>0.884758364312268</text:p>
          </table:table-cell>
          <table:table-cell office:value-type="float" office:value="0.900742115027829" calcext:value-type="float">
            <text:p>0.900742115027829</text:p>
          </table:table-cell>
          <table:table-cell office:value-type="float" office:value="0.862453531598513" calcext:value-type="float">
            <text:p>0.862453531598513</text:p>
          </table:table-cell>
          <table:table-cell office:value-type="float" office:value="0.897031539888683" calcext:value-type="float">
            <text:p>0.897031539888683</text:p>
          </table:table-cell>
          <table:table-cell office:value-type="float" office:value="0.0594774708115156" calcext:value-type="float">
            <text:p>0.059477470811516</text:p>
          </table:table-cell>
          <table:table-cell office:value-type="float" office:value="0.00537520215815474" calcext:value-type="float">
            <text:p>0.005375202158155</text:p>
          </table:table-cell>
          <table:table-cell office:value-type="float" office:value="0.00910295179072373" calcext:value-type="float">
            <text:p>0.009102951790724</text:p>
          </table:table-cell>
          <table:table-cell office:value-type="float" office:value="0.0033412828222594" calcext:value-type="float">
            <text:p>0.003341282822259</text:p>
          </table:table-cell>
        </table:table-row>
        <table:table-row table:style-name="ro1">
          <table:table-cell office:value-type="float" office:value="4.29668998718262" calcext:value-type="float">
            <text:p>4.29668998718262</text:p>
          </table:table-cell>
          <table:table-cell office:value-type="float" office:value="0.48844305674235" calcext:value-type="float">
            <text:p>0.48844305674235</text:p>
          </table:table-cell>
          <table:table-cell office:value-type="float" office:value="0.873762376237624" calcext:value-type="float">
            <text:p>0.873762376237624</text:p>
          </table:table-cell>
          <table:table-cell office:value-type="float" office:value="0.900992705294352" calcext:value-type="float">
            <text:p>0.900992705294352</text:p>
          </table:table-cell>
          <table:table-cell office:value-type="string" calcext:value-type="string">
            <text:p>gin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og2</text:p>
          </table:table-cell>
          <table:table-cell office:value-type="float" office:value="40" calcext:value-type="float">
            <text:p>4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3"/>
          <table:table-cell office:value-type="string" calcext:value-type="string">
            <text:p>Pipeline</text:p>
          </table:table-cell>
          <table:table-cell office:value-type="float" office:value="2400" calcext:value-type="float">
            <text:p>24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874074074074074" calcext:value-type="float">
            <text:p>0.874074074074074</text:p>
          </table:table-cell>
          <table:table-cell office:value-type="float" office:value="0.905204460966543" calcext:value-type="float">
            <text:p>0.905204460966543</text:p>
          </table:table-cell>
          <table:table-cell office:value-type="float" office:value="0.884758364312268" calcext:value-type="float">
            <text:p>0.884758364312268</text:p>
          </table:table-cell>
          <table:table-cell office:value-type="float" office:value="0.900742115027829" calcext:value-type="float">
            <text:p>0.900742115027829</text:p>
          </table:table-cell>
          <table:table-cell office:value-type="float" office:value="0.862453531598513" calcext:value-type="float">
            <text:p>0.862453531598513</text:p>
          </table:table-cell>
          <table:table-cell office:value-type="float" office:value="0.897031539888683" calcext:value-type="float">
            <text:p>0.897031539888683</text:p>
          </table:table-cell>
          <table:table-cell office:value-type="float" office:value="0.335878437598391" calcext:value-type="float">
            <text:p>0.335878437598391</text:p>
          </table:table-cell>
          <table:table-cell office:value-type="float" office:value="0.104661833564764" calcext:value-type="float">
            <text:p>0.104661833564764</text:p>
          </table:table-cell>
          <table:table-cell office:value-type="float" office:value="0.00910295179072373" calcext:value-type="float">
            <text:p>0.009102951790724</text:p>
          </table:table-cell>
          <table:table-cell office:value-type="float" office:value="0.0033412828222594" calcext:value-type="float">
            <text:p>0.003341282822259</text:p>
          </table:table-cell>
        </table:table-row>
        <table:table-row table:style-name="ro1">
          <table:table-cell office:value-type="float" office:value="3.87027295430501" calcext:value-type="float">
            <text:p>3.87027295430501</text:p>
          </table:table-cell>
          <table:table-cell office:value-type="float" office:value="0.459369579950968" calcext:value-type="float">
            <text:p>0.459369579950968</text:p>
          </table:table-cell>
          <table:table-cell office:value-type="float" office:value="0.873762376237624" calcext:value-type="float">
            <text:p>0.873762376237624</text:p>
          </table:table-cell>
          <table:table-cell office:value-type="float" office:value="0.900992705294352" calcext:value-type="float">
            <text:p>0.900992705294352</text:p>
          </table:table-cell>
          <table:table-cell office:value-type="string" calcext:value-type="string">
            <text:p>gin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og2</text:p>
          </table:table-cell>
          <table:table-cell office:value-type="float" office:value="40" calcext:value-type="float">
            <text:p>4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3"/>
          <table:table-cell office:value-type="string" calcext:value-type="string">
            <text:p>Pipeline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874074074074074" calcext:value-type="float">
            <text:p>0.874074074074074</text:p>
          </table:table-cell>
          <table:table-cell office:value-type="float" office:value="0.905204460966543" calcext:value-type="float">
            <text:p>0.905204460966543</text:p>
          </table:table-cell>
          <table:table-cell office:value-type="float" office:value="0.884758364312268" calcext:value-type="float">
            <text:p>0.884758364312268</text:p>
          </table:table-cell>
          <table:table-cell office:value-type="float" office:value="0.900742115027829" calcext:value-type="float">
            <text:p>0.900742115027829</text:p>
          </table:table-cell>
          <table:table-cell office:value-type="float" office:value="0.862453531598513" calcext:value-type="float">
            <text:p>0.862453531598513</text:p>
          </table:table-cell>
          <table:table-cell office:value-type="float" office:value="0.897031539888683" calcext:value-type="float">
            <text:p>0.897031539888683</text:p>
          </table:table-cell>
          <table:table-cell office:value-type="float" office:value="0.180796934448877" calcext:value-type="float">
            <text:p>0.180796934448877</text:p>
          </table:table-cell>
          <table:table-cell office:value-type="float" office:value="0.0888876647549547" calcext:value-type="float">
            <text:p>0.088887664754955</text:p>
          </table:table-cell>
          <table:table-cell office:value-type="float" office:value="0.00910295179072373" calcext:value-type="float">
            <text:p>0.009102951790724</text:p>
          </table:table-cell>
          <table:table-cell office:value-type="float" office:value="0.0033412828222594" calcext:value-type="float">
            <text:p>0.003341282822259</text:p>
          </table:table-cell>
        </table:table-row>
        <table:table-row table:style-name="ro1">
          <table:table-cell office:value-type="float" office:value="2.96687563260396" calcext:value-type="float">
            <text:p>2.96687563260396</text:p>
          </table:table-cell>
          <table:table-cell office:value-type="float" office:value="0.392148653666178" calcext:value-type="float">
            <text:p>0.392148653666178</text:p>
          </table:table-cell>
          <table:table-cell office:value-type="float" office:value="0.873762376237624" calcext:value-type="float">
            <text:p>0.873762376237624</text:p>
          </table:table-cell>
          <table:table-cell office:value-type="float" office:value="0.900992705294352" calcext:value-type="float">
            <text:p>0.900992705294352</text:p>
          </table:table-cell>
          <table:table-cell office:value-type="string" calcext:value-type="string">
            <text:p>gin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og2</text:p>
          </table:table-cell>
          <table:table-cell office:value-type="float" office:value="40" calcext:value-type="float">
            <text:p>4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3"/>
          <table:table-cell office:value-type="string" calcext:value-type="string">
            <text:p>Pipeline</text:p>
          </table:table-cell>
          <table:table-cell office:value-type="float" office:value="3300" calcext:value-type="float">
            <text:p>33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874074074074074" calcext:value-type="float">
            <text:p>0.874074074074074</text:p>
          </table:table-cell>
          <table:table-cell office:value-type="float" office:value="0.905204460966543" calcext:value-type="float">
            <text:p>0.905204460966543</text:p>
          </table:table-cell>
          <table:table-cell office:value-type="float" office:value="0.884758364312268" calcext:value-type="float">
            <text:p>0.884758364312268</text:p>
          </table:table-cell>
          <table:table-cell office:value-type="float" office:value="0.900742115027829" calcext:value-type="float">
            <text:p>0.900742115027829</text:p>
          </table:table-cell>
          <table:table-cell office:value-type="float" office:value="0.862453531598513" calcext:value-type="float">
            <text:p>0.862453531598513</text:p>
          </table:table-cell>
          <table:table-cell office:value-type="float" office:value="0.897031539888683" calcext:value-type="float">
            <text:p>0.897031539888683</text:p>
          </table:table-cell>
          <table:table-cell office:value-type="float" office:value="0.462591206818485" calcext:value-type="float">
            <text:p>0.462591206818485</text:p>
          </table:table-cell>
          <table:table-cell office:value-type="float" office:value="0.080174373794483" calcext:value-type="float">
            <text:p>0.080174373794483</text:p>
          </table:table-cell>
          <table:table-cell office:value-type="float" office:value="0.00910295179072373" calcext:value-type="float">
            <text:p>0.009102951790724</text:p>
          </table:table-cell>
          <table:table-cell office:value-type="float" office:value="0.0033412828222594" calcext:value-type="float">
            <text:p>0.003341282822259</text:p>
          </table:table-cell>
        </table:table-row>
        <table:table-row table:style-name="ro1">
          <table:table-cell office:value-type="float" office:value="2.29087646802266" calcext:value-type="float">
            <text:p>2.29087646802266</text:p>
          </table:table-cell>
          <table:table-cell office:value-type="float" office:value="0.352155685424805" calcext:value-type="float">
            <text:p>0.352155685424805</text:p>
          </table:table-cell>
          <table:table-cell office:value-type="float" office:value="0.873762376237624" calcext:value-type="float">
            <text:p>0.873762376237624</text:p>
          </table:table-cell>
          <table:table-cell office:value-type="float" office:value="0.900992705294352" calcext:value-type="float">
            <text:p>0.900992705294352</text:p>
          </table:table-cell>
          <table:table-cell office:value-type="string" calcext:value-type="string">
            <text:p>gin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og2</text:p>
          </table:table-cell>
          <table:table-cell office:value-type="float" office:value="40" calcext:value-type="float">
            <text:p>4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3"/>
          <table:table-cell office:value-type="string" calcext:value-type="string">
            <text:p>Pipeline</text:p>
          </table:table-cell>
          <table:table-cell office:value-type="float" office:value="2020" calcext:value-type="float">
            <text:p>202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874074074074074" calcext:value-type="float">
            <text:p>0.874074074074074</text:p>
          </table:table-cell>
          <table:table-cell office:value-type="float" office:value="0.905204460966543" calcext:value-type="float">
            <text:p>0.905204460966543</text:p>
          </table:table-cell>
          <table:table-cell office:value-type="float" office:value="0.884758364312268" calcext:value-type="float">
            <text:p>0.884758364312268</text:p>
          </table:table-cell>
          <table:table-cell office:value-type="float" office:value="0.900742115027829" calcext:value-type="float">
            <text:p>0.900742115027829</text:p>
          </table:table-cell>
          <table:table-cell office:value-type="float" office:value="0.862453531598513" calcext:value-type="float">
            <text:p>0.862453531598513</text:p>
          </table:table-cell>
          <table:table-cell office:value-type="float" office:value="0.897031539888683" calcext:value-type="float">
            <text:p>0.897031539888683</text:p>
          </table:table-cell>
          <table:table-cell office:value-type="float" office:value="0.155132913256599" calcext:value-type="float">
            <text:p>0.155132913256599</text:p>
          </table:table-cell>
          <table:table-cell office:value-type="float" office:value="0.0133630669414201" calcext:value-type="float">
            <text:p>0.01336306694142</text:p>
          </table:table-cell>
          <table:table-cell office:value-type="float" office:value="0.00910295179072373" calcext:value-type="float">
            <text:p>0.009102951790724</text:p>
          </table:table-cell>
          <table:table-cell office:value-type="float" office:value="0.0033412828222594" calcext:value-type="float">
            <text:p>0.003341282822259</text:p>
          </table:table-cell>
        </table:table-row>
        <table:table-row table:style-name="ro1">
          <table:table-cell office:value-type="float" office:value="2.07364829381307" calcext:value-type="float">
            <text:p>2.07364829381307</text:p>
          </table:table-cell>
          <table:table-cell office:value-type="float" office:value="0.343696673711141" calcext:value-type="float">
            <text:p>0.343696673711141</text:p>
          </table:table-cell>
          <table:table-cell office:value-type="float" office:value="0.873762376237624" calcext:value-type="float">
            <text:p>0.873762376237624</text:p>
          </table:table-cell>
          <table:table-cell office:value-type="float" office:value="0.900992705294352" calcext:value-type="float">
            <text:p>0.900992705294352</text:p>
          </table:table-cell>
          <table:table-cell office:value-type="string" calcext:value-type="string">
            <text:p>gin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og2</text:p>
          </table:table-cell>
          <table:table-cell office:value-type="float" office:value="40" calcext:value-type="float">
            <text:p>4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3"/>
          <table:table-cell office:value-type="string" calcext:value-type="string">
            <text:p>Pipeline</text:p>
          </table:table-cell>
          <table:table-cell office:value-type="float" office:value="2500" calcext:value-type="float">
            <text:p>25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874074074074074" calcext:value-type="float">
            <text:p>0.874074074074074</text:p>
          </table:table-cell>
          <table:table-cell office:value-type="float" office:value="0.905204460966543" calcext:value-type="float">
            <text:p>0.905204460966543</text:p>
          </table:table-cell>
          <table:table-cell office:value-type="float" office:value="0.884758364312268" calcext:value-type="float">
            <text:p>0.884758364312268</text:p>
          </table:table-cell>
          <table:table-cell office:value-type="float" office:value="0.900742115027829" calcext:value-type="float">
            <text:p>0.900742115027829</text:p>
          </table:table-cell>
          <table:table-cell office:value-type="float" office:value="0.862453531598513" calcext:value-type="float">
            <text:p>0.862453531598513</text:p>
          </table:table-cell>
          <table:table-cell office:value-type="float" office:value="0.897031539888683" calcext:value-type="float">
            <text:p>0.897031539888683</text:p>
          </table:table-cell>
          <table:table-cell office:value-type="float" office:value="0.101843498425721" calcext:value-type="float">
            <text:p>0.101843498425721</text:p>
          </table:table-cell>
          <table:table-cell office:value-type="float" office:value="0.0113637612225906" calcext:value-type="float">
            <text:p>0.011363761222591</text:p>
          </table:table-cell>
          <table:table-cell office:value-type="float" office:value="0.00910295179072373" calcext:value-type="float">
            <text:p>0.009102951790724</text:p>
          </table:table-cell>
          <table:table-cell office:value-type="float" office:value="0.0033412828222594" calcext:value-type="float">
            <text:p>0.003341282822259</text:p>
          </table:table-cell>
        </table:table-row>
        <table:table-row table:style-name="ro1">
          <table:table-cell office:value-type="float" office:value="2.15343872706095" calcext:value-type="float">
            <text:p>2.15343872706095</text:p>
          </table:table-cell>
          <table:table-cell office:value-type="float" office:value="0.352088292439779" calcext:value-type="float">
            <text:p>0.352088292439779</text:p>
          </table:table-cell>
          <table:table-cell office:value-type="float" office:value="0.873762376237624" calcext:value-type="float">
            <text:p>0.873762376237624</text:p>
          </table:table-cell>
          <table:table-cell office:value-type="float" office:value="0.900992705294352" calcext:value-type="float">
            <text:p>0.900992705294352</text:p>
          </table:table-cell>
          <table:table-cell office:value-type="string" calcext:value-type="string">
            <text:p>gin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og2</text:p>
          </table:table-cell>
          <table:table-cell office:value-type="float" office:value="40" calcext:value-type="float">
            <text:p>4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3"/>
          <table:table-cell office:value-type="string" calcext:value-type="string">
            <text:p>Pipeline</text:p>
          </table:table-cell>
          <table:table-cell office:value-type="float" office:value="3460" calcext:value-type="float">
            <text:p>346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874074074074074" calcext:value-type="float">
            <text:p>0.874074074074074</text:p>
          </table:table-cell>
          <table:table-cell office:value-type="float" office:value="0.905204460966543" calcext:value-type="float">
            <text:p>0.905204460966543</text:p>
          </table:table-cell>
          <table:table-cell office:value-type="float" office:value="0.884758364312268" calcext:value-type="float">
            <text:p>0.884758364312268</text:p>
          </table:table-cell>
          <table:table-cell office:value-type="float" office:value="0.900742115027829" calcext:value-type="float">
            <text:p>0.900742115027829</text:p>
          </table:table-cell>
          <table:table-cell office:value-type="float" office:value="0.862453531598513" calcext:value-type="float">
            <text:p>0.862453531598513</text:p>
          </table:table-cell>
          <table:table-cell office:value-type="float" office:value="0.897031539888683" calcext:value-type="float">
            <text:p>0.897031539888683</text:p>
          </table:table-cell>
          <table:table-cell office:value-type="float" office:value="0.0923359171688239" calcext:value-type="float">
            <text:p>0.092335917168824</text:p>
          </table:table-cell>
          <table:table-cell office:value-type="float" office:value="0.00922585641154434" calcext:value-type="float">
            <text:p>0.009225856411544</text:p>
          </table:table-cell>
          <table:table-cell office:value-type="float" office:value="0.00910295179072373" calcext:value-type="float">
            <text:p>0.009102951790724</text:p>
          </table:table-cell>
          <table:table-cell office:value-type="float" office:value="0.0033412828222594" calcext:value-type="float">
            <text:p>0.003341282822259</text:p>
          </table:table-cell>
        </table:table-row>
        <table:table-row table:style-name="ro1">
          <table:table-cell office:value-type="float" office:value="2.10448543230693" calcext:value-type="float">
            <text:p>2.10448543230693</text:p>
          </table:table-cell>
          <table:table-cell office:value-type="float" office:value="0.401573022206624" calcext:value-type="float">
            <text:p>0.401573022206624</text:p>
          </table:table-cell>
          <table:table-cell office:value-type="float" office:value="0.873762376237624" calcext:value-type="float">
            <text:p>0.873762376237624</text:p>
          </table:table-cell>
          <table:table-cell office:value-type="float" office:value="0.900992705294352" calcext:value-type="float">
            <text:p>0.900992705294352</text:p>
          </table:table-cell>
          <table:table-cell office:value-type="string" calcext:value-type="string">
            <text:p>gin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og2</text:p>
          </table:table-cell>
          <table:table-cell office:value-type="float" office:value="40" calcext:value-type="float">
            <text:p>4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3"/>
          <table:table-cell office:value-type="string" calcext:value-type="string">
            <text:p>Pipeline</text:p>
          </table:table-cell>
          <table:table-cell office:value-type="float" office:value="2460" calcext:value-type="float">
            <text:p>246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874074074074074" calcext:value-type="float">
            <text:p>0.874074074074074</text:p>
          </table:table-cell>
          <table:table-cell office:value-type="float" office:value="0.905204460966543" calcext:value-type="float">
            <text:p>0.905204460966543</text:p>
          </table:table-cell>
          <table:table-cell office:value-type="float" office:value="0.884758364312268" calcext:value-type="float">
            <text:p>0.884758364312268</text:p>
          </table:table-cell>
          <table:table-cell office:value-type="float" office:value="0.900742115027829" calcext:value-type="float">
            <text:p>0.900742115027829</text:p>
          </table:table-cell>
          <table:table-cell office:value-type="float" office:value="0.862453531598513" calcext:value-type="float">
            <text:p>0.862453531598513</text:p>
          </table:table-cell>
          <table:table-cell office:value-type="float" office:value="0.897031539888683" calcext:value-type="float">
            <text:p>0.897031539888683</text:p>
          </table:table-cell>
          <table:table-cell office:value-type="float" office:value="0.0800912884665629" calcext:value-type="float">
            <text:p>0.080091288466563</text:p>
          </table:table-cell>
          <table:table-cell office:value-type="float" office:value="0.0622476792098598" calcext:value-type="float">
            <text:p>0.06224767920986</text:p>
          </table:table-cell>
          <table:table-cell office:value-type="float" office:value="0.00910295179072373" calcext:value-type="float">
            <text:p>0.009102951790724</text:p>
          </table:table-cell>
          <table:table-cell office:value-type="float" office:value="0.0033412828222594" calcext:value-type="float">
            <text:p>0.003341282822259</text:p>
          </table:table-cell>
        </table:table-row>
        <table:table-row table:style-name="ro1">
          <table:table-cell office:value-type="float" office:value="2.37123489379883" calcext:value-type="float">
            <text:p>2.37123489379883</text:p>
          </table:table-cell>
          <table:table-cell office:value-type="float" office:value="0.440636078516642" calcext:value-type="float">
            <text:p>0.440636078516642</text:p>
          </table:table-cell>
          <table:table-cell office:value-type="float" office:value="0.873762376237624" calcext:value-type="float">
            <text:p>0.873762376237624</text:p>
          </table:table-cell>
          <table:table-cell office:value-type="float" office:value="0.900992705294352" calcext:value-type="float">
            <text:p>0.900992705294352</text:p>
          </table:table-cell>
          <table:table-cell office:value-type="string" calcext:value-type="string">
            <text:p>gin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og2</text:p>
          </table:table-cell>
          <table:table-cell office:value-type="float" office:value="40" calcext:value-type="float">
            <text:p>4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3"/>
          <table:table-cell office:value-type="string" calcext:value-type="string">
            <text:p>Pipeline</text:p>
          </table:table-cell>
          <table:table-cell office:value-type="float" office:value="2980" calcext:value-type="float">
            <text:p>298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874074074074074" calcext:value-type="float">
            <text:p>0.874074074074074</text:p>
          </table:table-cell>
          <table:table-cell office:value-type="float" office:value="0.905204460966543" calcext:value-type="float">
            <text:p>0.905204460966543</text:p>
          </table:table-cell>
          <table:table-cell office:value-type="float" office:value="0.884758364312268" calcext:value-type="float">
            <text:p>0.884758364312268</text:p>
          </table:table-cell>
          <table:table-cell office:value-type="float" office:value="0.900742115027829" calcext:value-type="float">
            <text:p>0.900742115027829</text:p>
          </table:table-cell>
          <table:table-cell office:value-type="float" office:value="0.862453531598513" calcext:value-type="float">
            <text:p>0.862453531598513</text:p>
          </table:table-cell>
          <table:table-cell office:value-type="float" office:value="0.897031539888683" calcext:value-type="float">
            <text:p>0.897031539888683</text:p>
          </table:table-cell>
          <table:table-cell office:value-type="float" office:value="0.253014156182304" calcext:value-type="float">
            <text:p>0.253014156182304</text:p>
          </table:table-cell>
          <table:table-cell office:value-type="float" office:value="0.0098377830643916" calcext:value-type="float">
            <text:p>0.009837783064392</text:p>
          </table:table-cell>
          <table:table-cell office:value-type="float" office:value="0.00910295179072373" calcext:value-type="float">
            <text:p>0.009102951790724</text:p>
          </table:table-cell>
          <table:table-cell office:value-type="float" office:value="0.0033412828222594" calcext:value-type="float">
            <text:p>0.003341282822259</text:p>
          </table:table-cell>
        </table:table-row>
        <table:table-row table:style-name="ro1">
          <table:table-cell office:value-type="float" office:value="3.23259965578715" calcext:value-type="float">
            <text:p>3.23259965578715</text:p>
          </table:table-cell>
          <table:table-cell office:value-type="float" office:value="0.483389298121135" calcext:value-type="float">
            <text:p>0.483389298121135</text:p>
          </table:table-cell>
          <table:table-cell office:value-type="float" office:value="0.873762376237624" calcext:value-type="float">
            <text:p>0.873762376237624</text:p>
          </table:table-cell>
          <table:table-cell office:value-type="float" office:value="0.900992705294352" calcext:value-type="float">
            <text:p>0.900992705294352</text:p>
          </table:table-cell>
          <table:table-cell office:value-type="string" calcext:value-type="string">
            <text:p>gin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og2</text:p>
          </table:table-cell>
          <table:table-cell office:value-type="float" office:value="40" calcext:value-type="float">
            <text:p>4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3"/>
          <table:table-cell office:value-type="string" calcext:value-type="string">
            <text:p>Pipeline</text:p>
          </table:table-cell>
          <table:table-cell office:value-type="float" office:value="1540" calcext:value-type="float">
            <text:p>154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874074074074074" calcext:value-type="float">
            <text:p>0.874074074074074</text:p>
          </table:table-cell>
          <table:table-cell office:value-type="float" office:value="0.905204460966543" calcext:value-type="float">
            <text:p>0.905204460966543</text:p>
          </table:table-cell>
          <table:table-cell office:value-type="float" office:value="0.884758364312268" calcext:value-type="float">
            <text:p>0.884758364312268</text:p>
          </table:table-cell>
          <table:table-cell office:value-type="float" office:value="0.900742115027829" calcext:value-type="float">
            <text:p>0.900742115027829</text:p>
          </table:table-cell>
          <table:table-cell office:value-type="float" office:value="0.862453531598513" calcext:value-type="float">
            <text:p>0.862453531598513</text:p>
          </table:table-cell>
          <table:table-cell office:value-type="float" office:value="0.897031539888683" calcext:value-type="float">
            <text:p>0.897031539888683</text:p>
          </table:table-cell>
          <table:table-cell office:value-type="float" office:value="0.307456644891592" calcext:value-type="float">
            <text:p>0.307456644891592</text:p>
          </table:table-cell>
          <table:table-cell office:value-type="float" office:value="0.0175157722749037" calcext:value-type="float">
            <text:p>0.017515772274904</text:p>
          </table:table-cell>
          <table:table-cell office:value-type="float" office:value="0.00910295179072373" calcext:value-type="float">
            <text:p>0.009102951790724</text:p>
          </table:table-cell>
          <table:table-cell office:value-type="float" office:value="0.0033412828222594" calcext:value-type="float">
            <text:p>0.003341282822259</text:p>
          </table:table-cell>
        </table:table-row>
        <table:table-row table:style-name="ro1">
          <table:table-cell office:value-type="float" office:value="2.97307594617208" calcext:value-type="float">
            <text:p>2.97307594617208</text:p>
          </table:table-cell>
          <table:table-cell office:value-type="float" office:value="0.546903053919474" calcext:value-type="float">
            <text:p>0.546903053919474</text:p>
          </table:table-cell>
          <table:table-cell office:value-type="float" office:value="0.873762376237624" calcext:value-type="float">
            <text:p>0.873762376237624</text:p>
          </table:table-cell>
          <table:table-cell office:value-type="float" office:value="0.900992705294352" calcext:value-type="float">
            <text:p>0.900992705294352</text:p>
          </table:table-cell>
          <table:table-cell office:value-type="string" calcext:value-type="string">
            <text:p>gin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og2</text:p>
          </table:table-cell>
          <table:table-cell office:value-type="float" office:value="40" calcext:value-type="float">
            <text:p>4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3"/>
          <table:table-cell office:value-type="string" calcext:value-type="string">
            <text:p>Pipeline</text:p>
          </table:table-cell>
          <table:table-cell office:value-type="float" office:value="2740" calcext:value-type="float">
            <text:p>274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874074074074074" calcext:value-type="float">
            <text:p>0.874074074074074</text:p>
          </table:table-cell>
          <table:table-cell office:value-type="float" office:value="0.905204460966543" calcext:value-type="float">
            <text:p>0.905204460966543</text:p>
          </table:table-cell>
          <table:table-cell office:value-type="float" office:value="0.884758364312268" calcext:value-type="float">
            <text:p>0.884758364312268</text:p>
          </table:table-cell>
          <table:table-cell office:value-type="float" office:value="0.900742115027829" calcext:value-type="float">
            <text:p>0.900742115027829</text:p>
          </table:table-cell>
          <table:table-cell office:value-type="float" office:value="0.862453531598513" calcext:value-type="float">
            <text:p>0.862453531598513</text:p>
          </table:table-cell>
          <table:table-cell office:value-type="float" office:value="0.897031539888683" calcext:value-type="float">
            <text:p>0.897031539888683</text:p>
          </table:table-cell>
          <table:table-cell office:value-type="float" office:value="0.39236372663506" calcext:value-type="float">
            <text:p>0.39236372663506</text:p>
          </table:table-cell>
          <table:table-cell office:value-type="float" office:value="0.0688445258011918" calcext:value-type="float">
            <text:p>0.068844525801192</text:p>
          </table:table-cell>
          <table:table-cell office:value-type="float" office:value="0.00910295179072373" calcext:value-type="float">
            <text:p>0.009102951790724</text:p>
          </table:table-cell>
          <table:table-cell office:value-type="float" office:value="0.0033412828222594" calcext:value-type="float">
            <text:p>0.003341282822259</text:p>
          </table:table-cell>
        </table:table-row>
        <table:table-row table:style-name="ro1">
          <table:table-cell office:value-type="float" office:value="3.28082275390625" calcext:value-type="float">
            <text:p>3.28082275390625</text:p>
          </table:table-cell>
          <table:table-cell office:value-type="float" office:value="0.446351289749146" calcext:value-type="float">
            <text:p>0.446351289749146</text:p>
          </table:table-cell>
          <table:table-cell office:value-type="float" office:value="0.873762376237624" calcext:value-type="float">
            <text:p>0.873762376237624</text:p>
          </table:table-cell>
          <table:table-cell office:value-type="float" office:value="0.900992705294352" calcext:value-type="float">
            <text:p>0.900992705294352</text:p>
          </table:table-cell>
          <table:table-cell office:value-type="string" calcext:value-type="string">
            <text:p>gin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og2</text:p>
          </table:table-cell>
          <table:table-cell office:value-type="float" office:value="40" calcext:value-type="float">
            <text:p>4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3"/>
          <table:table-cell office:value-type="string" calcext:value-type="string">
            <text:p>Pipeline</text:p>
          </table:table-cell>
          <table:table-cell office:value-type="float" office:value="2120" calcext:value-type="float">
            <text:p>212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874074074074074" calcext:value-type="float">
            <text:p>0.874074074074074</text:p>
          </table:table-cell>
          <table:table-cell office:value-type="float" office:value="0.905204460966543" calcext:value-type="float">
            <text:p>0.905204460966543</text:p>
          </table:table-cell>
          <table:table-cell office:value-type="float" office:value="0.884758364312268" calcext:value-type="float">
            <text:p>0.884758364312268</text:p>
          </table:table-cell>
          <table:table-cell office:value-type="float" office:value="0.900742115027829" calcext:value-type="float">
            <text:p>0.900742115027829</text:p>
          </table:table-cell>
          <table:table-cell office:value-type="float" office:value="0.862453531598513" calcext:value-type="float">
            <text:p>0.862453531598513</text:p>
          </table:table-cell>
          <table:table-cell office:value-type="float" office:value="0.897031539888683" calcext:value-type="float">
            <text:p>0.897031539888683</text:p>
          </table:table-cell>
          <table:table-cell office:value-type="float" office:value="0.298999769429427" calcext:value-type="float">
            <text:p>0.298999769429427</text:p>
          </table:table-cell>
          <table:table-cell office:value-type="float" office:value="0.0997054298594732" calcext:value-type="float">
            <text:p>0.099705429859473</text:p>
          </table:table-cell>
          <table:table-cell office:value-type="float" office:value="0.00910295179072373" calcext:value-type="float">
            <text:p>0.009102951790724</text:p>
          </table:table-cell>
          <table:table-cell office:value-type="float" office:value="0.0033412828222594" calcext:value-type="float">
            <text:p>0.003341282822259</text:p>
          </table:table-cell>
        </table:table-row>
        <table:table-row table:style-name="ro1">
          <table:table-cell office:value-type="float" office:value="3.31594030062358" calcext:value-type="float">
            <text:p>3.31594030062358</text:p>
          </table:table-cell>
          <table:table-cell office:value-type="float" office:value="0.470522165298462" calcext:value-type="float">
            <text:p>0.470522165298462</text:p>
          </table:table-cell>
          <table:table-cell office:value-type="float" office:value="0.873762376237624" calcext:value-type="float">
            <text:p>0.873762376237624</text:p>
          </table:table-cell>
          <table:table-cell office:value-type="float" office:value="0.900992705294352" calcext:value-type="float">
            <text:p>0.900992705294352</text:p>
          </table:table-cell>
          <table:table-cell office:value-type="string" calcext:value-type="string">
            <text:p>gin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og2</text:p>
          </table:table-cell>
          <table:table-cell office:value-type="float" office:value="40" calcext:value-type="float">
            <text:p>4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3"/>
          <table:table-cell office:value-type="string" calcext:value-type="string">
            <text:p>Pipeline</text:p>
          </table:table-cell>
          <table:table-cell office:value-type="float" office:value="3540" calcext:value-type="float">
            <text:p>354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874074074074074" calcext:value-type="float">
            <text:p>0.874074074074074</text:p>
          </table:table-cell>
          <table:table-cell office:value-type="float" office:value="0.905204460966543" calcext:value-type="float">
            <text:p>0.905204460966543</text:p>
          </table:table-cell>
          <table:table-cell office:value-type="float" office:value="0.884758364312268" calcext:value-type="float">
            <text:p>0.884758364312268</text:p>
          </table:table-cell>
          <table:table-cell office:value-type="float" office:value="0.900742115027829" calcext:value-type="float">
            <text:p>0.900742115027829</text:p>
          </table:table-cell>
          <table:table-cell office:value-type="float" office:value="0.862453531598513" calcext:value-type="float">
            <text:p>0.862453531598513</text:p>
          </table:table-cell>
          <table:table-cell office:value-type="float" office:value="0.897031539888683" calcext:value-type="float">
            <text:p>0.897031539888683</text:p>
          </table:table-cell>
          <table:table-cell office:value-type="float" office:value="0.0102072064968205" calcext:value-type="float">
            <text:p>0.010207206496821</text:p>
          </table:table-cell>
          <table:table-cell office:value-type="float" office:value="0.0148098430468701" calcext:value-type="float">
            <text:p>0.01480984304687</text:p>
          </table:table-cell>
          <table:table-cell office:value-type="float" office:value="0.00910295179072373" calcext:value-type="float">
            <text:p>0.009102951790724</text:p>
          </table:table-cell>
          <table:table-cell office:value-type="float" office:value="0.0033412828222594" calcext:value-type="float">
            <text:p>0.003341282822259</text:p>
          </table:table-cell>
        </table:table-row>
        <table:table-row table:style-name="ro1">
          <table:table-cell office:value-type="float" office:value="3.75020599365234" calcext:value-type="float">
            <text:p>3.75020599365234</text:p>
          </table:table-cell>
          <table:table-cell office:value-type="float" office:value="0.447096665700277" calcext:value-type="float">
            <text:p>0.447096665700277</text:p>
          </table:table-cell>
          <table:table-cell office:value-type="float" office:value="0.873762376237624" calcext:value-type="float">
            <text:p>0.873762376237624</text:p>
          </table:table-cell>
          <table:table-cell office:value-type="float" office:value="0.900992705294352" calcext:value-type="float">
            <text:p>0.900992705294352</text:p>
          </table:table-cell>
          <table:table-cell office:value-type="string" calcext:value-type="string">
            <text:p>gin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og2</text:p>
          </table:table-cell>
          <table:table-cell office:value-type="float" office:value="40" calcext:value-type="float">
            <text:p>4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3"/>
          <table:table-cell office:value-type="string" calcext:value-type="string">
            <text:p>Pipeline</text:p>
          </table:table-cell>
          <table:table-cell office:value-type="float" office:value="900" calcext:value-type="float">
            <text:p>9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874074074074074" calcext:value-type="float">
            <text:p>0.874074074074074</text:p>
          </table:table-cell>
          <table:table-cell office:value-type="float" office:value="0.905204460966543" calcext:value-type="float">
            <text:p>0.905204460966543</text:p>
          </table:table-cell>
          <table:table-cell office:value-type="float" office:value="0.884758364312268" calcext:value-type="float">
            <text:p>0.884758364312268</text:p>
          </table:table-cell>
          <table:table-cell office:value-type="float" office:value="0.900742115027829" calcext:value-type="float">
            <text:p>0.900742115027829</text:p>
          </table:table-cell>
          <table:table-cell office:value-type="float" office:value="0.862453531598513" calcext:value-type="float">
            <text:p>0.862453531598513</text:p>
          </table:table-cell>
          <table:table-cell office:value-type="float" office:value="0.897031539888683" calcext:value-type="float">
            <text:p>0.897031539888683</text:p>
          </table:table-cell>
          <table:table-cell office:value-type="float" office:value="0.265945704706267" calcext:value-type="float">
            <text:p>0.265945704706267</text:p>
          </table:table-cell>
          <table:table-cell office:value-type="float" office:value="0.046151450450442" calcext:value-type="float">
            <text:p>0.046151450450442</text:p>
          </table:table-cell>
          <table:table-cell office:value-type="float" office:value="0.00910295179072373" calcext:value-type="float">
            <text:p>0.009102951790724</text:p>
          </table:table-cell>
          <table:table-cell office:value-type="float" office:value="0.0033412828222594" calcext:value-type="float">
            <text:p>0.003341282822259</text:p>
          </table:table-cell>
        </table:table-row>
        <table:table-row table:style-name="ro1">
          <table:table-cell office:value-type="float" office:value="2.9276537100474" calcext:value-type="float">
            <text:p>2.9276537100474</text:p>
          </table:table-cell>
          <table:table-cell office:value-type="float" office:value="0.419350544611613" calcext:value-type="float">
            <text:p>0.419350544611613</text:p>
          </table:table-cell>
          <table:table-cell office:value-type="float" office:value="0.873762376237624" calcext:value-type="float">
            <text:p>0.873762376237624</text:p>
          </table:table-cell>
          <table:table-cell office:value-type="float" office:value="0.900992705294352" calcext:value-type="float">
            <text:p>0.900992705294352</text:p>
          </table:table-cell>
          <table:table-cell office:value-type="string" calcext:value-type="string">
            <text:p>gin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og2</text:p>
          </table:table-cell>
          <table:table-cell office:value-type="float" office:value="40" calcext:value-type="float">
            <text:p>4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3"/>
          <table:table-cell office:value-type="string" calcext:value-type="string">
            <text:p>Pipeline</text:p>
          </table:table-cell>
          <table:table-cell office:value-type="float" office:value="600" calcext:value-type="float">
            <text:p>6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874074074074074" calcext:value-type="float">
            <text:p>0.874074074074074</text:p>
          </table:table-cell>
          <table:table-cell office:value-type="float" office:value="0.905204460966543" calcext:value-type="float">
            <text:p>0.905204460966543</text:p>
          </table:table-cell>
          <table:table-cell office:value-type="float" office:value="0.884758364312268" calcext:value-type="float">
            <text:p>0.884758364312268</text:p>
          </table:table-cell>
          <table:table-cell office:value-type="float" office:value="0.900742115027829" calcext:value-type="float">
            <text:p>0.900742115027829</text:p>
          </table:table-cell>
          <table:table-cell office:value-type="float" office:value="0.862453531598513" calcext:value-type="float">
            <text:p>0.862453531598513</text:p>
          </table:table-cell>
          <table:table-cell office:value-type="float" office:value="0.897031539888683" calcext:value-type="float">
            <text:p>0.897031539888683</text:p>
          </table:table-cell>
          <table:table-cell office:value-type="float" office:value="0.710581212621632" calcext:value-type="float">
            <text:p>0.710581212621632</text:p>
          </table:table-cell>
          <table:table-cell office:value-type="float" office:value="0.0484754606638075" calcext:value-type="float">
            <text:p>0.048475460663808</text:p>
          </table:table-cell>
          <table:table-cell office:value-type="float" office:value="0.00910295179072373" calcext:value-type="float">
            <text:p>0.009102951790724</text:p>
          </table:table-cell>
          <table:table-cell office:value-type="float" office:value="0.0033412828222594" calcext:value-type="float">
            <text:p>0.003341282822259</text:p>
          </table:table-cell>
        </table:table-row>
        <table:table-row table:style-name="ro1">
          <table:table-cell office:value-type="float" office:value="2.93463484446208" calcext:value-type="float">
            <text:p>2.93463484446208</text:p>
          </table:table-cell>
          <table:table-cell office:value-type="float" office:value="0.449718157450358" calcext:value-type="float">
            <text:p>0.449718157450358</text:p>
          </table:table-cell>
          <table:table-cell office:value-type="float" office:value="0.873762376237624" calcext:value-type="float">
            <text:p>0.873762376237624</text:p>
          </table:table-cell>
          <table:table-cell office:value-type="float" office:value="0.900992705294352" calcext:value-type="float">
            <text:p>0.900992705294352</text:p>
          </table:table-cell>
          <table:table-cell office:value-type="string" calcext:value-type="string">
            <text:p>gin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og2</text:p>
          </table:table-cell>
          <table:table-cell office:value-type="float" office:value="40" calcext:value-type="float">
            <text:p>4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3"/>
          <table:table-cell office:value-type="string" calcext:value-type="string">
            <text:p>Pipeline</text:p>
          </table:table-cell>
          <table:table-cell office:value-type="float" office:value="2680" calcext:value-type="float">
            <text:p>268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874074074074074" calcext:value-type="float">
            <text:p>0.874074074074074</text:p>
          </table:table-cell>
          <table:table-cell office:value-type="float" office:value="0.905204460966543" calcext:value-type="float">
            <text:p>0.905204460966543</text:p>
          </table:table-cell>
          <table:table-cell office:value-type="float" office:value="0.884758364312268" calcext:value-type="float">
            <text:p>0.884758364312268</text:p>
          </table:table-cell>
          <table:table-cell office:value-type="float" office:value="0.900742115027829" calcext:value-type="float">
            <text:p>0.900742115027829</text:p>
          </table:table-cell>
          <table:table-cell office:value-type="float" office:value="0.862453531598513" calcext:value-type="float">
            <text:p>0.862453531598513</text:p>
          </table:table-cell>
          <table:table-cell office:value-type="float" office:value="0.897031539888683" calcext:value-type="float">
            <text:p>0.897031539888683</text:p>
          </table:table-cell>
          <table:table-cell office:value-type="float" office:value="0.0754741003499367" calcext:value-type="float">
            <text:p>0.075474100349937</text:p>
          </table:table-cell>
          <table:table-cell office:value-type="float" office:value="0.0696007229446097" calcext:value-type="float">
            <text:p>0.06960072294461</text:p>
          </table:table-cell>
          <table:table-cell office:value-type="float" office:value="0.00910295179072373" calcext:value-type="float">
            <text:p>0.009102951790724</text:p>
          </table:table-cell>
          <table:table-cell office:value-type="float" office:value="0.0033412828222594" calcext:value-type="float">
            <text:p>0.003341282822259</text:p>
          </table:table-cell>
        </table:table-row>
        <table:table-row table:style-name="ro1">
          <table:table-cell office:value-type="float" office:value="2.50707260767619" calcext:value-type="float">
            <text:p>2.50707260767619</text:p>
          </table:table-cell>
          <table:table-cell office:value-type="float" office:value="0.431148926417033" calcext:value-type="float">
            <text:p>0.431148926417033</text:p>
          </table:table-cell>
          <table:table-cell office:value-type="float" office:value="0.873762376237624" calcext:value-type="float">
            <text:p>0.873762376237624</text:p>
          </table:table-cell>
          <table:table-cell office:value-type="float" office:value="0.900992705294352" calcext:value-type="float">
            <text:p>0.900992705294352</text:p>
          </table:table-cell>
          <table:table-cell office:value-type="string" calcext:value-type="string">
            <text:p>gin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og2</text:p>
          </table:table-cell>
          <table:table-cell office:value-type="float" office:value="40" calcext:value-type="float">
            <text:p>4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3"/>
          <table:table-cell office:value-type="string" calcext:value-type="string">
            <text:p>Pipeline</text:p>
          </table:table-cell>
          <table:table-cell office:value-type="float" office:value="300" calcext:value-type="float">
            <text:p>3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874074074074074" calcext:value-type="float">
            <text:p>0.874074074074074</text:p>
          </table:table-cell>
          <table:table-cell office:value-type="float" office:value="0.905204460966543" calcext:value-type="float">
            <text:p>0.905204460966543</text:p>
          </table:table-cell>
          <table:table-cell office:value-type="float" office:value="0.884758364312268" calcext:value-type="float">
            <text:p>0.884758364312268</text:p>
          </table:table-cell>
          <table:table-cell office:value-type="float" office:value="0.900742115027829" calcext:value-type="float">
            <text:p>0.900742115027829</text:p>
          </table:table-cell>
          <table:table-cell office:value-type="float" office:value="0.862453531598513" calcext:value-type="float">
            <text:p>0.862453531598513</text:p>
          </table:table-cell>
          <table:table-cell office:value-type="float" office:value="0.897031539888683" calcext:value-type="float">
            <text:p>0.897031539888683</text:p>
          </table:table-cell>
          <table:table-cell office:value-type="float" office:value="0.134993843249842" calcext:value-type="float">
            <text:p>0.134993843249842</text:p>
          </table:table-cell>
          <table:table-cell office:value-type="float" office:value="0.0408153244409219" calcext:value-type="float">
            <text:p>0.040815324440922</text:p>
          </table:table-cell>
          <table:table-cell office:value-type="float" office:value="0.00910295179072373" calcext:value-type="float">
            <text:p>0.009102951790724</text:p>
          </table:table-cell>
          <table:table-cell office:value-type="float" office:value="0.0033412828222594" calcext:value-type="float">
            <text:p>0.003341282822259</text:p>
          </table:table-cell>
        </table:table-row>
        <table:table-row table:style-name="ro1">
          <table:table-cell office:value-type="float" office:value="2.54000798861186" calcext:value-type="float">
            <text:p>2.54000798861186</text:p>
          </table:table-cell>
          <table:table-cell office:value-type="float" office:value="0.385469277699788" calcext:value-type="float">
            <text:p>0.385469277699788</text:p>
          </table:table-cell>
          <table:table-cell office:value-type="float" office:value="0.873762376237624" calcext:value-type="float">
            <text:p>0.873762376237624</text:p>
          </table:table-cell>
          <table:table-cell office:value-type="float" office:value="0.900992705294352" calcext:value-type="float">
            <text:p>0.900992705294352</text:p>
          </table:table-cell>
          <table:table-cell office:value-type="string" calcext:value-type="string">
            <text:p>gin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og2</text:p>
          </table:table-cell>
          <table:table-cell office:value-type="float" office:value="40" calcext:value-type="float">
            <text:p>4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3"/>
          <table:table-cell office:value-type="string" calcext:value-type="string">
            <text:p>Pipeline</text:p>
          </table:table-cell>
          <table:table-cell office:value-type="float" office:value="3800" calcext:value-type="float">
            <text:p>38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874074074074074" calcext:value-type="float">
            <text:p>0.874074074074074</text:p>
          </table:table-cell>
          <table:table-cell office:value-type="float" office:value="0.905204460966543" calcext:value-type="float">
            <text:p>0.905204460966543</text:p>
          </table:table-cell>
          <table:table-cell office:value-type="float" office:value="0.884758364312268" calcext:value-type="float">
            <text:p>0.884758364312268</text:p>
          </table:table-cell>
          <table:table-cell office:value-type="float" office:value="0.900742115027829" calcext:value-type="float">
            <text:p>0.900742115027829</text:p>
          </table:table-cell>
          <table:table-cell office:value-type="float" office:value="0.862453531598513" calcext:value-type="float">
            <text:p>0.862453531598513</text:p>
          </table:table-cell>
          <table:table-cell office:value-type="float" office:value="0.897031539888683" calcext:value-type="float">
            <text:p>0.897031539888683</text:p>
          </table:table-cell>
          <table:table-cell office:value-type="float" office:value="0.267025550091419" calcext:value-type="float">
            <text:p>0.267025550091419</text:p>
          </table:table-cell>
          <table:table-cell office:value-type="float" office:value="0.0557768433430119" calcext:value-type="float">
            <text:p>0.055776843343012</text:p>
          </table:table-cell>
          <table:table-cell office:value-type="float" office:value="0.00910295179072373" calcext:value-type="float">
            <text:p>0.009102951790724</text:p>
          </table:table-cell>
          <table:table-cell office:value-type="float" office:value="0.0033412828222594" calcext:value-type="float">
            <text:p>0.003341282822259</text:p>
          </table:table-cell>
        </table:table-row>
        <table:table-row table:style-name="ro1">
          <table:table-cell office:value-type="float" office:value="2.42031160990397" calcext:value-type="float">
            <text:p>2.42031160990397</text:p>
          </table:table-cell>
          <table:table-cell office:value-type="float" office:value="0.437925895055135" calcext:value-type="float">
            <text:p>0.437925895055135</text:p>
          </table:table-cell>
          <table:table-cell office:value-type="float" office:value="0.873762376237624" calcext:value-type="float">
            <text:p>0.873762376237624</text:p>
          </table:table-cell>
          <table:table-cell office:value-type="float" office:value="0.900992705294352" calcext:value-type="float">
            <text:p>0.900992705294352</text:p>
          </table:table-cell>
          <table:table-cell office:value-type="string" calcext:value-type="string">
            <text:p>gin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og2</text:p>
          </table:table-cell>
          <table:table-cell office:value-type="float" office:value="40" calcext:value-type="float">
            <text:p>4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3"/>
          <table:table-cell office:value-type="string" calcext:value-type="string">
            <text:p>Pipeline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874074074074074" calcext:value-type="float">
            <text:p>0.874074074074074</text:p>
          </table:table-cell>
          <table:table-cell office:value-type="float" office:value="0.905204460966543" calcext:value-type="float">
            <text:p>0.905204460966543</text:p>
          </table:table-cell>
          <table:table-cell office:value-type="float" office:value="0.884758364312268" calcext:value-type="float">
            <text:p>0.884758364312268</text:p>
          </table:table-cell>
          <table:table-cell office:value-type="float" office:value="0.900742115027829" calcext:value-type="float">
            <text:p>0.900742115027829</text:p>
          </table:table-cell>
          <table:table-cell office:value-type="float" office:value="0.862453531598513" calcext:value-type="float">
            <text:p>0.862453531598513</text:p>
          </table:table-cell>
          <table:table-cell office:value-type="float" office:value="0.897031539888683" calcext:value-type="float">
            <text:p>0.897031539888683</text:p>
          </table:table-cell>
          <table:table-cell office:value-type="float" office:value="0.214259857710561" calcext:value-type="float">
            <text:p>0.214259857710561</text:p>
          </table:table-cell>
          <table:table-cell office:value-type="float" office:value="0.0366123857004086" calcext:value-type="float">
            <text:p>0.036612385700409</text:p>
          </table:table-cell>
          <table:table-cell office:value-type="float" office:value="0.00910295179072373" calcext:value-type="float">
            <text:p>0.009102951790724</text:p>
          </table:table-cell>
          <table:table-cell office:value-type="float" office:value="0.0033412828222594" calcext:value-type="float">
            <text:p>0.003341282822259</text:p>
          </table:table-cell>
        </table:table-row>
        <table:table-row table:style-name="ro1">
          <table:table-cell office:value-type="float" office:value="2.86601185798645" calcext:value-type="float">
            <text:p>2.86601185798645</text:p>
          </table:table-cell>
          <table:table-cell office:value-type="float" office:value="0.464516560236613" calcext:value-type="float">
            <text:p>0.464516560236613</text:p>
          </table:table-cell>
          <table:table-cell office:value-type="float" office:value="0.873762376237624" calcext:value-type="float">
            <text:p>0.873762376237624</text:p>
          </table:table-cell>
          <table:table-cell office:value-type="float" office:value="0.900992705294352" calcext:value-type="float">
            <text:p>0.900992705294352</text:p>
          </table:table-cell>
          <table:table-cell office:value-type="string" calcext:value-type="string">
            <text:p>gin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og2</text:p>
          </table:table-cell>
          <table:table-cell office:value-type="float" office:value="40" calcext:value-type="float">
            <text:p>4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3"/>
          <table:table-cell office:value-type="string" calcext:value-type="string">
            <text:p>Pipeline</text:p>
          </table:table-cell>
          <table:table-cell office:value-type="float" office:value="3580" calcext:value-type="float">
            <text:p>358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874074074074074" calcext:value-type="float">
            <text:p>0.874074074074074</text:p>
          </table:table-cell>
          <table:table-cell office:value-type="float" office:value="0.905204460966543" calcext:value-type="float">
            <text:p>0.905204460966543</text:p>
          </table:table-cell>
          <table:table-cell office:value-type="float" office:value="0.884758364312268" calcext:value-type="float">
            <text:p>0.884758364312268</text:p>
          </table:table-cell>
          <table:table-cell office:value-type="float" office:value="0.900742115027829" calcext:value-type="float">
            <text:p>0.900742115027829</text:p>
          </table:table-cell>
          <table:table-cell office:value-type="float" office:value="0.862453531598513" calcext:value-type="float">
            <text:p>0.862453531598513</text:p>
          </table:table-cell>
          <table:table-cell office:value-type="float" office:value="0.897031539888683" calcext:value-type="float">
            <text:p>0.897031539888683</text:p>
          </table:table-cell>
          <table:table-cell office:value-type="float" office:value="0.214126699415605" calcext:value-type="float">
            <text:p>0.214126699415605</text:p>
          </table:table-cell>
          <table:table-cell office:value-type="float" office:value="0.0165210519080545" calcext:value-type="float">
            <text:p>0.016521051908055</text:p>
          </table:table-cell>
          <table:table-cell office:value-type="float" office:value="0.00910295179072373" calcext:value-type="float">
            <text:p>0.009102951790724</text:p>
          </table:table-cell>
          <table:table-cell office:value-type="float" office:value="0.0033412828222594" calcext:value-type="float">
            <text:p>0.003341282822259</text:p>
          </table:table-cell>
        </table:table-row>
        <table:table-row table:style-name="ro1">
          <table:table-cell office:value-type="float" office:value="2.61420130729675" calcext:value-type="float">
            <text:p>2.61420130729675</text:p>
          </table:table-cell>
          <table:table-cell office:value-type="float" office:value="0.439506451288859" calcext:value-type="float">
            <text:p>0.439506451288859</text:p>
          </table:table-cell>
          <table:table-cell office:value-type="float" office:value="0.873762376237624" calcext:value-type="float">
            <text:p>0.873762376237624</text:p>
          </table:table-cell>
          <table:table-cell office:value-type="float" office:value="0.900992705294352" calcext:value-type="float">
            <text:p>0.900992705294352</text:p>
          </table:table-cell>
          <table:table-cell office:value-type="string" calcext:value-type="string">
            <text:p>gin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og2</text:p>
          </table:table-cell>
          <table:table-cell office:value-type="float" office:value="40" calcext:value-type="float">
            <text:p>4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3"/>
          <table:table-cell office:value-type="string" calcext:value-type="string">
            <text:p>Pipeline</text:p>
          </table:table-cell>
          <table:table-cell office:value-type="float" office:value="3500" calcext:value-type="float">
            <text:p>35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874074074074074" calcext:value-type="float">
            <text:p>0.874074074074074</text:p>
          </table:table-cell>
          <table:table-cell office:value-type="float" office:value="0.905204460966543" calcext:value-type="float">
            <text:p>0.905204460966543</text:p>
          </table:table-cell>
          <table:table-cell office:value-type="float" office:value="0.884758364312268" calcext:value-type="float">
            <text:p>0.884758364312268</text:p>
          </table:table-cell>
          <table:table-cell office:value-type="float" office:value="0.900742115027829" calcext:value-type="float">
            <text:p>0.900742115027829</text:p>
          </table:table-cell>
          <table:table-cell office:value-type="float" office:value="0.862453531598513" calcext:value-type="float">
            <text:p>0.862453531598513</text:p>
          </table:table-cell>
          <table:table-cell office:value-type="float" office:value="0.897031539888683" calcext:value-type="float">
            <text:p>0.897031539888683</text:p>
          </table:table-cell>
          <table:table-cell office:value-type="float" office:value="0.116891978786351" calcext:value-type="float">
            <text:p>0.116891978786351</text:p>
          </table:table-cell>
          <table:table-cell office:value-type="float" office:value="0.0593280769766285" calcext:value-type="float">
            <text:p>0.059328076976629</text:p>
          </table:table-cell>
          <table:table-cell office:value-type="float" office:value="0.00910295179072373" calcext:value-type="float">
            <text:p>0.009102951790724</text:p>
          </table:table-cell>
          <table:table-cell office:value-type="float" office:value="0.0033412828222594" calcext:value-type="float">
            <text:p>0.003341282822259</text:p>
          </table:table-cell>
        </table:table-row>
        <table:table-row table:style-name="ro1">
          <table:table-cell office:value-type="float" office:value="2.59367656707764" calcext:value-type="float">
            <text:p>2.59367656707764</text:p>
          </table:table-cell>
          <table:table-cell office:value-type="float" office:value="0.371168851852417" calcext:value-type="float">
            <text:p>0.371168851852417</text:p>
          </table:table-cell>
          <table:table-cell office:value-type="float" office:value="0.873762376237624" calcext:value-type="float">
            <text:p>0.873762376237624</text:p>
          </table:table-cell>
          <table:table-cell office:value-type="float" office:value="0.900992705294352" calcext:value-type="float">
            <text:p>0.900992705294352</text:p>
          </table:table-cell>
          <table:table-cell office:value-type="string" calcext:value-type="string">
            <text:p>gin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og2</text:p>
          </table:table-cell>
          <table:table-cell office:value-type="float" office:value="40" calcext:value-type="float">
            <text:p>4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3"/>
          <table:table-cell office:value-type="string" calcext:value-type="string">
            <text:p>Pipeline</text:p>
          </table:table-cell>
          <table:table-cell office:value-type="float" office:value="3320" calcext:value-type="float">
            <text:p>332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874074074074074" calcext:value-type="float">
            <text:p>0.874074074074074</text:p>
          </table:table-cell>
          <table:table-cell office:value-type="float" office:value="0.905204460966543" calcext:value-type="float">
            <text:p>0.905204460966543</text:p>
          </table:table-cell>
          <table:table-cell office:value-type="float" office:value="0.884758364312268" calcext:value-type="float">
            <text:p>0.884758364312268</text:p>
          </table:table-cell>
          <table:table-cell office:value-type="float" office:value="0.900742115027829" calcext:value-type="float">
            <text:p>0.900742115027829</text:p>
          </table:table-cell>
          <table:table-cell office:value-type="float" office:value="0.862453531598513" calcext:value-type="float">
            <text:p>0.862453531598513</text:p>
          </table:table-cell>
          <table:table-cell office:value-type="float" office:value="0.897031539888683" calcext:value-type="float">
            <text:p>0.897031539888683</text:p>
          </table:table-cell>
          <table:table-cell office:value-type="float" office:value="0.157191847954593" calcext:value-type="float">
            <text:p>0.157191847954593</text:p>
          </table:table-cell>
          <table:table-cell office:value-type="float" office:value="0.0164172340252884" calcext:value-type="float">
            <text:p>0.016417234025289</text:p>
          </table:table-cell>
          <table:table-cell office:value-type="float" office:value="0.00910295179072373" calcext:value-type="float">
            <text:p>0.009102951790724</text:p>
          </table:table-cell>
          <table:table-cell office:value-type="float" office:value="0.0033412828222594" calcext:value-type="float">
            <text:p>0.003341282822259</text:p>
          </table:table-cell>
        </table:table-row>
        <table:table-row table:style-name="ro1">
          <table:table-cell office:value-type="float" office:value="2.60284908612569" calcext:value-type="float">
            <text:p>2.60284908612569</text:p>
          </table:table-cell>
          <table:table-cell office:value-type="float" office:value="0.406325101852417" calcext:value-type="float">
            <text:p>0.406325101852417</text:p>
          </table:table-cell>
          <table:table-cell office:value-type="float" office:value="0.873762376237624" calcext:value-type="float">
            <text:p>0.873762376237624</text:p>
          </table:table-cell>
          <table:table-cell office:value-type="float" office:value="0.900992705294352" calcext:value-type="float">
            <text:p>0.900992705294352</text:p>
          </table:table-cell>
          <table:table-cell office:value-type="string" calcext:value-type="string">
            <text:p>gin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og2</text:p>
          </table:table-cell>
          <table:table-cell office:value-type="float" office:value="40" calcext:value-type="float">
            <text:p>4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3"/>
          <table:table-cell office:value-type="string" calcext:value-type="string">
            <text:p>Pipeline</text:p>
          </table:table-cell>
          <table:table-cell office:value-type="float" office:value="580" calcext:value-type="float">
            <text:p>58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874074074074074" calcext:value-type="float">
            <text:p>0.874074074074074</text:p>
          </table:table-cell>
          <table:table-cell office:value-type="float" office:value="0.905204460966543" calcext:value-type="float">
            <text:p>0.905204460966543</text:p>
          </table:table-cell>
          <table:table-cell office:value-type="float" office:value="0.884758364312268" calcext:value-type="float">
            <text:p>0.884758364312268</text:p>
          </table:table-cell>
          <table:table-cell office:value-type="float" office:value="0.900742115027829" calcext:value-type="float">
            <text:p>0.900742115027829</text:p>
          </table:table-cell>
          <table:table-cell office:value-type="float" office:value="0.862453531598513" calcext:value-type="float">
            <text:p>0.862453531598513</text:p>
          </table:table-cell>
          <table:table-cell office:value-type="float" office:value="0.897031539888683" calcext:value-type="float">
            <text:p>0.897031539888683</text:p>
          </table:table-cell>
          <table:table-cell office:value-type="float" office:value="0.292882505343334" calcext:value-type="float">
            <text:p>0.292882505343334</text:p>
          </table:table-cell>
          <table:table-cell office:value-type="float" office:value="0.0384043504474512" calcext:value-type="float">
            <text:p>0.038404350447451</text:p>
          </table:table-cell>
          <table:table-cell office:value-type="float" office:value="0.00910295179072373" calcext:value-type="float">
            <text:p>0.009102951790724</text:p>
          </table:table-cell>
          <table:table-cell office:value-type="float" office:value="0.0033412828222594" calcext:value-type="float">
            <text:p>0.003341282822259</text:p>
          </table:table-cell>
        </table:table-row>
        <table:table-row table:style-name="ro1">
          <table:table-cell office:value-type="float" office:value="2.67890842755636" calcext:value-type="float">
            <text:p>2.67890842755636</text:p>
          </table:table-cell>
          <table:table-cell office:value-type="float" office:value="0.427268822987874" calcext:value-type="float">
            <text:p>0.427268822987874</text:p>
          </table:table-cell>
          <table:table-cell office:value-type="float" office:value="0.873762376237624" calcext:value-type="float">
            <text:p>0.873762376237624</text:p>
          </table:table-cell>
          <table:table-cell office:value-type="float" office:value="0.900992705294352" calcext:value-type="float">
            <text:p>0.900992705294352</text:p>
          </table:table-cell>
          <table:table-cell office:value-type="string" calcext:value-type="string">
            <text:p>gin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og2</text:p>
          </table:table-cell>
          <table:table-cell office:value-type="float" office:value="40" calcext:value-type="float">
            <text:p>4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3"/>
          <table:table-cell office:value-type="string" calcext:value-type="string">
            <text:p>Pipeline</text:p>
          </table:table-cell>
          <table:table-cell office:value-type="float" office:value="1600" calcext:value-type="float">
            <text:p>16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874074074074074" calcext:value-type="float">
            <text:p>0.874074074074074</text:p>
          </table:table-cell>
          <table:table-cell office:value-type="float" office:value="0.905204460966543" calcext:value-type="float">
            <text:p>0.905204460966543</text:p>
          </table:table-cell>
          <table:table-cell office:value-type="float" office:value="0.884758364312268" calcext:value-type="float">
            <text:p>0.884758364312268</text:p>
          </table:table-cell>
          <table:table-cell office:value-type="float" office:value="0.900742115027829" calcext:value-type="float">
            <text:p>0.900742115027829</text:p>
          </table:table-cell>
          <table:table-cell office:value-type="float" office:value="0.862453531598513" calcext:value-type="float">
            <text:p>0.862453531598513</text:p>
          </table:table-cell>
          <table:table-cell office:value-type="float" office:value="0.897031539888683" calcext:value-type="float">
            <text:p>0.897031539888683</text:p>
          </table:table-cell>
          <table:table-cell office:value-type="float" office:value="0.236411471819988" calcext:value-type="float">
            <text:p>0.236411471819988</text:p>
          </table:table-cell>
          <table:table-cell office:value-type="float" office:value="0.0372276321311214" calcext:value-type="float">
            <text:p>0.037227632131121</text:p>
          </table:table-cell>
          <table:table-cell office:value-type="float" office:value="0.00910295179072373" calcext:value-type="float">
            <text:p>0.009102951790724</text:p>
          </table:table-cell>
          <table:table-cell office:value-type="float" office:value="0.0033412828222594" calcext:value-type="float">
            <text:p>0.003341282822259</text:p>
          </table:table-cell>
        </table:table-row>
        <table:table-row table:style-name="ro1">
          <table:table-cell office:value-type="float" office:value="2.74560856819153" calcext:value-type="float">
            <text:p>2.74560856819153</text:p>
          </table:table-cell>
          <table:table-cell office:value-type="float" office:value="0.475674788157145" calcext:value-type="float">
            <text:p>0.475674788157145</text:p>
          </table:table-cell>
          <table:table-cell office:value-type="float" office:value="0.873762376237624" calcext:value-type="float">
            <text:p>0.873762376237624</text:p>
          </table:table-cell>
          <table:table-cell office:value-type="float" office:value="0.900992705294352" calcext:value-type="float">
            <text:p>0.900992705294352</text:p>
          </table:table-cell>
          <table:table-cell office:value-type="string" calcext:value-type="string">
            <text:p>gin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og2</text:p>
          </table:table-cell>
          <table:table-cell office:value-type="float" office:value="40" calcext:value-type="float">
            <text:p>4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3"/>
          <table:table-cell office:value-type="string" calcext:value-type="string">
            <text:p>Pipeline</text:p>
          </table:table-cell>
          <table:table-cell office:value-type="float" office:value="1780" calcext:value-type="float">
            <text:p>178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874074074074074" calcext:value-type="float">
            <text:p>0.874074074074074</text:p>
          </table:table-cell>
          <table:table-cell office:value-type="float" office:value="0.905204460966543" calcext:value-type="float">
            <text:p>0.905204460966543</text:p>
          </table:table-cell>
          <table:table-cell office:value-type="float" office:value="0.884758364312268" calcext:value-type="float">
            <text:p>0.884758364312268</text:p>
          </table:table-cell>
          <table:table-cell office:value-type="float" office:value="0.900742115027829" calcext:value-type="float">
            <text:p>0.900742115027829</text:p>
          </table:table-cell>
          <table:table-cell office:value-type="float" office:value="0.862453531598513" calcext:value-type="float">
            <text:p>0.862453531598513</text:p>
          </table:table-cell>
          <table:table-cell office:value-type="float" office:value="0.897031539888683" calcext:value-type="float">
            <text:p>0.897031539888683</text:p>
          </table:table-cell>
          <table:table-cell office:value-type="float" office:value="0.166657636012886" calcext:value-type="float">
            <text:p>0.166657636012886</text:p>
          </table:table-cell>
          <table:table-cell office:value-type="float" office:value="0.0215717735368277" calcext:value-type="float">
            <text:p>0.021571773536828</text:p>
          </table:table-cell>
          <table:table-cell office:value-type="float" office:value="0.00910295179072373" calcext:value-type="float">
            <text:p>0.009102951790724</text:p>
          </table:table-cell>
          <table:table-cell office:value-type="float" office:value="0.0033412828222594" calcext:value-type="float">
            <text:p>0.003341282822259</text:p>
          </table:table-cell>
        </table:table-row>
        <table:table-row table:style-name="ro1">
          <table:table-cell office:value-type="float" office:value="2.58865865071615" calcext:value-type="float">
            <text:p>2.58865865071615</text:p>
          </table:table-cell>
          <table:table-cell office:value-type="float" office:value="0.420452117919922" calcext:value-type="float">
            <text:p>0.420452117919922</text:p>
          </table:table-cell>
          <table:table-cell office:value-type="float" office:value="0.873762376237624" calcext:value-type="float">
            <text:p>0.873762376237624</text:p>
          </table:table-cell>
          <table:table-cell office:value-type="float" office:value="0.900992705294352" calcext:value-type="float">
            <text:p>0.900992705294352</text:p>
          </table:table-cell>
          <table:table-cell office:value-type="string" calcext:value-type="string">
            <text:p>gin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og2</text:p>
          </table:table-cell>
          <table:table-cell office:value-type="float" office:value="40" calcext:value-type="float">
            <text:p>4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3"/>
          <table:table-cell office:value-type="string" calcext:value-type="string">
            <text:p>Pipeline</text:p>
          </table:table-cell>
          <table:table-cell office:value-type="float" office:value="2840" calcext:value-type="float">
            <text:p>284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874074074074074" calcext:value-type="float">
            <text:p>0.874074074074074</text:p>
          </table:table-cell>
          <table:table-cell office:value-type="float" office:value="0.905204460966543" calcext:value-type="float">
            <text:p>0.905204460966543</text:p>
          </table:table-cell>
          <table:table-cell office:value-type="float" office:value="0.884758364312268" calcext:value-type="float">
            <text:p>0.884758364312268</text:p>
          </table:table-cell>
          <table:table-cell office:value-type="float" office:value="0.900742115027829" calcext:value-type="float">
            <text:p>0.900742115027829</text:p>
          </table:table-cell>
          <table:table-cell office:value-type="float" office:value="0.862453531598513" calcext:value-type="float">
            <text:p>0.862453531598513</text:p>
          </table:table-cell>
          <table:table-cell office:value-type="float" office:value="0.897031539888683" calcext:value-type="float">
            <text:p>0.897031539888683</text:p>
          </table:table-cell>
          <table:table-cell office:value-type="float" office:value="0.137329123080097" calcext:value-type="float">
            <text:p>0.137329123080097</text:p>
          </table:table-cell>
          <table:table-cell office:value-type="float" office:value="0.114663625742045" calcext:value-type="float">
            <text:p>0.114663625742045</text:p>
          </table:table-cell>
          <table:table-cell office:value-type="float" office:value="0.00910295179072373" calcext:value-type="float">
            <text:p>0.009102951790724</text:p>
          </table:table-cell>
          <table:table-cell office:value-type="float" office:value="0.0033412828222594" calcext:value-type="float">
            <text:p>0.003341282822259</text:p>
          </table:table-cell>
        </table:table-row>
        <table:table-row table:style-name="ro1">
          <table:table-cell office:value-type="float" office:value="2.70809626579285" calcext:value-type="float">
            <text:p>2.70809626579285</text:p>
          </table:table-cell>
          <table:table-cell office:value-type="float" office:value="0.403777519861857" calcext:value-type="float">
            <text:p>0.403777519861857</text:p>
          </table:table-cell>
          <table:table-cell office:value-type="float" office:value="0.873762376237624" calcext:value-type="float">
            <text:p>0.873762376237624</text:p>
          </table:table-cell>
          <table:table-cell office:value-type="float" office:value="0.900992705294352" calcext:value-type="float">
            <text:p>0.900992705294352</text:p>
          </table:table-cell>
          <table:table-cell office:value-type="string" calcext:value-type="string">
            <text:p>gin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og2</text:p>
          </table:table-cell>
          <table:table-cell office:value-type="float" office:value="40" calcext:value-type="float">
            <text:p>4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3"/>
          <table:table-cell office:value-type="string" calcext:value-type="string">
            <text:p>Pipeline</text:p>
          </table:table-cell>
          <table:table-cell office:value-type="float" office:value="1360" calcext:value-type="float">
            <text:p>136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874074074074074" calcext:value-type="float">
            <text:p>0.874074074074074</text:p>
          </table:table-cell>
          <table:table-cell office:value-type="float" office:value="0.905204460966543" calcext:value-type="float">
            <text:p>0.905204460966543</text:p>
          </table:table-cell>
          <table:table-cell office:value-type="float" office:value="0.884758364312268" calcext:value-type="float">
            <text:p>0.884758364312268</text:p>
          </table:table-cell>
          <table:table-cell office:value-type="float" office:value="0.900742115027829" calcext:value-type="float">
            <text:p>0.900742115027829</text:p>
          </table:table-cell>
          <table:table-cell office:value-type="float" office:value="0.862453531598513" calcext:value-type="float">
            <text:p>0.862453531598513</text:p>
          </table:table-cell>
          <table:table-cell office:value-type="float" office:value="0.897031539888683" calcext:value-type="float">
            <text:p>0.897031539888683</text:p>
          </table:table-cell>
          <table:table-cell office:value-type="float" office:value="0.371310312451306" calcext:value-type="float">
            <text:p>0.371310312451306</text:p>
          </table:table-cell>
          <table:table-cell office:value-type="float" office:value="0.0394590232535805" calcext:value-type="float">
            <text:p>0.039459023253581</text:p>
          </table:table-cell>
          <table:table-cell office:value-type="float" office:value="0.00910295179072373" calcext:value-type="float">
            <text:p>0.009102951790724</text:p>
          </table:table-cell>
          <table:table-cell office:value-type="float" office:value="0.0033412828222594" calcext:value-type="float">
            <text:p>0.003341282822259</text:p>
          </table:table-cell>
        </table:table-row>
        <table:table-row table:style-name="ro1">
          <table:table-cell office:value-type="float" office:value="2.66817378997803" calcext:value-type="float">
            <text:p>2.66817378997803</text:p>
          </table:table-cell>
          <table:table-cell office:value-type="float" office:value="0.427315553029378" calcext:value-type="float">
            <text:p>0.427315553029378</text:p>
          </table:table-cell>
          <table:table-cell office:value-type="float" office:value="0.873762376237624" calcext:value-type="float">
            <text:p>0.873762376237624</text:p>
          </table:table-cell>
          <table:table-cell office:value-type="float" office:value="0.900992705294352" calcext:value-type="float">
            <text:p>0.900992705294352</text:p>
          </table:table-cell>
          <table:table-cell office:value-type="string" calcext:value-type="string">
            <text:p>gin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og2</text:p>
          </table:table-cell>
          <table:table-cell office:value-type="float" office:value="40" calcext:value-type="float">
            <text:p>4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3"/>
          <table:table-cell office:value-type="string" calcext:value-type="string">
            <text:p>Pipeline</text:p>
          </table:table-cell>
          <table:table-cell office:value-type="float" office:value="4040" calcext:value-type="float">
            <text:p>404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874074074074074" calcext:value-type="float">
            <text:p>0.874074074074074</text:p>
          </table:table-cell>
          <table:table-cell office:value-type="float" office:value="0.905204460966543" calcext:value-type="float">
            <text:p>0.905204460966543</text:p>
          </table:table-cell>
          <table:table-cell office:value-type="float" office:value="0.884758364312268" calcext:value-type="float">
            <text:p>0.884758364312268</text:p>
          </table:table-cell>
          <table:table-cell office:value-type="float" office:value="0.900742115027829" calcext:value-type="float">
            <text:p>0.900742115027829</text:p>
          </table:table-cell>
          <table:table-cell office:value-type="float" office:value="0.862453531598513" calcext:value-type="float">
            <text:p>0.862453531598513</text:p>
          </table:table-cell>
          <table:table-cell office:value-type="float" office:value="0.897031539888683" calcext:value-type="float">
            <text:p>0.897031539888683</text:p>
          </table:table-cell>
          <table:table-cell office:value-type="float" office:value="0.0173486036615826" calcext:value-type="float">
            <text:p>0.017348603661583</text:p>
          </table:table-cell>
          <table:table-cell office:value-type="float" office:value="0.0779419239505196" calcext:value-type="float">
            <text:p>0.07794192395052</text:p>
          </table:table-cell>
          <table:table-cell office:value-type="float" office:value="0.00910295179072373" calcext:value-type="float">
            <text:p>0.009102951790724</text:p>
          </table:table-cell>
          <table:table-cell office:value-type="float" office:value="0.0033412828222594" calcext:value-type="float">
            <text:p>0.003341282822259</text:p>
          </table:table-cell>
        </table:table-row>
        <table:table-row table:style-name="ro1">
          <table:table-cell office:value-type="float" office:value="2.50235748291016" calcext:value-type="float">
            <text:p>2.50235748291016</text:p>
          </table:table-cell>
          <table:table-cell office:value-type="float" office:value="0.40437372525533" calcext:value-type="float">
            <text:p>0.40437372525533</text:p>
          </table:table-cell>
          <table:table-cell office:value-type="float" office:value="0.873762376237624" calcext:value-type="float">
            <text:p>0.873762376237624</text:p>
          </table:table-cell>
          <table:table-cell office:value-type="float" office:value="0.900992705294352" calcext:value-type="float">
            <text:p>0.900992705294352</text:p>
          </table:table-cell>
          <table:table-cell office:value-type="string" calcext:value-type="string">
            <text:p>gin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og2</text:p>
          </table:table-cell>
          <table:table-cell office:value-type="float" office:value="40" calcext:value-type="float">
            <text:p>4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3"/>
          <table:table-cell office:value-type="string" calcext:value-type="string">
            <text:p>Pipeline</text:p>
          </table:table-cell>
          <table:table-cell office:value-type="float" office:value="1340" calcext:value-type="float">
            <text:p>134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874074074074074" calcext:value-type="float">
            <text:p>0.874074074074074</text:p>
          </table:table-cell>
          <table:table-cell office:value-type="float" office:value="0.905204460966543" calcext:value-type="float">
            <text:p>0.905204460966543</text:p>
          </table:table-cell>
          <table:table-cell office:value-type="float" office:value="0.884758364312268" calcext:value-type="float">
            <text:p>0.884758364312268</text:p>
          </table:table-cell>
          <table:table-cell office:value-type="float" office:value="0.900742115027829" calcext:value-type="float">
            <text:p>0.900742115027829</text:p>
          </table:table-cell>
          <table:table-cell office:value-type="float" office:value="0.862453531598513" calcext:value-type="float">
            <text:p>0.862453531598513</text:p>
          </table:table-cell>
          <table:table-cell office:value-type="float" office:value="0.897031539888683" calcext:value-type="float">
            <text:p>0.897031539888683</text:p>
          </table:table-cell>
          <table:table-cell office:value-type="float" office:value="0.153154835872836" calcext:value-type="float">
            <text:p>0.153154835872836</text:p>
          </table:table-cell>
          <table:table-cell office:value-type="float" office:value="0.0717795477676765" calcext:value-type="float">
            <text:p>0.071779547767677</text:p>
          </table:table-cell>
          <table:table-cell office:value-type="float" office:value="0.00910295179072373" calcext:value-type="float">
            <text:p>0.009102951790724</text:p>
          </table:table-cell>
          <table:table-cell office:value-type="float" office:value="0.0033412828222594" calcext:value-type="float">
            <text:p>0.003341282822259</text:p>
          </table:table-cell>
        </table:table-row>
        <table:table-row table:style-name="ro1">
          <table:table-cell office:value-type="float" office:value="2.9158677260081" calcext:value-type="float">
            <text:p>2.9158677260081</text:p>
          </table:table-cell>
          <table:table-cell office:value-type="float" office:value="0.445231437683106" calcext:value-type="float">
            <text:p>0.445231437683106</text:p>
          </table:table-cell>
          <table:table-cell office:value-type="float" office:value="0.873762376237624" calcext:value-type="float">
            <text:p>0.873762376237624</text:p>
          </table:table-cell>
          <table:table-cell office:value-type="float" office:value="0.900992705294352" calcext:value-type="float">
            <text:p>0.900992705294352</text:p>
          </table:table-cell>
          <table:table-cell office:value-type="string" calcext:value-type="string">
            <text:p>gin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og2</text:p>
          </table:table-cell>
          <table:table-cell office:value-type="float" office:value="40" calcext:value-type="float">
            <text:p>4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3"/>
          <table:table-cell office:value-type="string" calcext:value-type="string">
            <text:p>Pipeline</text:p>
          </table:table-cell>
          <table:table-cell office:value-type="float" office:value="960" calcext:value-type="float">
            <text:p>96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874074074074074" calcext:value-type="float">
            <text:p>0.874074074074074</text:p>
          </table:table-cell>
          <table:table-cell office:value-type="float" office:value="0.905204460966543" calcext:value-type="float">
            <text:p>0.905204460966543</text:p>
          </table:table-cell>
          <table:table-cell office:value-type="float" office:value="0.884758364312268" calcext:value-type="float">
            <text:p>0.884758364312268</text:p>
          </table:table-cell>
          <table:table-cell office:value-type="float" office:value="0.900742115027829" calcext:value-type="float">
            <text:p>0.900742115027829</text:p>
          </table:table-cell>
          <table:table-cell office:value-type="float" office:value="0.862453531598513" calcext:value-type="float">
            <text:p>0.862453531598513</text:p>
          </table:table-cell>
          <table:table-cell office:value-type="float" office:value="0.897031539888683" calcext:value-type="float">
            <text:p>0.897031539888683</text:p>
          </table:table-cell>
          <table:table-cell office:value-type="float" office:value="0.379082126189461" calcext:value-type="float">
            <text:p>0.379082126189461</text:p>
          </table:table-cell>
          <table:table-cell office:value-type="float" office:value="0.0580558419918746" calcext:value-type="float">
            <text:p>0.058055841991875</text:p>
          </table:table-cell>
          <table:table-cell office:value-type="float" office:value="0.00910295179072373" calcext:value-type="float">
            <text:p>0.009102951790724</text:p>
          </table:table-cell>
          <table:table-cell office:value-type="float" office:value="0.0033412828222594" calcext:value-type="float">
            <text:p>0.003341282822259</text:p>
          </table:table-cell>
        </table:table-row>
        <table:table-row table:style-name="ro1">
          <table:table-cell office:value-type="float" office:value="2.68378480275472" calcext:value-type="float">
            <text:p>2.68378480275472</text:p>
          </table:table-cell>
          <table:table-cell office:value-type="float" office:value="0.417824506759644" calcext:value-type="float">
            <text:p>0.417824506759644</text:p>
          </table:table-cell>
          <table:table-cell office:value-type="float" office:value="0.873762376237624" calcext:value-type="float">
            <text:p>0.873762376237624</text:p>
          </table:table-cell>
          <table:table-cell office:value-type="float" office:value="0.900992705294352" calcext:value-type="float">
            <text:p>0.900992705294352</text:p>
          </table:table-cell>
          <table:table-cell office:value-type="string" calcext:value-type="string">
            <text:p>gin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og2</text:p>
          </table:table-cell>
          <table:table-cell office:value-type="float" office:value="40" calcext:value-type="float">
            <text:p>4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3"/>
          <table:table-cell office:value-type="string" calcext:value-type="string">
            <text:p>Pipeline</text:p>
          </table:table-cell>
          <table:table-cell office:value-type="float" office:value="3480" calcext:value-type="float">
            <text:p>348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874074074074074" calcext:value-type="float">
            <text:p>0.874074074074074</text:p>
          </table:table-cell>
          <table:table-cell office:value-type="float" office:value="0.905204460966543" calcext:value-type="float">
            <text:p>0.905204460966543</text:p>
          </table:table-cell>
          <table:table-cell office:value-type="float" office:value="0.884758364312268" calcext:value-type="float">
            <text:p>0.884758364312268</text:p>
          </table:table-cell>
          <table:table-cell office:value-type="float" office:value="0.900742115027829" calcext:value-type="float">
            <text:p>0.900742115027829</text:p>
          </table:table-cell>
          <table:table-cell office:value-type="float" office:value="0.862453531598513" calcext:value-type="float">
            <text:p>0.862453531598513</text:p>
          </table:table-cell>
          <table:table-cell office:value-type="float" office:value="0.897031539888683" calcext:value-type="float">
            <text:p>0.897031539888683</text:p>
          </table:table-cell>
          <table:table-cell office:value-type="float" office:value="0.221397648521082" calcext:value-type="float">
            <text:p>0.221397648521082</text:p>
          </table:table-cell>
          <table:table-cell office:value-type="float" office:value="0.0526398636091181" calcext:value-type="float">
            <text:p>0.052639863609118</text:p>
          </table:table-cell>
          <table:table-cell office:value-type="float" office:value="0.00910295179072373" calcext:value-type="float">
            <text:p>0.009102951790724</text:p>
          </table:table-cell>
          <table:table-cell office:value-type="float" office:value="0.0033412828222594" calcext:value-type="float">
            <text:p>0.003341282822259</text:p>
          </table:table-cell>
        </table:table-row>
        <table:table-row table:style-name="ro1">
          <table:table-cell office:value-type="float" office:value="2.53218253453573" calcext:value-type="float">
            <text:p>2.53218253453573</text:p>
          </table:table-cell>
          <table:table-cell office:value-type="float" office:value="0.435083071390788" calcext:value-type="float">
            <text:p>0.435083071390788</text:p>
          </table:table-cell>
          <table:table-cell office:value-type="float" office:value="0.873762376237624" calcext:value-type="float">
            <text:p>0.873762376237624</text:p>
          </table:table-cell>
          <table:table-cell office:value-type="float" office:value="0.900992705294352" calcext:value-type="float">
            <text:p>0.900992705294352</text:p>
          </table:table-cell>
          <table:table-cell office:value-type="string" calcext:value-type="string">
            <text:p>gin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og2</text:p>
          </table:table-cell>
          <table:table-cell office:value-type="float" office:value="40" calcext:value-type="float">
            <text:p>4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3"/>
          <table:table-cell office:value-type="string" calcext:value-type="string">
            <text:p>Pipeline</text:p>
          </table:table-cell>
          <table:table-cell office:value-type="float" office:value="380" calcext:value-type="float">
            <text:p>38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874074074074074" calcext:value-type="float">
            <text:p>0.874074074074074</text:p>
          </table:table-cell>
          <table:table-cell office:value-type="float" office:value="0.905204460966543" calcext:value-type="float">
            <text:p>0.905204460966543</text:p>
          </table:table-cell>
          <table:table-cell office:value-type="float" office:value="0.884758364312268" calcext:value-type="float">
            <text:p>0.884758364312268</text:p>
          </table:table-cell>
          <table:table-cell office:value-type="float" office:value="0.900742115027829" calcext:value-type="float">
            <text:p>0.900742115027829</text:p>
          </table:table-cell>
          <table:table-cell office:value-type="float" office:value="0.862453531598513" calcext:value-type="float">
            <text:p>0.862453531598513</text:p>
          </table:table-cell>
          <table:table-cell office:value-type="float" office:value="0.897031539888683" calcext:value-type="float">
            <text:p>0.897031539888683</text:p>
          </table:table-cell>
          <table:table-cell office:value-type="float" office:value="0.137379536487845" calcext:value-type="float">
            <text:p>0.137379536487845</text:p>
          </table:table-cell>
          <table:table-cell office:value-type="float" office:value="0.0501177150109923" calcext:value-type="float">
            <text:p>0.050117715010992</text:p>
          </table:table-cell>
          <table:table-cell office:value-type="float" office:value="0.00910295179072373" calcext:value-type="float">
            <text:p>0.009102951790724</text:p>
          </table:table-cell>
          <table:table-cell office:value-type="float" office:value="0.0033412828222594" calcext:value-type="float">
            <text:p>0.003341282822259</text:p>
          </table:table-cell>
        </table:table-row>
        <table:table-row table:style-name="ro1">
          <table:table-cell office:value-type="float" office:value="2.66631126403809" calcext:value-type="float">
            <text:p>2.66631126403809</text:p>
          </table:table-cell>
          <table:table-cell office:value-type="float" office:value="0.45326574643453" calcext:value-type="float">
            <text:p>0.45326574643453</text:p>
          </table:table-cell>
          <table:table-cell office:value-type="float" office:value="0.873762376237624" calcext:value-type="float">
            <text:p>0.873762376237624</text:p>
          </table:table-cell>
          <table:table-cell office:value-type="float" office:value="0.900992705294352" calcext:value-type="float">
            <text:p>0.900992705294352</text:p>
          </table:table-cell>
          <table:table-cell office:value-type="string" calcext:value-type="string">
            <text:p>gin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og2</text:p>
          </table:table-cell>
          <table:table-cell office:value-type="float" office:value="40" calcext:value-type="float">
            <text:p>4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3"/>
          <table:table-cell office:value-type="string" calcext:value-type="string">
            <text:p>Pipeline</text:p>
          </table:table-cell>
          <table:table-cell office:value-type="float" office:value="1740" calcext:value-type="float">
            <text:p>174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874074074074074" calcext:value-type="float">
            <text:p>0.874074074074074</text:p>
          </table:table-cell>
          <table:table-cell office:value-type="float" office:value="0.905204460966543" calcext:value-type="float">
            <text:p>0.905204460966543</text:p>
          </table:table-cell>
          <table:table-cell office:value-type="float" office:value="0.884758364312268" calcext:value-type="float">
            <text:p>0.884758364312268</text:p>
          </table:table-cell>
          <table:table-cell office:value-type="float" office:value="0.900742115027829" calcext:value-type="float">
            <text:p>0.900742115027829</text:p>
          </table:table-cell>
          <table:table-cell office:value-type="float" office:value="0.862453531598513" calcext:value-type="float">
            <text:p>0.862453531598513</text:p>
          </table:table-cell>
          <table:table-cell office:value-type="float" office:value="0.897031539888683" calcext:value-type="float">
            <text:p>0.897031539888683</text:p>
          </table:table-cell>
          <table:table-cell office:value-type="float" office:value="0.191640047042459" calcext:value-type="float">
            <text:p>0.191640047042459</text:p>
          </table:table-cell>
          <table:table-cell office:value-type="float" office:value="0.0210946144602731" calcext:value-type="float">
            <text:p>0.021094614460273</text:p>
          </table:table-cell>
          <table:table-cell office:value-type="float" office:value="0.00910295179072373" calcext:value-type="float">
            <text:p>0.009102951790724</text:p>
          </table:table-cell>
          <table:table-cell office:value-type="float" office:value="0.0033412828222594" calcext:value-type="float">
            <text:p>0.003341282822259</text:p>
          </table:table-cell>
        </table:table-row>
        <table:table-row table:style-name="ro1">
          <table:table-cell office:value-type="float" office:value="2.54705580075582" calcext:value-type="float">
            <text:p>2.54705580075582</text:p>
          </table:table-cell>
          <table:table-cell office:value-type="float" office:value="0.402725378672282" calcext:value-type="float">
            <text:p>0.402725378672282</text:p>
          </table:table-cell>
          <table:table-cell office:value-type="float" office:value="0.873762376237624" calcext:value-type="float">
            <text:p>0.873762376237624</text:p>
          </table:table-cell>
          <table:table-cell office:value-type="float" office:value="0.900992705294352" calcext:value-type="float">
            <text:p>0.900992705294352</text:p>
          </table:table-cell>
          <table:table-cell office:value-type="string" calcext:value-type="string">
            <text:p>gin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og2</text:p>
          </table:table-cell>
          <table:table-cell office:value-type="float" office:value="40" calcext:value-type="float">
            <text:p>4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3"/>
          <table:table-cell office:value-type="string" calcext:value-type="string">
            <text:p>Pipeline</text:p>
          </table:table-cell>
          <table:table-cell office:value-type="float" office:value="2600" calcext:value-type="float">
            <text:p>26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874074074074074" calcext:value-type="float">
            <text:p>0.874074074074074</text:p>
          </table:table-cell>
          <table:table-cell office:value-type="float" office:value="0.905204460966543" calcext:value-type="float">
            <text:p>0.905204460966543</text:p>
          </table:table-cell>
          <table:table-cell office:value-type="float" office:value="0.884758364312268" calcext:value-type="float">
            <text:p>0.884758364312268</text:p>
          </table:table-cell>
          <table:table-cell office:value-type="float" office:value="0.900742115027829" calcext:value-type="float">
            <text:p>0.900742115027829</text:p>
          </table:table-cell>
          <table:table-cell office:value-type="float" office:value="0.862453531598513" calcext:value-type="float">
            <text:p>0.862453531598513</text:p>
          </table:table-cell>
          <table:table-cell office:value-type="float" office:value="0.897031539888683" calcext:value-type="float">
            <text:p>0.897031539888683</text:p>
          </table:table-cell>
          <table:table-cell office:value-type="float" office:value="0.10511865053894" calcext:value-type="float">
            <text:p>0.10511865053894</text:p>
          </table:table-cell>
          <table:table-cell office:value-type="float" office:value="0.0676989121283091" calcext:value-type="float">
            <text:p>0.067698912128309</text:p>
          </table:table-cell>
          <table:table-cell office:value-type="float" office:value="0.00910295179072373" calcext:value-type="float">
            <text:p>0.009102951790724</text:p>
          </table:table-cell>
          <table:table-cell office:value-type="float" office:value="0.0033412828222594" calcext:value-type="float">
            <text:p>0.003341282822259</text:p>
          </table:table-cell>
        </table:table-row>
        <table:table-row table:style-name="ro1">
          <table:table-cell office:value-type="float" office:value="2.55815354983012" calcext:value-type="float">
            <text:p>2.55815354983012</text:p>
          </table:table-cell>
          <table:table-cell office:value-type="float" office:value="0.407711426417033" calcext:value-type="float">
            <text:p>0.407711426417033</text:p>
          </table:table-cell>
          <table:table-cell office:value-type="float" office:value="0.873762376237624" calcext:value-type="float">
            <text:p>0.873762376237624</text:p>
          </table:table-cell>
          <table:table-cell office:value-type="float" office:value="0.900992705294352" calcext:value-type="float">
            <text:p>0.900992705294352</text:p>
          </table:table-cell>
          <table:table-cell office:value-type="string" calcext:value-type="string">
            <text:p>gin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og2</text:p>
          </table:table-cell>
          <table:table-cell office:value-type="float" office:value="40" calcext:value-type="float">
            <text:p>4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3"/>
          <table:table-cell office:value-type="string" calcext:value-type="string">
            <text:p>Pipeline</text:p>
          </table:table-cell>
          <table:table-cell office:value-type="float" office:value="660" calcext:value-type="float">
            <text:p>66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874074074074074" calcext:value-type="float">
            <text:p>0.874074074074074</text:p>
          </table:table-cell>
          <table:table-cell office:value-type="float" office:value="0.905204460966543" calcext:value-type="float">
            <text:p>0.905204460966543</text:p>
          </table:table-cell>
          <table:table-cell office:value-type="float" office:value="0.884758364312268" calcext:value-type="float">
            <text:p>0.884758364312268</text:p>
          </table:table-cell>
          <table:table-cell office:value-type="float" office:value="0.900742115027829" calcext:value-type="float">
            <text:p>0.900742115027829</text:p>
          </table:table-cell>
          <table:table-cell office:value-type="float" office:value="0.862453531598513" calcext:value-type="float">
            <text:p>0.862453531598513</text:p>
          </table:table-cell>
          <table:table-cell office:value-type="float" office:value="0.897031539888683" calcext:value-type="float">
            <text:p>0.897031539888683</text:p>
          </table:table-cell>
          <table:table-cell office:value-type="float" office:value="0.0441348648719689" calcext:value-type="float">
            <text:p>0.044134864871969</text:p>
          </table:table-cell>
          <table:table-cell office:value-type="float" office:value="0.0950031767939372" calcext:value-type="float">
            <text:p>0.095003176793937</text:p>
          </table:table-cell>
          <table:table-cell office:value-type="float" office:value="0.00910295179072373" calcext:value-type="float">
            <text:p>0.009102951790724</text:p>
          </table:table-cell>
          <table:table-cell office:value-type="float" office:value="0.0033412828222594" calcext:value-type="float">
            <text:p>0.003341282822259</text:p>
          </table:table-cell>
        </table:table-row>
        <table:table-row table:style-name="ro1">
          <table:table-cell office:value-type="float" office:value="2.37950984636943" calcext:value-type="float">
            <text:p>2.37950984636943</text:p>
          </table:table-cell>
          <table:table-cell office:value-type="float" office:value="0.410101254781087" calcext:value-type="float">
            <text:p>0.410101254781087</text:p>
          </table:table-cell>
          <table:table-cell office:value-type="float" office:value="0.873762376237624" calcext:value-type="float">
            <text:p>0.873762376237624</text:p>
          </table:table-cell>
          <table:table-cell office:value-type="float" office:value="0.900992705294352" calcext:value-type="float">
            <text:p>0.900992705294352</text:p>
          </table:table-cell>
          <table:table-cell office:value-type="string" calcext:value-type="string">
            <text:p>gin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og2</text:p>
          </table:table-cell>
          <table:table-cell office:value-type="float" office:value="40" calcext:value-type="float">
            <text:p>4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3"/>
          <table:table-cell office:value-type="string" calcext:value-type="string">
            <text:p>Pipeline</text:p>
          </table:table-cell>
          <table:table-cell office:value-type="float" office:value="2700" calcext:value-type="float">
            <text:p>27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874074074074074" calcext:value-type="float">
            <text:p>0.874074074074074</text:p>
          </table:table-cell>
          <table:table-cell office:value-type="float" office:value="0.905204460966543" calcext:value-type="float">
            <text:p>0.905204460966543</text:p>
          </table:table-cell>
          <table:table-cell office:value-type="float" office:value="0.884758364312268" calcext:value-type="float">
            <text:p>0.884758364312268</text:p>
          </table:table-cell>
          <table:table-cell office:value-type="float" office:value="0.900742115027829" calcext:value-type="float">
            <text:p>0.900742115027829</text:p>
          </table:table-cell>
          <table:table-cell office:value-type="float" office:value="0.862453531598513" calcext:value-type="float">
            <text:p>0.862453531598513</text:p>
          </table:table-cell>
          <table:table-cell office:value-type="float" office:value="0.897031539888683" calcext:value-type="float">
            <text:p>0.897031539888683</text:p>
          </table:table-cell>
          <table:table-cell office:value-type="float" office:value="0.0384281288407923" calcext:value-type="float">
            <text:p>0.038428128840792</text:p>
          </table:table-cell>
          <table:table-cell office:value-type="float" office:value="0.044113942255274" calcext:value-type="float">
            <text:p>0.044113942255274</text:p>
          </table:table-cell>
          <table:table-cell office:value-type="float" office:value="0.00910295179072373" calcext:value-type="float">
            <text:p>0.009102951790724</text:p>
          </table:table-cell>
          <table:table-cell office:value-type="float" office:value="0.0033412828222594" calcext:value-type="float">
            <text:p>0.003341282822259</text:p>
          </table:table-cell>
        </table:table-row>
        <table:table-row table:style-name="ro1">
          <table:table-cell office:value-type="float" office:value="2.65548380215963" calcext:value-type="float">
            <text:p>2.65548380215963</text:p>
          </table:table-cell>
          <table:table-cell office:value-type="float" office:value="0.44036602973938" calcext:value-type="float">
            <text:p>0.44036602973938</text:p>
          </table:table-cell>
          <table:table-cell office:value-type="float" office:value="0.873762376237624" calcext:value-type="float">
            <text:p>0.873762376237624</text:p>
          </table:table-cell>
          <table:table-cell office:value-type="float" office:value="0.900992705294352" calcext:value-type="float">
            <text:p>0.900992705294352</text:p>
          </table:table-cell>
          <table:table-cell office:value-type="string" calcext:value-type="string">
            <text:p>gin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og2</text:p>
          </table:table-cell>
          <table:table-cell office:value-type="float" office:value="40" calcext:value-type="float">
            <text:p>4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3"/>
          <table:table-cell office:value-type="string" calcext:value-type="string">
            <text:p>Pipeline</text:p>
          </table:table-cell>
          <table:table-cell office:value-type="float" office:value="3160" calcext:value-type="float">
            <text:p>316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874074074074074" calcext:value-type="float">
            <text:p>0.874074074074074</text:p>
          </table:table-cell>
          <table:table-cell office:value-type="float" office:value="0.905204460966543" calcext:value-type="float">
            <text:p>0.905204460966543</text:p>
          </table:table-cell>
          <table:table-cell office:value-type="float" office:value="0.884758364312268" calcext:value-type="float">
            <text:p>0.884758364312268</text:p>
          </table:table-cell>
          <table:table-cell office:value-type="float" office:value="0.900742115027829" calcext:value-type="float">
            <text:p>0.900742115027829</text:p>
          </table:table-cell>
          <table:table-cell office:value-type="float" office:value="0.862453531598513" calcext:value-type="float">
            <text:p>0.862453531598513</text:p>
          </table:table-cell>
          <table:table-cell office:value-type="float" office:value="0.897031539888683" calcext:value-type="float">
            <text:p>0.897031539888683</text:p>
          </table:table-cell>
          <table:table-cell office:value-type="float" office:value="0.158272128595153" calcext:value-type="float">
            <text:p>0.158272128595153</text:p>
          </table:table-cell>
          <table:table-cell office:value-type="float" office:value="0.0548962299430205" calcext:value-type="float">
            <text:p>0.054896229943021</text:p>
          </table:table-cell>
          <table:table-cell office:value-type="float" office:value="0.00910295179072373" calcext:value-type="float">
            <text:p>0.009102951790724</text:p>
          </table:table-cell>
          <table:table-cell office:value-type="float" office:value="0.0033412828222594" calcext:value-type="float">
            <text:p>0.003341282822259</text:p>
          </table:table-cell>
        </table:table-row>
        <table:table-row table:style-name="ro1">
          <table:table-cell office:value-type="float" office:value="2.9887543519338" calcext:value-type="float">
            <text:p>2.9887543519338</text:p>
          </table:table-cell>
          <table:table-cell office:value-type="float" office:value="0.432296752929688" calcext:value-type="float">
            <text:p>0.432296752929688</text:p>
          </table:table-cell>
          <table:table-cell office:value-type="float" office:value="0.873762376237624" calcext:value-type="float">
            <text:p>0.873762376237624</text:p>
          </table:table-cell>
          <table:table-cell office:value-type="float" office:value="0.900992705294352" calcext:value-type="float">
            <text:p>0.900992705294352</text:p>
          </table:table-cell>
          <table:table-cell office:value-type="string" calcext:value-type="string">
            <text:p>gin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og2</text:p>
          </table:table-cell>
          <table:table-cell office:value-type="float" office:value="40" calcext:value-type="float">
            <text:p>4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3"/>
          <table:table-cell office:value-type="string" calcext:value-type="string">
            <text:p>Pipeline</text:p>
          </table:table-cell>
          <table:table-cell office:value-type="float" office:value="3640" calcext:value-type="float">
            <text:p>364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874074074074074" calcext:value-type="float">
            <text:p>0.874074074074074</text:p>
          </table:table-cell>
          <table:table-cell office:value-type="float" office:value="0.905204460966543" calcext:value-type="float">
            <text:p>0.905204460966543</text:p>
          </table:table-cell>
          <table:table-cell office:value-type="float" office:value="0.884758364312268" calcext:value-type="float">
            <text:p>0.884758364312268</text:p>
          </table:table-cell>
          <table:table-cell office:value-type="float" office:value="0.900742115027829" calcext:value-type="float">
            <text:p>0.900742115027829</text:p>
          </table:table-cell>
          <table:table-cell office:value-type="float" office:value="0.862453531598513" calcext:value-type="float">
            <text:p>0.862453531598513</text:p>
          </table:table-cell>
          <table:table-cell office:value-type="float" office:value="0.897031539888683" calcext:value-type="float">
            <text:p>0.897031539888683</text:p>
          </table:table-cell>
          <table:table-cell office:value-type="float" office:value="0.197204728043049" calcext:value-type="float">
            <text:p>0.197204728043049</text:p>
          </table:table-cell>
          <table:table-cell office:value-type="float" office:value="0.0375360090907009" calcext:value-type="float">
            <text:p>0.037536009090701</text:p>
          </table:table-cell>
          <table:table-cell office:value-type="float" office:value="0.00910295179072373" calcext:value-type="float">
            <text:p>0.009102951790724</text:p>
          </table:table-cell>
          <table:table-cell office:value-type="float" office:value="0.0033412828222594" calcext:value-type="float">
            <text:p>0.003341282822259</text:p>
          </table:table-cell>
        </table:table-row>
        <table:table-row table:style-name="ro1">
          <table:table-cell office:value-type="float" office:value="2.85374323527018" calcext:value-type="float">
            <text:p>2.85374323527018</text:p>
          </table:table-cell>
          <table:table-cell office:value-type="float" office:value="0.387662569681803" calcext:value-type="float">
            <text:p>0.387662569681803</text:p>
          </table:table-cell>
          <table:table-cell office:value-type="float" office:value="0.873762376237624" calcext:value-type="float">
            <text:p>0.873762376237624</text:p>
          </table:table-cell>
          <table:table-cell office:value-type="float" office:value="0.900992705294352" calcext:value-type="float">
            <text:p>0.900992705294352</text:p>
          </table:table-cell>
          <table:table-cell office:value-type="string" calcext:value-type="string">
            <text:p>gin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og2</text:p>
          </table:table-cell>
          <table:table-cell office:value-type="float" office:value="40" calcext:value-type="float">
            <text:p>4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3"/>
          <table:table-cell office:value-type="string" calcext:value-type="string">
            <text:p>Pipeline</text:p>
          </table:table-cell>
          <table:table-cell office:value-type="float" office:value="2340" calcext:value-type="float">
            <text:p>234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874074074074074" calcext:value-type="float">
            <text:p>0.874074074074074</text:p>
          </table:table-cell>
          <table:table-cell office:value-type="float" office:value="0.905204460966543" calcext:value-type="float">
            <text:p>0.905204460966543</text:p>
          </table:table-cell>
          <table:table-cell office:value-type="float" office:value="0.884758364312268" calcext:value-type="float">
            <text:p>0.884758364312268</text:p>
          </table:table-cell>
          <table:table-cell office:value-type="float" office:value="0.900742115027829" calcext:value-type="float">
            <text:p>0.900742115027829</text:p>
          </table:table-cell>
          <table:table-cell office:value-type="float" office:value="0.862453531598513" calcext:value-type="float">
            <text:p>0.862453531598513</text:p>
          </table:table-cell>
          <table:table-cell office:value-type="float" office:value="0.897031539888683" calcext:value-type="float">
            <text:p>0.897031539888683</text:p>
          </table:table-cell>
          <table:table-cell office:value-type="float" office:value="0.0950820979635885" calcext:value-type="float">
            <text:p>0.095082097963589</text:p>
          </table:table-cell>
          <table:table-cell office:value-type="float" office:value="0.0520527156894126" calcext:value-type="float">
            <text:p>0.052052715689413</text:p>
          </table:table-cell>
          <table:table-cell office:value-type="float" office:value="0.00910295179072373" calcext:value-type="float">
            <text:p>0.009102951790724</text:p>
          </table:table-cell>
          <table:table-cell office:value-type="float" office:value="0.0033412828222594" calcext:value-type="float">
            <text:p>0.003341282822259</text:p>
          </table:table-cell>
        </table:table-row>
        <table:table-row table:style-name="ro1">
          <table:table-cell office:value-type="float" office:value="2.54070297876994" calcext:value-type="float">
            <text:p>2.54070297876994</text:p>
          </table:table-cell>
          <table:table-cell office:value-type="float" office:value="0.396836360295614" calcext:value-type="float">
            <text:p>0.396836360295614</text:p>
          </table:table-cell>
          <table:table-cell office:value-type="float" office:value="0.873762376237624" calcext:value-type="float">
            <text:p>0.873762376237624</text:p>
          </table:table-cell>
          <table:table-cell office:value-type="float" office:value="0.900992705294352" calcext:value-type="float">
            <text:p>0.900992705294352</text:p>
          </table:table-cell>
          <table:table-cell office:value-type="string" calcext:value-type="string">
            <text:p>gin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og2</text:p>
          </table:table-cell>
          <table:table-cell office:value-type="float" office:value="40" calcext:value-type="float">
            <text:p>4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3"/>
          <table:table-cell office:value-type="string" calcext:value-type="string">
            <text:p>Pipeline</text:p>
          </table:table-cell>
          <table:table-cell office:value-type="float" office:value="4120" calcext:value-type="float">
            <text:p>412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874074074074074" calcext:value-type="float">
            <text:p>0.874074074074074</text:p>
          </table:table-cell>
          <table:table-cell office:value-type="float" office:value="0.905204460966543" calcext:value-type="float">
            <text:p>0.905204460966543</text:p>
          </table:table-cell>
          <table:table-cell office:value-type="float" office:value="0.884758364312268" calcext:value-type="float">
            <text:p>0.884758364312268</text:p>
          </table:table-cell>
          <table:table-cell office:value-type="float" office:value="0.900742115027829" calcext:value-type="float">
            <text:p>0.900742115027829</text:p>
          </table:table-cell>
          <table:table-cell office:value-type="float" office:value="0.862453531598513" calcext:value-type="float">
            <text:p>0.862453531598513</text:p>
          </table:table-cell>
          <table:table-cell office:value-type="float" office:value="0.897031539888683" calcext:value-type="float">
            <text:p>0.897031539888683</text:p>
          </table:table-cell>
          <table:table-cell office:value-type="float" office:value="0.218871429340039" calcext:value-type="float">
            <text:p>0.218871429340039</text:p>
          </table:table-cell>
          <table:table-cell office:value-type="float" office:value="0.0531895955110349" calcext:value-type="float">
            <text:p>0.053189595511035</text:p>
          </table:table-cell>
          <table:table-cell office:value-type="float" office:value="0.00910295179072373" calcext:value-type="float">
            <text:p>0.009102951790724</text:p>
          </table:table-cell>
          <table:table-cell office:value-type="float" office:value="0.0033412828222594" calcext:value-type="float">
            <text:p>0.003341282822259</text:p>
          </table:table-cell>
        </table:table-row>
        <table:table-row table:style-name="ro1">
          <table:table-cell office:value-type="float" office:value="2.53374401728312" calcext:value-type="float">
            <text:p>2.53374401728312</text:p>
          </table:table-cell>
          <table:table-cell office:value-type="float" office:value="0.366644303003947" calcext:value-type="float">
            <text:p>0.366644303003947</text:p>
          </table:table-cell>
          <table:table-cell office:value-type="float" office:value="0.873762376237624" calcext:value-type="float">
            <text:p>0.873762376237624</text:p>
          </table:table-cell>
          <table:table-cell office:value-type="float" office:value="0.900992705294352" calcext:value-type="float">
            <text:p>0.900992705294352</text:p>
          </table:table-cell>
          <table:table-cell office:value-type="string" calcext:value-type="string">
            <text:p>gin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og2</text:p>
          </table:table-cell>
          <table:table-cell office:value-type="float" office:value="40" calcext:value-type="float">
            <text:p>4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3"/>
          <table:table-cell office:value-type="string" calcext:value-type="string">
            <text:p>Pipeline</text:p>
          </table:table-cell>
          <table:table-cell office:value-type="float" office:value="3720" calcext:value-type="float">
            <text:p>372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874074074074074" calcext:value-type="float">
            <text:p>0.874074074074074</text:p>
          </table:table-cell>
          <table:table-cell office:value-type="float" office:value="0.905204460966543" calcext:value-type="float">
            <text:p>0.905204460966543</text:p>
          </table:table-cell>
          <table:table-cell office:value-type="float" office:value="0.884758364312268" calcext:value-type="float">
            <text:p>0.884758364312268</text:p>
          </table:table-cell>
          <table:table-cell office:value-type="float" office:value="0.900742115027829" calcext:value-type="float">
            <text:p>0.900742115027829</text:p>
          </table:table-cell>
          <table:table-cell office:value-type="float" office:value="0.862453531598513" calcext:value-type="float">
            <text:p>0.862453531598513</text:p>
          </table:table-cell>
          <table:table-cell office:value-type="float" office:value="0.897031539888683" calcext:value-type="float">
            <text:p>0.897031539888683</text:p>
          </table:table-cell>
          <table:table-cell office:value-type="float" office:value="0.198839487455174" calcext:value-type="float">
            <text:p>0.198839487455174</text:p>
          </table:table-cell>
          <table:table-cell office:value-type="float" office:value="0.0217089608871302" calcext:value-type="float">
            <text:p>0.02170896088713</text:p>
          </table:table-cell>
          <table:table-cell office:value-type="float" office:value="0.00910295179072373" calcext:value-type="float">
            <text:p>0.009102951790724</text:p>
          </table:table-cell>
          <table:table-cell office:value-type="float" office:value="0.0033412828222594" calcext:value-type="float">
            <text:p>0.003341282822259</text:p>
          </table:table-cell>
        </table:table-row>
        <table:table-row table:style-name="ro1">
          <table:table-cell office:value-type="float" office:value="2.51668008168538" calcext:value-type="float">
            <text:p>2.51668008168538</text:p>
          </table:table-cell>
          <table:table-cell office:value-type="float" office:value="0.441840807596843" calcext:value-type="float">
            <text:p>0.441840807596843</text:p>
          </table:table-cell>
          <table:table-cell office:value-type="float" office:value="0.873762376237624" calcext:value-type="float">
            <text:p>0.873762376237624</text:p>
          </table:table-cell>
          <table:table-cell office:value-type="float" office:value="0.900992705294352" calcext:value-type="float">
            <text:p>0.900992705294352</text:p>
          </table:table-cell>
          <table:table-cell office:value-type="string" calcext:value-type="string">
            <text:p>gin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og2</text:p>
          </table:table-cell>
          <table:table-cell office:value-type="float" office:value="40" calcext:value-type="float">
            <text:p>4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3"/>
          <table:table-cell office:value-type="string" calcext:value-type="string">
            <text:p>Pipeline</text:p>
          </table:table-cell>
          <table:table-cell office:value-type="float" office:value="1160" calcext:value-type="float">
            <text:p>116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874074074074074" calcext:value-type="float">
            <text:p>0.874074074074074</text:p>
          </table:table-cell>
          <table:table-cell office:value-type="float" office:value="0.905204460966543" calcext:value-type="float">
            <text:p>0.905204460966543</text:p>
          </table:table-cell>
          <table:table-cell office:value-type="float" office:value="0.884758364312268" calcext:value-type="float">
            <text:p>0.884758364312268</text:p>
          </table:table-cell>
          <table:table-cell office:value-type="float" office:value="0.900742115027829" calcext:value-type="float">
            <text:p>0.900742115027829</text:p>
          </table:table-cell>
          <table:table-cell office:value-type="float" office:value="0.862453531598513" calcext:value-type="float">
            <text:p>0.862453531598513</text:p>
          </table:table-cell>
          <table:table-cell office:value-type="float" office:value="0.897031539888683" calcext:value-type="float">
            <text:p>0.897031539888683</text:p>
          </table:table-cell>
          <table:table-cell office:value-type="float" office:value="0.0573017311749497" calcext:value-type="float">
            <text:p>0.05730173117495</text:p>
          </table:table-cell>
          <table:table-cell office:value-type="float" office:value="0.0613971724044691" calcext:value-type="float">
            <text:p>0.061397172404469</text:p>
          </table:table-cell>
          <table:table-cell office:value-type="float" office:value="0.00910295179072373" calcext:value-type="float">
            <text:p>0.009102951790724</text:p>
          </table:table-cell>
          <table:table-cell office:value-type="float" office:value="0.0033412828222594" calcext:value-type="float">
            <text:p>0.003341282822259</text:p>
          </table:table-cell>
        </table:table-row>
        <table:table-row table:style-name="ro1">
          <table:table-cell office:value-type="float" office:value="2.57070151964823" calcext:value-type="float">
            <text:p>2.57070151964823</text:p>
          </table:table-cell>
          <table:table-cell office:value-type="float" office:value="0.447068452835083" calcext:value-type="float">
            <text:p>0.447068452835083</text:p>
          </table:table-cell>
          <table:table-cell office:value-type="float" office:value="0.873762376237624" calcext:value-type="float">
            <text:p>0.873762376237624</text:p>
          </table:table-cell>
          <table:table-cell office:value-type="float" office:value="0.900992705294352" calcext:value-type="float">
            <text:p>0.900992705294352</text:p>
          </table:table-cell>
          <table:table-cell office:value-type="string" calcext:value-type="string">
            <text:p>gin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og2</text:p>
          </table:table-cell>
          <table:table-cell office:value-type="float" office:value="40" calcext:value-type="float">
            <text:p>4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3"/>
          <table:table-cell office:value-type="string" calcext:value-type="string">
            <text:p>Pipeline</text:p>
          </table:table-cell>
          <table:table-cell office:value-type="float" office:value="260" calcext:value-type="float">
            <text:p>26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874074074074074" calcext:value-type="float">
            <text:p>0.874074074074074</text:p>
          </table:table-cell>
          <table:table-cell office:value-type="float" office:value="0.905204460966543" calcext:value-type="float">
            <text:p>0.905204460966543</text:p>
          </table:table-cell>
          <table:table-cell office:value-type="float" office:value="0.884758364312268" calcext:value-type="float">
            <text:p>0.884758364312268</text:p>
          </table:table-cell>
          <table:table-cell office:value-type="float" office:value="0.900742115027829" calcext:value-type="float">
            <text:p>0.900742115027829</text:p>
          </table:table-cell>
          <table:table-cell office:value-type="float" office:value="0.862453531598513" calcext:value-type="float">
            <text:p>0.862453531598513</text:p>
          </table:table-cell>
          <table:table-cell office:value-type="float" office:value="0.897031539888683" calcext:value-type="float">
            <text:p>0.897031539888683</text:p>
          </table:table-cell>
          <table:table-cell office:value-type="float" office:value="0.0414170120792879" calcext:value-type="float">
            <text:p>0.041417012079288</text:p>
          </table:table-cell>
          <table:table-cell office:value-type="float" office:value="0.0655226621971278" calcext:value-type="float">
            <text:p>0.065522662197128</text:p>
          </table:table-cell>
          <table:table-cell office:value-type="float" office:value="0.00910295179072373" calcext:value-type="float">
            <text:p>0.009102951790724</text:p>
          </table:table-cell>
          <table:table-cell office:value-type="float" office:value="0.0033412828222594" calcext:value-type="float">
            <text:p>0.003341282822259</text:p>
          </table:table-cell>
        </table:table-row>
        <table:table-row table:style-name="ro1">
          <table:table-cell office:value-type="float" office:value="2.60340197881063" calcext:value-type="float">
            <text:p>2.60340197881063</text:p>
          </table:table-cell>
          <table:table-cell office:value-type="float" office:value="0.402172883351644" calcext:value-type="float">
            <text:p>0.402172883351644</text:p>
          </table:table-cell>
          <table:table-cell office:value-type="float" office:value="0.873762376237624" calcext:value-type="float">
            <text:p>0.873762376237624</text:p>
          </table:table-cell>
          <table:table-cell office:value-type="float" office:value="0.900992705294352" calcext:value-type="float">
            <text:p>0.900992705294352</text:p>
          </table:table-cell>
          <table:table-cell office:value-type="string" calcext:value-type="string">
            <text:p>gin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og2</text:p>
          </table:table-cell>
          <table:table-cell office:value-type="float" office:value="40" calcext:value-type="float">
            <text:p>4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3"/>
          <table:table-cell office:value-type="string" calcext:value-type="string">
            <text:p>Pipeline</text:p>
          </table:table-cell>
          <table:table-cell office:value-type="float" office:value="140" calcext:value-type="float">
            <text:p>14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874074074074074" calcext:value-type="float">
            <text:p>0.874074074074074</text:p>
          </table:table-cell>
          <table:table-cell office:value-type="float" office:value="0.905204460966543" calcext:value-type="float">
            <text:p>0.905204460966543</text:p>
          </table:table-cell>
          <table:table-cell office:value-type="float" office:value="0.884758364312268" calcext:value-type="float">
            <text:p>0.884758364312268</text:p>
          </table:table-cell>
          <table:table-cell office:value-type="float" office:value="0.900742115027829" calcext:value-type="float">
            <text:p>0.900742115027829</text:p>
          </table:table-cell>
          <table:table-cell office:value-type="float" office:value="0.862453531598513" calcext:value-type="float">
            <text:p>0.862453531598513</text:p>
          </table:table-cell>
          <table:table-cell office:value-type="float" office:value="0.897031539888683" calcext:value-type="float">
            <text:p>0.897031539888683</text:p>
          </table:table-cell>
          <table:table-cell office:value-type="float" office:value="0.177874572084148" calcext:value-type="float">
            <text:p>0.177874572084148</text:p>
          </table:table-cell>
          <table:table-cell office:value-type="float" office:value="0.0520427040038152" calcext:value-type="float">
            <text:p>0.052042704003815</text:p>
          </table:table-cell>
          <table:table-cell office:value-type="float" office:value="0.00910295179072373" calcext:value-type="float">
            <text:p>0.009102951790724</text:p>
          </table:table-cell>
          <table:table-cell office:value-type="float" office:value="0.0033412828222594" calcext:value-type="float">
            <text:p>0.003341282822259</text:p>
          </table:table-cell>
        </table:table-row>
        <table:table-row table:style-name="ro1">
          <table:table-cell office:value-type="float" office:value="2.62224888801575" calcext:value-type="float">
            <text:p>2.62224888801575</text:p>
          </table:table-cell>
          <table:table-cell office:value-type="float" office:value="0.431102116902669" calcext:value-type="float">
            <text:p>0.431102116902669</text:p>
          </table:table-cell>
          <table:table-cell office:value-type="float" office:value="0.873762376237624" calcext:value-type="float">
            <text:p>0.873762376237624</text:p>
          </table:table-cell>
          <table:table-cell office:value-type="float" office:value="0.900992705294352" calcext:value-type="float">
            <text:p>0.900992705294352</text:p>
          </table:table-cell>
          <table:table-cell office:value-type="string" calcext:value-type="string">
            <text:p>gin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og2</text:p>
          </table:table-cell>
          <table:table-cell office:value-type="float" office:value="40" calcext:value-type="float">
            <text:p>4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3"/>
          <table:table-cell office:value-type="string" calcext:value-type="string">
            <text:p>Pipeline</text:p>
          </table:table-cell>
          <table:table-cell office:value-type="float" office:value="3520" calcext:value-type="float">
            <text:p>352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874074074074074" calcext:value-type="float">
            <text:p>0.874074074074074</text:p>
          </table:table-cell>
          <table:table-cell office:value-type="float" office:value="0.905204460966543" calcext:value-type="float">
            <text:p>0.905204460966543</text:p>
          </table:table-cell>
          <table:table-cell office:value-type="float" office:value="0.884758364312268" calcext:value-type="float">
            <text:p>0.884758364312268</text:p>
          </table:table-cell>
          <table:table-cell office:value-type="float" office:value="0.900742115027829" calcext:value-type="float">
            <text:p>0.900742115027829</text:p>
          </table:table-cell>
          <table:table-cell office:value-type="float" office:value="0.862453531598513" calcext:value-type="float">
            <text:p>0.862453531598513</text:p>
          </table:table-cell>
          <table:table-cell office:value-type="float" office:value="0.897031539888683" calcext:value-type="float">
            <text:p>0.897031539888683</text:p>
          </table:table-cell>
          <table:table-cell office:value-type="float" office:value="0.0937220213834889" calcext:value-type="float">
            <text:p>0.093722021383489</text:p>
          </table:table-cell>
          <table:table-cell office:value-type="float" office:value="0.0596811259824094" calcext:value-type="float">
            <text:p>0.059681125982409</text:p>
          </table:table-cell>
          <table:table-cell office:value-type="float" office:value="0.00910295179072373" calcext:value-type="float">
            <text:p>0.009102951790724</text:p>
          </table:table-cell>
          <table:table-cell office:value-type="float" office:value="0.0033412828222594" calcext:value-type="float">
            <text:p>0.003341282822259</text:p>
          </table:table-cell>
        </table:table-row>
        <table:table-row table:style-name="ro1">
          <table:table-cell office:value-type="float" office:value="2.58536179860433" calcext:value-type="float">
            <text:p>2.58536179860433</text:p>
          </table:table-cell>
          <table:table-cell office:value-type="float" office:value="0.384168704350789" calcext:value-type="float">
            <text:p>0.384168704350789</text:p>
          </table:table-cell>
          <table:table-cell office:value-type="float" office:value="0.873762376237624" calcext:value-type="float">
            <text:p>0.873762376237624</text:p>
          </table:table-cell>
          <table:table-cell office:value-type="float" office:value="0.900992705294352" calcext:value-type="float">
            <text:p>0.900992705294352</text:p>
          </table:table-cell>
          <table:table-cell office:value-type="string" calcext:value-type="string">
            <text:p>gin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og2</text:p>
          </table:table-cell>
          <table:table-cell office:value-type="float" office:value="40" calcext:value-type="float">
            <text:p>4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3"/>
          <table:table-cell office:value-type="string" calcext:value-type="string">
            <text:p>Pipeline</text:p>
          </table:table-cell>
          <table:table-cell office:value-type="float" office:value="840" calcext:value-type="float">
            <text:p>84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874074074074074" calcext:value-type="float">
            <text:p>0.874074074074074</text:p>
          </table:table-cell>
          <table:table-cell office:value-type="float" office:value="0.905204460966543" calcext:value-type="float">
            <text:p>0.905204460966543</text:p>
          </table:table-cell>
          <table:table-cell office:value-type="float" office:value="0.884758364312268" calcext:value-type="float">
            <text:p>0.884758364312268</text:p>
          </table:table-cell>
          <table:table-cell office:value-type="float" office:value="0.900742115027829" calcext:value-type="float">
            <text:p>0.900742115027829</text:p>
          </table:table-cell>
          <table:table-cell office:value-type="float" office:value="0.862453531598513" calcext:value-type="float">
            <text:p>0.862453531598513</text:p>
          </table:table-cell>
          <table:table-cell office:value-type="float" office:value="0.897031539888683" calcext:value-type="float">
            <text:p>0.897031539888683</text:p>
          </table:table-cell>
          <table:table-cell office:value-type="float" office:value="0.036899366571159" calcext:value-type="float">
            <text:p>0.036899366571159</text:p>
          </table:table-cell>
          <table:table-cell office:value-type="float" office:value="0.039753559101287" calcext:value-type="float">
            <text:p>0.039753559101287</text:p>
          </table:table-cell>
          <table:table-cell office:value-type="float" office:value="0.00910295179072373" calcext:value-type="float">
            <text:p>0.009102951790724</text:p>
          </table:table-cell>
          <table:table-cell office:value-type="float" office:value="0.0033412828222594" calcext:value-type="float">
            <text:p>0.003341282822259</text:p>
          </table:table-cell>
        </table:table-row>
        <table:table-row table:style-name="ro1">
          <table:table-cell office:value-type="float" office:value="2.47775403658549" calcext:value-type="float">
            <text:p>2.47775403658549</text:p>
          </table:table-cell>
          <table:table-cell office:value-type="float" office:value="0.449573914210002" calcext:value-type="float">
            <text:p>0.449573914210002</text:p>
          </table:table-cell>
          <table:table-cell office:value-type="float" office:value="0.873762376237624" calcext:value-type="float">
            <text:p>0.873762376237624</text:p>
          </table:table-cell>
          <table:table-cell office:value-type="float" office:value="0.900992705294352" calcext:value-type="float">
            <text:p>0.900992705294352</text:p>
          </table:table-cell>
          <table:table-cell office:value-type="string" calcext:value-type="string">
            <text:p>gin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og2</text:p>
          </table:table-cell>
          <table:table-cell office:value-type="float" office:value="40" calcext:value-type="float">
            <text:p>4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3"/>
          <table:table-cell office:value-type="string" calcext:value-type="string">
            <text:p>Pipeline</text:p>
          </table:table-cell>
          <table:table-cell office:value-type="float" office:value="400" calcext:value-type="float">
            <text:p>4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874074074074074" calcext:value-type="float">
            <text:p>0.874074074074074</text:p>
          </table:table-cell>
          <table:table-cell office:value-type="float" office:value="0.905204460966543" calcext:value-type="float">
            <text:p>0.905204460966543</text:p>
          </table:table-cell>
          <table:table-cell office:value-type="float" office:value="0.884758364312268" calcext:value-type="float">
            <text:p>0.884758364312268</text:p>
          </table:table-cell>
          <table:table-cell office:value-type="float" office:value="0.900742115027829" calcext:value-type="float">
            <text:p>0.900742115027829</text:p>
          </table:table-cell>
          <table:table-cell office:value-type="float" office:value="0.862453531598513" calcext:value-type="float">
            <text:p>0.862453531598513</text:p>
          </table:table-cell>
          <table:table-cell office:value-type="float" office:value="0.897031539888683" calcext:value-type="float">
            <text:p>0.897031539888683</text:p>
          </table:table-cell>
          <table:table-cell office:value-type="float" office:value="0.0701122312131595" calcext:value-type="float">
            <text:p>0.07011223121316</text:p>
          </table:table-cell>
          <table:table-cell office:value-type="float" office:value="0.0650680066994928" calcext:value-type="float">
            <text:p>0.065068006699493</text:p>
          </table:table-cell>
          <table:table-cell office:value-type="float" office:value="0.00910295179072373" calcext:value-type="float">
            <text:p>0.009102951790724</text:p>
          </table:table-cell>
          <table:table-cell office:value-type="float" office:value="0.0033412828222594" calcext:value-type="float">
            <text:p>0.003341282822259</text:p>
          </table:table-cell>
        </table:table-row>
        <table:table-row table:style-name="ro1">
          <table:table-cell office:value-type="float" office:value="2.59915081659953" calcext:value-type="float">
            <text:p>2.59915081659953</text:p>
          </table:table-cell>
          <table:table-cell office:value-type="float" office:value="0.429831902186076" calcext:value-type="float">
            <text:p>0.429831902186076</text:p>
          </table:table-cell>
          <table:table-cell office:value-type="float" office:value="0.873762376237624" calcext:value-type="float">
            <text:p>0.873762376237624</text:p>
          </table:table-cell>
          <table:table-cell office:value-type="float" office:value="0.900992705294352" calcext:value-type="float">
            <text:p>0.900992705294352</text:p>
          </table:table-cell>
          <table:table-cell office:value-type="string" calcext:value-type="string">
            <text:p>gin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og2</text:p>
          </table:table-cell>
          <table:table-cell office:value-type="float" office:value="40" calcext:value-type="float">
            <text:p>4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3"/>
          <table:table-cell office:value-type="string" calcext:value-type="string">
            <text:p>Pipeline</text:p>
          </table:table-cell>
          <table:table-cell office:value-type="float" office:value="1020" calcext:value-type="float">
            <text:p>102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874074074074074" calcext:value-type="float">
            <text:p>0.874074074074074</text:p>
          </table:table-cell>
          <table:table-cell office:value-type="float" office:value="0.905204460966543" calcext:value-type="float">
            <text:p>0.905204460966543</text:p>
          </table:table-cell>
          <table:table-cell office:value-type="float" office:value="0.884758364312268" calcext:value-type="float">
            <text:p>0.884758364312268</text:p>
          </table:table-cell>
          <table:table-cell office:value-type="float" office:value="0.900742115027829" calcext:value-type="float">
            <text:p>0.900742115027829</text:p>
          </table:table-cell>
          <table:table-cell office:value-type="float" office:value="0.862453531598513" calcext:value-type="float">
            <text:p>0.862453531598513</text:p>
          </table:table-cell>
          <table:table-cell office:value-type="float" office:value="0.897031539888683" calcext:value-type="float">
            <text:p>0.897031539888683</text:p>
          </table:table-cell>
          <table:table-cell office:value-type="float" office:value="0.128519107545459" calcext:value-type="float">
            <text:p>0.128519107545459</text:p>
          </table:table-cell>
          <table:table-cell office:value-type="float" office:value="0.0550941271412406" calcext:value-type="float">
            <text:p>0.055094127141241</text:p>
          </table:table-cell>
          <table:table-cell office:value-type="float" office:value="0.00910295179072373" calcext:value-type="float">
            <text:p>0.009102951790724</text:p>
          </table:table-cell>
          <table:table-cell office:value-type="float" office:value="0.0033412828222594" calcext:value-type="float">
            <text:p>0.003341282822259</text:p>
          </table:table-cell>
        </table:table-row>
        <table:table-row table:style-name="ro1">
          <table:table-cell office:value-type="float" office:value="2.71046900749207" calcext:value-type="float">
            <text:p>2.71046900749207</text:p>
          </table:table-cell>
          <table:table-cell office:value-type="float" office:value="0.413209438323975" calcext:value-type="float">
            <text:p>0.413209438323975</text:p>
          </table:table-cell>
          <table:table-cell office:value-type="float" office:value="0.873762376237624" calcext:value-type="float">
            <text:p>0.873762376237624</text:p>
          </table:table-cell>
          <table:table-cell office:value-type="float" office:value="0.900992705294352" calcext:value-type="float">
            <text:p>0.900992705294352</text:p>
          </table:table-cell>
          <table:table-cell office:value-type="string" calcext:value-type="string">
            <text:p>gin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og2</text:p>
          </table:table-cell>
          <table:table-cell office:value-type="float" office:value="40" calcext:value-type="float">
            <text:p>4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3"/>
          <table:table-cell office:value-type="string" calcext:value-type="string">
            <text:p>Pipeline</text:p>
          </table:table-cell>
          <table:table-cell office:value-type="float" office:value="1140" calcext:value-type="float">
            <text:p>114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874074074074074" calcext:value-type="float">
            <text:p>0.874074074074074</text:p>
          </table:table-cell>
          <table:table-cell office:value-type="float" office:value="0.905204460966543" calcext:value-type="float">
            <text:p>0.905204460966543</text:p>
          </table:table-cell>
          <table:table-cell office:value-type="float" office:value="0.884758364312268" calcext:value-type="float">
            <text:p>0.884758364312268</text:p>
          </table:table-cell>
          <table:table-cell office:value-type="float" office:value="0.900742115027829" calcext:value-type="float">
            <text:p>0.900742115027829</text:p>
          </table:table-cell>
          <table:table-cell office:value-type="float" office:value="0.862453531598513" calcext:value-type="float">
            <text:p>0.862453531598513</text:p>
          </table:table-cell>
          <table:table-cell office:value-type="float" office:value="0.897031539888683" calcext:value-type="float">
            <text:p>0.897031539888683</text:p>
          </table:table-cell>
          <table:table-cell office:value-type="float" office:value="0.131104353027146" calcext:value-type="float">
            <text:p>0.131104353027146</text:p>
          </table:table-cell>
          <table:table-cell office:value-type="float" office:value="0.0539329865166651" calcext:value-type="float">
            <text:p>0.053932986516665</text:p>
          </table:table-cell>
          <table:table-cell office:value-type="float" office:value="0.00910295179072373" calcext:value-type="float">
            <text:p>0.009102951790724</text:p>
          </table:table-cell>
          <table:table-cell office:value-type="float" office:value="0.0033412828222594" calcext:value-type="float">
            <text:p>0.003341282822259</text:p>
          </table:table-cell>
        </table:table-row>
        <table:table-row table:style-name="ro1">
          <table:table-cell office:value-type="float" office:value="2.51171541213989" calcext:value-type="float">
            <text:p>2.51171541213989</text:p>
          </table:table-cell>
          <table:table-cell office:value-type="float" office:value="0.401683410008748" calcext:value-type="float">
            <text:p>0.401683410008748</text:p>
          </table:table-cell>
          <table:table-cell office:value-type="float" office:value="0.873762376237624" calcext:value-type="float">
            <text:p>0.873762376237624</text:p>
          </table:table-cell>
          <table:table-cell office:value-type="float" office:value="0.900992705294352" calcext:value-type="float">
            <text:p>0.900992705294352</text:p>
          </table:table-cell>
          <table:table-cell office:value-type="string" calcext:value-type="string">
            <text:p>gin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og2</text:p>
          </table:table-cell>
          <table:table-cell office:value-type="float" office:value="40" calcext:value-type="float">
            <text:p>4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3"/>
          <table:table-cell office:value-type="string" calcext:value-type="string">
            <text:p>Pipeline</text:p>
          </table:table-cell>
          <table:table-cell office:value-type="float" office:value="3200" calcext:value-type="float">
            <text:p>32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874074074074074" calcext:value-type="float">
            <text:p>0.874074074074074</text:p>
          </table:table-cell>
          <table:table-cell office:value-type="float" office:value="0.905204460966543" calcext:value-type="float">
            <text:p>0.905204460966543</text:p>
          </table:table-cell>
          <table:table-cell office:value-type="float" office:value="0.884758364312268" calcext:value-type="float">
            <text:p>0.884758364312268</text:p>
          </table:table-cell>
          <table:table-cell office:value-type="float" office:value="0.900742115027829" calcext:value-type="float">
            <text:p>0.900742115027829</text:p>
          </table:table-cell>
          <table:table-cell office:value-type="float" office:value="0.862453531598513" calcext:value-type="float">
            <text:p>0.862453531598513</text:p>
          </table:table-cell>
          <table:table-cell office:value-type="float" office:value="0.897031539888683" calcext:value-type="float">
            <text:p>0.897031539888683</text:p>
          </table:table-cell>
          <table:table-cell office:value-type="float" office:value="0.190819727553137" calcext:value-type="float">
            <text:p>0.190819727553137</text:p>
          </table:table-cell>
          <table:table-cell office:value-type="float" office:value="0.0576724384438167" calcext:value-type="float">
            <text:p>0.057672438443817</text:p>
          </table:table-cell>
          <table:table-cell office:value-type="float" office:value="0.00910295179072373" calcext:value-type="float">
            <text:p>0.009102951790724</text:p>
          </table:table-cell>
          <table:table-cell office:value-type="float" office:value="0.0033412828222594" calcext:value-type="float">
            <text:p>0.003341282822259</text:p>
          </table:table-cell>
        </table:table-row>
        <table:table-row table:style-name="ro1">
          <table:table-cell office:value-type="float" office:value="2.50204118092855" calcext:value-type="float">
            <text:p>2.50204118092855</text:p>
          </table:table-cell>
          <table:table-cell office:value-type="float" office:value="0.422043244043986" calcext:value-type="float">
            <text:p>0.422043244043986</text:p>
          </table:table-cell>
          <table:table-cell office:value-type="float" office:value="0.873762376237624" calcext:value-type="float">
            <text:p>0.873762376237624</text:p>
          </table:table-cell>
          <table:table-cell office:value-type="float" office:value="0.900992705294352" calcext:value-type="float">
            <text:p>0.900992705294352</text:p>
          </table:table-cell>
          <table:table-cell office:value-type="string" calcext:value-type="string">
            <text:p>gin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og2</text:p>
          </table:table-cell>
          <table:table-cell office:value-type="float" office:value="40" calcext:value-type="float">
            <text:p>4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3"/>
          <table:table-cell office:value-type="string" calcext:value-type="string">
            <text:p>Pipeline</text:p>
          </table:table-cell>
          <table:table-cell office:value-type="float" office:value="1700" calcext:value-type="float">
            <text:p>17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874074074074074" calcext:value-type="float">
            <text:p>0.874074074074074</text:p>
          </table:table-cell>
          <table:table-cell office:value-type="float" office:value="0.905204460966543" calcext:value-type="float">
            <text:p>0.905204460966543</text:p>
          </table:table-cell>
          <table:table-cell office:value-type="float" office:value="0.884758364312268" calcext:value-type="float">
            <text:p>0.884758364312268</text:p>
          </table:table-cell>
          <table:table-cell office:value-type="float" office:value="0.900742115027829" calcext:value-type="float">
            <text:p>0.900742115027829</text:p>
          </table:table-cell>
          <table:table-cell office:value-type="float" office:value="0.862453531598513" calcext:value-type="float">
            <text:p>0.862453531598513</text:p>
          </table:table-cell>
          <table:table-cell office:value-type="float" office:value="0.897031539888683" calcext:value-type="float">
            <text:p>0.897031539888683</text:p>
          </table:table-cell>
          <table:table-cell office:value-type="float" office:value="0.173155827798094" calcext:value-type="float">
            <text:p>0.173155827798094</text:p>
          </table:table-cell>
          <table:table-cell office:value-type="float" office:value="0.0343051854244346" calcext:value-type="float">
            <text:p>0.034305185424435</text:p>
          </table:table-cell>
          <table:table-cell office:value-type="float" office:value="0.00910295179072373" calcext:value-type="float">
            <text:p>0.009102951790724</text:p>
          </table:table-cell>
          <table:table-cell office:value-type="float" office:value="0.0033412828222594" calcext:value-type="float">
            <text:p>0.003341282822259</text:p>
          </table:table-cell>
        </table:table-row>
        <table:table-row table:style-name="ro1">
          <table:table-cell office:value-type="float" office:value="2.53711001078288" calcext:value-type="float">
            <text:p>2.53711001078288</text:p>
          </table:table-cell>
          <table:table-cell office:value-type="float" office:value="0.41496483484904" calcext:value-type="float">
            <text:p>0.41496483484904</text:p>
          </table:table-cell>
          <table:table-cell office:value-type="float" office:value="0.873762376237624" calcext:value-type="float">
            <text:p>0.873762376237624</text:p>
          </table:table-cell>
          <table:table-cell office:value-type="float" office:value="0.900992705294352" calcext:value-type="float">
            <text:p>0.900992705294352</text:p>
          </table:table-cell>
          <table:table-cell office:value-type="string" calcext:value-type="string">
            <text:p>gin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og2</text:p>
          </table:table-cell>
          <table:table-cell office:value-type="float" office:value="40" calcext:value-type="float">
            <text:p>4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3"/>
          <table:table-cell office:value-type="string" calcext:value-type="string">
            <text:p>Pipeline</text:p>
          </table:table-cell>
          <table:table-cell office:value-type="float" office:value="760" calcext:value-type="float">
            <text:p>76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874074074074074" calcext:value-type="float">
            <text:p>0.874074074074074</text:p>
          </table:table-cell>
          <table:table-cell office:value-type="float" office:value="0.905204460966543" calcext:value-type="float">
            <text:p>0.905204460966543</text:p>
          </table:table-cell>
          <table:table-cell office:value-type="float" office:value="0.884758364312268" calcext:value-type="float">
            <text:p>0.884758364312268</text:p>
          </table:table-cell>
          <table:table-cell office:value-type="float" office:value="0.900742115027829" calcext:value-type="float">
            <text:p>0.900742115027829</text:p>
          </table:table-cell>
          <table:table-cell office:value-type="float" office:value="0.862453531598513" calcext:value-type="float">
            <text:p>0.862453531598513</text:p>
          </table:table-cell>
          <table:table-cell office:value-type="float" office:value="0.897031539888683" calcext:value-type="float">
            <text:p>0.897031539888683</text:p>
          </table:table-cell>
          <table:table-cell office:value-type="float" office:value="0.257422290521198" calcext:value-type="float">
            <text:p>0.257422290521198</text:p>
          </table:table-cell>
          <table:table-cell office:value-type="float" office:value="0.0624279447970815" calcext:value-type="float">
            <text:p>0.062427944797082</text:p>
          </table:table-cell>
          <table:table-cell office:value-type="float" office:value="0.00910295179072373" calcext:value-type="float">
            <text:p>0.009102951790724</text:p>
          </table:table-cell>
          <table:table-cell office:value-type="float" office:value="0.0033412828222594" calcext:value-type="float">
            <text:p>0.003341282822259</text:p>
          </table:table-cell>
        </table:table-row>
        <table:table-row table:style-name="ro1">
          <table:table-cell office:value-type="float" office:value="2.57295290629069" calcext:value-type="float">
            <text:p>2.57295290629069</text:p>
          </table:table-cell>
          <table:table-cell office:value-type="float" office:value="0.478399753570557" calcext:value-type="float">
            <text:p>0.478399753570557</text:p>
          </table:table-cell>
          <table:table-cell office:value-type="float" office:value="0.873762376237624" calcext:value-type="float">
            <text:p>0.873762376237624</text:p>
          </table:table-cell>
          <table:table-cell office:value-type="float" office:value="0.900992705294352" calcext:value-type="float">
            <text:p>0.900992705294352</text:p>
          </table:table-cell>
          <table:table-cell office:value-type="string" calcext:value-type="string">
            <text:p>gin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og2</text:p>
          </table:table-cell>
          <table:table-cell office:value-type="float" office:value="40" calcext:value-type="float">
            <text:p>4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3"/>
          <table:table-cell office:value-type="string" calcext:value-type="string">
            <text:p>Pipeline</text:p>
          </table:table-cell>
          <table:table-cell office:value-type="float" office:value="740" calcext:value-type="float">
            <text:p>74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874074074074074" calcext:value-type="float">
            <text:p>0.874074074074074</text:p>
          </table:table-cell>
          <table:table-cell office:value-type="float" office:value="0.905204460966543" calcext:value-type="float">
            <text:p>0.905204460966543</text:p>
          </table:table-cell>
          <table:table-cell office:value-type="float" office:value="0.884758364312268" calcext:value-type="float">
            <text:p>0.884758364312268</text:p>
          </table:table-cell>
          <table:table-cell office:value-type="float" office:value="0.900742115027829" calcext:value-type="float">
            <text:p>0.900742115027829</text:p>
          </table:table-cell>
          <table:table-cell office:value-type="float" office:value="0.862453531598513" calcext:value-type="float">
            <text:p>0.862453531598513</text:p>
          </table:table-cell>
          <table:table-cell office:value-type="float" office:value="0.897031539888683" calcext:value-type="float">
            <text:p>0.897031539888683</text:p>
          </table:table-cell>
          <table:table-cell office:value-type="float" office:value="0.0514684492070138" calcext:value-type="float">
            <text:p>0.051468449207014</text:p>
          </table:table-cell>
          <table:table-cell office:value-type="float" office:value="0.0265888130543153" calcext:value-type="float">
            <text:p>0.026588813054315</text:p>
          </table:table-cell>
          <table:table-cell office:value-type="float" office:value="0.00910295179072373" calcext:value-type="float">
            <text:p>0.009102951790724</text:p>
          </table:table-cell>
          <table:table-cell office:value-type="float" office:value="0.0033412828222594" calcext:value-type="float">
            <text:p>0.003341282822259</text:p>
          </table:table-cell>
        </table:table-row>
        <table:table-row table:style-name="ro1">
          <table:table-cell office:value-type="float" office:value="2.54642383257548" calcext:value-type="float">
            <text:p>2.54642383257548</text:p>
          </table:table-cell>
          <table:table-cell office:value-type="float" office:value="0.469629605611165" calcext:value-type="float">
            <text:p>0.469629605611165</text:p>
          </table:table-cell>
          <table:table-cell office:value-type="float" office:value="0.873762376237624" calcext:value-type="float">
            <text:p>0.873762376237624</text:p>
          </table:table-cell>
          <table:table-cell office:value-type="float" office:value="0.900992705294352" calcext:value-type="float">
            <text:p>0.900992705294352</text:p>
          </table:table-cell>
          <table:table-cell office:value-type="string" calcext:value-type="string">
            <text:p>gin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og2</text:p>
          </table:table-cell>
          <table:table-cell office:value-type="float" office:value="40" calcext:value-type="float">
            <text:p>4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3"/>
          <table:table-cell office:value-type="string" calcext:value-type="string">
            <text:p>Pipeline</text:p>
          </table:table-cell>
          <table:table-cell office:value-type="float" office:value="3380" calcext:value-type="float">
            <text:p>338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874074074074074" calcext:value-type="float">
            <text:p>0.874074074074074</text:p>
          </table:table-cell>
          <table:table-cell office:value-type="float" office:value="0.905204460966543" calcext:value-type="float">
            <text:p>0.905204460966543</text:p>
          </table:table-cell>
          <table:table-cell office:value-type="float" office:value="0.884758364312268" calcext:value-type="float">
            <text:p>0.884758364312268</text:p>
          </table:table-cell>
          <table:table-cell office:value-type="float" office:value="0.900742115027829" calcext:value-type="float">
            <text:p>0.900742115027829</text:p>
          </table:table-cell>
          <table:table-cell office:value-type="float" office:value="0.862453531598513" calcext:value-type="float">
            <text:p>0.862453531598513</text:p>
          </table:table-cell>
          <table:table-cell office:value-type="float" office:value="0.897031539888683" calcext:value-type="float">
            <text:p>0.897031539888683</text:p>
          </table:table-cell>
          <table:table-cell office:value-type="float" office:value="0.151792795632704" calcext:value-type="float">
            <text:p>0.151792795632704</text:p>
          </table:table-cell>
          <table:table-cell office:value-type="float" office:value="0.0178362505554667" calcext:value-type="float">
            <text:p>0.017836250555467</text:p>
          </table:table-cell>
          <table:table-cell office:value-type="float" office:value="0.00910295179072373" calcext:value-type="float">
            <text:p>0.009102951790724</text:p>
          </table:table-cell>
          <table:table-cell office:value-type="float" office:value="0.0033412828222594" calcext:value-type="float">
            <text:p>0.003341282822259</text:p>
          </table:table-cell>
        </table:table-row>
        <table:table-row table:style-name="ro1">
          <table:table-cell office:value-type="float" office:value="2.70962699254354" calcext:value-type="float">
            <text:p>2.70962699254354</text:p>
          </table:table-cell>
          <table:table-cell office:value-type="float" office:value="0.474138498306274" calcext:value-type="float">
            <text:p>0.474138498306274</text:p>
          </table:table-cell>
          <table:table-cell office:value-type="float" office:value="0.873762376237624" calcext:value-type="float">
            <text:p>0.873762376237624</text:p>
          </table:table-cell>
          <table:table-cell office:value-type="float" office:value="0.900992705294352" calcext:value-type="float">
            <text:p>0.900992705294352</text:p>
          </table:table-cell>
          <table:table-cell office:value-type="string" calcext:value-type="string">
            <text:p>gin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og2</text:p>
          </table:table-cell>
          <table:table-cell office:value-type="float" office:value="40" calcext:value-type="float">
            <text:p>4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3"/>
          <table:table-cell office:value-type="string" calcext:value-type="string">
            <text:p>Pipeline</text:p>
          </table:table-cell>
          <table:table-cell office:value-type="float" office:value="3680" calcext:value-type="float">
            <text:p>368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874074074074074" calcext:value-type="float">
            <text:p>0.874074074074074</text:p>
          </table:table-cell>
          <table:table-cell office:value-type="float" office:value="0.905204460966543" calcext:value-type="float">
            <text:p>0.905204460966543</text:p>
          </table:table-cell>
          <table:table-cell office:value-type="float" office:value="0.884758364312268" calcext:value-type="float">
            <text:p>0.884758364312268</text:p>
          </table:table-cell>
          <table:table-cell office:value-type="float" office:value="0.900742115027829" calcext:value-type="float">
            <text:p>0.900742115027829</text:p>
          </table:table-cell>
          <table:table-cell office:value-type="float" office:value="0.862453531598513" calcext:value-type="float">
            <text:p>0.862453531598513</text:p>
          </table:table-cell>
          <table:table-cell office:value-type="float" office:value="0.897031539888683" calcext:value-type="float">
            <text:p>0.897031539888683</text:p>
          </table:table-cell>
          <table:table-cell office:value-type="float" office:value="0.212785201163585" calcext:value-type="float">
            <text:p>0.212785201163585</text:p>
          </table:table-cell>
          <table:table-cell office:value-type="float" office:value="0.0493699684982261" calcext:value-type="float">
            <text:p>0.049369968498226</text:p>
          </table:table-cell>
          <table:table-cell office:value-type="float" office:value="0.00910295179072373" calcext:value-type="float">
            <text:p>0.009102951790724</text:p>
          </table:table-cell>
          <table:table-cell office:value-type="float" office:value="0.0033412828222594" calcext:value-type="float">
            <text:p>0.003341282822259</text:p>
          </table:table-cell>
        </table:table-row>
        <table:table-row table:style-name="ro1">
          <table:table-cell office:value-type="float" office:value="2.7468322912852" calcext:value-type="float">
            <text:p>2.7468322912852</text:p>
          </table:table-cell>
          <table:table-cell office:value-type="float" office:value="0.415849367777507" calcext:value-type="float">
            <text:p>0.415849367777507</text:p>
          </table:table-cell>
          <table:table-cell office:value-type="float" office:value="0.873762376237624" calcext:value-type="float">
            <text:p>0.873762376237624</text:p>
          </table:table-cell>
          <table:table-cell office:value-type="float" office:value="0.900992705294352" calcext:value-type="float">
            <text:p>0.900992705294352</text:p>
          </table:table-cell>
          <table:table-cell office:value-type="string" calcext:value-type="string">
            <text:p>gin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og2</text:p>
          </table:table-cell>
          <table:table-cell office:value-type="float" office:value="40" calcext:value-type="float">
            <text:p>4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3"/>
          <table:table-cell office:value-type="string" calcext:value-type="string">
            <text:p>Pipeline</text:p>
          </table:table-cell>
          <table:table-cell office:value-type="float" office:value="1640" calcext:value-type="float">
            <text:p>164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874074074074074" calcext:value-type="float">
            <text:p>0.874074074074074</text:p>
          </table:table-cell>
          <table:table-cell office:value-type="float" office:value="0.905204460966543" calcext:value-type="float">
            <text:p>0.905204460966543</text:p>
          </table:table-cell>
          <table:table-cell office:value-type="float" office:value="0.884758364312268" calcext:value-type="float">
            <text:p>0.884758364312268</text:p>
          </table:table-cell>
          <table:table-cell office:value-type="float" office:value="0.900742115027829" calcext:value-type="float">
            <text:p>0.900742115027829</text:p>
          </table:table-cell>
          <table:table-cell office:value-type="float" office:value="0.862453531598513" calcext:value-type="float">
            <text:p>0.862453531598513</text:p>
          </table:table-cell>
          <table:table-cell office:value-type="float" office:value="0.897031539888683" calcext:value-type="float">
            <text:p>0.897031539888683</text:p>
          </table:table-cell>
          <table:table-cell office:value-type="float" office:value="0.322542864069579" calcext:value-type="float">
            <text:p>0.322542864069579</text:p>
          </table:table-cell>
          <table:table-cell office:value-type="float" office:value="0.0723784150834511" calcext:value-type="float">
            <text:p>0.072378415083451</text:p>
          </table:table-cell>
          <table:table-cell office:value-type="float" office:value="0.00910295179072373" calcext:value-type="float">
            <text:p>0.009102951790724</text:p>
          </table:table-cell>
          <table:table-cell office:value-type="float" office:value="0.0033412828222594" calcext:value-type="float">
            <text:p>0.003341282822259</text:p>
          </table:table-cell>
        </table:table-row>
        <table:table-row table:style-name="ro1">
          <table:table-cell office:value-type="float" office:value="2.86925872166952" calcext:value-type="float">
            <text:p>2.86925872166952</text:p>
          </table:table-cell>
          <table:table-cell office:value-type="float" office:value="0.478635390599569" calcext:value-type="float">
            <text:p>0.478635390599569</text:p>
          </table:table-cell>
          <table:table-cell office:value-type="float" office:value="0.873762376237624" calcext:value-type="float">
            <text:p>0.873762376237624</text:p>
          </table:table-cell>
          <table:table-cell office:value-type="float" office:value="0.900992705294352" calcext:value-type="float">
            <text:p>0.900992705294352</text:p>
          </table:table-cell>
          <table:table-cell office:value-type="string" calcext:value-type="string">
            <text:p>gin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og2</text:p>
          </table:table-cell>
          <table:table-cell office:value-type="float" office:value="40" calcext:value-type="float">
            <text:p>4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3"/>
          <table:table-cell office:value-type="string" calcext:value-type="string">
            <text:p>Pipeline</text:p>
          </table:table-cell>
          <table:table-cell office:value-type="float" office:value="160" calcext:value-type="float">
            <text:p>16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874074074074074" calcext:value-type="float">
            <text:p>0.874074074074074</text:p>
          </table:table-cell>
          <table:table-cell office:value-type="float" office:value="0.905204460966543" calcext:value-type="float">
            <text:p>0.905204460966543</text:p>
          </table:table-cell>
          <table:table-cell office:value-type="float" office:value="0.884758364312268" calcext:value-type="float">
            <text:p>0.884758364312268</text:p>
          </table:table-cell>
          <table:table-cell office:value-type="float" office:value="0.900742115027829" calcext:value-type="float">
            <text:p>0.900742115027829</text:p>
          </table:table-cell>
          <table:table-cell office:value-type="float" office:value="0.862453531598513" calcext:value-type="float">
            <text:p>0.862453531598513</text:p>
          </table:table-cell>
          <table:table-cell office:value-type="float" office:value="0.897031539888683" calcext:value-type="float">
            <text:p>0.897031539888683</text:p>
          </table:table-cell>
          <table:table-cell office:value-type="float" office:value="0.175227658209386" calcext:value-type="float">
            <text:p>0.175227658209386</text:p>
          </table:table-cell>
          <table:table-cell office:value-type="float" office:value="0.0624271686183656" calcext:value-type="float">
            <text:p>0.062427168618366</text:p>
          </table:table-cell>
          <table:table-cell office:value-type="float" office:value="0.00910295179072373" calcext:value-type="float">
            <text:p>0.009102951790724</text:p>
          </table:table-cell>
          <table:table-cell office:value-type="float" office:value="0.0033412828222594" calcext:value-type="float">
            <text:p>0.003341282822259</text:p>
          </table:table-cell>
        </table:table-row>
        <table:table-row table:style-name="ro1">
          <table:table-cell office:value-type="float" office:value="2.82243100802104" calcext:value-type="float">
            <text:p>2.82243100802104</text:p>
          </table:table-cell>
          <table:table-cell office:value-type="float" office:value="0.46678630510966" calcext:value-type="float">
            <text:p>0.46678630510966</text:p>
          </table:table-cell>
          <table:table-cell office:value-type="float" office:value="0.873762376237624" calcext:value-type="float">
            <text:p>0.873762376237624</text:p>
          </table:table-cell>
          <table:table-cell office:value-type="float" office:value="0.900992705294352" calcext:value-type="float">
            <text:p>0.900992705294352</text:p>
          </table:table-cell>
          <table:table-cell office:value-type="string" calcext:value-type="string">
            <text:p>gin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og2</text:p>
          </table:table-cell>
          <table:table-cell office:value-type="float" office:value="40" calcext:value-type="float">
            <text:p>4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3"/>
          <table:table-cell office:value-type="string" calcext:value-type="string">
            <text:p>Pipeline</text:p>
          </table:table-cell>
          <table:table-cell office:value-type="float" office:value="3020" calcext:value-type="float">
            <text:p>302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874074074074074" calcext:value-type="float">
            <text:p>0.874074074074074</text:p>
          </table:table-cell>
          <table:table-cell office:value-type="float" office:value="0.905204460966543" calcext:value-type="float">
            <text:p>0.905204460966543</text:p>
          </table:table-cell>
          <table:table-cell office:value-type="float" office:value="0.884758364312268" calcext:value-type="float">
            <text:p>0.884758364312268</text:p>
          </table:table-cell>
          <table:table-cell office:value-type="float" office:value="0.900742115027829" calcext:value-type="float">
            <text:p>0.900742115027829</text:p>
          </table:table-cell>
          <table:table-cell office:value-type="float" office:value="0.862453531598513" calcext:value-type="float">
            <text:p>0.862453531598513</text:p>
          </table:table-cell>
          <table:table-cell office:value-type="float" office:value="0.897031539888683" calcext:value-type="float">
            <text:p>0.897031539888683</text:p>
          </table:table-cell>
          <table:table-cell office:value-type="float" office:value="0.120368445505831" calcext:value-type="float">
            <text:p>0.120368445505831</text:p>
          </table:table-cell>
          <table:table-cell office:value-type="float" office:value="0.0831756137046929" calcext:value-type="float">
            <text:p>0.083175613704693</text:p>
          </table:table-cell>
          <table:table-cell office:value-type="float" office:value="0.00910295179072373" calcext:value-type="float">
            <text:p>0.009102951790724</text:p>
          </table:table-cell>
          <table:table-cell office:value-type="float" office:value="0.0033412828222594" calcext:value-type="float">
            <text:p>0.003341282822259</text:p>
          </table:table-cell>
        </table:table-row>
        <table:table-row table:style-name="ro1">
          <table:table-cell office:value-type="float" office:value="2.86800726254781" calcext:value-type="float">
            <text:p>2.86800726254781</text:p>
          </table:table-cell>
          <table:table-cell office:value-type="float" office:value="0.429296970367432" calcext:value-type="float">
            <text:p>0.429296970367432</text:p>
          </table:table-cell>
          <table:table-cell office:value-type="float" office:value="0.873762376237624" calcext:value-type="float">
            <text:p>0.873762376237624</text:p>
          </table:table-cell>
          <table:table-cell office:value-type="float" office:value="0.900992705294352" calcext:value-type="float">
            <text:p>0.900992705294352</text:p>
          </table:table-cell>
          <table:table-cell office:value-type="string" calcext:value-type="string">
            <text:p>gin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og2</text:p>
          </table:table-cell>
          <table:table-cell office:value-type="float" office:value="40" calcext:value-type="float">
            <text:p>4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3"/>
          <table:table-cell office:value-type="string" calcext:value-type="string">
            <text:p>Pipeline</text:p>
          </table:table-cell>
          <table:table-cell office:value-type="float" office:value="1760" calcext:value-type="float">
            <text:p>176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874074074074074" calcext:value-type="float">
            <text:p>0.874074074074074</text:p>
          </table:table-cell>
          <table:table-cell office:value-type="float" office:value="0.905204460966543" calcext:value-type="float">
            <text:p>0.905204460966543</text:p>
          </table:table-cell>
          <table:table-cell office:value-type="float" office:value="0.884758364312268" calcext:value-type="float">
            <text:p>0.884758364312268</text:p>
          </table:table-cell>
          <table:table-cell office:value-type="float" office:value="0.900742115027829" calcext:value-type="float">
            <text:p>0.900742115027829</text:p>
          </table:table-cell>
          <table:table-cell office:value-type="float" office:value="0.862453531598513" calcext:value-type="float">
            <text:p>0.862453531598513</text:p>
          </table:table-cell>
          <table:table-cell office:value-type="float" office:value="0.897031539888683" calcext:value-type="float">
            <text:p>0.897031539888683</text:p>
          </table:table-cell>
          <table:table-cell office:value-type="float" office:value="0.19606770158861" calcext:value-type="float">
            <text:p>0.19606770158861</text:p>
          </table:table-cell>
          <table:table-cell office:value-type="float" office:value="0.0370899736473406" calcext:value-type="float">
            <text:p>0.037089973647341</text:p>
          </table:table-cell>
          <table:table-cell office:value-type="float" office:value="0.00910295179072373" calcext:value-type="float">
            <text:p>0.009102951790724</text:p>
          </table:table-cell>
          <table:table-cell office:value-type="float" office:value="0.0033412828222594" calcext:value-type="float">
            <text:p>0.003341282822259</text:p>
          </table:table-cell>
        </table:table-row>
        <table:table-row table:style-name="ro1">
          <table:table-cell office:value-type="float" office:value="2.81580567359924" calcext:value-type="float">
            <text:p>2.81580567359924</text:p>
          </table:table-cell>
          <table:table-cell office:value-type="float" office:value="0.451133728027344" calcext:value-type="float">
            <text:p>0.451133728027344</text:p>
          </table:table-cell>
          <table:table-cell office:value-type="float" office:value="0.873762376237624" calcext:value-type="float">
            <text:p>0.873762376237624</text:p>
          </table:table-cell>
          <table:table-cell office:value-type="float" office:value="0.900992705294352" calcext:value-type="float">
            <text:p>0.900992705294352</text:p>
          </table:table-cell>
          <table:table-cell office:value-type="string" calcext:value-type="string">
            <text:p>gin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og2</text:p>
          </table:table-cell>
          <table:table-cell office:value-type="float" office:value="40" calcext:value-type="float">
            <text:p>4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3"/>
          <table:table-cell office:value-type="string" calcext:value-type="string">
            <text:p>Pipeline</text:p>
          </table:table-cell>
          <table:table-cell office:value-type="float" office:value="2220" calcext:value-type="float">
            <text:p>222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874074074074074" calcext:value-type="float">
            <text:p>0.874074074074074</text:p>
          </table:table-cell>
          <table:table-cell office:value-type="float" office:value="0.905204460966543" calcext:value-type="float">
            <text:p>0.905204460966543</text:p>
          </table:table-cell>
          <table:table-cell office:value-type="float" office:value="0.884758364312268" calcext:value-type="float">
            <text:p>0.884758364312268</text:p>
          </table:table-cell>
          <table:table-cell office:value-type="float" office:value="0.900742115027829" calcext:value-type="float">
            <text:p>0.900742115027829</text:p>
          </table:table-cell>
          <table:table-cell office:value-type="float" office:value="0.862453531598513" calcext:value-type="float">
            <text:p>0.862453531598513</text:p>
          </table:table-cell>
          <table:table-cell office:value-type="float" office:value="0.897031539888683" calcext:value-type="float">
            <text:p>0.897031539888683</text:p>
          </table:table-cell>
          <table:table-cell office:value-type="float" office:value="0.112683760488185" calcext:value-type="float">
            <text:p>0.112683760488185</text:p>
          </table:table-cell>
          <table:table-cell office:value-type="float" office:value="0.0625831255558714" calcext:value-type="float">
            <text:p>0.062583125555871</text:p>
          </table:table-cell>
          <table:table-cell office:value-type="float" office:value="0.00910295179072373" calcext:value-type="float">
            <text:p>0.009102951790724</text:p>
          </table:table-cell>
          <table:table-cell office:value-type="float" office:value="0.0033412828222594" calcext:value-type="float">
            <text:p>0.003341282822259</text:p>
          </table:table-cell>
        </table:table-row>
        <table:table-row table:style-name="ro1">
          <table:table-cell office:value-type="float" office:value="2.66991527875264" calcext:value-type="float">
            <text:p>2.66991527875264</text:p>
          </table:table-cell>
          <table:table-cell office:value-type="float" office:value="0.468922694524129" calcext:value-type="float">
            <text:p>0.468922694524129</text:p>
          </table:table-cell>
          <table:table-cell office:value-type="float" office:value="0.873762376237624" calcext:value-type="float">
            <text:p>0.873762376237624</text:p>
          </table:table-cell>
          <table:table-cell office:value-type="float" office:value="0.900992705294352" calcext:value-type="float">
            <text:p>0.900992705294352</text:p>
          </table:table-cell>
          <table:table-cell office:value-type="string" calcext:value-type="string">
            <text:p>gin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og2</text:p>
          </table:table-cell>
          <table:table-cell office:value-type="float" office:value="40" calcext:value-type="float">
            <text:p>4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3"/>
          <table:table-cell office:value-type="string" calcext:value-type="string">
            <text:p>Pipeline</text:p>
          </table:table-cell>
          <table:table-cell office:value-type="float" office:value="4000" calcext:value-type="float">
            <text:p>40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874074074074074" calcext:value-type="float">
            <text:p>0.874074074074074</text:p>
          </table:table-cell>
          <table:table-cell office:value-type="float" office:value="0.905204460966543" calcext:value-type="float">
            <text:p>0.905204460966543</text:p>
          </table:table-cell>
          <table:table-cell office:value-type="float" office:value="0.884758364312268" calcext:value-type="float">
            <text:p>0.884758364312268</text:p>
          </table:table-cell>
          <table:table-cell office:value-type="float" office:value="0.900742115027829" calcext:value-type="float">
            <text:p>0.900742115027829</text:p>
          </table:table-cell>
          <table:table-cell office:value-type="float" office:value="0.862453531598513" calcext:value-type="float">
            <text:p>0.862453531598513</text:p>
          </table:table-cell>
          <table:table-cell office:value-type="float" office:value="0.897031539888683" calcext:value-type="float">
            <text:p>0.897031539888683</text:p>
          </table:table-cell>
          <table:table-cell office:value-type="float" office:value="0.242044153856809" calcext:value-type="float">
            <text:p>0.242044153856809</text:p>
          </table:table-cell>
          <table:table-cell office:value-type="float" office:value="0.0184189029704397" calcext:value-type="float">
            <text:p>0.01841890297044</text:p>
          </table:table-cell>
          <table:table-cell office:value-type="float" office:value="0.00910295179072373" calcext:value-type="float">
            <text:p>0.009102951790724</text:p>
          </table:table-cell>
          <table:table-cell office:value-type="float" office:value="0.0033412828222594" calcext:value-type="float">
            <text:p>0.003341282822259</text:p>
          </table:table-cell>
        </table:table-row>
        <table:table-row table:style-name="ro1">
          <table:table-cell office:value-type="float" office:value="2.7038102944692" calcext:value-type="float">
            <text:p>2.7038102944692</text:p>
          </table:table-cell>
          <table:table-cell office:value-type="float" office:value="0.456002871195475" calcext:value-type="float">
            <text:p>0.456002871195475</text:p>
          </table:table-cell>
          <table:table-cell office:value-type="float" office:value="0.873762376237624" calcext:value-type="float">
            <text:p>0.873762376237624</text:p>
          </table:table-cell>
          <table:table-cell office:value-type="float" office:value="0.900992705294352" calcext:value-type="float">
            <text:p>0.900992705294352</text:p>
          </table:table-cell>
          <table:table-cell office:value-type="string" calcext:value-type="string">
            <text:p>gin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og2</text:p>
          </table:table-cell>
          <table:table-cell office:value-type="float" office:value="40" calcext:value-type="float">
            <text:p>4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3"/>
          <table:table-cell office:value-type="string" calcext:value-type="string">
            <text:p>Pipeline</text:p>
          </table:table-cell>
          <table:table-cell office:value-type="float" office:value="1860" calcext:value-type="float">
            <text:p>186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874074074074074" calcext:value-type="float">
            <text:p>0.874074074074074</text:p>
          </table:table-cell>
          <table:table-cell office:value-type="float" office:value="0.905204460966543" calcext:value-type="float">
            <text:p>0.905204460966543</text:p>
          </table:table-cell>
          <table:table-cell office:value-type="float" office:value="0.884758364312268" calcext:value-type="float">
            <text:p>0.884758364312268</text:p>
          </table:table-cell>
          <table:table-cell office:value-type="float" office:value="0.900742115027829" calcext:value-type="float">
            <text:p>0.900742115027829</text:p>
          </table:table-cell>
          <table:table-cell office:value-type="float" office:value="0.862453531598513" calcext:value-type="float">
            <text:p>0.862453531598513</text:p>
          </table:table-cell>
          <table:table-cell office:value-type="float" office:value="0.897031539888683" calcext:value-type="float">
            <text:p>0.897031539888683</text:p>
          </table:table-cell>
          <table:table-cell office:value-type="float" office:value="0.212285031558278" calcext:value-type="float">
            <text:p>0.212285031558278</text:p>
          </table:table-cell>
          <table:table-cell office:value-type="float" office:value="0.0348400165142389" calcext:value-type="float">
            <text:p>0.034840016514239</text:p>
          </table:table-cell>
          <table:table-cell office:value-type="float" office:value="0.00910295179072373" calcext:value-type="float">
            <text:p>0.009102951790724</text:p>
          </table:table-cell>
          <table:table-cell office:value-type="float" office:value="0.0033412828222594" calcext:value-type="float">
            <text:p>0.003341282822259</text:p>
          </table:table-cell>
        </table:table-row>
        <table:table-row table:style-name="ro1">
          <table:table-cell office:value-type="float" office:value="2.55862998962402" calcext:value-type="float">
            <text:p>2.55862998962402</text:p>
          </table:table-cell>
          <table:table-cell office:value-type="float" office:value="0.432841300964356" calcext:value-type="float">
            <text:p>0.432841300964356</text:p>
          </table:table-cell>
          <table:table-cell office:value-type="float" office:value="0.873762376237624" calcext:value-type="float">
            <text:p>0.873762376237624</text:p>
          </table:table-cell>
          <table:table-cell office:value-type="float" office:value="0.900992705294352" calcext:value-type="float">
            <text:p>0.900992705294352</text:p>
          </table:table-cell>
          <table:table-cell office:value-type="string" calcext:value-type="string">
            <text:p>gin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og2</text:p>
          </table:table-cell>
          <table:table-cell office:value-type="float" office:value="40" calcext:value-type="float">
            <text:p>4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3"/>
          <table:table-cell office:value-type="string" calcext:value-type="string">
            <text:p>Pipeline</text:p>
          </table:table-cell>
          <table:table-cell office:value-type="float" office:value="3560" calcext:value-type="float">
            <text:p>356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874074074074074" calcext:value-type="float">
            <text:p>0.874074074074074</text:p>
          </table:table-cell>
          <table:table-cell office:value-type="float" office:value="0.905204460966543" calcext:value-type="float">
            <text:p>0.905204460966543</text:p>
          </table:table-cell>
          <table:table-cell office:value-type="float" office:value="0.884758364312268" calcext:value-type="float">
            <text:p>0.884758364312268</text:p>
          </table:table-cell>
          <table:table-cell office:value-type="float" office:value="0.900742115027829" calcext:value-type="float">
            <text:p>0.900742115027829</text:p>
          </table:table-cell>
          <table:table-cell office:value-type="float" office:value="0.862453531598513" calcext:value-type="float">
            <text:p>0.862453531598513</text:p>
          </table:table-cell>
          <table:table-cell office:value-type="float" office:value="0.897031539888683" calcext:value-type="float">
            <text:p>0.897031539888683</text:p>
          </table:table-cell>
          <table:table-cell office:value-type="float" office:value="0.172159196175327" calcext:value-type="float">
            <text:p>0.172159196175327</text:p>
          </table:table-cell>
          <table:table-cell office:value-type="float" office:value="0.0457705078178942" calcext:value-type="float">
            <text:p>0.045770507817894</text:p>
          </table:table-cell>
          <table:table-cell office:value-type="float" office:value="0.00910295179072373" calcext:value-type="float">
            <text:p>0.009102951790724</text:p>
          </table:table-cell>
          <table:table-cell office:value-type="float" office:value="0.0033412828222594" calcext:value-type="float">
            <text:p>0.003341282822259</text:p>
          </table:table-cell>
        </table:table-row>
        <table:table-row table:style-name="ro1">
          <table:table-cell office:value-type="float" office:value="2.56608541806539" calcext:value-type="float">
            <text:p>2.56608541806539</text:p>
          </table:table-cell>
          <table:table-cell office:value-type="float" office:value="0.51005212465922" calcext:value-type="float">
            <text:p>0.51005212465922</text:p>
          </table:table-cell>
          <table:table-cell office:value-type="float" office:value="0.873762376237624" calcext:value-type="float">
            <text:p>0.873762376237624</text:p>
          </table:table-cell>
          <table:table-cell office:value-type="float" office:value="0.900992705294352" calcext:value-type="float">
            <text:p>0.900992705294352</text:p>
          </table:table-cell>
          <table:table-cell office:value-type="string" calcext:value-type="string">
            <text:p>gin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og2</text:p>
          </table:table-cell>
          <table:table-cell office:value-type="float" office:value="40" calcext:value-type="float">
            <text:p>4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3"/>
          <table:table-cell office:value-type="string" calcext:value-type="string">
            <text:p>Pipeline</text:p>
          </table:table-cell>
          <table:table-cell office:value-type="float" office:value="2580" calcext:value-type="float">
            <text:p>258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874074074074074" calcext:value-type="float">
            <text:p>0.874074074074074</text:p>
          </table:table-cell>
          <table:table-cell office:value-type="float" office:value="0.905204460966543" calcext:value-type="float">
            <text:p>0.905204460966543</text:p>
          </table:table-cell>
          <table:table-cell office:value-type="float" office:value="0.884758364312268" calcext:value-type="float">
            <text:p>0.884758364312268</text:p>
          </table:table-cell>
          <table:table-cell office:value-type="float" office:value="0.900742115027829" calcext:value-type="float">
            <text:p>0.900742115027829</text:p>
          </table:table-cell>
          <table:table-cell office:value-type="float" office:value="0.862453531598513" calcext:value-type="float">
            <text:p>0.862453531598513</text:p>
          </table:table-cell>
          <table:table-cell office:value-type="float" office:value="0.897031539888683" calcext:value-type="float">
            <text:p>0.897031539888683</text:p>
          </table:table-cell>
          <table:table-cell office:value-type="float" office:value="0.145187758858925" calcext:value-type="float">
            <text:p>0.145187758858925</text:p>
          </table:table-cell>
          <table:table-cell office:value-type="float" office:value="0.0939820157333599" calcext:value-type="float">
            <text:p>0.09398201573336</text:p>
          </table:table-cell>
          <table:table-cell office:value-type="float" office:value="0.00910295179072373" calcext:value-type="float">
            <text:p>0.009102951790724</text:p>
          </table:table-cell>
          <table:table-cell office:value-type="float" office:value="0.0033412828222594" calcext:value-type="float">
            <text:p>0.003341282822259</text:p>
          </table:table-cell>
        </table:table-row>
        <table:table-row table:style-name="ro1">
          <table:table-cell office:value-type="float" office:value="2.36073470115662" calcext:value-type="float">
            <text:p>2.36073470115662</text:p>
          </table:table-cell>
          <table:table-cell office:value-type="float" office:value="0.485280911127726" calcext:value-type="float">
            <text:p>0.485280911127726</text:p>
          </table:table-cell>
          <table:table-cell office:value-type="float" office:value="0.873762376237624" calcext:value-type="float">
            <text:p>0.873762376237624</text:p>
          </table:table-cell>
          <table:table-cell office:value-type="float" office:value="0.900992705294352" calcext:value-type="float">
            <text:p>0.900992705294352</text:p>
          </table:table-cell>
          <table:table-cell office:value-type="string" calcext:value-type="string">
            <text:p>gin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og2</text:p>
          </table:table-cell>
          <table:table-cell office:value-type="float" office:value="40" calcext:value-type="float">
            <text:p>4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3"/>
          <table:table-cell office:value-type="string" calcext:value-type="string">
            <text:p>Pipeline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874074074074074" calcext:value-type="float">
            <text:p>0.874074074074074</text:p>
          </table:table-cell>
          <table:table-cell office:value-type="float" office:value="0.905204460966543" calcext:value-type="float">
            <text:p>0.905204460966543</text:p>
          </table:table-cell>
          <table:table-cell office:value-type="float" office:value="0.884758364312268" calcext:value-type="float">
            <text:p>0.884758364312268</text:p>
          </table:table-cell>
          <table:table-cell office:value-type="float" office:value="0.900742115027829" calcext:value-type="float">
            <text:p>0.900742115027829</text:p>
          </table:table-cell>
          <table:table-cell office:value-type="float" office:value="0.862453531598513" calcext:value-type="float">
            <text:p>0.862453531598513</text:p>
          </table:table-cell>
          <table:table-cell office:value-type="float" office:value="0.897031539888683" calcext:value-type="float">
            <text:p>0.897031539888683</text:p>
          </table:table-cell>
          <table:table-cell office:value-type="float" office:value="0.0866505692030661" calcext:value-type="float">
            <text:p>0.086650569203066</text:p>
          </table:table-cell>
          <table:table-cell office:value-type="float" office:value="0.0165701678618864" calcext:value-type="float">
            <text:p>0.016570167861886</text:p>
          </table:table-cell>
          <table:table-cell office:value-type="float" office:value="0.00910295179072373" calcext:value-type="float">
            <text:p>0.009102951790724</text:p>
          </table:table-cell>
          <table:table-cell office:value-type="float" office:value="0.0033412828222594" calcext:value-type="float">
            <text:p>0.003341282822259</text:p>
          </table:table-cell>
        </table:table-row>
        <table:table-row table:style-name="ro1">
          <table:table-cell office:value-type="float" office:value="2.60359438260396" calcext:value-type="float">
            <text:p>2.60359438260396</text:p>
          </table:table-cell>
          <table:table-cell office:value-type="float" office:value="0.453764915466309" calcext:value-type="float">
            <text:p>0.453764915466309</text:p>
          </table:table-cell>
          <table:table-cell office:value-type="float" office:value="0.873762376237624" calcext:value-type="float">
            <text:p>0.873762376237624</text:p>
          </table:table-cell>
          <table:table-cell office:value-type="float" office:value="0.900992705294352" calcext:value-type="float">
            <text:p>0.900992705294352</text:p>
          </table:table-cell>
          <table:table-cell office:value-type="string" calcext:value-type="string">
            <text:p>gin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og2</text:p>
          </table:table-cell>
          <table:table-cell office:value-type="float" office:value="40" calcext:value-type="float">
            <text:p>4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3"/>
          <table:table-cell office:value-type="string" calcext:value-type="string">
            <text:p>Pipeline</text:p>
          </table:table-cell>
          <table:table-cell office:value-type="float" office:value="2800" calcext:value-type="float">
            <text:p>28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874074074074074" calcext:value-type="float">
            <text:p>0.874074074074074</text:p>
          </table:table-cell>
          <table:table-cell office:value-type="float" office:value="0.905204460966543" calcext:value-type="float">
            <text:p>0.905204460966543</text:p>
          </table:table-cell>
          <table:table-cell office:value-type="float" office:value="0.884758364312268" calcext:value-type="float">
            <text:p>0.884758364312268</text:p>
          </table:table-cell>
          <table:table-cell office:value-type="float" office:value="0.900742115027829" calcext:value-type="float">
            <text:p>0.900742115027829</text:p>
          </table:table-cell>
          <table:table-cell office:value-type="float" office:value="0.862453531598513" calcext:value-type="float">
            <text:p>0.862453531598513</text:p>
          </table:table-cell>
          <table:table-cell office:value-type="float" office:value="0.897031539888683" calcext:value-type="float">
            <text:p>0.897031539888683</text:p>
          </table:table-cell>
          <table:table-cell office:value-type="float" office:value="0.181800027671129" calcext:value-type="float">
            <text:p>0.181800027671129</text:p>
          </table:table-cell>
          <table:table-cell office:value-type="float" office:value="0.125740781167083" calcext:value-type="float">
            <text:p>0.125740781167083</text:p>
          </table:table-cell>
          <table:table-cell office:value-type="float" office:value="0.00910295179072373" calcext:value-type="float">
            <text:p>0.009102951790724</text:p>
          </table:table-cell>
          <table:table-cell office:value-type="float" office:value="0.0033412828222594" calcext:value-type="float">
            <text:p>0.003341282822259</text:p>
          </table:table-cell>
        </table:table-row>
        <table:table-row table:style-name="ro1">
          <table:table-cell office:value-type="float" office:value="2.58040150006612" calcext:value-type="float">
            <text:p>2.58040150006612</text:p>
          </table:table-cell>
          <table:table-cell office:value-type="float" office:value="0.456997394561768" calcext:value-type="float">
            <text:p>0.456997394561768</text:p>
          </table:table-cell>
          <table:table-cell office:value-type="float" office:value="0.873762376237624" calcext:value-type="float">
            <text:p>0.873762376237624</text:p>
          </table:table-cell>
          <table:table-cell office:value-type="float" office:value="0.900992705294352" calcext:value-type="float">
            <text:p>0.900992705294352</text:p>
          </table:table-cell>
          <table:table-cell office:value-type="string" calcext:value-type="string">
            <text:p>gin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og2</text:p>
          </table:table-cell>
          <table:table-cell office:value-type="float" office:value="40" calcext:value-type="float">
            <text:p>4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3"/>
          <table:table-cell office:value-type="string" calcext:value-type="string">
            <text:p>Pipeline</text:p>
          </table:table-cell>
          <table:table-cell office:value-type="float" office:value="1100" calcext:value-type="float">
            <text:p>11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874074074074074" calcext:value-type="float">
            <text:p>0.874074074074074</text:p>
          </table:table-cell>
          <table:table-cell office:value-type="float" office:value="0.905204460966543" calcext:value-type="float">
            <text:p>0.905204460966543</text:p>
          </table:table-cell>
          <table:table-cell office:value-type="float" office:value="0.884758364312268" calcext:value-type="float">
            <text:p>0.884758364312268</text:p>
          </table:table-cell>
          <table:table-cell office:value-type="float" office:value="0.900742115027829" calcext:value-type="float">
            <text:p>0.900742115027829</text:p>
          </table:table-cell>
          <table:table-cell office:value-type="float" office:value="0.862453531598513" calcext:value-type="float">
            <text:p>0.862453531598513</text:p>
          </table:table-cell>
          <table:table-cell office:value-type="float" office:value="0.897031539888683" calcext:value-type="float">
            <text:p>0.897031539888683</text:p>
          </table:table-cell>
          <table:table-cell office:value-type="float" office:value="0.247741526222315" calcext:value-type="float">
            <text:p>0.247741526222315</text:p>
          </table:table-cell>
          <table:table-cell office:value-type="float" office:value="0.066209634427655" calcext:value-type="float">
            <text:p>0.066209634427655</text:p>
          </table:table-cell>
          <table:table-cell office:value-type="float" office:value="0.00910295179072373" calcext:value-type="float">
            <text:p>0.009102951790724</text:p>
          </table:table-cell>
          <table:table-cell office:value-type="float" office:value="0.0033412828222594" calcext:value-type="float">
            <text:p>0.003341282822259</text:p>
          </table:table-cell>
        </table:table-row>
        <table:table-row table:style-name="ro1">
          <table:table-cell office:value-type="float" office:value="2.48867154121399" calcext:value-type="float">
            <text:p>2.48867154121399</text:p>
          </table:table-cell>
          <table:table-cell office:value-type="float" office:value="0.48671301205953" calcext:value-type="float">
            <text:p>0.48671301205953</text:p>
          </table:table-cell>
          <table:table-cell office:value-type="float" office:value="0.873762376237624" calcext:value-type="float">
            <text:p>0.873762376237624</text:p>
          </table:table-cell>
          <table:table-cell office:value-type="float" office:value="0.900992705294352" calcext:value-type="float">
            <text:p>0.900992705294352</text:p>
          </table:table-cell>
          <table:table-cell office:value-type="string" calcext:value-type="string">
            <text:p>gin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og2</text:p>
          </table:table-cell>
          <table:table-cell office:value-type="float" office:value="40" calcext:value-type="float">
            <text:p>4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3"/>
          <table:table-cell office:value-type="string" calcext:value-type="string">
            <text:p>Pipeline</text:p>
          </table:table-cell>
          <table:table-cell office:value-type="float" office:value="2080" calcext:value-type="float">
            <text:p>208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874074074074074" calcext:value-type="float">
            <text:p>0.874074074074074</text:p>
          </table:table-cell>
          <table:table-cell office:value-type="float" office:value="0.905204460966543" calcext:value-type="float">
            <text:p>0.905204460966543</text:p>
          </table:table-cell>
          <table:table-cell office:value-type="float" office:value="0.884758364312268" calcext:value-type="float">
            <text:p>0.884758364312268</text:p>
          </table:table-cell>
          <table:table-cell office:value-type="float" office:value="0.900742115027829" calcext:value-type="float">
            <text:p>0.900742115027829</text:p>
          </table:table-cell>
          <table:table-cell office:value-type="float" office:value="0.862453531598513" calcext:value-type="float">
            <text:p>0.862453531598513</text:p>
          </table:table-cell>
          <table:table-cell office:value-type="float" office:value="0.897031539888683" calcext:value-type="float">
            <text:p>0.897031539888683</text:p>
          </table:table-cell>
          <table:table-cell office:value-type="float" office:value="0.106271294096996" calcext:value-type="float">
            <text:p>0.106271294096996</text:p>
          </table:table-cell>
          <table:table-cell office:value-type="float" office:value="0.046741329296953" calcext:value-type="float">
            <text:p>0.046741329296953</text:p>
          </table:table-cell>
          <table:table-cell office:value-type="float" office:value="0.00910295179072373" calcext:value-type="float">
            <text:p>0.009102951790724</text:p>
          </table:table-cell>
          <table:table-cell office:value-type="float" office:value="0.0033412828222594" calcext:value-type="float">
            <text:p>0.003341282822259</text:p>
          </table:table-cell>
        </table:table-row>
        <table:table-row table:style-name="ro1">
          <table:table-cell office:value-type="float" office:value="2.68998018900553" calcext:value-type="float">
            <text:p>2.68998018900553</text:p>
          </table:table-cell>
          <table:table-cell office:value-type="float" office:value="0.463242133458455" calcext:value-type="float">
            <text:p>0.463242133458455</text:p>
          </table:table-cell>
          <table:table-cell office:value-type="float" office:value="0.873762376237624" calcext:value-type="float">
            <text:p>0.873762376237624</text:p>
          </table:table-cell>
          <table:table-cell office:value-type="float" office:value="0.900992705294352" calcext:value-type="float">
            <text:p>0.900992705294352</text:p>
          </table:table-cell>
          <table:table-cell office:value-type="string" calcext:value-type="string">
            <text:p>gin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og2</text:p>
          </table:table-cell>
          <table:table-cell office:value-type="float" office:value="40" calcext:value-type="float">
            <text:p>4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3"/>
          <table:table-cell office:value-type="string" calcext:value-type="string">
            <text:p>Pipeline</text:p>
          </table:table-cell>
          <table:table-cell office:value-type="float" office:value="3960" calcext:value-type="float">
            <text:p>396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874074074074074" calcext:value-type="float">
            <text:p>0.874074074074074</text:p>
          </table:table-cell>
          <table:table-cell office:value-type="float" office:value="0.905204460966543" calcext:value-type="float">
            <text:p>0.905204460966543</text:p>
          </table:table-cell>
          <table:table-cell office:value-type="float" office:value="0.884758364312268" calcext:value-type="float">
            <text:p>0.884758364312268</text:p>
          </table:table-cell>
          <table:table-cell office:value-type="float" office:value="0.900742115027829" calcext:value-type="float">
            <text:p>0.900742115027829</text:p>
          </table:table-cell>
          <table:table-cell office:value-type="float" office:value="0.862453531598513" calcext:value-type="float">
            <text:p>0.862453531598513</text:p>
          </table:table-cell>
          <table:table-cell office:value-type="float" office:value="0.897031539888683" calcext:value-type="float">
            <text:p>0.897031539888683</text:p>
          </table:table-cell>
          <table:table-cell office:value-type="float" office:value="0.119126527137077" calcext:value-type="float">
            <text:p>0.119126527137077</text:p>
          </table:table-cell>
          <table:table-cell office:value-type="float" office:value="0.0918527088142317" calcext:value-type="float">
            <text:p>0.091852708814232</text:p>
          </table:table-cell>
          <table:table-cell office:value-type="float" office:value="0.00910295179072373" calcext:value-type="float">
            <text:p>0.009102951790724</text:p>
          </table:table-cell>
          <table:table-cell office:value-type="float" office:value="0.0033412828222594" calcext:value-type="float">
            <text:p>0.003341282822259</text:p>
          </table:table-cell>
        </table:table-row>
        <table:table-row table:style-name="ro1">
          <table:table-cell office:value-type="float" office:value="2.41119639078776" calcext:value-type="float">
            <text:p>2.41119639078776</text:p>
          </table:table-cell>
          <table:table-cell office:value-type="float" office:value="0.411587397257487" calcext:value-type="float">
            <text:p>0.411587397257487</text:p>
          </table:table-cell>
          <table:table-cell office:value-type="float" office:value="0.873762376237624" calcext:value-type="float">
            <text:p>0.873762376237624</text:p>
          </table:table-cell>
          <table:table-cell office:value-type="float" office:value="0.900992705294352" calcext:value-type="float">
            <text:p>0.900992705294352</text:p>
          </table:table-cell>
          <table:table-cell office:value-type="string" calcext:value-type="string">
            <text:p>gin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og2</text:p>
          </table:table-cell>
          <table:table-cell office:value-type="float" office:value="40" calcext:value-type="float">
            <text:p>4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3"/>
          <table:table-cell office:value-type="string" calcext:value-type="string">
            <text:p>Pipeline</text:p>
          </table:table-cell>
          <table:table-cell office:value-type="float" office:value="2540" calcext:value-type="float">
            <text:p>254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874074074074074" calcext:value-type="float">
            <text:p>0.874074074074074</text:p>
          </table:table-cell>
          <table:table-cell office:value-type="float" office:value="0.905204460966543" calcext:value-type="float">
            <text:p>0.905204460966543</text:p>
          </table:table-cell>
          <table:table-cell office:value-type="float" office:value="0.884758364312268" calcext:value-type="float">
            <text:p>0.884758364312268</text:p>
          </table:table-cell>
          <table:table-cell office:value-type="float" office:value="0.900742115027829" calcext:value-type="float">
            <text:p>0.900742115027829</text:p>
          </table:table-cell>
          <table:table-cell office:value-type="float" office:value="0.862453531598513" calcext:value-type="float">
            <text:p>0.862453531598513</text:p>
          </table:table-cell>
          <table:table-cell office:value-type="float" office:value="0.897031539888683" calcext:value-type="float">
            <text:p>0.897031539888683</text:p>
          </table:table-cell>
          <table:table-cell office:value-type="float" office:value="0.146695447743865" calcext:value-type="float">
            <text:p>0.146695447743865</text:p>
          </table:table-cell>
          <table:table-cell office:value-type="float" office:value="0.0713828306743411" calcext:value-type="float">
            <text:p>0.071382830674341</text:p>
          </table:table-cell>
          <table:table-cell office:value-type="float" office:value="0.00910295179072373" calcext:value-type="float">
            <text:p>0.009102951790724</text:p>
          </table:table-cell>
          <table:table-cell office:value-type="float" office:value="0.0033412828222594" calcext:value-type="float">
            <text:p>0.003341282822259</text:p>
          </table:table-cell>
        </table:table-row>
        <table:table-row table:style-name="ro1">
          <table:table-cell office:value-type="float" office:value="2.82550716400146" calcext:value-type="float">
            <text:p>2.82550716400146</text:p>
          </table:table-cell>
          <table:table-cell office:value-type="float" office:value="0.510586579640706" calcext:value-type="float">
            <text:p>0.510586579640706</text:p>
          </table:table-cell>
          <table:table-cell office:value-type="float" office:value="0.873762376237624" calcext:value-type="float">
            <text:p>0.873762376237624</text:p>
          </table:table-cell>
          <table:table-cell office:value-type="float" office:value="0.900992705294352" calcext:value-type="float">
            <text:p>0.900992705294352</text:p>
          </table:table-cell>
          <table:table-cell office:value-type="string" calcext:value-type="string">
            <text:p>gin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og2</text:p>
          </table:table-cell>
          <table:table-cell office:value-type="float" office:value="40" calcext:value-type="float">
            <text:p>4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3"/>
          <table:table-cell office:value-type="string" calcext:value-type="string">
            <text:p>Pipeline</text:p>
          </table:table-cell>
          <table:table-cell office:value-type="float" office:value="1000" calcext:value-type="float">
            <text:p>10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874074074074074" calcext:value-type="float">
            <text:p>0.874074074074074</text:p>
          </table:table-cell>
          <table:table-cell office:value-type="float" office:value="0.905204460966543" calcext:value-type="float">
            <text:p>0.905204460966543</text:p>
          </table:table-cell>
          <table:table-cell office:value-type="float" office:value="0.884758364312268" calcext:value-type="float">
            <text:p>0.884758364312268</text:p>
          </table:table-cell>
          <table:table-cell office:value-type="float" office:value="0.900742115027829" calcext:value-type="float">
            <text:p>0.900742115027829</text:p>
          </table:table-cell>
          <table:table-cell office:value-type="float" office:value="0.862453531598513" calcext:value-type="float">
            <text:p>0.862453531598513</text:p>
          </table:table-cell>
          <table:table-cell office:value-type="float" office:value="0.897031539888683" calcext:value-type="float">
            <text:p>0.897031539888683</text:p>
          </table:table-cell>
          <table:table-cell office:value-type="float" office:value="0.157728096329482" calcext:value-type="float">
            <text:p>0.157728096329482</text:p>
          </table:table-cell>
          <table:table-cell office:value-type="float" office:value="0.0667096524210352" calcext:value-type="float">
            <text:p>0.066709652421035</text:p>
          </table:table-cell>
          <table:table-cell office:value-type="float" office:value="0.00910295179072373" calcext:value-type="float">
            <text:p>0.009102951790724</text:p>
          </table:table-cell>
          <table:table-cell office:value-type="float" office:value="0.0033412828222594" calcext:value-type="float">
            <text:p>0.003341282822259</text:p>
          </table:table-cell>
        </table:table-row>
        <table:table-row table:style-name="ro1">
          <table:table-cell office:value-type="float" office:value="2.80322170257568" calcext:value-type="float">
            <text:p>2.80322170257568</text:p>
          </table:table-cell>
          <table:table-cell office:value-type="float" office:value="0.423967043558757" calcext:value-type="float">
            <text:p>0.423967043558757</text:p>
          </table:table-cell>
          <table:table-cell office:value-type="float" office:value="0.873762376237624" calcext:value-type="float">
            <text:p>0.873762376237624</text:p>
          </table:table-cell>
          <table:table-cell office:value-type="float" office:value="0.900992705294352" calcext:value-type="float">
            <text:p>0.900992705294352</text:p>
          </table:table-cell>
          <table:table-cell office:value-type="string" calcext:value-type="string">
            <text:p>gin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og2</text:p>
          </table:table-cell>
          <table:table-cell office:value-type="float" office:value="40" calcext:value-type="float">
            <text:p>4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3"/>
          <table:table-cell office:value-type="string" calcext:value-type="string">
            <text:p>Pipeline</text:p>
          </table:table-cell>
          <table:table-cell office:value-type="float" office:value="1720" calcext:value-type="float">
            <text:p>172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874074074074074" calcext:value-type="float">
            <text:p>0.874074074074074</text:p>
          </table:table-cell>
          <table:table-cell office:value-type="float" office:value="0.905204460966543" calcext:value-type="float">
            <text:p>0.905204460966543</text:p>
          </table:table-cell>
          <table:table-cell office:value-type="float" office:value="0.884758364312268" calcext:value-type="float">
            <text:p>0.884758364312268</text:p>
          </table:table-cell>
          <table:table-cell office:value-type="float" office:value="0.900742115027829" calcext:value-type="float">
            <text:p>0.900742115027829</text:p>
          </table:table-cell>
          <table:table-cell office:value-type="float" office:value="0.862453531598513" calcext:value-type="float">
            <text:p>0.862453531598513</text:p>
          </table:table-cell>
          <table:table-cell office:value-type="float" office:value="0.897031539888683" calcext:value-type="float">
            <text:p>0.897031539888683</text:p>
          </table:table-cell>
          <table:table-cell office:value-type="float" office:value="0.0555420313975311" calcext:value-type="float">
            <text:p>0.055542031397531</text:p>
          </table:table-cell>
          <table:table-cell office:value-type="float" office:value="0.0481284943924099" calcext:value-type="float">
            <text:p>0.04812849439241</text:p>
          </table:table-cell>
          <table:table-cell office:value-type="float" office:value="0.00910295179072373" calcext:value-type="float">
            <text:p>0.009102951790724</text:p>
          </table:table-cell>
          <table:table-cell office:value-type="float" office:value="0.0033412828222594" calcext:value-type="float">
            <text:p>0.003341282822259</text:p>
          </table:table-cell>
        </table:table-row>
        <table:table-row table:style-name="ro1">
          <table:table-cell office:value-type="float" office:value="2.71580950419108" calcext:value-type="float">
            <text:p>2.71580950419108</text:p>
          </table:table-cell>
          <table:table-cell office:value-type="float" office:value="0.387684901555379" calcext:value-type="float">
            <text:p>0.387684901555379</text:p>
          </table:table-cell>
          <table:table-cell office:value-type="float" office:value="0.873762376237624" calcext:value-type="float">
            <text:p>0.873762376237624</text:p>
          </table:table-cell>
          <table:table-cell office:value-type="float" office:value="0.900992705294352" calcext:value-type="float">
            <text:p>0.900992705294352</text:p>
          </table:table-cell>
          <table:table-cell office:value-type="string" calcext:value-type="string">
            <text:p>gin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og2</text:p>
          </table:table-cell>
          <table:table-cell office:value-type="float" office:value="40" calcext:value-type="float">
            <text:p>4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3"/>
          <table:table-cell office:value-type="string" calcext:value-type="string">
            <text:p>Pipeline</text:p>
          </table:table-cell>
          <table:table-cell office:value-type="float" office:value="1800" calcext:value-type="float">
            <text:p>18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874074074074074" calcext:value-type="float">
            <text:p>0.874074074074074</text:p>
          </table:table-cell>
          <table:table-cell office:value-type="float" office:value="0.905204460966543" calcext:value-type="float">
            <text:p>0.905204460966543</text:p>
          </table:table-cell>
          <table:table-cell office:value-type="float" office:value="0.884758364312268" calcext:value-type="float">
            <text:p>0.884758364312268</text:p>
          </table:table-cell>
          <table:table-cell office:value-type="float" office:value="0.900742115027829" calcext:value-type="float">
            <text:p>0.900742115027829</text:p>
          </table:table-cell>
          <table:table-cell office:value-type="float" office:value="0.862453531598513" calcext:value-type="float">
            <text:p>0.862453531598513</text:p>
          </table:table-cell>
          <table:table-cell office:value-type="float" office:value="0.897031539888683" calcext:value-type="float">
            <text:p>0.897031539888683</text:p>
          </table:table-cell>
          <table:table-cell office:value-type="float" office:value="0.124424760242961" calcext:value-type="float">
            <text:p>0.124424760242961</text:p>
          </table:table-cell>
          <table:table-cell office:value-type="float" office:value="0.0381397044774567" calcext:value-type="float">
            <text:p>0.038139704477457</text:p>
          </table:table-cell>
          <table:table-cell office:value-type="float" office:value="0.00910295179072373" calcext:value-type="float">
            <text:p>0.009102951790724</text:p>
          </table:table-cell>
          <table:table-cell office:value-type="float" office:value="0.0033412828222594" calcext:value-type="float">
            <text:p>0.003341282822259</text:p>
          </table:table-cell>
        </table:table-row>
        <table:table-row table:style-name="ro1">
          <table:table-cell office:value-type="float" office:value="2.55123909314474" calcext:value-type="float">
            <text:p>2.55123909314474</text:p>
          </table:table-cell>
          <table:table-cell office:value-type="float" office:value="0.412426312764486" calcext:value-type="float">
            <text:p>0.412426312764486</text:p>
          </table:table-cell>
          <table:table-cell office:value-type="float" office:value="0.873762376237624" calcext:value-type="float">
            <text:p>0.873762376237624</text:p>
          </table:table-cell>
          <table:table-cell office:value-type="float" office:value="0.900992705294352" calcext:value-type="float">
            <text:p>0.900992705294352</text:p>
          </table:table-cell>
          <table:table-cell office:value-type="string" calcext:value-type="string">
            <text:p>gin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og2</text:p>
          </table:table-cell>
          <table:table-cell office:value-type="float" office:value="40" calcext:value-type="float">
            <text:p>4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3"/>
          <table:table-cell office:value-type="string" calcext:value-type="string">
            <text:p>Pipeline</text:p>
          </table:table-cell>
          <table:table-cell office:value-type="float" office:value="3700" calcext:value-type="float">
            <text:p>37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874074074074074" calcext:value-type="float">
            <text:p>0.874074074074074</text:p>
          </table:table-cell>
          <table:table-cell office:value-type="float" office:value="0.905204460966543" calcext:value-type="float">
            <text:p>0.905204460966543</text:p>
          </table:table-cell>
          <table:table-cell office:value-type="float" office:value="0.884758364312268" calcext:value-type="float">
            <text:p>0.884758364312268</text:p>
          </table:table-cell>
          <table:table-cell office:value-type="float" office:value="0.900742115027829" calcext:value-type="float">
            <text:p>0.900742115027829</text:p>
          </table:table-cell>
          <table:table-cell office:value-type="float" office:value="0.862453531598513" calcext:value-type="float">
            <text:p>0.862453531598513</text:p>
          </table:table-cell>
          <table:table-cell office:value-type="float" office:value="0.897031539888683" calcext:value-type="float">
            <text:p>0.897031539888683</text:p>
          </table:table-cell>
          <table:table-cell office:value-type="float" office:value="0.185723230476965" calcext:value-type="float">
            <text:p>0.185723230476965</text:p>
          </table:table-cell>
          <table:table-cell office:value-type="float" office:value="0.0510560548892197" calcext:value-type="float">
            <text:p>0.05105605488922</text:p>
          </table:table-cell>
          <table:table-cell office:value-type="float" office:value="0.00910295179072373" calcext:value-type="float">
            <text:p>0.009102951790724</text:p>
          </table:table-cell>
          <table:table-cell office:value-type="float" office:value="0.0033412828222594" calcext:value-type="float">
            <text:p>0.003341282822259</text:p>
          </table:table-cell>
        </table:table-row>
        <table:table-row table:style-name="ro1">
          <table:table-cell office:value-type="float" office:value="2.65127491950989" calcext:value-type="float">
            <text:p>2.65127491950989</text:p>
          </table:table-cell>
          <table:table-cell office:value-type="float" office:value="0.433830102284749" calcext:value-type="float">
            <text:p>0.433830102284749</text:p>
          </table:table-cell>
          <table:table-cell office:value-type="float" office:value="0.873762376237624" calcext:value-type="float">
            <text:p>0.873762376237624</text:p>
          </table:table-cell>
          <table:table-cell office:value-type="float" office:value="0.900992705294352" calcext:value-type="float">
            <text:p>0.900992705294352</text:p>
          </table:table-cell>
          <table:table-cell office:value-type="string" calcext:value-type="string">
            <text:p>gin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og2</text:p>
          </table:table-cell>
          <table:table-cell office:value-type="float" office:value="40" calcext:value-type="float">
            <text:p>4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3"/>
          <table:table-cell office:value-type="string" calcext:value-type="string">
            <text:p>Pipeline</text:p>
          </table:table-cell>
          <table:table-cell office:value-type="float" office:value="3740" calcext:value-type="float">
            <text:p>374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874074074074074" calcext:value-type="float">
            <text:p>0.874074074074074</text:p>
          </table:table-cell>
          <table:table-cell office:value-type="float" office:value="0.905204460966543" calcext:value-type="float">
            <text:p>0.905204460966543</text:p>
          </table:table-cell>
          <table:table-cell office:value-type="float" office:value="0.884758364312268" calcext:value-type="float">
            <text:p>0.884758364312268</text:p>
          </table:table-cell>
          <table:table-cell office:value-type="float" office:value="0.900742115027829" calcext:value-type="float">
            <text:p>0.900742115027829</text:p>
          </table:table-cell>
          <table:table-cell office:value-type="float" office:value="0.862453531598513" calcext:value-type="float">
            <text:p>0.862453531598513</text:p>
          </table:table-cell>
          <table:table-cell office:value-type="float" office:value="0.897031539888683" calcext:value-type="float">
            <text:p>0.897031539888683</text:p>
          </table:table-cell>
          <table:table-cell office:value-type="float" office:value="0.0944092080643029" calcext:value-type="float">
            <text:p>0.094409208064303</text:p>
          </table:table-cell>
          <table:table-cell office:value-type="float" office:value="0.0318840106370235" calcext:value-type="float">
            <text:p>0.031884010637024</text:p>
          </table:table-cell>
          <table:table-cell office:value-type="float" office:value="0.00910295179072373" calcext:value-type="float">
            <text:p>0.009102951790724</text:p>
          </table:table-cell>
          <table:table-cell office:value-type="float" office:value="0.0033412828222594" calcext:value-type="float">
            <text:p>0.003341282822259</text:p>
          </table:table-cell>
        </table:table-row>
        <table:table-row table:style-name="ro1">
          <table:table-cell office:value-type="float" office:value="2.53644466400146" calcext:value-type="float">
            <text:p>2.53644466400146</text:p>
          </table:table-cell>
          <table:table-cell office:value-type="float" office:value="0.497867425282796" calcext:value-type="float">
            <text:p>0.497867425282796</text:p>
          </table:table-cell>
          <table:table-cell office:value-type="float" office:value="0.873762376237624" calcext:value-type="float">
            <text:p>0.873762376237624</text:p>
          </table:table-cell>
          <table:table-cell office:value-type="float" office:value="0.900992705294352" calcext:value-type="float">
            <text:p>0.900992705294352</text:p>
          </table:table-cell>
          <table:table-cell office:value-type="string" calcext:value-type="string">
            <text:p>gin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og2</text:p>
          </table:table-cell>
          <table:table-cell office:value-type="float" office:value="40" calcext:value-type="float">
            <text:p>4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3"/>
          <table:table-cell office:value-type="string" calcext:value-type="string">
            <text:p>Pipeline</text:p>
          </table:table-cell>
          <table:table-cell office:value-type="float" office:value="2960" calcext:value-type="float">
            <text:p>296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874074074074074" calcext:value-type="float">
            <text:p>0.874074074074074</text:p>
          </table:table-cell>
          <table:table-cell office:value-type="float" office:value="0.905204460966543" calcext:value-type="float">
            <text:p>0.905204460966543</text:p>
          </table:table-cell>
          <table:table-cell office:value-type="float" office:value="0.884758364312268" calcext:value-type="float">
            <text:p>0.884758364312268</text:p>
          </table:table-cell>
          <table:table-cell office:value-type="float" office:value="0.900742115027829" calcext:value-type="float">
            <text:p>0.900742115027829</text:p>
          </table:table-cell>
          <table:table-cell office:value-type="float" office:value="0.862453531598513" calcext:value-type="float">
            <text:p>0.862453531598513</text:p>
          </table:table-cell>
          <table:table-cell office:value-type="float" office:value="0.897031539888683" calcext:value-type="float">
            <text:p>0.897031539888683</text:p>
          </table:table-cell>
          <table:table-cell office:value-type="float" office:value="0.102275840389994" calcext:value-type="float">
            <text:p>0.102275840389994</text:p>
          </table:table-cell>
          <table:table-cell office:value-type="float" office:value="0.0479444784263429" calcext:value-type="float">
            <text:p>0.047944478426343</text:p>
          </table:table-cell>
          <table:table-cell office:value-type="float" office:value="0.00910295179072373" calcext:value-type="float">
            <text:p>0.009102951790724</text:p>
          </table:table-cell>
          <table:table-cell office:value-type="float" office:value="0.0033412828222594" calcext:value-type="float">
            <text:p>0.003341282822259</text:p>
          </table:table-cell>
        </table:table-row>
        <table:table-row table:style-name="ro1">
          <table:table-cell office:value-type="float" office:value="2.49642205238342" calcext:value-type="float">
            <text:p>2.49642205238342</text:p>
          </table:table-cell>
          <table:table-cell office:value-type="float" office:value="0.400878508885702" calcext:value-type="float">
            <text:p>0.400878508885702</text:p>
          </table:table-cell>
          <table:table-cell office:value-type="float" office:value="0.873762376237624" calcext:value-type="float">
            <text:p>0.873762376237624</text:p>
          </table:table-cell>
          <table:table-cell office:value-type="float" office:value="0.900992705294352" calcext:value-type="float">
            <text:p>0.900992705294352</text:p>
          </table:table-cell>
          <table:table-cell office:value-type="string" calcext:value-type="string">
            <text:p>gin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og2</text:p>
          </table:table-cell>
          <table:table-cell office:value-type="float" office:value="40" calcext:value-type="float">
            <text:p>4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3"/>
          <table:table-cell office:value-type="string" calcext:value-type="string">
            <text:p>Pipeline</text:p>
          </table:table-cell>
          <table:table-cell office:value-type="float" office:value="1560" calcext:value-type="float">
            <text:p>156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874074074074074" calcext:value-type="float">
            <text:p>0.874074074074074</text:p>
          </table:table-cell>
          <table:table-cell office:value-type="float" office:value="0.905204460966543" calcext:value-type="float">
            <text:p>0.905204460966543</text:p>
          </table:table-cell>
          <table:table-cell office:value-type="float" office:value="0.884758364312268" calcext:value-type="float">
            <text:p>0.884758364312268</text:p>
          </table:table-cell>
          <table:table-cell office:value-type="float" office:value="0.900742115027829" calcext:value-type="float">
            <text:p>0.900742115027829</text:p>
          </table:table-cell>
          <table:table-cell office:value-type="float" office:value="0.862453531598513" calcext:value-type="float">
            <text:p>0.862453531598513</text:p>
          </table:table-cell>
          <table:table-cell office:value-type="float" office:value="0.897031539888683" calcext:value-type="float">
            <text:p>0.897031539888683</text:p>
          </table:table-cell>
          <table:table-cell office:value-type="float" office:value="0.144228730577067" calcext:value-type="float">
            <text:p>0.144228730577067</text:p>
          </table:table-cell>
          <table:table-cell office:value-type="float" office:value="0.0438926282469099" calcext:value-type="float">
            <text:p>0.04389262824691</text:p>
          </table:table-cell>
          <table:table-cell office:value-type="float" office:value="0.00910295179072373" calcext:value-type="float">
            <text:p>0.009102951790724</text:p>
          </table:table-cell>
          <table:table-cell office:value-type="float" office:value="0.0033412828222594" calcext:value-type="float">
            <text:p>0.003341282822259</text:p>
          </table:table-cell>
        </table:table-row>
        <table:table-row table:style-name="ro1">
          <table:table-cell office:value-type="float" office:value="2.49067298571269" calcext:value-type="float">
            <text:p>2.49067298571269</text:p>
          </table:table-cell>
          <table:table-cell office:value-type="float" office:value="0.398936907450358" calcext:value-type="float">
            <text:p>0.398936907450358</text:p>
          </table:table-cell>
          <table:table-cell office:value-type="float" office:value="0.873762376237624" calcext:value-type="float">
            <text:p>0.873762376237624</text:p>
          </table:table-cell>
          <table:table-cell office:value-type="float" office:value="0.900992705294352" calcext:value-type="float">
            <text:p>0.900992705294352</text:p>
          </table:table-cell>
          <table:table-cell office:value-type="string" calcext:value-type="string">
            <text:p>gin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og2</text:p>
          </table:table-cell>
          <table:table-cell office:value-type="float" office:value="40" calcext:value-type="float">
            <text:p>4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3"/>
          <table:table-cell office:value-type="string" calcext:value-type="string">
            <text:p>Pipeline</text:p>
          </table:table-cell>
          <table:table-cell office:value-type="float" office:value="560" calcext:value-type="float">
            <text:p>56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874074074074074" calcext:value-type="float">
            <text:p>0.874074074074074</text:p>
          </table:table-cell>
          <table:table-cell office:value-type="float" office:value="0.905204460966543" calcext:value-type="float">
            <text:p>0.905204460966543</text:p>
          </table:table-cell>
          <table:table-cell office:value-type="float" office:value="0.884758364312268" calcext:value-type="float">
            <text:p>0.884758364312268</text:p>
          </table:table-cell>
          <table:table-cell office:value-type="float" office:value="0.900742115027829" calcext:value-type="float">
            <text:p>0.900742115027829</text:p>
          </table:table-cell>
          <table:table-cell office:value-type="float" office:value="0.862453531598513" calcext:value-type="float">
            <text:p>0.862453531598513</text:p>
          </table:table-cell>
          <table:table-cell office:value-type="float" office:value="0.897031539888683" calcext:value-type="float">
            <text:p>0.897031539888683</text:p>
          </table:table-cell>
          <table:table-cell office:value-type="float" office:value="0.252380637751746" calcext:value-type="float">
            <text:p>0.252380637751746</text:p>
          </table:table-cell>
          <table:table-cell office:value-type="float" office:value="0.053850120660149" calcext:value-type="float">
            <text:p>0.053850120660149</text:p>
          </table:table-cell>
          <table:table-cell office:value-type="float" office:value="0.00910295179072373" calcext:value-type="float">
            <text:p>0.009102951790724</text:p>
          </table:table-cell>
          <table:table-cell office:value-type="float" office:value="0.0033412828222594" calcext:value-type="float">
            <text:p>0.003341282822259</text:p>
          </table:table-cell>
        </table:table-row>
        <table:table-row table:style-name="ro1">
          <table:table-cell office:value-type="float" office:value="2.57892497380575" calcext:value-type="float">
            <text:p>2.57892497380575</text:p>
          </table:table-cell>
          <table:table-cell office:value-type="float" office:value="0.4273362159729" calcext:value-type="float">
            <text:p>0.4273362159729</text:p>
          </table:table-cell>
          <table:table-cell office:value-type="float" office:value="0.873762376237624" calcext:value-type="float">
            <text:p>0.873762376237624</text:p>
          </table:table-cell>
          <table:table-cell office:value-type="float" office:value="0.900992705294352" calcext:value-type="float">
            <text:p>0.900992705294352</text:p>
          </table:table-cell>
          <table:table-cell office:value-type="string" calcext:value-type="string">
            <text:p>gin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og2</text:p>
          </table:table-cell>
          <table:table-cell office:value-type="float" office:value="40" calcext:value-type="float">
            <text:p>4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3"/>
          <table:table-cell office:value-type="string" calcext:value-type="string">
            <text:p>Pipeline</text:p>
          </table:table-cell>
          <table:table-cell office:value-type="float" office:value="1440" calcext:value-type="float">
            <text:p>144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874074074074074" calcext:value-type="float">
            <text:p>0.874074074074074</text:p>
          </table:table-cell>
          <table:table-cell office:value-type="float" office:value="0.905204460966543" calcext:value-type="float">
            <text:p>0.905204460966543</text:p>
          </table:table-cell>
          <table:table-cell office:value-type="float" office:value="0.884758364312268" calcext:value-type="float">
            <text:p>0.884758364312268</text:p>
          </table:table-cell>
          <table:table-cell office:value-type="float" office:value="0.900742115027829" calcext:value-type="float">
            <text:p>0.900742115027829</text:p>
          </table:table-cell>
          <table:table-cell office:value-type="float" office:value="0.862453531598513" calcext:value-type="float">
            <text:p>0.862453531598513</text:p>
          </table:table-cell>
          <table:table-cell office:value-type="float" office:value="0.897031539888683" calcext:value-type="float">
            <text:p>0.897031539888683</text:p>
          </table:table-cell>
          <table:table-cell office:value-type="float" office:value="0.19792884099411" calcext:value-type="float">
            <text:p>0.19792884099411</text:p>
          </table:table-cell>
          <table:table-cell office:value-type="float" office:value="0.121751851791364" calcext:value-type="float">
            <text:p>0.121751851791364</text:p>
          </table:table-cell>
          <table:table-cell office:value-type="float" office:value="0.00910295179072373" calcext:value-type="float">
            <text:p>0.009102951790724</text:p>
          </table:table-cell>
          <table:table-cell office:value-type="float" office:value="0.0033412828222594" calcext:value-type="float">
            <text:p>0.003341282822259</text:p>
          </table:table-cell>
        </table:table-row>
        <table:table-row table:style-name="ro1">
          <table:table-cell office:value-type="float" office:value="2.48525945345561" calcext:value-type="float">
            <text:p>2.48525945345561</text:p>
          </table:table-cell>
          <table:table-cell office:value-type="float" office:value="0.473193963368734" calcext:value-type="float">
            <text:p>0.473193963368734</text:p>
          </table:table-cell>
          <table:table-cell office:value-type="float" office:value="0.873762376237624" calcext:value-type="float">
            <text:p>0.873762376237624</text:p>
          </table:table-cell>
          <table:table-cell office:value-type="float" office:value="0.900992705294352" calcext:value-type="float">
            <text:p>0.900992705294352</text:p>
          </table:table-cell>
          <table:table-cell office:value-type="string" calcext:value-type="string">
            <text:p>gin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og2</text:p>
          </table:table-cell>
          <table:table-cell office:value-type="float" office:value="40" calcext:value-type="float">
            <text:p>4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3"/>
          <table:table-cell office:value-type="string" calcext:value-type="string">
            <text:p>Pipeline</text:p>
          </table:table-cell>
          <table:table-cell office:value-type="float" office:value="2180" calcext:value-type="float">
            <text:p>218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874074074074074" calcext:value-type="float">
            <text:p>0.874074074074074</text:p>
          </table:table-cell>
          <table:table-cell office:value-type="float" office:value="0.905204460966543" calcext:value-type="float">
            <text:p>0.905204460966543</text:p>
          </table:table-cell>
          <table:table-cell office:value-type="float" office:value="0.884758364312268" calcext:value-type="float">
            <text:p>0.884758364312268</text:p>
          </table:table-cell>
          <table:table-cell office:value-type="float" office:value="0.900742115027829" calcext:value-type="float">
            <text:p>0.900742115027829</text:p>
          </table:table-cell>
          <table:table-cell office:value-type="float" office:value="0.862453531598513" calcext:value-type="float">
            <text:p>0.862453531598513</text:p>
          </table:table-cell>
          <table:table-cell office:value-type="float" office:value="0.897031539888683" calcext:value-type="float">
            <text:p>0.897031539888683</text:p>
          </table:table-cell>
          <table:table-cell office:value-type="float" office:value="0.0433042315661421" calcext:value-type="float">
            <text:p>0.043304231566142</text:p>
          </table:table-cell>
          <table:table-cell office:value-type="float" office:value="0.0262075926800228" calcext:value-type="float">
            <text:p>0.026207592680023</text:p>
          </table:table-cell>
          <table:table-cell office:value-type="float" office:value="0.00910295179072373" calcext:value-type="float">
            <text:p>0.009102951790724</text:p>
          </table:table-cell>
          <table:table-cell office:value-type="float" office:value="0.0033412828222594" calcext:value-type="float">
            <text:p>0.003341282822259</text:p>
          </table:table-cell>
        </table:table-row>
        <table:table-row table:style-name="ro1">
          <table:table-cell office:value-type="float" office:value="2.6103343963623" calcext:value-type="float">
            <text:p>2.6103343963623</text:p>
          </table:table-cell>
          <table:table-cell office:value-type="float" office:value="0.477898597717285" calcext:value-type="float">
            <text:p>0.477898597717285</text:p>
          </table:table-cell>
          <table:table-cell office:value-type="float" office:value="0.873762376237624" calcext:value-type="float">
            <text:p>0.873762376237624</text:p>
          </table:table-cell>
          <table:table-cell office:value-type="float" office:value="0.900992705294352" calcext:value-type="float">
            <text:p>0.900992705294352</text:p>
          </table:table-cell>
          <table:table-cell office:value-type="string" calcext:value-type="string">
            <text:p>gin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og2</text:p>
          </table:table-cell>
          <table:table-cell office:value-type="float" office:value="40" calcext:value-type="float">
            <text:p>4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3"/>
          <table:table-cell office:value-type="string" calcext:value-type="string">
            <text:p>Pipeline</text:p>
          </table:table-cell>
          <table:table-cell office:value-type="float" office:value="1260" calcext:value-type="float">
            <text:p>126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874074074074074" calcext:value-type="float">
            <text:p>0.874074074074074</text:p>
          </table:table-cell>
          <table:table-cell office:value-type="float" office:value="0.905204460966543" calcext:value-type="float">
            <text:p>0.905204460966543</text:p>
          </table:table-cell>
          <table:table-cell office:value-type="float" office:value="0.884758364312268" calcext:value-type="float">
            <text:p>0.884758364312268</text:p>
          </table:table-cell>
          <table:table-cell office:value-type="float" office:value="0.900742115027829" calcext:value-type="float">
            <text:p>0.900742115027829</text:p>
          </table:table-cell>
          <table:table-cell office:value-type="float" office:value="0.862453531598513" calcext:value-type="float">
            <text:p>0.862453531598513</text:p>
          </table:table-cell>
          <table:table-cell office:value-type="float" office:value="0.897031539888683" calcext:value-type="float">
            <text:p>0.897031539888683</text:p>
          </table:table-cell>
          <table:table-cell office:value-type="float" office:value="0.0312595088726128" calcext:value-type="float">
            <text:p>0.031259508872613</text:p>
          </table:table-cell>
          <table:table-cell office:value-type="float" office:value="0.00738151339098153" calcext:value-type="float">
            <text:p>0.007381513390982</text:p>
          </table:table-cell>
          <table:table-cell office:value-type="float" office:value="0.00910295179072373" calcext:value-type="float">
            <text:p>0.009102951790724</text:p>
          </table:table-cell>
          <table:table-cell office:value-type="float" office:value="0.0033412828222594" calcext:value-type="float">
            <text:p>0.003341282822259</text:p>
          </table:table-cell>
        </table:table-row>
        <table:table-row table:style-name="ro1">
          <table:table-cell office:value-type="float" office:value="2.50917291641235" calcext:value-type="float">
            <text:p>2.50917291641235</text:p>
          </table:table-cell>
          <table:table-cell office:value-type="float" office:value="0.447614351908366" calcext:value-type="float">
            <text:p>0.447614351908366</text:p>
          </table:table-cell>
          <table:table-cell office:value-type="float" office:value="0.873762376237624" calcext:value-type="float">
            <text:p>0.873762376237624</text:p>
          </table:table-cell>
          <table:table-cell office:value-type="float" office:value="0.900992705294352" calcext:value-type="float">
            <text:p>0.900992705294352</text:p>
          </table:table-cell>
          <table:table-cell office:value-type="string" calcext:value-type="string">
            <text:p>gin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og2</text:p>
          </table:table-cell>
          <table:table-cell office:value-type="float" office:value="40" calcext:value-type="float">
            <text:p>4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3"/>
          <table:table-cell office:value-type="string" calcext:value-type="string">
            <text:p>Pipeline</text:p>
          </table:table-cell>
          <table:table-cell office:value-type="float" office:value="4160" calcext:value-type="float">
            <text:p>416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874074074074074" calcext:value-type="float">
            <text:p>0.874074074074074</text:p>
          </table:table-cell>
          <table:table-cell office:value-type="float" office:value="0.905204460966543" calcext:value-type="float">
            <text:p>0.905204460966543</text:p>
          </table:table-cell>
          <table:table-cell office:value-type="float" office:value="0.884758364312268" calcext:value-type="float">
            <text:p>0.884758364312268</text:p>
          </table:table-cell>
          <table:table-cell office:value-type="float" office:value="0.900742115027829" calcext:value-type="float">
            <text:p>0.900742115027829</text:p>
          </table:table-cell>
          <table:table-cell office:value-type="float" office:value="0.862453531598513" calcext:value-type="float">
            <text:p>0.862453531598513</text:p>
          </table:table-cell>
          <table:table-cell office:value-type="float" office:value="0.897031539888683" calcext:value-type="float">
            <text:p>0.897031539888683</text:p>
          </table:table-cell>
          <table:table-cell office:value-type="float" office:value="0.126184067439442" calcext:value-type="float">
            <text:p>0.126184067439442</text:p>
          </table:table-cell>
          <table:table-cell office:value-type="float" office:value="0.0719724025209565" calcext:value-type="float">
            <text:p>0.071972402520957</text:p>
          </table:table-cell>
          <table:table-cell office:value-type="float" office:value="0.00910295179072373" calcext:value-type="float">
            <text:p>0.009102951790724</text:p>
          </table:table-cell>
          <table:table-cell office:value-type="float" office:value="0.0033412828222594" calcext:value-type="float">
            <text:p>0.003341282822259</text:p>
          </table:table-cell>
        </table:table-row>
        <table:table-row table:style-name="ro1">
          <table:table-cell office:value-type="float" office:value="2.42175356547038" calcext:value-type="float">
            <text:p>2.42175356547038</text:p>
          </table:table-cell>
          <table:table-cell office:value-type="float" office:value="0.435253461201986" calcext:value-type="float">
            <text:p>0.435253461201986</text:p>
          </table:table-cell>
          <table:table-cell office:value-type="float" office:value="0.873762376237624" calcext:value-type="float">
            <text:p>0.873762376237624</text:p>
          </table:table-cell>
          <table:table-cell office:value-type="float" office:value="0.900992705294352" calcext:value-type="float">
            <text:p>0.900992705294352</text:p>
          </table:table-cell>
          <table:table-cell office:value-type="string" calcext:value-type="string">
            <text:p>gin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og2</text:p>
          </table:table-cell>
          <table:table-cell office:value-type="float" office:value="40" calcext:value-type="float">
            <text:p>4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3"/>
          <table:table-cell office:value-type="string" calcext:value-type="string">
            <text:p>Pipeline</text:p>
          </table:table-cell>
          <table:table-cell office:value-type="float" office:value="3120" calcext:value-type="float">
            <text:p>312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874074074074074" calcext:value-type="float">
            <text:p>0.874074074074074</text:p>
          </table:table-cell>
          <table:table-cell office:value-type="float" office:value="0.905204460966543" calcext:value-type="float">
            <text:p>0.905204460966543</text:p>
          </table:table-cell>
          <table:table-cell office:value-type="float" office:value="0.884758364312268" calcext:value-type="float">
            <text:p>0.884758364312268</text:p>
          </table:table-cell>
          <table:table-cell office:value-type="float" office:value="0.900742115027829" calcext:value-type="float">
            <text:p>0.900742115027829</text:p>
          </table:table-cell>
          <table:table-cell office:value-type="float" office:value="0.862453531598513" calcext:value-type="float">
            <text:p>0.862453531598513</text:p>
          </table:table-cell>
          <table:table-cell office:value-type="float" office:value="0.897031539888683" calcext:value-type="float">
            <text:p>0.897031539888683</text:p>
          </table:table-cell>
          <table:table-cell office:value-type="float" office:value="0.192281989291589" calcext:value-type="float">
            <text:p>0.192281989291589</text:p>
          </table:table-cell>
          <table:table-cell office:value-type="float" office:value="0.0525049469056014" calcext:value-type="float">
            <text:p>0.052504946905602</text:p>
          </table:table-cell>
          <table:table-cell office:value-type="float" office:value="0.00910295179072373" calcext:value-type="float">
            <text:p>0.009102951790724</text:p>
          </table:table-cell>
          <table:table-cell office:value-type="float" office:value="0.0033412828222594" calcext:value-type="float">
            <text:p>0.003341282822259</text:p>
          </table:table-cell>
        </table:table-row>
        <table:table-row table:style-name="ro1">
          <table:table-cell office:value-type="float" office:value="2.44894059499105" calcext:value-type="float">
            <text:p>2.44894059499105</text:p>
          </table:table-cell>
          <table:table-cell office:value-type="float" office:value="0.442462285359701" calcext:value-type="float">
            <text:p>0.442462285359701</text:p>
          </table:table-cell>
          <table:table-cell office:value-type="float" office:value="0.873762376237624" calcext:value-type="float">
            <text:p>0.873762376237624</text:p>
          </table:table-cell>
          <table:table-cell office:value-type="float" office:value="0.900992705294352" calcext:value-type="float">
            <text:p>0.900992705294352</text:p>
          </table:table-cell>
          <table:table-cell office:value-type="string" calcext:value-type="string">
            <text:p>gin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og2</text:p>
          </table:table-cell>
          <table:table-cell office:value-type="float" office:value="40" calcext:value-type="float">
            <text:p>4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3"/>
          <table:table-cell office:value-type="string" calcext:value-type="string">
            <text:p>Pipeline</text:p>
          </table:table-cell>
          <table:table-cell office:value-type="float" office:value="3920" calcext:value-type="float">
            <text:p>392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874074074074074" calcext:value-type="float">
            <text:p>0.874074074074074</text:p>
          </table:table-cell>
          <table:table-cell office:value-type="float" office:value="0.905204460966543" calcext:value-type="float">
            <text:p>0.905204460966543</text:p>
          </table:table-cell>
          <table:table-cell office:value-type="float" office:value="0.884758364312268" calcext:value-type="float">
            <text:p>0.884758364312268</text:p>
          </table:table-cell>
          <table:table-cell office:value-type="float" office:value="0.900742115027829" calcext:value-type="float">
            <text:p>0.900742115027829</text:p>
          </table:table-cell>
          <table:table-cell office:value-type="float" office:value="0.862453531598513" calcext:value-type="float">
            <text:p>0.862453531598513</text:p>
          </table:table-cell>
          <table:table-cell office:value-type="float" office:value="0.897031539888683" calcext:value-type="float">
            <text:p>0.897031539888683</text:p>
          </table:table-cell>
          <table:table-cell office:value-type="float" office:value="0.0846793015796874" calcext:value-type="float">
            <text:p>0.084679301579687</text:p>
          </table:table-cell>
          <table:table-cell office:value-type="float" office:value="0.0531212292501212" calcext:value-type="float">
            <text:p>0.053121229250121</text:p>
          </table:table-cell>
          <table:table-cell office:value-type="float" office:value="0.00910295179072373" calcext:value-type="float">
            <text:p>0.009102951790724</text:p>
          </table:table-cell>
          <table:table-cell office:value-type="float" office:value="0.0033412828222594" calcext:value-type="float">
            <text:p>0.003341282822259</text:p>
          </table:table-cell>
        </table:table-row>
        <table:table-row table:style-name="ro1">
          <table:table-cell office:value-type="float" office:value="2.42792193094889" calcext:value-type="float">
            <text:p>2.42792193094889</text:p>
          </table:table-cell>
          <table:table-cell office:value-type="float" office:value="0.402540763219198" calcext:value-type="float">
            <text:p>0.402540763219198</text:p>
          </table:table-cell>
          <table:table-cell office:value-type="float" office:value="0.873762376237624" calcext:value-type="float">
            <text:p>0.873762376237624</text:p>
          </table:table-cell>
          <table:table-cell office:value-type="float" office:value="0.900992705294352" calcext:value-type="float">
            <text:p>0.900992705294352</text:p>
          </table:table-cell>
          <table:table-cell office:value-type="string" calcext:value-type="string">
            <text:p>gin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og2</text:p>
          </table:table-cell>
          <table:table-cell office:value-type="float" office:value="40" calcext:value-type="float">
            <text:p>4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3"/>
          <table:table-cell office:value-type="string" calcext:value-type="string">
            <text:p>Pipeline</text:p>
          </table:table-cell>
          <table:table-cell office:value-type="float" office:value="3240" calcext:value-type="float">
            <text:p>324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874074074074074" calcext:value-type="float">
            <text:p>0.874074074074074</text:p>
          </table:table-cell>
          <table:table-cell office:value-type="float" office:value="0.905204460966543" calcext:value-type="float">
            <text:p>0.905204460966543</text:p>
          </table:table-cell>
          <table:table-cell office:value-type="float" office:value="0.884758364312268" calcext:value-type="float">
            <text:p>0.884758364312268</text:p>
          </table:table-cell>
          <table:table-cell office:value-type="float" office:value="0.900742115027829" calcext:value-type="float">
            <text:p>0.900742115027829</text:p>
          </table:table-cell>
          <table:table-cell office:value-type="float" office:value="0.862453531598513" calcext:value-type="float">
            <text:p>0.862453531598513</text:p>
          </table:table-cell>
          <table:table-cell office:value-type="float" office:value="0.897031539888683" calcext:value-type="float">
            <text:p>0.897031539888683</text:p>
          </table:table-cell>
          <table:table-cell office:value-type="float" office:value="0.0420062275292124" calcext:value-type="float">
            <text:p>0.042006227529212</text:p>
          </table:table-cell>
          <table:table-cell office:value-type="float" office:value="0.0624902421555694" calcext:value-type="float">
            <text:p>0.062490242155569</text:p>
          </table:table-cell>
          <table:table-cell office:value-type="float" office:value="0.00910295179072373" calcext:value-type="float">
            <text:p>0.009102951790724</text:p>
          </table:table-cell>
          <table:table-cell office:value-type="float" office:value="0.0033412828222594" calcext:value-type="float">
            <text:p>0.003341282822259</text:p>
          </table:table-cell>
        </table:table-row>
        <table:table-row table:style-name="ro1">
          <table:table-cell office:value-type="float" office:value="2.5780131816864" calcext:value-type="float">
            <text:p>2.5780131816864</text:p>
          </table:table-cell>
          <table:table-cell office:value-type="float" office:value="0.50069260597229" calcext:value-type="float">
            <text:p>0.50069260597229</text:p>
          </table:table-cell>
          <table:table-cell office:value-type="float" office:value="0.873762376237624" calcext:value-type="float">
            <text:p>0.873762376237624</text:p>
          </table:table-cell>
          <table:table-cell office:value-type="float" office:value="0.900992705294352" calcext:value-type="float">
            <text:p>0.900992705294352</text:p>
          </table:table-cell>
          <table:table-cell office:value-type="string" calcext:value-type="string">
            <text:p>gin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og2</text:p>
          </table:table-cell>
          <table:table-cell office:value-type="float" office:value="40" calcext:value-type="float">
            <text:p>4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3"/>
          <table:table-cell office:value-type="string" calcext:value-type="string">
            <text:p>Pipeline</text:p>
          </table:table-cell>
          <table:table-cell office:value-type="float" office:value="1200" calcext:value-type="float">
            <text:p>12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874074074074074" calcext:value-type="float">
            <text:p>0.874074074074074</text:p>
          </table:table-cell>
          <table:table-cell office:value-type="float" office:value="0.905204460966543" calcext:value-type="float">
            <text:p>0.905204460966543</text:p>
          </table:table-cell>
          <table:table-cell office:value-type="float" office:value="0.884758364312268" calcext:value-type="float">
            <text:p>0.884758364312268</text:p>
          </table:table-cell>
          <table:table-cell office:value-type="float" office:value="0.900742115027829" calcext:value-type="float">
            <text:p>0.900742115027829</text:p>
          </table:table-cell>
          <table:table-cell office:value-type="float" office:value="0.862453531598513" calcext:value-type="float">
            <text:p>0.862453531598513</text:p>
          </table:table-cell>
          <table:table-cell office:value-type="float" office:value="0.897031539888683" calcext:value-type="float">
            <text:p>0.897031539888683</text:p>
          </table:table-cell>
          <table:table-cell office:value-type="float" office:value="0.0267105546977211" calcext:value-type="float">
            <text:p>0.026710554697721</text:p>
          </table:table-cell>
          <table:table-cell office:value-type="float" office:value="0.0515767000627284" calcext:value-type="float">
            <text:p>0.051576700062728</text:p>
          </table:table-cell>
          <table:table-cell office:value-type="float" office:value="0.00910295179072373" calcext:value-type="float">
            <text:p>0.009102951790724</text:p>
          </table:table-cell>
          <table:table-cell office:value-type="float" office:value="0.0033412828222594" calcext:value-type="float">
            <text:p>0.003341282822259</text:p>
          </table:table-cell>
        </table:table-row>
        <table:table-row table:style-name="ro1">
          <table:table-cell office:value-type="float" office:value="2.57857378323873" calcext:value-type="float">
            <text:p>2.57857378323873</text:p>
          </table:table-cell>
          <table:table-cell office:value-type="float" office:value="0.35615611076355" calcext:value-type="float">
            <text:p>0.35615611076355</text:p>
          </table:table-cell>
          <table:table-cell office:value-type="float" office:value="0.873762376237624" calcext:value-type="float">
            <text:p>0.873762376237624</text:p>
          </table:table-cell>
          <table:table-cell office:value-type="float" office:value="0.900992705294352" calcext:value-type="float">
            <text:p>0.900992705294352</text:p>
          </table:table-cell>
          <table:table-cell office:value-type="string" calcext:value-type="string">
            <text:p>gin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og2</text:p>
          </table:table-cell>
          <table:table-cell office:value-type="float" office:value="40" calcext:value-type="float">
            <text:p>4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3"/>
          <table:table-cell office:value-type="string" calcext:value-type="string">
            <text:p>Pipeline</text:p>
          </table:table-cell>
          <table:table-cell office:value-type="float" office:value="2260" calcext:value-type="float">
            <text:p>226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874074074074074" calcext:value-type="float">
            <text:p>0.874074074074074</text:p>
          </table:table-cell>
          <table:table-cell office:value-type="float" office:value="0.905204460966543" calcext:value-type="float">
            <text:p>0.905204460966543</text:p>
          </table:table-cell>
          <table:table-cell office:value-type="float" office:value="0.884758364312268" calcext:value-type="float">
            <text:p>0.884758364312268</text:p>
          </table:table-cell>
          <table:table-cell office:value-type="float" office:value="0.900742115027829" calcext:value-type="float">
            <text:p>0.900742115027829</text:p>
          </table:table-cell>
          <table:table-cell office:value-type="float" office:value="0.862453531598513" calcext:value-type="float">
            <text:p>0.862453531598513</text:p>
          </table:table-cell>
          <table:table-cell office:value-type="float" office:value="0.897031539888683" calcext:value-type="float">
            <text:p>0.897031539888683</text:p>
          </table:table-cell>
          <table:table-cell office:value-type="float" office:value="0.0578145091762002" calcext:value-type="float">
            <text:p>0.0578145091762</text:p>
          </table:table-cell>
          <table:table-cell office:value-type="float" office:value="0.024176295881898" calcext:value-type="float">
            <text:p>0.024176295881898</text:p>
          </table:table-cell>
          <table:table-cell office:value-type="float" office:value="0.00910295179072373" calcext:value-type="float">
            <text:p>0.009102951790724</text:p>
          </table:table-cell>
          <table:table-cell office:value-type="float" office:value="0.0033412828222594" calcext:value-type="float">
            <text:p>0.003341282822259</text:p>
          </table:table-cell>
        </table:table-row>
        <table:table-row table:style-name="ro1">
          <table:table-cell office:value-type="float" office:value="2.61784831682841" calcext:value-type="float">
            <text:p>2.61784831682841</text:p>
          </table:table-cell>
          <table:table-cell office:value-type="float" office:value="0.461436112721761" calcext:value-type="float">
            <text:p>0.461436112721761</text:p>
          </table:table-cell>
          <table:table-cell office:value-type="float" office:value="0.873762376237624" calcext:value-type="float">
            <text:p>0.873762376237624</text:p>
          </table:table-cell>
          <table:table-cell office:value-type="float" office:value="0.900992705294352" calcext:value-type="float">
            <text:p>0.900992705294352</text:p>
          </table:table-cell>
          <table:table-cell office:value-type="string" calcext:value-type="string">
            <text:p>gin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og2</text:p>
          </table:table-cell>
          <table:table-cell office:value-type="float" office:value="40" calcext:value-type="float">
            <text:p>4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3"/>
          <table:table-cell office:value-type="string" calcext:value-type="string">
            <text:p>Pipeline</text:p>
          </table:table-cell>
          <table:table-cell office:value-type="float" office:value="3140" calcext:value-type="float">
            <text:p>314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874074074074074" calcext:value-type="float">
            <text:p>0.874074074074074</text:p>
          </table:table-cell>
          <table:table-cell office:value-type="float" office:value="0.905204460966543" calcext:value-type="float">
            <text:p>0.905204460966543</text:p>
          </table:table-cell>
          <table:table-cell office:value-type="float" office:value="0.884758364312268" calcext:value-type="float">
            <text:p>0.884758364312268</text:p>
          </table:table-cell>
          <table:table-cell office:value-type="float" office:value="0.900742115027829" calcext:value-type="float">
            <text:p>0.900742115027829</text:p>
          </table:table-cell>
          <table:table-cell office:value-type="float" office:value="0.862453531598513" calcext:value-type="float">
            <text:p>0.862453531598513</text:p>
          </table:table-cell>
          <table:table-cell office:value-type="float" office:value="0.897031539888683" calcext:value-type="float">
            <text:p>0.897031539888683</text:p>
          </table:table-cell>
          <table:table-cell office:value-type="float" office:value="0.222417130242777" calcext:value-type="float">
            <text:p>0.222417130242777</text:p>
          </table:table-cell>
          <table:table-cell office:value-type="float" office:value="0.0101563820363052" calcext:value-type="float">
            <text:p>0.010156382036305</text:p>
          </table:table-cell>
          <table:table-cell office:value-type="float" office:value="0.00910295179072373" calcext:value-type="float">
            <text:p>0.009102951790724</text:p>
          </table:table-cell>
          <table:table-cell office:value-type="float" office:value="0.0033412828222594" calcext:value-type="float">
            <text:p>0.003341282822259</text:p>
          </table:table-cell>
        </table:table-row>
        <table:table-row table:style-name="ro1">
          <table:table-cell office:value-type="float" office:value="2.49055536588033" calcext:value-type="float">
            <text:p>2.49055536588033</text:p>
          </table:table-cell>
          <table:table-cell office:value-type="float" office:value="0.382017453511556" calcext:value-type="float">
            <text:p>0.382017453511556</text:p>
          </table:table-cell>
          <table:table-cell office:value-type="float" office:value="0.873762376237624" calcext:value-type="float">
            <text:p>0.873762376237624</text:p>
          </table:table-cell>
          <table:table-cell office:value-type="float" office:value="0.900992705294352" calcext:value-type="float">
            <text:p>0.900992705294352</text:p>
          </table:table-cell>
          <table:table-cell office:value-type="string" calcext:value-type="string">
            <text:p>gin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og2</text:p>
          </table:table-cell>
          <table:table-cell office:value-type="float" office:value="40" calcext:value-type="float">
            <text:p>4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3"/>
          <table:table-cell office:value-type="string" calcext:value-type="string">
            <text:p>Pipeline</text:p>
          </table:table-cell>
          <table:table-cell office:value-type="float" office:value="2420" calcext:value-type="float">
            <text:p>242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874074074074074" calcext:value-type="float">
            <text:p>0.874074074074074</text:p>
          </table:table-cell>
          <table:table-cell office:value-type="float" office:value="0.905204460966543" calcext:value-type="float">
            <text:p>0.905204460966543</text:p>
          </table:table-cell>
          <table:table-cell office:value-type="float" office:value="0.884758364312268" calcext:value-type="float">
            <text:p>0.884758364312268</text:p>
          </table:table-cell>
          <table:table-cell office:value-type="float" office:value="0.900742115027829" calcext:value-type="float">
            <text:p>0.900742115027829</text:p>
          </table:table-cell>
          <table:table-cell office:value-type="float" office:value="0.862453531598513" calcext:value-type="float">
            <text:p>0.862453531598513</text:p>
          </table:table-cell>
          <table:table-cell office:value-type="float" office:value="0.897031539888683" calcext:value-type="float">
            <text:p>0.897031539888683</text:p>
          </table:table-cell>
          <table:table-cell office:value-type="float" office:value="0.134252683721987" calcext:value-type="float">
            <text:p>0.134252683721987</text:p>
          </table:table-cell>
          <table:table-cell office:value-type="float" office:value="0.052067266592758" calcext:value-type="float">
            <text:p>0.052067266592758</text:p>
          </table:table-cell>
          <table:table-cell office:value-type="float" office:value="0.00910295179072373" calcext:value-type="float">
            <text:p>0.009102951790724</text:p>
          </table:table-cell>
          <table:table-cell office:value-type="float" office:value="0.0033412828222594" calcext:value-type="float">
            <text:p>0.003341282822259</text:p>
          </table:table-cell>
        </table:table-row>
        <table:table-row table:style-name="ro1">
          <table:table-cell office:value-type="float" office:value="2.48041701316833" calcext:value-type="float">
            <text:p>2.48041701316833</text:p>
          </table:table-cell>
          <table:table-cell office:value-type="float" office:value="0.464126745859782" calcext:value-type="float">
            <text:p>0.464126745859782</text:p>
          </table:table-cell>
          <table:table-cell office:value-type="float" office:value="0.873762376237624" calcext:value-type="float">
            <text:p>0.873762376237624</text:p>
          </table:table-cell>
          <table:table-cell office:value-type="float" office:value="0.900992705294352" calcext:value-type="float">
            <text:p>0.900992705294352</text:p>
          </table:table-cell>
          <table:table-cell office:value-type="string" calcext:value-type="string">
            <text:p>gin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og2</text:p>
          </table:table-cell>
          <table:table-cell office:value-type="float" office:value="40" calcext:value-type="float">
            <text:p>4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3"/>
          <table:table-cell office:value-type="string" calcext:value-type="string">
            <text:p>Pipeline</text:p>
          </table:table-cell>
          <table:table-cell office:value-type="float" office:value="920" calcext:value-type="float">
            <text:p>92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874074074074074" calcext:value-type="float">
            <text:p>0.874074074074074</text:p>
          </table:table-cell>
          <table:table-cell office:value-type="float" office:value="0.905204460966543" calcext:value-type="float">
            <text:p>0.905204460966543</text:p>
          </table:table-cell>
          <table:table-cell office:value-type="float" office:value="0.884758364312268" calcext:value-type="float">
            <text:p>0.884758364312268</text:p>
          </table:table-cell>
          <table:table-cell office:value-type="float" office:value="0.900742115027829" calcext:value-type="float">
            <text:p>0.900742115027829</text:p>
          </table:table-cell>
          <table:table-cell office:value-type="float" office:value="0.862453531598513" calcext:value-type="float">
            <text:p>0.862453531598513</text:p>
          </table:table-cell>
          <table:table-cell office:value-type="float" office:value="0.897031539888683" calcext:value-type="float">
            <text:p>0.897031539888683</text:p>
          </table:table-cell>
          <table:table-cell office:value-type="float" office:value="0.166851423263978" calcext:value-type="float">
            <text:p>0.166851423263978</text:p>
          </table:table-cell>
          <table:table-cell office:value-type="float" office:value="0.0178658534047474" calcext:value-type="float">
            <text:p>0.017865853404747</text:p>
          </table:table-cell>
          <table:table-cell office:value-type="float" office:value="0.00910295179072373" calcext:value-type="float">
            <text:p>0.009102951790724</text:p>
          </table:table-cell>
          <table:table-cell office:value-type="float" office:value="0.0033412828222594" calcext:value-type="float">
            <text:p>0.003341282822259</text:p>
          </table:table-cell>
        </table:table-row>
        <table:table-row table:style-name="ro1">
          <table:table-cell office:value-type="float" office:value="2.68925213813782" calcext:value-type="float">
            <text:p>2.68925213813782</text:p>
          </table:table-cell>
          <table:table-cell office:value-type="float" office:value="0.390875975290934" calcext:value-type="float">
            <text:p>0.390875975290934</text:p>
          </table:table-cell>
          <table:table-cell office:value-type="float" office:value="0.873762376237624" calcext:value-type="float">
            <text:p>0.873762376237624</text:p>
          </table:table-cell>
          <table:table-cell office:value-type="float" office:value="0.900992705294352" calcext:value-type="float">
            <text:p>0.900992705294352</text:p>
          </table:table-cell>
          <table:table-cell office:value-type="string" calcext:value-type="string">
            <text:p>gin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og2</text:p>
          </table:table-cell>
          <table:table-cell office:value-type="float" office:value="40" calcext:value-type="float">
            <text:p>4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3"/>
          <table:table-cell office:value-type="string" calcext:value-type="string">
            <text:p>Pipeline</text:p>
          </table:table-cell>
          <table:table-cell office:value-type="float" office:value="3060" calcext:value-type="float">
            <text:p>306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874074074074074" calcext:value-type="float">
            <text:p>0.874074074074074</text:p>
          </table:table-cell>
          <table:table-cell office:value-type="float" office:value="0.905204460966543" calcext:value-type="float">
            <text:p>0.905204460966543</text:p>
          </table:table-cell>
          <table:table-cell office:value-type="float" office:value="0.884758364312268" calcext:value-type="float">
            <text:p>0.884758364312268</text:p>
          </table:table-cell>
          <table:table-cell office:value-type="float" office:value="0.900742115027829" calcext:value-type="float">
            <text:p>0.900742115027829</text:p>
          </table:table-cell>
          <table:table-cell office:value-type="float" office:value="0.862453531598513" calcext:value-type="float">
            <text:p>0.862453531598513</text:p>
          </table:table-cell>
          <table:table-cell office:value-type="float" office:value="0.897031539888683" calcext:value-type="float">
            <text:p>0.897031539888683</text:p>
          </table:table-cell>
          <table:table-cell office:value-type="float" office:value="0.113845732994715" calcext:value-type="float">
            <text:p>0.113845732994715</text:p>
          </table:table-cell>
          <table:table-cell office:value-type="float" office:value="0.038925764692104" calcext:value-type="float">
            <text:p>0.038925764692104</text:p>
          </table:table-cell>
          <table:table-cell office:value-type="float" office:value="0.00910295179072373" calcext:value-type="float">
            <text:p>0.009102951790724</text:p>
          </table:table-cell>
          <table:table-cell office:value-type="float" office:value="0.0033412828222594" calcext:value-type="float">
            <text:p>0.003341282822259</text:p>
          </table:table-cell>
        </table:table-row>
        <table:table-row table:style-name="ro1">
          <table:table-cell office:value-type="float" office:value="2.51681764920553" calcext:value-type="float">
            <text:p>2.51681764920553</text:p>
          </table:table-cell>
          <table:table-cell office:value-type="float" office:value="0.470597187678019" calcext:value-type="float">
            <text:p>0.470597187678019</text:p>
          </table:table-cell>
          <table:table-cell office:value-type="float" office:value="0.873762376237624" calcext:value-type="float">
            <text:p>0.873762376237624</text:p>
          </table:table-cell>
          <table:table-cell office:value-type="float" office:value="0.900992705294352" calcext:value-type="float">
            <text:p>0.900992705294352</text:p>
          </table:table-cell>
          <table:table-cell office:value-type="string" calcext:value-type="string">
            <text:p>gin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og2</text:p>
          </table:table-cell>
          <table:table-cell office:value-type="float" office:value="40" calcext:value-type="float">
            <text:p>4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3"/>
          <table:table-cell office:value-type="string" calcext:value-type="string">
            <text:p>Pipeline</text:p>
          </table:table-cell>
          <table:table-cell office:value-type="float" office:value="2940" calcext:value-type="float">
            <text:p>294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874074074074074" calcext:value-type="float">
            <text:p>0.874074074074074</text:p>
          </table:table-cell>
          <table:table-cell office:value-type="float" office:value="0.905204460966543" calcext:value-type="float">
            <text:p>0.905204460966543</text:p>
          </table:table-cell>
          <table:table-cell office:value-type="float" office:value="0.884758364312268" calcext:value-type="float">
            <text:p>0.884758364312268</text:p>
          </table:table-cell>
          <table:table-cell office:value-type="float" office:value="0.900742115027829" calcext:value-type="float">
            <text:p>0.900742115027829</text:p>
          </table:table-cell>
          <table:table-cell office:value-type="float" office:value="0.862453531598513" calcext:value-type="float">
            <text:p>0.862453531598513</text:p>
          </table:table-cell>
          <table:table-cell office:value-type="float" office:value="0.897031539888683" calcext:value-type="float">
            <text:p>0.897031539888683</text:p>
          </table:table-cell>
          <table:table-cell office:value-type="float" office:value="0.0339037801952802" calcext:value-type="float">
            <text:p>0.03390378019528</text:p>
          </table:table-cell>
          <table:table-cell office:value-type="float" office:value="0.00853526125391188" calcext:value-type="float">
            <text:p>0.008535261253912</text:p>
          </table:table-cell>
          <table:table-cell office:value-type="float" office:value="0.00910295179072373" calcext:value-type="float">
            <text:p>0.009102951790724</text:p>
          </table:table-cell>
          <table:table-cell office:value-type="float" office:value="0.0033412828222594" calcext:value-type="float">
            <text:p>0.003341282822259</text:p>
          </table:table-cell>
        </table:table-row>
        <table:table-row table:style-name="ro1">
          <table:table-cell office:value-type="float" office:value="2.4599244594574" calcext:value-type="float">
            <text:p>2.4599244594574</text:p>
          </table:table-cell>
          <table:table-cell office:value-type="float" office:value="0.412675142288208" calcext:value-type="float">
            <text:p>0.412675142288208</text:p>
          </table:table-cell>
          <table:table-cell office:value-type="float" office:value="0.873762376237624" calcext:value-type="float">
            <text:p>0.873762376237624</text:p>
          </table:table-cell>
          <table:table-cell office:value-type="float" office:value="0.900992705294352" calcext:value-type="float">
            <text:p>0.900992705294352</text:p>
          </table:table-cell>
          <table:table-cell office:value-type="string" calcext:value-type="string">
            <text:p>gin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og2</text:p>
          </table:table-cell>
          <table:table-cell office:value-type="float" office:value="40" calcext:value-type="float">
            <text:p>4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3"/>
          <table:table-cell office:value-type="string" calcext:value-type="string">
            <text:p>Pipeline</text:p>
          </table:table-cell>
          <table:table-cell office:value-type="float" office:value="180" calcext:value-type="float">
            <text:p>18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874074074074074" calcext:value-type="float">
            <text:p>0.874074074074074</text:p>
          </table:table-cell>
          <table:table-cell office:value-type="float" office:value="0.905204460966543" calcext:value-type="float">
            <text:p>0.905204460966543</text:p>
          </table:table-cell>
          <table:table-cell office:value-type="float" office:value="0.884758364312268" calcext:value-type="float">
            <text:p>0.884758364312268</text:p>
          </table:table-cell>
          <table:table-cell office:value-type="float" office:value="0.900742115027829" calcext:value-type="float">
            <text:p>0.900742115027829</text:p>
          </table:table-cell>
          <table:table-cell office:value-type="float" office:value="0.862453531598513" calcext:value-type="float">
            <text:p>0.862453531598513</text:p>
          </table:table-cell>
          <table:table-cell office:value-type="float" office:value="0.897031539888683" calcext:value-type="float">
            <text:p>0.897031539888683</text:p>
          </table:table-cell>
          <table:table-cell office:value-type="float" office:value="0.276370269156613" calcext:value-type="float">
            <text:p>0.276370269156613</text:p>
          </table:table-cell>
          <table:table-cell office:value-type="float" office:value="0.0517971418575584" calcext:value-type="float">
            <text:p>0.051797141857558</text:p>
          </table:table-cell>
          <table:table-cell office:value-type="float" office:value="0.00910295179072373" calcext:value-type="float">
            <text:p>0.009102951790724</text:p>
          </table:table-cell>
          <table:table-cell office:value-type="float" office:value="0.0033412828222594" calcext:value-type="float">
            <text:p>0.003341282822259</text:p>
          </table:table-cell>
        </table:table-row>
        <table:table-row table:style-name="ro1">
          <table:table-cell office:value-type="float" office:value="2.64238532384237" calcext:value-type="float">
            <text:p>2.64238532384237</text:p>
          </table:table-cell>
          <table:table-cell office:value-type="float" office:value="0.433906316757202" calcext:value-type="float">
            <text:p>0.433906316757202</text:p>
          </table:table-cell>
          <table:table-cell office:value-type="float" office:value="0.873762376237624" calcext:value-type="float">
            <text:p>0.873762376237624</text:p>
          </table:table-cell>
          <table:table-cell office:value-type="float" office:value="0.900992705294352" calcext:value-type="float">
            <text:p>0.900992705294352</text:p>
          </table:table-cell>
          <table:table-cell office:value-type="string" calcext:value-type="string">
            <text:p>gin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og2</text:p>
          </table:table-cell>
          <table:table-cell office:value-type="float" office:value="40" calcext:value-type="float">
            <text:p>4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3"/>
          <table:table-cell office:value-type="string" calcext:value-type="string">
            <text:p>Pipeline</text:p>
          </table:table-cell>
          <table:table-cell office:value-type="float" office:value="3000" calcext:value-type="float">
            <text:p>30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874074074074074" calcext:value-type="float">
            <text:p>0.874074074074074</text:p>
          </table:table-cell>
          <table:table-cell office:value-type="float" office:value="0.905204460966543" calcext:value-type="float">
            <text:p>0.905204460966543</text:p>
          </table:table-cell>
          <table:table-cell office:value-type="float" office:value="0.884758364312268" calcext:value-type="float">
            <text:p>0.884758364312268</text:p>
          </table:table-cell>
          <table:table-cell office:value-type="float" office:value="0.900742115027829" calcext:value-type="float">
            <text:p>0.900742115027829</text:p>
          </table:table-cell>
          <table:table-cell office:value-type="float" office:value="0.862453531598513" calcext:value-type="float">
            <text:p>0.862453531598513</text:p>
          </table:table-cell>
          <table:table-cell office:value-type="float" office:value="0.897031539888683" calcext:value-type="float">
            <text:p>0.897031539888683</text:p>
          </table:table-cell>
          <table:table-cell office:value-type="float" office:value="0.238678514588578" calcext:value-type="float">
            <text:p>0.238678514588578</text:p>
          </table:table-cell>
          <table:table-cell office:value-type="float" office:value="0.0427965834460405" calcext:value-type="float">
            <text:p>0.042796583446041</text:p>
          </table:table-cell>
          <table:table-cell office:value-type="float" office:value="0.00910295179072373" calcext:value-type="float">
            <text:p>0.009102951790724</text:p>
          </table:table-cell>
          <table:table-cell office:value-type="float" office:value="0.0033412828222594" calcext:value-type="float">
            <text:p>0.003341282822259</text:p>
          </table:table-cell>
        </table:table-row>
        <table:table-row table:style-name="ro1">
          <table:table-cell office:value-type="float" office:value="2.56120181083679" calcext:value-type="float">
            <text:p>2.56120181083679</text:p>
          </table:table-cell>
          <table:table-cell office:value-type="float" office:value="0.483899831771851" calcext:value-type="float">
            <text:p>0.483899831771851</text:p>
          </table:table-cell>
          <table:table-cell office:value-type="float" office:value="0.873762376237624" calcext:value-type="float">
            <text:p>0.873762376237624</text:p>
          </table:table-cell>
          <table:table-cell office:value-type="float" office:value="0.900992705294352" calcext:value-type="float">
            <text:p>0.900992705294352</text:p>
          </table:table-cell>
          <table:table-cell office:value-type="string" calcext:value-type="string">
            <text:p>gin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og2</text:p>
          </table:table-cell>
          <table:table-cell office:value-type="float" office:value="40" calcext:value-type="float">
            <text:p>4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3"/>
          <table:table-cell office:value-type="string" calcext:value-type="string">
            <text:p>Pipeline</text:p>
          </table:table-cell>
          <table:table-cell office:value-type="float" office:value="3780" calcext:value-type="float">
            <text:p>378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874074074074074" calcext:value-type="float">
            <text:p>0.874074074074074</text:p>
          </table:table-cell>
          <table:table-cell office:value-type="float" office:value="0.905204460966543" calcext:value-type="float">
            <text:p>0.905204460966543</text:p>
          </table:table-cell>
          <table:table-cell office:value-type="float" office:value="0.884758364312268" calcext:value-type="float">
            <text:p>0.884758364312268</text:p>
          </table:table-cell>
          <table:table-cell office:value-type="float" office:value="0.900742115027829" calcext:value-type="float">
            <text:p>0.900742115027829</text:p>
          </table:table-cell>
          <table:table-cell office:value-type="float" office:value="0.862453531598513" calcext:value-type="float">
            <text:p>0.862453531598513</text:p>
          </table:table-cell>
          <table:table-cell office:value-type="float" office:value="0.897031539888683" calcext:value-type="float">
            <text:p>0.897031539888683</text:p>
          </table:table-cell>
          <table:table-cell office:value-type="float" office:value="0.0638902556875714" calcext:value-type="float">
            <text:p>0.063890255687571</text:p>
          </table:table-cell>
          <table:table-cell office:value-type="float" office:value="0.0265290093392657" calcext:value-type="float">
            <text:p>0.026529009339266</text:p>
          </table:table-cell>
          <table:table-cell office:value-type="float" office:value="0.00910295179072373" calcext:value-type="float">
            <text:p>0.009102951790724</text:p>
          </table:table-cell>
          <table:table-cell office:value-type="float" office:value="0.0033412828222594" calcext:value-type="float">
            <text:p>0.003341282822259</text:p>
          </table:table-cell>
        </table:table-row>
        <table:table-row table:style-name="ro1">
          <table:table-cell office:value-type="float" office:value="2.54542239507039" calcext:value-type="float">
            <text:p>2.54542239507039</text:p>
          </table:table-cell>
          <table:table-cell office:value-type="float" office:value="0.439249356587728" calcext:value-type="float">
            <text:p>0.439249356587728</text:p>
          </table:table-cell>
          <table:table-cell office:value-type="float" office:value="0.873762376237624" calcext:value-type="float">
            <text:p>0.873762376237624</text:p>
          </table:table-cell>
          <table:table-cell office:value-type="float" office:value="0.900992705294352" calcext:value-type="float">
            <text:p>0.900992705294352</text:p>
          </table:table-cell>
          <table:table-cell office:value-type="string" calcext:value-type="string">
            <text:p>gin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og2</text:p>
          </table:table-cell>
          <table:table-cell office:value-type="float" office:value="40" calcext:value-type="float">
            <text:p>4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3"/>
          <table:table-cell office:value-type="string" calcext:value-type="string">
            <text:p>Pipeline</text:p>
          </table:table-cell>
          <table:table-cell office:value-type="float" office:value="3860" calcext:value-type="float">
            <text:p>386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874074074074074" calcext:value-type="float">
            <text:p>0.874074074074074</text:p>
          </table:table-cell>
          <table:table-cell office:value-type="float" office:value="0.905204460966543" calcext:value-type="float">
            <text:p>0.905204460966543</text:p>
          </table:table-cell>
          <table:table-cell office:value-type="float" office:value="0.884758364312268" calcext:value-type="float">
            <text:p>0.884758364312268</text:p>
          </table:table-cell>
          <table:table-cell office:value-type="float" office:value="0.900742115027829" calcext:value-type="float">
            <text:p>0.900742115027829</text:p>
          </table:table-cell>
          <table:table-cell office:value-type="float" office:value="0.862453531598513" calcext:value-type="float">
            <text:p>0.862453531598513</text:p>
          </table:table-cell>
          <table:table-cell office:value-type="float" office:value="0.897031539888683" calcext:value-type="float">
            <text:p>0.897031539888683</text:p>
          </table:table-cell>
          <table:table-cell office:value-type="float" office:value="0.182990206113033" calcext:value-type="float">
            <text:p>0.182990206113033</text:p>
          </table:table-cell>
          <table:table-cell office:value-type="float" office:value="0.0398922020843986" calcext:value-type="float">
            <text:p>0.039892202084399</text:p>
          </table:table-cell>
          <table:table-cell office:value-type="float" office:value="0.00910295179072373" calcext:value-type="float">
            <text:p>0.009102951790724</text:p>
          </table:table-cell>
          <table:table-cell office:value-type="float" office:value="0.0033412828222594" calcext:value-type="float">
            <text:p>0.003341282822259</text:p>
          </table:table-cell>
        </table:table-row>
        <table:table-row table:style-name="ro1">
          <table:table-cell office:value-type="float" office:value="2.48439319928487" calcext:value-type="float">
            <text:p>2.48439319928487</text:p>
          </table:table-cell>
          <table:table-cell office:value-type="float" office:value="0.438582579294841" calcext:value-type="float">
            <text:p>0.438582579294841</text:p>
          </table:table-cell>
          <table:table-cell office:value-type="float" office:value="0.873762376237624" calcext:value-type="float">
            <text:p>0.873762376237624</text:p>
          </table:table-cell>
          <table:table-cell office:value-type="float" office:value="0.900992705294352" calcext:value-type="float">
            <text:p>0.900992705294352</text:p>
          </table:table-cell>
          <table:table-cell office:value-type="string" calcext:value-type="string">
            <text:p>gin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og2</text:p>
          </table:table-cell>
          <table:table-cell office:value-type="float" office:value="40" calcext:value-type="float">
            <text:p>4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3"/>
          <table:table-cell office:value-type="string" calcext:value-type="string">
            <text:p>Pipeline</text:p>
          </table:table-cell>
          <table:table-cell office:value-type="float" office:value="3940" calcext:value-type="float">
            <text:p>394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874074074074074" calcext:value-type="float">
            <text:p>0.874074074074074</text:p>
          </table:table-cell>
          <table:table-cell office:value-type="float" office:value="0.905204460966543" calcext:value-type="float">
            <text:p>0.905204460966543</text:p>
          </table:table-cell>
          <table:table-cell office:value-type="float" office:value="0.884758364312268" calcext:value-type="float">
            <text:p>0.884758364312268</text:p>
          </table:table-cell>
          <table:table-cell office:value-type="float" office:value="0.900742115027829" calcext:value-type="float">
            <text:p>0.900742115027829</text:p>
          </table:table-cell>
          <table:table-cell office:value-type="float" office:value="0.862453531598513" calcext:value-type="float">
            <text:p>0.862453531598513</text:p>
          </table:table-cell>
          <table:table-cell office:value-type="float" office:value="0.897031539888683" calcext:value-type="float">
            <text:p>0.897031539888683</text:p>
          </table:table-cell>
          <table:table-cell office:value-type="float" office:value="0.0716228402275129" calcext:value-type="float">
            <text:p>0.071622840227513</text:p>
          </table:table-cell>
          <table:table-cell office:value-type="float" office:value="0.0665260262919676" calcext:value-type="float">
            <text:p>0.066526026291968</text:p>
          </table:table-cell>
          <table:table-cell office:value-type="float" office:value="0.00910295179072373" calcext:value-type="float">
            <text:p>0.009102951790724</text:p>
          </table:table-cell>
          <table:table-cell office:value-type="float" office:value="0.0033412828222594" calcext:value-type="float">
            <text:p>0.003341282822259</text:p>
          </table:table-cell>
        </table:table-row>
        <table:table-row table:style-name="ro1">
          <table:table-cell office:value-type="float" office:value="2.5136300722758" calcext:value-type="float">
            <text:p>2.5136300722758</text:p>
          </table:table-cell>
          <table:table-cell office:value-type="float" office:value="0.416847070058187" calcext:value-type="float">
            <text:p>0.416847070058187</text:p>
          </table:table-cell>
          <table:table-cell office:value-type="float" office:value="0.873762376237624" calcext:value-type="float">
            <text:p>0.873762376237624</text:p>
          </table:table-cell>
          <table:table-cell office:value-type="float" office:value="0.900992705294352" calcext:value-type="float">
            <text:p>0.900992705294352</text:p>
          </table:table-cell>
          <table:table-cell office:value-type="string" calcext:value-type="string">
            <text:p>gin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og2</text:p>
          </table:table-cell>
          <table:table-cell office:value-type="float" office:value="40" calcext:value-type="float">
            <text:p>4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3"/>
          <table:table-cell office:value-type="string" calcext:value-type="string">
            <text:p>Pipeline</text:p>
          </table:table-cell>
          <table:table-cell office:value-type="float" office:value="1420" calcext:value-type="float">
            <text:p>142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874074074074074" calcext:value-type="float">
            <text:p>0.874074074074074</text:p>
          </table:table-cell>
          <table:table-cell office:value-type="float" office:value="0.905204460966543" calcext:value-type="float">
            <text:p>0.905204460966543</text:p>
          </table:table-cell>
          <table:table-cell office:value-type="float" office:value="0.884758364312268" calcext:value-type="float">
            <text:p>0.884758364312268</text:p>
          </table:table-cell>
          <table:table-cell office:value-type="float" office:value="0.900742115027829" calcext:value-type="float">
            <text:p>0.900742115027829</text:p>
          </table:table-cell>
          <table:table-cell office:value-type="float" office:value="0.862453531598513" calcext:value-type="float">
            <text:p>0.862453531598513</text:p>
          </table:table-cell>
          <table:table-cell office:value-type="float" office:value="0.897031539888683" calcext:value-type="float">
            <text:p>0.897031539888683</text:p>
          </table:table-cell>
          <table:table-cell office:value-type="float" office:value="0.209546019183639" calcext:value-type="float">
            <text:p>0.209546019183639</text:p>
          </table:table-cell>
          <table:table-cell office:value-type="float" office:value="0.0445772153049543" calcext:value-type="float">
            <text:p>0.044577215304954</text:p>
          </table:table-cell>
          <table:table-cell office:value-type="float" office:value="0.00910295179072373" calcext:value-type="float">
            <text:p>0.009102951790724</text:p>
          </table:table-cell>
          <table:table-cell office:value-type="float" office:value="0.0033412828222594" calcext:value-type="float">
            <text:p>0.003341282822259</text:p>
          </table:table-cell>
        </table:table-row>
        <table:table-row table:style-name="ro1">
          <table:table-cell office:value-type="float" office:value="2.52005044619242" calcext:value-type="float">
            <text:p>2.52005044619242</text:p>
          </table:table-cell>
          <table:table-cell office:value-type="float" office:value="0.429701964060466" calcext:value-type="float">
            <text:p>0.429701964060466</text:p>
          </table:table-cell>
          <table:table-cell office:value-type="float" office:value="0.873762376237624" calcext:value-type="float">
            <text:p>0.873762376237624</text:p>
          </table:table-cell>
          <table:table-cell office:value-type="float" office:value="0.900992705294352" calcext:value-type="float">
            <text:p>0.900992705294352</text:p>
          </table:table-cell>
          <table:table-cell office:value-type="string" calcext:value-type="string">
            <text:p>gin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og2</text:p>
          </table:table-cell>
          <table:table-cell office:value-type="float" office:value="40" calcext:value-type="float">
            <text:p>4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3"/>
          <table:table-cell office:value-type="string" calcext:value-type="string">
            <text:p>Pipeline</text:p>
          </table:table-cell>
          <table:table-cell office:value-type="float" office:value="640" calcext:value-type="float">
            <text:p>64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874074074074074" calcext:value-type="float">
            <text:p>0.874074074074074</text:p>
          </table:table-cell>
          <table:table-cell office:value-type="float" office:value="0.905204460966543" calcext:value-type="float">
            <text:p>0.905204460966543</text:p>
          </table:table-cell>
          <table:table-cell office:value-type="float" office:value="0.884758364312268" calcext:value-type="float">
            <text:p>0.884758364312268</text:p>
          </table:table-cell>
          <table:table-cell office:value-type="float" office:value="0.900742115027829" calcext:value-type="float">
            <text:p>0.900742115027829</text:p>
          </table:table-cell>
          <table:table-cell office:value-type="float" office:value="0.862453531598513" calcext:value-type="float">
            <text:p>0.862453531598513</text:p>
          </table:table-cell>
          <table:table-cell office:value-type="float" office:value="0.897031539888683" calcext:value-type="float">
            <text:p>0.897031539888683</text:p>
          </table:table-cell>
          <table:table-cell office:value-type="float" office:value="0.120315161338777" calcext:value-type="float">
            <text:p>0.120315161338777</text:p>
          </table:table-cell>
          <table:table-cell office:value-type="float" office:value="0.0614913254912332" calcext:value-type="float">
            <text:p>0.061491325491233</text:p>
          </table:table-cell>
          <table:table-cell office:value-type="float" office:value="0.00910295179072373" calcext:value-type="float">
            <text:p>0.009102951790724</text:p>
          </table:table-cell>
          <table:table-cell office:value-type="float" office:value="0.0033412828222594" calcext:value-type="float">
            <text:p>0.003341282822259</text:p>
          </table:table-cell>
        </table:table-row>
        <table:table-row table:style-name="ro1">
          <table:table-cell office:value-type="float" office:value="2.49648936589559" calcext:value-type="float">
            <text:p>2.49648936589559</text:p>
          </table:table-cell>
          <table:table-cell office:value-type="float" office:value="0.4496857325236" calcext:value-type="float">
            <text:p>0.4496857325236</text:p>
          </table:table-cell>
          <table:table-cell office:value-type="float" office:value="0.873762376237624" calcext:value-type="float">
            <text:p>0.873762376237624</text:p>
          </table:table-cell>
          <table:table-cell office:value-type="float" office:value="0.900992705294352" calcext:value-type="float">
            <text:p>0.900992705294352</text:p>
          </table:table-cell>
          <table:table-cell office:value-type="string" calcext:value-type="string">
            <text:p>gin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og2</text:p>
          </table:table-cell>
          <table:table-cell office:value-type="float" office:value="40" calcext:value-type="float">
            <text:p>4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3"/>
          <table:table-cell office:value-type="string" calcext:value-type="string">
            <text:p>Pipeline</text:p>
          </table:table-cell>
          <table:table-cell office:value-type="float" office:value="1300" calcext:value-type="float">
            <text:p>13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874074074074074" calcext:value-type="float">
            <text:p>0.874074074074074</text:p>
          </table:table-cell>
          <table:table-cell office:value-type="float" office:value="0.905204460966543" calcext:value-type="float">
            <text:p>0.905204460966543</text:p>
          </table:table-cell>
          <table:table-cell office:value-type="float" office:value="0.884758364312268" calcext:value-type="float">
            <text:p>0.884758364312268</text:p>
          </table:table-cell>
          <table:table-cell office:value-type="float" office:value="0.900742115027829" calcext:value-type="float">
            <text:p>0.900742115027829</text:p>
          </table:table-cell>
          <table:table-cell office:value-type="float" office:value="0.862453531598513" calcext:value-type="float">
            <text:p>0.862453531598513</text:p>
          </table:table-cell>
          <table:table-cell office:value-type="float" office:value="0.897031539888683" calcext:value-type="float">
            <text:p>0.897031539888683</text:p>
          </table:table-cell>
          <table:table-cell office:value-type="float" office:value="0.138180598968405" calcext:value-type="float">
            <text:p>0.138180598968405</text:p>
          </table:table-cell>
          <table:table-cell office:value-type="float" office:value="0.0421431475365082" calcext:value-type="float">
            <text:p>0.042143147536508</text:p>
          </table:table-cell>
          <table:table-cell office:value-type="float" office:value="0.00910295179072373" calcext:value-type="float">
            <text:p>0.009102951790724</text:p>
          </table:table-cell>
          <table:table-cell office:value-type="float" office:value="0.0033412828222594" calcext:value-type="float">
            <text:p>0.003341282822259</text:p>
          </table:table-cell>
        </table:table-row>
        <table:table-row table:style-name="ro1">
          <table:table-cell office:value-type="float" office:value="2.50522033373515" calcext:value-type="float">
            <text:p>2.50522033373515</text:p>
          </table:table-cell>
          <table:table-cell office:value-type="float" office:value="0.388060092926025" calcext:value-type="float">
            <text:p>0.388060092926025</text:p>
          </table:table-cell>
          <table:table-cell office:value-type="float" office:value="0.873762376237624" calcext:value-type="float">
            <text:p>0.873762376237624</text:p>
          </table:table-cell>
          <table:table-cell office:value-type="float" office:value="0.900992705294352" calcext:value-type="float">
            <text:p>0.900992705294352</text:p>
          </table:table-cell>
          <table:table-cell office:value-type="string" calcext:value-type="string">
            <text:p>gin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og2</text:p>
          </table:table-cell>
          <table:table-cell office:value-type="float" office:value="40" calcext:value-type="float">
            <text:p>4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3"/>
          <table:table-cell office:value-type="string" calcext:value-type="string">
            <text:p>Pipeline</text:p>
          </table:table-cell>
          <table:table-cell office:value-type="float" office:value="3080" calcext:value-type="float">
            <text:p>308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874074074074074" calcext:value-type="float">
            <text:p>0.874074074074074</text:p>
          </table:table-cell>
          <table:table-cell office:value-type="float" office:value="0.905204460966543" calcext:value-type="float">
            <text:p>0.905204460966543</text:p>
          </table:table-cell>
          <table:table-cell office:value-type="float" office:value="0.884758364312268" calcext:value-type="float">
            <text:p>0.884758364312268</text:p>
          </table:table-cell>
          <table:table-cell office:value-type="float" office:value="0.900742115027829" calcext:value-type="float">
            <text:p>0.900742115027829</text:p>
          </table:table-cell>
          <table:table-cell office:value-type="float" office:value="0.862453531598513" calcext:value-type="float">
            <text:p>0.862453531598513</text:p>
          </table:table-cell>
          <table:table-cell office:value-type="float" office:value="0.897031539888683" calcext:value-type="float">
            <text:p>0.897031539888683</text:p>
          </table:table-cell>
          <table:table-cell office:value-type="float" office:value="0.0112010541051968" calcext:value-type="float">
            <text:p>0.011201054105197</text:p>
          </table:table-cell>
          <table:table-cell office:value-type="float" office:value="0.0558756497864882" calcext:value-type="float">
            <text:p>0.055875649786488</text:p>
          </table:table-cell>
          <table:table-cell office:value-type="float" office:value="0.00910295179072373" calcext:value-type="float">
            <text:p>0.009102951790724</text:p>
          </table:table-cell>
          <table:table-cell office:value-type="float" office:value="0.0033412828222594" calcext:value-type="float">
            <text:p>0.003341282822259</text:p>
          </table:table-cell>
        </table:table-row>
        <table:table-row table:style-name="ro1">
          <table:table-cell office:value-type="float" office:value="2.53144574165344" calcext:value-type="float">
            <text:p>2.53144574165344</text:p>
          </table:table-cell>
          <table:table-cell office:value-type="float" office:value="0.488675832748413" calcext:value-type="float">
            <text:p>0.488675832748413</text:p>
          </table:table-cell>
          <table:table-cell office:value-type="float" office:value="0.873762376237624" calcext:value-type="float">
            <text:p>0.873762376237624</text:p>
          </table:table-cell>
          <table:table-cell office:value-type="float" office:value="0.900992705294352" calcext:value-type="float">
            <text:p>0.900992705294352</text:p>
          </table:table-cell>
          <table:table-cell office:value-type="string" calcext:value-type="string">
            <text:p>gin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og2</text:p>
          </table:table-cell>
          <table:table-cell office:value-type="float" office:value="40" calcext:value-type="float">
            <text:p>4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3"/>
          <table:table-cell office:value-type="string" calcext:value-type="string">
            <text:p>Pipeline</text:p>
          </table:table-cell>
          <table:table-cell office:value-type="float" office:value="2140" calcext:value-type="float">
            <text:p>214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874074074074074" calcext:value-type="float">
            <text:p>0.874074074074074</text:p>
          </table:table-cell>
          <table:table-cell office:value-type="float" office:value="0.905204460966543" calcext:value-type="float">
            <text:p>0.905204460966543</text:p>
          </table:table-cell>
          <table:table-cell office:value-type="float" office:value="0.884758364312268" calcext:value-type="float">
            <text:p>0.884758364312268</text:p>
          </table:table-cell>
          <table:table-cell office:value-type="float" office:value="0.900742115027829" calcext:value-type="float">
            <text:p>0.900742115027829</text:p>
          </table:table-cell>
          <table:table-cell office:value-type="float" office:value="0.862453531598513" calcext:value-type="float">
            <text:p>0.862453531598513</text:p>
          </table:table-cell>
          <table:table-cell office:value-type="float" office:value="0.897031539888683" calcext:value-type="float">
            <text:p>0.897031539888683</text:p>
          </table:table-cell>
          <table:table-cell office:value-type="float" office:value="0.185012794713792" calcext:value-type="float">
            <text:p>0.185012794713792</text:p>
          </table:table-cell>
          <table:table-cell office:value-type="float" office:value="0.00793816494069554" calcext:value-type="float">
            <text:p>0.007938164940696</text:p>
          </table:table-cell>
          <table:table-cell office:value-type="float" office:value="0.00910295179072373" calcext:value-type="float">
            <text:p>0.009102951790724</text:p>
          </table:table-cell>
          <table:table-cell office:value-type="float" office:value="0.0033412828222594" calcext:value-type="float">
            <text:p>0.003341282822259</text:p>
          </table:table-cell>
        </table:table-row>
        <table:table-row table:style-name="ro1">
          <table:table-cell office:value-type="float" office:value="2.49156435330709" calcext:value-type="float">
            <text:p>2.49156435330709</text:p>
          </table:table-cell>
          <table:table-cell office:value-type="float" office:value="0.412177085876465" calcext:value-type="float">
            <text:p>0.412177085876465</text:p>
          </table:table-cell>
          <table:table-cell office:value-type="float" office:value="0.873762376237624" calcext:value-type="float">
            <text:p>0.873762376237624</text:p>
          </table:table-cell>
          <table:table-cell office:value-type="float" office:value="0.900992705294352" calcext:value-type="float">
            <text:p>0.900992705294352</text:p>
          </table:table-cell>
          <table:table-cell office:value-type="string" calcext:value-type="string">
            <text:p>gin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og2</text:p>
          </table:table-cell>
          <table:table-cell office:value-type="float" office:value="40" calcext:value-type="float">
            <text:p>4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3"/>
          <table:table-cell office:value-type="string" calcext:value-type="string">
            <text:p>Pipeline</text:p>
          </table:table-cell>
          <table:table-cell office:value-type="float" office:value="2100" calcext:value-type="float">
            <text:p>21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874074074074074" calcext:value-type="float">
            <text:p>0.874074074074074</text:p>
          </table:table-cell>
          <table:table-cell office:value-type="float" office:value="0.905204460966543" calcext:value-type="float">
            <text:p>0.905204460966543</text:p>
          </table:table-cell>
          <table:table-cell office:value-type="float" office:value="0.884758364312268" calcext:value-type="float">
            <text:p>0.884758364312268</text:p>
          </table:table-cell>
          <table:table-cell office:value-type="float" office:value="0.900742115027829" calcext:value-type="float">
            <text:p>0.900742115027829</text:p>
          </table:table-cell>
          <table:table-cell office:value-type="float" office:value="0.862453531598513" calcext:value-type="float">
            <text:p>0.862453531598513</text:p>
          </table:table-cell>
          <table:table-cell office:value-type="float" office:value="0.897031539888683" calcext:value-type="float">
            <text:p>0.897031539888683</text:p>
          </table:table-cell>
          <table:table-cell office:value-type="float" office:value="0.0259507963470452" calcext:value-type="float">
            <text:p>0.025950796347045</text:p>
          </table:table-cell>
          <table:table-cell office:value-type="float" office:value="0.0379290642529981" calcext:value-type="float">
            <text:p>0.037929064252998</text:p>
          </table:table-cell>
          <table:table-cell office:value-type="float" office:value="0.00910295179072373" calcext:value-type="float">
            <text:p>0.009102951790724</text:p>
          </table:table-cell>
          <table:table-cell office:value-type="float" office:value="0.0033412828222594" calcext:value-type="float">
            <text:p>0.003341282822259</text:p>
          </table:table-cell>
        </table:table-row>
        <table:table-row table:style-name="ro1">
          <table:table-cell office:value-type="float" office:value="2.56263264020284" calcext:value-type="float">
            <text:p>2.56263264020284</text:p>
          </table:table-cell>
          <table:table-cell office:value-type="float" office:value="0.459810098012288" calcext:value-type="float">
            <text:p>0.459810098012288</text:p>
          </table:table-cell>
          <table:table-cell office:value-type="float" office:value="0.873762376237624" calcext:value-type="float">
            <text:p>0.873762376237624</text:p>
          </table:table-cell>
          <table:table-cell office:value-type="float" office:value="0.900992705294352" calcext:value-type="float">
            <text:p>0.900992705294352</text:p>
          </table:table-cell>
          <table:table-cell office:value-type="string" calcext:value-type="string">
            <text:p>gin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og2</text:p>
          </table:table-cell>
          <table:table-cell office:value-type="float" office:value="40" calcext:value-type="float">
            <text:p>4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3"/>
          <table:table-cell office:value-type="string" calcext:value-type="string">
            <text:p>Pipeline</text:p>
          </table:table-cell>
          <table:table-cell office:value-type="float" office:value="1080" calcext:value-type="float">
            <text:p>108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874074074074074" calcext:value-type="float">
            <text:p>0.874074074074074</text:p>
          </table:table-cell>
          <table:table-cell office:value-type="float" office:value="0.905204460966543" calcext:value-type="float">
            <text:p>0.905204460966543</text:p>
          </table:table-cell>
          <table:table-cell office:value-type="float" office:value="0.884758364312268" calcext:value-type="float">
            <text:p>0.884758364312268</text:p>
          </table:table-cell>
          <table:table-cell office:value-type="float" office:value="0.900742115027829" calcext:value-type="float">
            <text:p>0.900742115027829</text:p>
          </table:table-cell>
          <table:table-cell office:value-type="float" office:value="0.862453531598513" calcext:value-type="float">
            <text:p>0.862453531598513</text:p>
          </table:table-cell>
          <table:table-cell office:value-type="float" office:value="0.897031539888683" calcext:value-type="float">
            <text:p>0.897031539888683</text:p>
          </table:table-cell>
          <table:table-cell office:value-type="float" office:value="0.238079662237974" calcext:value-type="float">
            <text:p>0.238079662237974</text:p>
          </table:table-cell>
          <table:table-cell office:value-type="float" office:value="0.0645749616476251" calcext:value-type="float">
            <text:p>0.064574961647625</text:p>
          </table:table-cell>
          <table:table-cell office:value-type="float" office:value="0.00910295179072373" calcext:value-type="float">
            <text:p>0.009102951790724</text:p>
          </table:table-cell>
          <table:table-cell office:value-type="float" office:value="0.0033412828222594" calcext:value-type="float">
            <text:p>0.003341282822259</text:p>
          </table:table-cell>
        </table:table-row>
        <table:table-row table:style-name="ro1">
          <table:table-cell office:value-type="float" office:value="2.48131640752157" calcext:value-type="float">
            <text:p>2.48131640752157</text:p>
          </table:table-cell>
          <table:table-cell office:value-type="float" office:value="0.445943911870321" calcext:value-type="float">
            <text:p>0.445943911870321</text:p>
          </table:table-cell>
          <table:table-cell office:value-type="float" office:value="0.873762376237624" calcext:value-type="float">
            <text:p>0.873762376237624</text:p>
          </table:table-cell>
          <table:table-cell office:value-type="float" office:value="0.900992705294352" calcext:value-type="float">
            <text:p>0.900992705294352</text:p>
          </table:table-cell>
          <table:table-cell office:value-type="string" calcext:value-type="string">
            <text:p>gin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og2</text:p>
          </table:table-cell>
          <table:table-cell office:value-type="float" office:value="40" calcext:value-type="float">
            <text:p>4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3"/>
          <table:table-cell office:value-type="string" calcext:value-type="string">
            <text:p>Pipeline</text:p>
          </table:table-cell>
          <table:table-cell office:value-type="float" office:value="3100" calcext:value-type="float">
            <text:p>31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874074074074074" calcext:value-type="float">
            <text:p>0.874074074074074</text:p>
          </table:table-cell>
          <table:table-cell office:value-type="float" office:value="0.905204460966543" calcext:value-type="float">
            <text:p>0.905204460966543</text:p>
          </table:table-cell>
          <table:table-cell office:value-type="float" office:value="0.884758364312268" calcext:value-type="float">
            <text:p>0.884758364312268</text:p>
          </table:table-cell>
          <table:table-cell office:value-type="float" office:value="0.900742115027829" calcext:value-type="float">
            <text:p>0.900742115027829</text:p>
          </table:table-cell>
          <table:table-cell office:value-type="float" office:value="0.862453531598513" calcext:value-type="float">
            <text:p>0.862453531598513</text:p>
          </table:table-cell>
          <table:table-cell office:value-type="float" office:value="0.897031539888683" calcext:value-type="float">
            <text:p>0.897031539888683</text:p>
          </table:table-cell>
          <table:table-cell office:value-type="float" office:value="0.109289495696083" calcext:value-type="float">
            <text:p>0.109289495696083</text:p>
          </table:table-cell>
          <table:table-cell office:value-type="float" office:value="0.0645526872061205" calcext:value-type="float">
            <text:p>0.064552687206121</text:p>
          </table:table-cell>
          <table:table-cell office:value-type="float" office:value="0.00910295179072373" calcext:value-type="float">
            <text:p>0.009102951790724</text:p>
          </table:table-cell>
          <table:table-cell office:value-type="float" office:value="0.0033412828222594" calcext:value-type="float">
            <text:p>0.003341282822259</text:p>
          </table:table-cell>
        </table:table-row>
        <table:table-row table:style-name="ro1">
          <table:table-cell office:value-type="float" office:value="2.51909104983012" calcext:value-type="float">
            <text:p>2.51909104983012</text:p>
          </table:table-cell>
          <table:table-cell office:value-type="float" office:value="0.508653084437052" calcext:value-type="float">
            <text:p>0.508653084437052</text:p>
          </table:table-cell>
          <table:table-cell office:value-type="float" office:value="0.873762376237624" calcext:value-type="float">
            <text:p>0.873762376237624</text:p>
          </table:table-cell>
          <table:table-cell office:value-type="float" office:value="0.900992705294352" calcext:value-type="float">
            <text:p>0.900992705294352</text:p>
          </table:table-cell>
          <table:table-cell office:value-type="string" calcext:value-type="string">
            <text:p>gin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og2</text:p>
          </table:table-cell>
          <table:table-cell office:value-type="float" office:value="40" calcext:value-type="float">
            <text:p>4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3"/>
          <table:table-cell office:value-type="string" calcext:value-type="string">
            <text:p>Pipeline</text:p>
          </table:table-cell>
          <table:table-cell office:value-type="float" office:value="280" calcext:value-type="float">
            <text:p>28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874074074074074" calcext:value-type="float">
            <text:p>0.874074074074074</text:p>
          </table:table-cell>
          <table:table-cell office:value-type="float" office:value="0.905204460966543" calcext:value-type="float">
            <text:p>0.905204460966543</text:p>
          </table:table-cell>
          <table:table-cell office:value-type="float" office:value="0.884758364312268" calcext:value-type="float">
            <text:p>0.884758364312268</text:p>
          </table:table-cell>
          <table:table-cell office:value-type="float" office:value="0.900742115027829" calcext:value-type="float">
            <text:p>0.900742115027829</text:p>
          </table:table-cell>
          <table:table-cell office:value-type="float" office:value="0.862453531598513" calcext:value-type="float">
            <text:p>0.862453531598513</text:p>
          </table:table-cell>
          <table:table-cell office:value-type="float" office:value="0.897031539888683" calcext:value-type="float">
            <text:p>0.897031539888683</text:p>
          </table:table-cell>
          <table:table-cell office:value-type="float" office:value="0.166793733653928" calcext:value-type="float">
            <text:p>0.166793733653928</text:p>
          </table:table-cell>
          <table:table-cell office:value-type="float" office:value="0.0434690625200095" calcext:value-type="float">
            <text:p>0.04346906252001</text:p>
          </table:table-cell>
          <table:table-cell office:value-type="float" office:value="0.00910295179072373" calcext:value-type="float">
            <text:p>0.009102951790724</text:p>
          </table:table-cell>
          <table:table-cell office:value-type="float" office:value="0.0033412828222594" calcext:value-type="float">
            <text:p>0.003341282822259</text:p>
          </table:table-cell>
        </table:table-row>
        <table:table-row table:style-name="ro1">
          <table:table-cell office:value-type="float" office:value="2.49468620618184" calcext:value-type="float">
            <text:p>2.49468620618184</text:p>
          </table:table-cell>
          <table:table-cell office:value-type="float" office:value="0.435080528259277" calcext:value-type="float">
            <text:p>0.435080528259277</text:p>
          </table:table-cell>
          <table:table-cell office:value-type="float" office:value="0.873762376237624" calcext:value-type="float">
            <text:p>0.873762376237624</text:p>
          </table:table-cell>
          <table:table-cell office:value-type="float" office:value="0.900992705294352" calcext:value-type="float">
            <text:p>0.900992705294352</text:p>
          </table:table-cell>
          <table:table-cell office:value-type="string" calcext:value-type="string">
            <text:p>gin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og2</text:p>
          </table:table-cell>
          <table:table-cell office:value-type="float" office:value="40" calcext:value-type="float">
            <text:p>4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3"/>
          <table:table-cell office:value-type="string" calcext:value-type="string">
            <text:p>Pipeline</text:p>
          </table:table-cell>
          <table:table-cell office:value-type="float" office:value="2820" calcext:value-type="float">
            <text:p>282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874074074074074" calcext:value-type="float">
            <text:p>0.874074074074074</text:p>
          </table:table-cell>
          <table:table-cell office:value-type="float" office:value="0.905204460966543" calcext:value-type="float">
            <text:p>0.905204460966543</text:p>
          </table:table-cell>
          <table:table-cell office:value-type="float" office:value="0.884758364312268" calcext:value-type="float">
            <text:p>0.884758364312268</text:p>
          </table:table-cell>
          <table:table-cell office:value-type="float" office:value="0.900742115027829" calcext:value-type="float">
            <text:p>0.900742115027829</text:p>
          </table:table-cell>
          <table:table-cell office:value-type="float" office:value="0.862453531598513" calcext:value-type="float">
            <text:p>0.862453531598513</text:p>
          </table:table-cell>
          <table:table-cell office:value-type="float" office:value="0.897031539888683" calcext:value-type="float">
            <text:p>0.897031539888683</text:p>
          </table:table-cell>
          <table:table-cell office:value-type="float" office:value="0.0889300735412801" calcext:value-type="float">
            <text:p>0.08893007354128</text:p>
          </table:table-cell>
          <table:table-cell office:value-type="float" office:value="0.0562807082581656" calcext:value-type="float">
            <text:p>0.056280708258166</text:p>
          </table:table-cell>
          <table:table-cell office:value-type="float" office:value="0.00910295179072373" calcext:value-type="float">
            <text:p>0.009102951790724</text:p>
          </table:table-cell>
          <table:table-cell office:value-type="float" office:value="0.0033412828222594" calcext:value-type="float">
            <text:p>0.003341282822259</text:p>
          </table:table-cell>
        </table:table-row>
        <table:table-row table:style-name="ro1">
          <table:table-cell office:value-type="float" office:value="2.49714295069377" calcext:value-type="float">
            <text:p>2.49714295069377</text:p>
          </table:table-cell>
          <table:table-cell office:value-type="float" office:value="0.48030416170756" calcext:value-type="float">
            <text:p>0.48030416170756</text:p>
          </table:table-cell>
          <table:table-cell office:value-type="float" office:value="0.873762376237624" calcext:value-type="float">
            <text:p>0.873762376237624</text:p>
          </table:table-cell>
          <table:table-cell office:value-type="float" office:value="0.900992705294352" calcext:value-type="float">
            <text:p>0.900992705294352</text:p>
          </table:table-cell>
          <table:table-cell office:value-type="string" calcext:value-type="string">
            <text:p>gin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og2</text:p>
          </table:table-cell>
          <table:table-cell office:value-type="float" office:value="40" calcext:value-type="float">
            <text:p>4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3"/>
          <table:table-cell office:value-type="string" calcext:value-type="string">
            <text:p>Pipeline</text:p>
          </table:table-cell>
          <table:table-cell office:value-type="float" office:value="4180" calcext:value-type="float">
            <text:p>418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874074074074074" calcext:value-type="float">
            <text:p>0.874074074074074</text:p>
          </table:table-cell>
          <table:table-cell office:value-type="float" office:value="0.905204460966543" calcext:value-type="float">
            <text:p>0.905204460966543</text:p>
          </table:table-cell>
          <table:table-cell office:value-type="float" office:value="0.884758364312268" calcext:value-type="float">
            <text:p>0.884758364312268</text:p>
          </table:table-cell>
          <table:table-cell office:value-type="float" office:value="0.900742115027829" calcext:value-type="float">
            <text:p>0.900742115027829</text:p>
          </table:table-cell>
          <table:table-cell office:value-type="float" office:value="0.862453531598513" calcext:value-type="float">
            <text:p>0.862453531598513</text:p>
          </table:table-cell>
          <table:table-cell office:value-type="float" office:value="0.897031539888683" calcext:value-type="float">
            <text:p>0.897031539888683</text:p>
          </table:table-cell>
          <table:table-cell office:value-type="float" office:value="0.0968055805490707" calcext:value-type="float">
            <text:p>0.096805580549071</text:p>
          </table:table-cell>
          <table:table-cell office:value-type="float" office:value="0.0249330471765062" calcext:value-type="float">
            <text:p>0.024933047176506</text:p>
          </table:table-cell>
          <table:table-cell office:value-type="float" office:value="0.00910295179072373" calcext:value-type="float">
            <text:p>0.009102951790724</text:p>
          </table:table-cell>
          <table:table-cell office:value-type="float" office:value="0.0033412828222594" calcext:value-type="float">
            <text:p>0.003341282822259</text:p>
          </table:table-cell>
        </table:table-row>
        <table:table-row table:style-name="ro1">
          <table:table-cell office:value-type="float" office:value="2.47566151618958" calcext:value-type="float">
            <text:p>2.47566151618958</text:p>
          </table:table-cell>
          <table:table-cell office:value-type="float" office:value="0.467729409535726" calcext:value-type="float">
            <text:p>0.467729409535726</text:p>
          </table:table-cell>
          <table:table-cell office:value-type="float" office:value="0.873762376237624" calcext:value-type="float">
            <text:p>0.873762376237624</text:p>
          </table:table-cell>
          <table:table-cell office:value-type="float" office:value="0.900992705294352" calcext:value-type="float">
            <text:p>0.900992705294352</text:p>
          </table:table-cell>
          <table:table-cell office:value-type="string" calcext:value-type="string">
            <text:p>gin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og2</text:p>
          </table:table-cell>
          <table:table-cell office:value-type="float" office:value="40" calcext:value-type="float">
            <text:p>4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3"/>
          <table:table-cell office:value-type="string" calcext:value-type="string">
            <text:p>Pipeline</text:p>
          </table:table-cell>
          <table:table-cell office:value-type="float" office:value="2920" calcext:value-type="float">
            <text:p>292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874074074074074" calcext:value-type="float">
            <text:p>0.874074074074074</text:p>
          </table:table-cell>
          <table:table-cell office:value-type="float" office:value="0.905204460966543" calcext:value-type="float">
            <text:p>0.905204460966543</text:p>
          </table:table-cell>
          <table:table-cell office:value-type="float" office:value="0.884758364312268" calcext:value-type="float">
            <text:p>0.884758364312268</text:p>
          </table:table-cell>
          <table:table-cell office:value-type="float" office:value="0.900742115027829" calcext:value-type="float">
            <text:p>0.900742115027829</text:p>
          </table:table-cell>
          <table:table-cell office:value-type="float" office:value="0.862453531598513" calcext:value-type="float">
            <text:p>0.862453531598513</text:p>
          </table:table-cell>
          <table:table-cell office:value-type="float" office:value="0.897031539888683" calcext:value-type="float">
            <text:p>0.897031539888683</text:p>
          </table:table-cell>
          <table:table-cell office:value-type="float" office:value="0.0429096161158721" calcext:value-type="float">
            <text:p>0.042909616115872</text:p>
          </table:table-cell>
          <table:table-cell office:value-type="float" office:value="0.00353242743524334" calcext:value-type="float">
            <text:p>0.003532427435243</text:p>
          </table:table-cell>
          <table:table-cell office:value-type="float" office:value="0.00910295179072373" calcext:value-type="float">
            <text:p>0.009102951790724</text:p>
          </table:table-cell>
          <table:table-cell office:value-type="float" office:value="0.0033412828222594" calcext:value-type="float">
            <text:p>0.003341282822259</text:p>
          </table:table-cell>
        </table:table-row>
        <table:table-row table:style-name="ro1">
          <table:table-cell office:value-type="float" office:value="2.46840453147888" calcext:value-type="float">
            <text:p>2.46840453147888</text:p>
          </table:table-cell>
          <table:table-cell office:value-type="float" office:value="0.460396448771159" calcext:value-type="float">
            <text:p>0.460396448771159</text:p>
          </table:table-cell>
          <table:table-cell office:value-type="float" office:value="0.873762376237624" calcext:value-type="float">
            <text:p>0.873762376237624</text:p>
          </table:table-cell>
          <table:table-cell office:value-type="float" office:value="0.900992705294352" calcext:value-type="float">
            <text:p>0.900992705294352</text:p>
          </table:table-cell>
          <table:table-cell office:value-type="string" calcext:value-type="string">
            <text:p>gin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og2</text:p>
          </table:table-cell>
          <table:table-cell office:value-type="float" office:value="40" calcext:value-type="float">
            <text:p>4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3"/>
          <table:table-cell office:value-type="string" calcext:value-type="string">
            <text:p>Pipeline</text:p>
          </table:table-cell>
          <table:table-cell office:value-type="float" office:value="820" calcext:value-type="float">
            <text:p>82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874074074074074" calcext:value-type="float">
            <text:p>0.874074074074074</text:p>
          </table:table-cell>
          <table:table-cell office:value-type="float" office:value="0.905204460966543" calcext:value-type="float">
            <text:p>0.905204460966543</text:p>
          </table:table-cell>
          <table:table-cell office:value-type="float" office:value="0.884758364312268" calcext:value-type="float">
            <text:p>0.884758364312268</text:p>
          </table:table-cell>
          <table:table-cell office:value-type="float" office:value="0.900742115027829" calcext:value-type="float">
            <text:p>0.900742115027829</text:p>
          </table:table-cell>
          <table:table-cell office:value-type="float" office:value="0.862453531598513" calcext:value-type="float">
            <text:p>0.862453531598513</text:p>
          </table:table-cell>
          <table:table-cell office:value-type="float" office:value="0.897031539888683" calcext:value-type="float">
            <text:p>0.897031539888683</text:p>
          </table:table-cell>
          <table:table-cell office:value-type="float" office:value="0.0600515775547154" calcext:value-type="float">
            <text:p>0.060051577554716</text:p>
          </table:table-cell>
          <table:table-cell office:value-type="float" office:value="0.0745415020276798" calcext:value-type="float">
            <text:p>0.07454150202768</text:p>
          </table:table-cell>
          <table:table-cell office:value-type="float" office:value="0.00910295179072373" calcext:value-type="float">
            <text:p>0.009102951790724</text:p>
          </table:table-cell>
          <table:table-cell office:value-type="float" office:value="0.0033412828222594" calcext:value-type="float">
            <text:p>0.003341282822259</text:p>
          </table:table-cell>
        </table:table-row>
        <table:table-row table:style-name="ro1">
          <table:table-cell office:value-type="float" office:value="2.44746788342794" calcext:value-type="float">
            <text:p>2.44746788342794</text:p>
          </table:table-cell>
          <table:table-cell office:value-type="float" office:value="0.425620714823405" calcext:value-type="float">
            <text:p>0.425620714823405</text:p>
          </table:table-cell>
          <table:table-cell office:value-type="float" office:value="0.873762376237624" calcext:value-type="float">
            <text:p>0.873762376237624</text:p>
          </table:table-cell>
          <table:table-cell office:value-type="float" office:value="0.900992705294352" calcext:value-type="float">
            <text:p>0.900992705294352</text:p>
          </table:table-cell>
          <table:table-cell office:value-type="string" calcext:value-type="string">
            <text:p>gin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og2</text:p>
          </table:table-cell>
          <table:table-cell office:value-type="float" office:value="40" calcext:value-type="float">
            <text:p>4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3"/>
          <table:table-cell office:value-type="string" calcext:value-type="string">
            <text:p>Pipeline</text:p>
          </table:table-cell>
          <table:table-cell office:value-type="float" office:value="1940" calcext:value-type="float">
            <text:p>194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874074074074074" calcext:value-type="float">
            <text:p>0.874074074074074</text:p>
          </table:table-cell>
          <table:table-cell office:value-type="float" office:value="0.905204460966543" calcext:value-type="float">
            <text:p>0.905204460966543</text:p>
          </table:table-cell>
          <table:table-cell office:value-type="float" office:value="0.884758364312268" calcext:value-type="float">
            <text:p>0.884758364312268</text:p>
          </table:table-cell>
          <table:table-cell office:value-type="float" office:value="0.900742115027829" calcext:value-type="float">
            <text:p>0.900742115027829</text:p>
          </table:table-cell>
          <table:table-cell office:value-type="float" office:value="0.862453531598513" calcext:value-type="float">
            <text:p>0.862453531598513</text:p>
          </table:table-cell>
          <table:table-cell office:value-type="float" office:value="0.897031539888683" calcext:value-type="float">
            <text:p>0.897031539888683</text:p>
          </table:table-cell>
          <table:table-cell office:value-type="float" office:value="0.159062902255519" calcext:value-type="float">
            <text:p>0.159062902255519</text:p>
          </table:table-cell>
          <table:table-cell office:value-type="float" office:value="0.0602930231903829" calcext:value-type="float">
            <text:p>0.060293023190383</text:p>
          </table:table-cell>
          <table:table-cell office:value-type="float" office:value="0.00910295179072373" calcext:value-type="float">
            <text:p>0.009102951790724</text:p>
          </table:table-cell>
          <table:table-cell office:value-type="float" office:value="0.0033412828222594" calcext:value-type="float">
            <text:p>0.003341282822259</text:p>
          </table:table-cell>
        </table:table-row>
        <table:table-row table:style-name="ro1">
          <table:table-cell office:value-type="float" office:value="2.69110663731893" calcext:value-type="float">
            <text:p>2.69110663731893</text:p>
          </table:table-cell>
          <table:table-cell office:value-type="float" office:value="0.482072989145915" calcext:value-type="float">
            <text:p>0.482072989145915</text:p>
          </table:table-cell>
          <table:table-cell office:value-type="float" office:value="0.873762376237624" calcext:value-type="float">
            <text:p>0.873762376237624</text:p>
          </table:table-cell>
          <table:table-cell office:value-type="float" office:value="0.900992705294352" calcext:value-type="float">
            <text:p>0.900992705294352</text:p>
          </table:table-cell>
          <table:table-cell office:value-type="string" calcext:value-type="string">
            <text:p>gin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og2</text:p>
          </table:table-cell>
          <table:table-cell office:value-type="float" office:value="40" calcext:value-type="float">
            <text:p>4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3"/>
          <table:table-cell office:value-type="string" calcext:value-type="string">
            <text:p>Pipeline</text:p>
          </table:table-cell>
          <table:table-cell office:value-type="float" office:value="2060" calcext:value-type="float">
            <text:p>206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874074074074074" calcext:value-type="float">
            <text:p>0.874074074074074</text:p>
          </table:table-cell>
          <table:table-cell office:value-type="float" office:value="0.905204460966543" calcext:value-type="float">
            <text:p>0.905204460966543</text:p>
          </table:table-cell>
          <table:table-cell office:value-type="float" office:value="0.884758364312268" calcext:value-type="float">
            <text:p>0.884758364312268</text:p>
          </table:table-cell>
          <table:table-cell office:value-type="float" office:value="0.900742115027829" calcext:value-type="float">
            <text:p>0.900742115027829</text:p>
          </table:table-cell>
          <table:table-cell office:value-type="float" office:value="0.862453531598513" calcext:value-type="float">
            <text:p>0.862453531598513</text:p>
          </table:table-cell>
          <table:table-cell office:value-type="float" office:value="0.897031539888683" calcext:value-type="float">
            <text:p>0.897031539888683</text:p>
          </table:table-cell>
          <table:table-cell office:value-type="float" office:value="0.290433390986705" calcext:value-type="float">
            <text:p>0.290433390986705</text:p>
          </table:table-cell>
          <table:table-cell office:value-type="float" office:value="0.00304729338975427" calcext:value-type="float">
            <text:p>0.003047293389754</text:p>
          </table:table-cell>
          <table:table-cell office:value-type="float" office:value="0.00910295179072373" calcext:value-type="float">
            <text:p>0.009102951790724</text:p>
          </table:table-cell>
          <table:table-cell office:value-type="float" office:value="0.0033412828222594" calcext:value-type="float">
            <text:p>0.003341282822259</text:p>
          </table:table-cell>
        </table:table-row>
        <table:table-row table:style-name="ro1">
          <table:table-cell office:value-type="float" office:value="2.61030809084574" calcext:value-type="float">
            <text:p>2.61030809084574</text:p>
          </table:table-cell>
          <table:table-cell office:value-type="float" office:value="0.44124436378479" calcext:value-type="float">
            <text:p>0.44124436378479</text:p>
          </table:table-cell>
          <table:table-cell office:value-type="float" office:value="0.873762376237624" calcext:value-type="float">
            <text:p>0.873762376237624</text:p>
          </table:table-cell>
          <table:table-cell office:value-type="float" office:value="0.900992705294352" calcext:value-type="float">
            <text:p>0.900992705294352</text:p>
          </table:table-cell>
          <table:table-cell office:value-type="string" calcext:value-type="string">
            <text:p>gin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og2</text:p>
          </table:table-cell>
          <table:table-cell office:value-type="float" office:value="40" calcext:value-type="float">
            <text:p>4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3"/>
          <table:table-cell office:value-type="string" calcext:value-type="string">
            <text:p>Pipeline</text:p>
          </table:table-cell>
          <table:table-cell office:value-type="float" office:value="3360" calcext:value-type="float">
            <text:p>336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874074074074074" calcext:value-type="float">
            <text:p>0.874074074074074</text:p>
          </table:table-cell>
          <table:table-cell office:value-type="float" office:value="0.905204460966543" calcext:value-type="float">
            <text:p>0.905204460966543</text:p>
          </table:table-cell>
          <table:table-cell office:value-type="float" office:value="0.884758364312268" calcext:value-type="float">
            <text:p>0.884758364312268</text:p>
          </table:table-cell>
          <table:table-cell office:value-type="float" office:value="0.900742115027829" calcext:value-type="float">
            <text:p>0.900742115027829</text:p>
          </table:table-cell>
          <table:table-cell office:value-type="float" office:value="0.862453531598513" calcext:value-type="float">
            <text:p>0.862453531598513</text:p>
          </table:table-cell>
          <table:table-cell office:value-type="float" office:value="0.897031539888683" calcext:value-type="float">
            <text:p>0.897031539888683</text:p>
          </table:table-cell>
          <table:table-cell office:value-type="float" office:value="0.0206473218636369" calcext:value-type="float">
            <text:p>0.020647321863637</text:p>
          </table:table-cell>
          <table:table-cell office:value-type="float" office:value="0.0560123037591438" calcext:value-type="float">
            <text:p>0.056012303759144</text:p>
          </table:table-cell>
          <table:table-cell office:value-type="float" office:value="0.00910295179072373" calcext:value-type="float">
            <text:p>0.009102951790724</text:p>
          </table:table-cell>
          <table:table-cell office:value-type="float" office:value="0.0033412828222594" calcext:value-type="float">
            <text:p>0.003341282822259</text:p>
          </table:table-cell>
        </table:table-row>
        <table:table-row table:style-name="ro1">
          <table:table-cell office:value-type="float" office:value="2.61598896980286" calcext:value-type="float">
            <text:p>2.61598896980286</text:p>
          </table:table-cell>
          <table:table-cell office:value-type="float" office:value="0.413428703943888" calcext:value-type="float">
            <text:p>0.413428703943888</text:p>
          </table:table-cell>
          <table:table-cell office:value-type="float" office:value="0.873762376237624" calcext:value-type="float">
            <text:p>0.873762376237624</text:p>
          </table:table-cell>
          <table:table-cell office:value-type="float" office:value="0.900992705294352" calcext:value-type="float">
            <text:p>0.900992705294352</text:p>
          </table:table-cell>
          <table:table-cell office:value-type="string" calcext:value-type="string">
            <text:p>gin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og2</text:p>
          </table:table-cell>
          <table:table-cell office:value-type="float" office:value="40" calcext:value-type="float">
            <text:p>4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3"/>
          <table:table-cell office:value-type="string" calcext:value-type="string">
            <text:p>Pipeline</text:p>
          </table:table-cell>
          <table:table-cell office:value-type="float" office:value="320" calcext:value-type="float">
            <text:p>32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874074074074074" calcext:value-type="float">
            <text:p>0.874074074074074</text:p>
          </table:table-cell>
          <table:table-cell office:value-type="float" office:value="0.905204460966543" calcext:value-type="float">
            <text:p>0.905204460966543</text:p>
          </table:table-cell>
          <table:table-cell office:value-type="float" office:value="0.884758364312268" calcext:value-type="float">
            <text:p>0.884758364312268</text:p>
          </table:table-cell>
          <table:table-cell office:value-type="float" office:value="0.900742115027829" calcext:value-type="float">
            <text:p>0.900742115027829</text:p>
          </table:table-cell>
          <table:table-cell office:value-type="float" office:value="0.862453531598513" calcext:value-type="float">
            <text:p>0.862453531598513</text:p>
          </table:table-cell>
          <table:table-cell office:value-type="float" office:value="0.897031539888683" calcext:value-type="float">
            <text:p>0.897031539888683</text:p>
          </table:table-cell>
          <table:table-cell office:value-type="float" office:value="0.157589438433581" calcext:value-type="float">
            <text:p>0.157589438433581</text:p>
          </table:table-cell>
          <table:table-cell office:value-type="float" office:value="0.039928436848908" calcext:value-type="float">
            <text:p>0.039928436848908</text:p>
          </table:table-cell>
          <table:table-cell office:value-type="float" office:value="0.00910295179072373" calcext:value-type="float">
            <text:p>0.009102951790724</text:p>
          </table:table-cell>
          <table:table-cell office:value-type="float" office:value="0.0033412828222594" calcext:value-type="float">
            <text:p>0.003341282822259</text:p>
          </table:table-cell>
        </table:table-row>
        <table:table-row table:style-name="ro1">
          <table:table-cell office:value-type="float" office:value="2.5455174446106" calcext:value-type="float">
            <text:p>2.5455174446106</text:p>
          </table:table-cell>
          <table:table-cell office:value-type="float" office:value="0.399779319763184" calcext:value-type="float">
            <text:p>0.399779319763184</text:p>
          </table:table-cell>
          <table:table-cell office:value-type="float" office:value="0.873762376237624" calcext:value-type="float">
            <text:p>0.873762376237624</text:p>
          </table:table-cell>
          <table:table-cell office:value-type="float" office:value="0.900992705294352" calcext:value-type="float">
            <text:p>0.900992705294352</text:p>
          </table:table-cell>
          <table:table-cell office:value-type="string" calcext:value-type="string">
            <text:p>gin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og2</text:p>
          </table:table-cell>
          <table:table-cell office:value-type="float" office:value="40" calcext:value-type="float">
            <text:p>4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3"/>
          <table:table-cell office:value-type="string" calcext:value-type="string">
            <text:p>Pipeline</text:p>
          </table:table-cell>
          <table:table-cell office:value-type="float" office:value="440" calcext:value-type="float">
            <text:p>44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874074074074074" calcext:value-type="float">
            <text:p>0.874074074074074</text:p>
          </table:table-cell>
          <table:table-cell office:value-type="float" office:value="0.905204460966543" calcext:value-type="float">
            <text:p>0.905204460966543</text:p>
          </table:table-cell>
          <table:table-cell office:value-type="float" office:value="0.884758364312268" calcext:value-type="float">
            <text:p>0.884758364312268</text:p>
          </table:table-cell>
          <table:table-cell office:value-type="float" office:value="0.900742115027829" calcext:value-type="float">
            <text:p>0.900742115027829</text:p>
          </table:table-cell>
          <table:table-cell office:value-type="float" office:value="0.862453531598513" calcext:value-type="float">
            <text:p>0.862453531598513</text:p>
          </table:table-cell>
          <table:table-cell office:value-type="float" office:value="0.897031539888683" calcext:value-type="float">
            <text:p>0.897031539888683</text:p>
          </table:table-cell>
          <table:table-cell office:value-type="float" office:value="0.140623048657225" calcext:value-type="float">
            <text:p>0.140623048657225</text:p>
          </table:table-cell>
          <table:table-cell office:value-type="float" office:value="0.0541652633379619" calcext:value-type="float">
            <text:p>0.054165263337962</text:p>
          </table:table-cell>
          <table:table-cell office:value-type="float" office:value="0.00910295179072373" calcext:value-type="float">
            <text:p>0.009102951790724</text:p>
          </table:table-cell>
          <table:table-cell office:value-type="float" office:value="0.0033412828222594" calcext:value-type="float">
            <text:p>0.003341282822259</text:p>
          </table:table-cell>
        </table:table-row>
        <table:table-row table:style-name="ro1">
          <table:table-cell office:value-type="float" office:value="2.65535227457682" calcext:value-type="float">
            <text:p>2.65535227457682</text:p>
          </table:table-cell>
          <table:table-cell office:value-type="float" office:value="0.465397040049235" calcext:value-type="float">
            <text:p>0.465397040049235</text:p>
          </table:table-cell>
          <table:table-cell office:value-type="float" office:value="0.873762376237624" calcext:value-type="float">
            <text:p>0.873762376237624</text:p>
          </table:table-cell>
          <table:table-cell office:value-type="float" office:value="0.900992705294352" calcext:value-type="float">
            <text:p>0.900992705294352</text:p>
          </table:table-cell>
          <table:table-cell office:value-type="string" calcext:value-type="string">
            <text:p>gin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og2</text:p>
          </table:table-cell>
          <table:table-cell office:value-type="float" office:value="40" calcext:value-type="float">
            <text:p>4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3"/>
          <table:table-cell office:value-type="string" calcext:value-type="string">
            <text:p>Pipeline</text:p>
          </table:table-cell>
          <table:table-cell office:value-type="float" office:value="2240" calcext:value-type="float">
            <text:p>224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874074074074074" calcext:value-type="float">
            <text:p>0.874074074074074</text:p>
          </table:table-cell>
          <table:table-cell office:value-type="float" office:value="0.905204460966543" calcext:value-type="float">
            <text:p>0.905204460966543</text:p>
          </table:table-cell>
          <table:table-cell office:value-type="float" office:value="0.884758364312268" calcext:value-type="float">
            <text:p>0.884758364312268</text:p>
          </table:table-cell>
          <table:table-cell office:value-type="float" office:value="0.900742115027829" calcext:value-type="float">
            <text:p>0.900742115027829</text:p>
          </table:table-cell>
          <table:table-cell office:value-type="float" office:value="0.862453531598513" calcext:value-type="float">
            <text:p>0.862453531598513</text:p>
          </table:table-cell>
          <table:table-cell office:value-type="float" office:value="0.897031539888683" calcext:value-type="float">
            <text:p>0.897031539888683</text:p>
          </table:table-cell>
          <table:table-cell office:value-type="float" office:value="0.198541583903513" calcext:value-type="float">
            <text:p>0.198541583903513</text:p>
          </table:table-cell>
          <table:table-cell office:value-type="float" office:value="0.010925643331772" calcext:value-type="float">
            <text:p>0.010925643331772</text:p>
          </table:table-cell>
          <table:table-cell office:value-type="float" office:value="0.00910295179072373" calcext:value-type="float">
            <text:p>0.009102951790724</text:p>
          </table:table-cell>
          <table:table-cell office:value-type="float" office:value="0.0033412828222594" calcext:value-type="float">
            <text:p>0.003341282822259</text:p>
          </table:table-cell>
        </table:table-row>
        <table:table-row table:style-name="ro1">
          <table:table-cell office:value-type="float" office:value="2.521786292394" calcext:value-type="float">
            <text:p>2.521786292394</text:p>
          </table:table-cell>
          <table:table-cell office:value-type="float" office:value="0.441935857137044" calcext:value-type="float">
            <text:p>0.441935857137044</text:p>
          </table:table-cell>
          <table:table-cell office:value-type="float" office:value="0.873762376237624" calcext:value-type="float">
            <text:p>0.873762376237624</text:p>
          </table:table-cell>
          <table:table-cell office:value-type="float" office:value="0.900992705294352" calcext:value-type="float">
            <text:p>0.900992705294352</text:p>
          </table:table-cell>
          <table:table-cell office:value-type="string" calcext:value-type="string">
            <text:p>gin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og2</text:p>
          </table:table-cell>
          <table:table-cell office:value-type="float" office:value="40" calcext:value-type="float">
            <text:p>4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3"/>
          <table:table-cell office:value-type="string" calcext:value-type="string">
            <text:p>Pipeline</text:p>
          </table:table-cell>
          <table:table-cell office:value-type="float" office:value="2300" calcext:value-type="float">
            <text:p>23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874074074074074" calcext:value-type="float">
            <text:p>0.874074074074074</text:p>
          </table:table-cell>
          <table:table-cell office:value-type="float" office:value="0.905204460966543" calcext:value-type="float">
            <text:p>0.905204460966543</text:p>
          </table:table-cell>
          <table:table-cell office:value-type="float" office:value="0.884758364312268" calcext:value-type="float">
            <text:p>0.884758364312268</text:p>
          </table:table-cell>
          <table:table-cell office:value-type="float" office:value="0.900742115027829" calcext:value-type="float">
            <text:p>0.900742115027829</text:p>
          </table:table-cell>
          <table:table-cell office:value-type="float" office:value="0.862453531598513" calcext:value-type="float">
            <text:p>0.862453531598513</text:p>
          </table:table-cell>
          <table:table-cell office:value-type="float" office:value="0.897031539888683" calcext:value-type="float">
            <text:p>0.897031539888683</text:p>
          </table:table-cell>
          <table:table-cell office:value-type="float" office:value="0.117309663087816" calcext:value-type="float">
            <text:p>0.117309663087816</text:p>
          </table:table-cell>
          <table:table-cell office:value-type="float" office:value="0.0714118627248333" calcext:value-type="float">
            <text:p>0.071411862724833</text:p>
          </table:table-cell>
          <table:table-cell office:value-type="float" office:value="0.00910295179072373" calcext:value-type="float">
            <text:p>0.009102951790724</text:p>
          </table:table-cell>
          <table:table-cell office:value-type="float" office:value="0.0033412828222594" calcext:value-type="float">
            <text:p>0.003341282822259</text:p>
          </table:table-cell>
        </table:table-row>
        <table:table-row table:style-name="ro1">
          <table:table-cell office:value-type="float" office:value="2.49879582722982" calcext:value-type="float">
            <text:p>2.49879582722982</text:p>
          </table:table-cell>
          <table:table-cell office:value-type="float" office:value="0.448510885238647" calcext:value-type="float">
            <text:p>0.448510885238647</text:p>
          </table:table-cell>
          <table:table-cell office:value-type="float" office:value="0.873762376237624" calcext:value-type="float">
            <text:p>0.873762376237624</text:p>
          </table:table-cell>
          <table:table-cell office:value-type="float" office:value="0.900992705294352" calcext:value-type="float">
            <text:p>0.900992705294352</text:p>
          </table:table-cell>
          <table:table-cell office:value-type="string" calcext:value-type="string">
            <text:p>gin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og2</text:p>
          </table:table-cell>
          <table:table-cell office:value-type="float" office:value="40" calcext:value-type="float">
            <text:p>4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3"/>
          <table:table-cell office:value-type="string" calcext:value-type="string">
            <text:p>Pipeline</text:p>
          </table:table-cell>
          <table:table-cell office:value-type="float" office:value="2640" calcext:value-type="float">
            <text:p>264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874074074074074" calcext:value-type="float">
            <text:p>0.874074074074074</text:p>
          </table:table-cell>
          <table:table-cell office:value-type="float" office:value="0.905204460966543" calcext:value-type="float">
            <text:p>0.905204460966543</text:p>
          </table:table-cell>
          <table:table-cell office:value-type="float" office:value="0.884758364312268" calcext:value-type="float">
            <text:p>0.884758364312268</text:p>
          </table:table-cell>
          <table:table-cell office:value-type="float" office:value="0.900742115027829" calcext:value-type="float">
            <text:p>0.900742115027829</text:p>
          </table:table-cell>
          <table:table-cell office:value-type="float" office:value="0.862453531598513" calcext:value-type="float">
            <text:p>0.862453531598513</text:p>
          </table:table-cell>
          <table:table-cell office:value-type="float" office:value="0.897031539888683" calcext:value-type="float">
            <text:p>0.897031539888683</text:p>
          </table:table-cell>
          <table:table-cell office:value-type="float" office:value="0.170207575792367" calcext:value-type="float">
            <text:p>0.170207575792367</text:p>
          </table:table-cell>
          <table:table-cell office:value-type="float" office:value="0.0658916781436628" calcext:value-type="float">
            <text:p>0.065891678143663</text:p>
          </table:table-cell>
          <table:table-cell office:value-type="float" office:value="0.00910295179072373" calcext:value-type="float">
            <text:p>0.009102951790724</text:p>
          </table:table-cell>
          <table:table-cell office:value-type="float" office:value="0.0033412828222594" calcext:value-type="float">
            <text:p>0.003341282822259</text:p>
          </table:table-cell>
        </table:table-row>
        <table:table-row table:style-name="ro1">
          <table:table-cell office:value-type="float" office:value="2.56799419720968" calcext:value-type="float">
            <text:p>2.56799419720968</text:p>
          </table:table-cell>
          <table:table-cell office:value-type="float" office:value="0.465249141057332" calcext:value-type="float">
            <text:p>0.465249141057332</text:p>
          </table:table-cell>
          <table:table-cell office:value-type="float" office:value="0.873762376237624" calcext:value-type="float">
            <text:p>0.873762376237624</text:p>
          </table:table-cell>
          <table:table-cell office:value-type="float" office:value="0.900992705294352" calcext:value-type="float">
            <text:p>0.900992705294352</text:p>
          </table:table-cell>
          <table:table-cell office:value-type="string" calcext:value-type="string">
            <text:p>gin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og2</text:p>
          </table:table-cell>
          <table:table-cell office:value-type="float" office:value="40" calcext:value-type="float">
            <text:p>4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3"/>
          <table:table-cell office:value-type="string" calcext:value-type="string">
            <text:p>Pipeline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874074074074074" calcext:value-type="float">
            <text:p>0.874074074074074</text:p>
          </table:table-cell>
          <table:table-cell office:value-type="float" office:value="0.905204460966543" calcext:value-type="float">
            <text:p>0.905204460966543</text:p>
          </table:table-cell>
          <table:table-cell office:value-type="float" office:value="0.884758364312268" calcext:value-type="float">
            <text:p>0.884758364312268</text:p>
          </table:table-cell>
          <table:table-cell office:value-type="float" office:value="0.900742115027829" calcext:value-type="float">
            <text:p>0.900742115027829</text:p>
          </table:table-cell>
          <table:table-cell office:value-type="float" office:value="0.862453531598513" calcext:value-type="float">
            <text:p>0.862453531598513</text:p>
          </table:table-cell>
          <table:table-cell office:value-type="float" office:value="0.897031539888683" calcext:value-type="float">
            <text:p>0.897031539888683</text:p>
          </table:table-cell>
          <table:table-cell office:value-type="float" office:value="0.0971927967222927" calcext:value-type="float">
            <text:p>0.097192796722293</text:p>
          </table:table-cell>
          <table:table-cell office:value-type="float" office:value="0.0194068667539044" calcext:value-type="float">
            <text:p>0.019406866753904</text:p>
          </table:table-cell>
          <table:table-cell office:value-type="float" office:value="0.00910295179072373" calcext:value-type="float">
            <text:p>0.009102951790724</text:p>
          </table:table-cell>
          <table:table-cell office:value-type="float" office:value="0.0033412828222594" calcext:value-type="float">
            <text:p>0.003341282822259</text:p>
          </table:table-cell>
        </table:table-row>
        <table:table-row table:style-name="ro1">
          <table:table-cell office:value-type="float" office:value="2.49483283360799" calcext:value-type="float">
            <text:p>2.49483283360799</text:p>
          </table:table-cell>
          <table:table-cell office:value-type="float" office:value="0.434151808420817" calcext:value-type="float">
            <text:p>0.434151808420817</text:p>
          </table:table-cell>
          <table:table-cell office:value-type="float" office:value="0.873762376237624" calcext:value-type="float">
            <text:p>0.873762376237624</text:p>
          </table:table-cell>
          <table:table-cell office:value-type="float" office:value="0.900992705294352" calcext:value-type="float">
            <text:p>0.900992705294352</text:p>
          </table:table-cell>
          <table:table-cell office:value-type="string" calcext:value-type="string">
            <text:p>gin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og2</text:p>
          </table:table-cell>
          <table:table-cell office:value-type="float" office:value="40" calcext:value-type="float">
            <text:p>4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3"/>
          <table:table-cell office:value-type="string" calcext:value-type="string">
            <text:p>Pipeline</text:p>
          </table:table-cell>
          <table:table-cell office:value-type="float" office:value="860" calcext:value-type="float">
            <text:p>86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874074074074074" calcext:value-type="float">
            <text:p>0.874074074074074</text:p>
          </table:table-cell>
          <table:table-cell office:value-type="float" office:value="0.905204460966543" calcext:value-type="float">
            <text:p>0.905204460966543</text:p>
          </table:table-cell>
          <table:table-cell office:value-type="float" office:value="0.884758364312268" calcext:value-type="float">
            <text:p>0.884758364312268</text:p>
          </table:table-cell>
          <table:table-cell office:value-type="float" office:value="0.900742115027829" calcext:value-type="float">
            <text:p>0.900742115027829</text:p>
          </table:table-cell>
          <table:table-cell office:value-type="float" office:value="0.862453531598513" calcext:value-type="float">
            <text:p>0.862453531598513</text:p>
          </table:table-cell>
          <table:table-cell office:value-type="float" office:value="0.897031539888683" calcext:value-type="float">
            <text:p>0.897031539888683</text:p>
          </table:table-cell>
          <table:table-cell office:value-type="float" office:value="0.121841592374419" calcext:value-type="float">
            <text:p>0.121841592374419</text:p>
          </table:table-cell>
          <table:table-cell office:value-type="float" office:value="0.0557967347710583" calcext:value-type="float">
            <text:p>0.055796734771058</text:p>
          </table:table-cell>
          <table:table-cell office:value-type="float" office:value="0.00910295179072373" calcext:value-type="float">
            <text:p>0.009102951790724</text:p>
          </table:table-cell>
          <table:table-cell office:value-type="float" office:value="0.0033412828222594" calcext:value-type="float">
            <text:p>0.003341282822259</text:p>
          </table:table-cell>
        </table:table-row>
        <table:table-row table:style-name="ro1">
          <table:table-cell office:value-type="float" office:value="2.58777626355489" calcext:value-type="float">
            <text:p>2.58777626355489</text:p>
          </table:table-cell>
          <table:table-cell office:value-type="float" office:value="0.443153301874797" calcext:value-type="float">
            <text:p>0.443153301874797</text:p>
          </table:table-cell>
          <table:table-cell office:value-type="float" office:value="0.873762376237624" calcext:value-type="float">
            <text:p>0.873762376237624</text:p>
          </table:table-cell>
          <table:table-cell office:value-type="float" office:value="0.900992705294352" calcext:value-type="float">
            <text:p>0.900992705294352</text:p>
          </table:table-cell>
          <table:table-cell office:value-type="string" calcext:value-type="string">
            <text:p>gin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og2</text:p>
          </table:table-cell>
          <table:table-cell office:value-type="float" office:value="40" calcext:value-type="float">
            <text:p>4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3"/>
          <table:table-cell office:value-type="string" calcext:value-type="string">
            <text:p>Pipeline</text:p>
          </table:table-cell>
          <table:table-cell office:value-type="float" office:value="3660" calcext:value-type="float">
            <text:p>366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874074074074074" calcext:value-type="float">
            <text:p>0.874074074074074</text:p>
          </table:table-cell>
          <table:table-cell office:value-type="float" office:value="0.905204460966543" calcext:value-type="float">
            <text:p>0.905204460966543</text:p>
          </table:table-cell>
          <table:table-cell office:value-type="float" office:value="0.884758364312268" calcext:value-type="float">
            <text:p>0.884758364312268</text:p>
          </table:table-cell>
          <table:table-cell office:value-type="float" office:value="0.900742115027829" calcext:value-type="float">
            <text:p>0.900742115027829</text:p>
          </table:table-cell>
          <table:table-cell office:value-type="float" office:value="0.862453531598513" calcext:value-type="float">
            <text:p>0.862453531598513</text:p>
          </table:table-cell>
          <table:table-cell office:value-type="float" office:value="0.897031539888683" calcext:value-type="float">
            <text:p>0.897031539888683</text:p>
          </table:table-cell>
          <table:table-cell office:value-type="float" office:value="0.0745235359034635" calcext:value-type="float">
            <text:p>0.074523535903464</text:p>
          </table:table-cell>
          <table:table-cell office:value-type="float" office:value="0.0684394907794356" calcext:value-type="float">
            <text:p>0.068439490779436</text:p>
          </table:table-cell>
          <table:table-cell office:value-type="float" office:value="0.00910295179072373" calcext:value-type="float">
            <text:p>0.009102951790724</text:p>
          </table:table-cell>
          <table:table-cell office:value-type="float" office:value="0.0033412828222594" calcext:value-type="float">
            <text:p>0.003341282822259</text:p>
          </table:table-cell>
        </table:table-row>
        <table:table-row table:style-name="ro1">
          <table:table-cell office:value-type="float" office:value="2.73004659016927" calcext:value-type="float">
            <text:p>2.73004659016927</text:p>
          </table:table-cell>
          <table:table-cell office:value-type="float" office:value="0.433588902155558" calcext:value-type="float">
            <text:p>0.433588902155558</text:p>
          </table:table-cell>
          <table:table-cell office:value-type="float" office:value="0.873762376237624" calcext:value-type="float">
            <text:p>0.873762376237624</text:p>
          </table:table-cell>
          <table:table-cell office:value-type="float" office:value="0.900992705294352" calcext:value-type="float">
            <text:p>0.900992705294352</text:p>
          </table:table-cell>
          <table:table-cell office:value-type="string" calcext:value-type="string">
            <text:p>gin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og2</text:p>
          </table:table-cell>
          <table:table-cell office:value-type="float" office:value="40" calcext:value-type="float">
            <text:p>4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3"/>
          <table:table-cell office:value-type="string" calcext:value-type="string">
            <text:p>Pipeline</text:p>
          </table:table-cell>
          <table:table-cell office:value-type="float" office:value="1280" calcext:value-type="float">
            <text:p>128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874074074074074" calcext:value-type="float">
            <text:p>0.874074074074074</text:p>
          </table:table-cell>
          <table:table-cell office:value-type="float" office:value="0.905204460966543" calcext:value-type="float">
            <text:p>0.905204460966543</text:p>
          </table:table-cell>
          <table:table-cell office:value-type="float" office:value="0.884758364312268" calcext:value-type="float">
            <text:p>0.884758364312268</text:p>
          </table:table-cell>
          <table:table-cell office:value-type="float" office:value="0.900742115027829" calcext:value-type="float">
            <text:p>0.900742115027829</text:p>
          </table:table-cell>
          <table:table-cell office:value-type="float" office:value="0.862453531598513" calcext:value-type="float">
            <text:p>0.862453531598513</text:p>
          </table:table-cell>
          <table:table-cell office:value-type="float" office:value="0.897031539888683" calcext:value-type="float">
            <text:p>0.897031539888683</text:p>
          </table:table-cell>
          <table:table-cell office:value-type="float" office:value="0.100654470643329" calcext:value-type="float">
            <text:p>0.100654470643329</text:p>
          </table:table-cell>
          <table:table-cell office:value-type="float" office:value="0.0661637631373152" calcext:value-type="float">
            <text:p>0.066163763137315</text:p>
          </table:table-cell>
          <table:table-cell office:value-type="float" office:value="0.00910295179072373" calcext:value-type="float">
            <text:p>0.009102951790724</text:p>
          </table:table-cell>
          <table:table-cell office:value-type="float" office:value="0.0033412828222594" calcext:value-type="float">
            <text:p>0.003341282822259</text:p>
          </table:table-cell>
        </table:table-row>
        <table:table-row table:style-name="ro1">
          <table:table-cell office:value-type="float" office:value="2.53614648183187" calcext:value-type="float">
            <text:p>2.53614648183187</text:p>
          </table:table-cell>
          <table:table-cell office:value-type="float" office:value="0.398932933807373" calcext:value-type="float">
            <text:p>0.398932933807373</text:p>
          </table:table-cell>
          <table:table-cell office:value-type="float" office:value="0.873762376237624" calcext:value-type="float">
            <text:p>0.873762376237624</text:p>
          </table:table-cell>
          <table:table-cell office:value-type="float" office:value="0.900992705294352" calcext:value-type="float">
            <text:p>0.900992705294352</text:p>
          </table:table-cell>
          <table:table-cell office:value-type="string" calcext:value-type="string">
            <text:p>gin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og2</text:p>
          </table:table-cell>
          <table:table-cell office:value-type="float" office:value="40" calcext:value-type="float">
            <text:p>4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3"/>
          <table:table-cell office:value-type="string" calcext:value-type="string">
            <text:p>Pipeline</text:p>
          </table:table-cell>
          <table:table-cell office:value-type="float" office:value="2000" calcext:value-type="float">
            <text:p>20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874074074074074" calcext:value-type="float">
            <text:p>0.874074074074074</text:p>
          </table:table-cell>
          <table:table-cell office:value-type="float" office:value="0.905204460966543" calcext:value-type="float">
            <text:p>0.905204460966543</text:p>
          </table:table-cell>
          <table:table-cell office:value-type="float" office:value="0.884758364312268" calcext:value-type="float">
            <text:p>0.884758364312268</text:p>
          </table:table-cell>
          <table:table-cell office:value-type="float" office:value="0.900742115027829" calcext:value-type="float">
            <text:p>0.900742115027829</text:p>
          </table:table-cell>
          <table:table-cell office:value-type="float" office:value="0.862453531598513" calcext:value-type="float">
            <text:p>0.862453531598513</text:p>
          </table:table-cell>
          <table:table-cell office:value-type="float" office:value="0.897031539888683" calcext:value-type="float">
            <text:p>0.897031539888683</text:p>
          </table:table-cell>
          <table:table-cell office:value-type="float" office:value="0.0978849902042145" calcext:value-type="float">
            <text:p>0.097884990204215</text:p>
          </table:table-cell>
          <table:table-cell office:value-type="float" office:value="0.0514697688422857" calcext:value-type="float">
            <text:p>0.051469768842286</text:p>
          </table:table-cell>
          <table:table-cell office:value-type="float" office:value="0.00910295179072373" calcext:value-type="float">
            <text:p>0.009102951790724</text:p>
          </table:table-cell>
          <table:table-cell office:value-type="float" office:value="0.0033412828222594" calcext:value-type="float">
            <text:p>0.003341282822259</text:p>
          </table:table-cell>
        </table:table-row>
        <table:table-row table:style-name="ro1">
          <table:table-cell office:value-type="float" office:value="2.60762723286947" calcext:value-type="float">
            <text:p>2.60762723286947</text:p>
          </table:table-cell>
          <table:table-cell office:value-type="float" office:value="0.418155272801717" calcext:value-type="float">
            <text:p>0.418155272801717</text:p>
          </table:table-cell>
          <table:table-cell office:value-type="float" office:value="0.873762376237624" calcext:value-type="float">
            <text:p>0.873762376237624</text:p>
          </table:table-cell>
          <table:table-cell office:value-type="float" office:value="0.900992705294352" calcext:value-type="float">
            <text:p>0.900992705294352</text:p>
          </table:table-cell>
          <table:table-cell office:value-type="string" calcext:value-type="string">
            <text:p>gin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og2</text:p>
          </table:table-cell>
          <table:table-cell office:value-type="float" office:value="40" calcext:value-type="float">
            <text:p>4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3"/>
          <table:table-cell office:value-type="string" calcext:value-type="string">
            <text:p>Pipeline</text:p>
          </table:table-cell>
          <table:table-cell office:value-type="float" office:value="1900" calcext:value-type="float">
            <text:p>19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874074074074074" calcext:value-type="float">
            <text:p>0.874074074074074</text:p>
          </table:table-cell>
          <table:table-cell office:value-type="float" office:value="0.905204460966543" calcext:value-type="float">
            <text:p>0.905204460966543</text:p>
          </table:table-cell>
          <table:table-cell office:value-type="float" office:value="0.884758364312268" calcext:value-type="float">
            <text:p>0.884758364312268</text:p>
          </table:table-cell>
          <table:table-cell office:value-type="float" office:value="0.900742115027829" calcext:value-type="float">
            <text:p>0.900742115027829</text:p>
          </table:table-cell>
          <table:table-cell office:value-type="float" office:value="0.862453531598513" calcext:value-type="float">
            <text:p>0.862453531598513</text:p>
          </table:table-cell>
          <table:table-cell office:value-type="float" office:value="0.897031539888683" calcext:value-type="float">
            <text:p>0.897031539888683</text:p>
          </table:table-cell>
          <table:table-cell office:value-type="float" office:value="0.0304831563842895" calcext:value-type="float">
            <text:p>0.03048315638429</text:p>
          </table:table-cell>
          <table:table-cell office:value-type="float" office:value="0.0551810163141714" calcext:value-type="float">
            <text:p>0.055181016314171</text:p>
          </table:table-cell>
          <table:table-cell office:value-type="float" office:value="0.00910295179072373" calcext:value-type="float">
            <text:p>0.009102951790724</text:p>
          </table:table-cell>
          <table:table-cell office:value-type="float" office:value="0.0033412828222594" calcext:value-type="float">
            <text:p>0.003341282822259</text:p>
          </table:table-cell>
        </table:table-row>
        <table:table-row table:style-name="ro1">
          <table:table-cell office:value-type="float" office:value="2.632865746816" calcext:value-type="float">
            <text:p>2.632865746816</text:p>
          </table:table-cell>
          <table:table-cell office:value-type="float" office:value="0.480703274408976" calcext:value-type="float">
            <text:p>0.480703274408976</text:p>
          </table:table-cell>
          <table:table-cell office:value-type="float" office:value="0.873762376237624" calcext:value-type="float">
            <text:p>0.873762376237624</text:p>
          </table:table-cell>
          <table:table-cell office:value-type="float" office:value="0.900992705294352" calcext:value-type="float">
            <text:p>0.900992705294352</text:p>
          </table:table-cell>
          <table:table-cell office:value-type="string" calcext:value-type="string">
            <text:p>gin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og2</text:p>
          </table:table-cell>
          <table:table-cell office:value-type="float" office:value="40" calcext:value-type="float">
            <text:p>4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3"/>
          <table:table-cell office:value-type="string" calcext:value-type="string">
            <text:p>Pipeline</text:p>
          </table:table-cell>
          <table:table-cell office:value-type="float" office:value="1920" calcext:value-type="float">
            <text:p>192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874074074074074" calcext:value-type="float">
            <text:p>0.874074074074074</text:p>
          </table:table-cell>
          <table:table-cell office:value-type="float" office:value="0.905204460966543" calcext:value-type="float">
            <text:p>0.905204460966543</text:p>
          </table:table-cell>
          <table:table-cell office:value-type="float" office:value="0.884758364312268" calcext:value-type="float">
            <text:p>0.884758364312268</text:p>
          </table:table-cell>
          <table:table-cell office:value-type="float" office:value="0.900742115027829" calcext:value-type="float">
            <text:p>0.900742115027829</text:p>
          </table:table-cell>
          <table:table-cell office:value-type="float" office:value="0.862453531598513" calcext:value-type="float">
            <text:p>0.862453531598513</text:p>
          </table:table-cell>
          <table:table-cell office:value-type="float" office:value="0.897031539888683" calcext:value-type="float">
            <text:p>0.897031539888683</text:p>
          </table:table-cell>
          <table:table-cell office:value-type="float" office:value="0.196063926418581" calcext:value-type="float">
            <text:p>0.196063926418581</text:p>
          </table:table-cell>
          <table:table-cell office:value-type="float" office:value="0.0208320564570169" calcext:value-type="float">
            <text:p>0.020832056457017</text:p>
          </table:table-cell>
          <table:table-cell office:value-type="float" office:value="0.00910295179072373" calcext:value-type="float">
            <text:p>0.009102951790724</text:p>
          </table:table-cell>
          <table:table-cell office:value-type="float" office:value="0.0033412828222594" calcext:value-type="float">
            <text:p>0.003341282822259</text:p>
          </table:table-cell>
        </table:table-row>
        <table:table-row table:style-name="ro1">
          <table:table-cell office:value-type="float" office:value="2.44164204597473" calcext:value-type="float">
            <text:p>2.44164204597473</text:p>
          </table:table-cell>
          <table:table-cell office:value-type="float" office:value="0.508561213811239" calcext:value-type="float">
            <text:p>0.508561213811239</text:p>
          </table:table-cell>
          <table:table-cell office:value-type="float" office:value="0.873762376237624" calcext:value-type="float">
            <text:p>0.873762376237624</text:p>
          </table:table-cell>
          <table:table-cell office:value-type="float" office:value="0.900992705294352" calcext:value-type="float">
            <text:p>0.900992705294352</text:p>
          </table:table-cell>
          <table:table-cell office:value-type="string" calcext:value-type="string">
            <text:p>gin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og2</text:p>
          </table:table-cell>
          <table:table-cell office:value-type="float" office:value="40" calcext:value-type="float">
            <text:p>4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3"/>
          <table:table-cell office:value-type="string" calcext:value-type="string">
            <text:p>Pipeline</text:p>
          </table:table-cell>
          <table:table-cell office:value-type="float" office:value="2280" calcext:value-type="float">
            <text:p>228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874074074074074" calcext:value-type="float">
            <text:p>0.874074074074074</text:p>
          </table:table-cell>
          <table:table-cell office:value-type="float" office:value="0.905204460966543" calcext:value-type="float">
            <text:p>0.905204460966543</text:p>
          </table:table-cell>
          <table:table-cell office:value-type="float" office:value="0.884758364312268" calcext:value-type="float">
            <text:p>0.884758364312268</text:p>
          </table:table-cell>
          <table:table-cell office:value-type="float" office:value="0.900742115027829" calcext:value-type="float">
            <text:p>0.900742115027829</text:p>
          </table:table-cell>
          <table:table-cell office:value-type="float" office:value="0.862453531598513" calcext:value-type="float">
            <text:p>0.862453531598513</text:p>
          </table:table-cell>
          <table:table-cell office:value-type="float" office:value="0.897031539888683" calcext:value-type="float">
            <text:p>0.897031539888683</text:p>
          </table:table-cell>
          <table:table-cell office:value-type="float" office:value="0.0380978742181859" calcext:value-type="float">
            <text:p>0.038097874218186</text:p>
          </table:table-cell>
          <table:table-cell office:value-type="float" office:value="0.070830792415106" calcext:value-type="float">
            <text:p>0.070830792415106</text:p>
          </table:table-cell>
          <table:table-cell office:value-type="float" office:value="0.00910295179072373" calcext:value-type="float">
            <text:p>0.009102951790724</text:p>
          </table:table-cell>
          <table:table-cell office:value-type="float" office:value="0.0033412828222594" calcext:value-type="float">
            <text:p>0.003341282822259</text:p>
          </table:table-cell>
        </table:table-row>
        <table:table-row table:style-name="ro1">
          <table:table-cell office:value-type="float" office:value="2.3323974609375" calcext:value-type="float">
            <text:p>2.3323974609375</text:p>
          </table:table-cell>
          <table:table-cell office:value-type="float" office:value="0.446457862854004" calcext:value-type="float">
            <text:p>0.446457862854004</text:p>
          </table:table-cell>
          <table:table-cell office:value-type="float" office:value="0.873762376237624" calcext:value-type="float">
            <text:p>0.873762376237624</text:p>
          </table:table-cell>
          <table:table-cell office:value-type="float" office:value="0.900992705294352" calcext:value-type="float">
            <text:p>0.900992705294352</text:p>
          </table:table-cell>
          <table:table-cell office:value-type="string" calcext:value-type="string">
            <text:p>gin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og2</text:p>
          </table:table-cell>
          <table:table-cell office:value-type="float" office:value="40" calcext:value-type="float">
            <text:p>4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3"/>
          <table:table-cell office:value-type="string" calcext:value-type="string">
            <text:p>Pipeline</text:p>
          </table:table-cell>
          <table:table-cell office:value-type="float" office:value="2880" calcext:value-type="float">
            <text:p>288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874074074074074" calcext:value-type="float">
            <text:p>0.874074074074074</text:p>
          </table:table-cell>
          <table:table-cell office:value-type="float" office:value="0.905204460966543" calcext:value-type="float">
            <text:p>0.905204460966543</text:p>
          </table:table-cell>
          <table:table-cell office:value-type="float" office:value="0.884758364312268" calcext:value-type="float">
            <text:p>0.884758364312268</text:p>
          </table:table-cell>
          <table:table-cell office:value-type="float" office:value="0.900742115027829" calcext:value-type="float">
            <text:p>0.900742115027829</text:p>
          </table:table-cell>
          <table:table-cell office:value-type="float" office:value="0.862453531598513" calcext:value-type="float">
            <text:p>0.862453531598513</text:p>
          </table:table-cell>
          <table:table-cell office:value-type="float" office:value="0.897031539888683" calcext:value-type="float">
            <text:p>0.897031539888683</text:p>
          </table:table-cell>
          <table:table-cell office:value-type="float" office:value="0.0181539681724191" calcext:value-type="float">
            <text:p>0.018153968172419</text:p>
          </table:table-cell>
          <table:table-cell office:value-type="float" office:value="0.0695896789950649" calcext:value-type="float">
            <text:p>0.069589678995065</text:p>
          </table:table-cell>
          <table:table-cell office:value-type="float" office:value="0.00910295179072373" calcext:value-type="float">
            <text:p>0.009102951790724</text:p>
          </table:table-cell>
          <table:table-cell office:value-type="float" office:value="0.0033412828222594" calcext:value-type="float">
            <text:p>0.003341282822259</text:p>
          </table:table-cell>
        </table:table-row>
        <table:table-row table:style-name="ro1">
          <table:table-cell office:value-type="float" office:value="2.545245885849" calcext:value-type="float">
            <text:p>2.545245885849</text:p>
          </table:table-cell>
          <table:table-cell office:value-type="float" office:value="0.390743096669515" calcext:value-type="float">
            <text:p>0.390743096669515</text:p>
          </table:table-cell>
          <table:table-cell office:value-type="float" office:value="0.873762376237624" calcext:value-type="float">
            <text:p>0.873762376237624</text:p>
          </table:table-cell>
          <table:table-cell office:value-type="float" office:value="0.900992705294352" calcext:value-type="float">
            <text:p>0.900992705294352</text:p>
          </table:table-cell>
          <table:table-cell office:value-type="string" calcext:value-type="string">
            <text:p>gin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og2</text:p>
          </table:table-cell>
          <table:table-cell office:value-type="float" office:value="40" calcext:value-type="float">
            <text:p>4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3"/>
          <table:table-cell office:value-type="string" calcext:value-type="string">
            <text:p>Pipeline</text:p>
          </table:table-cell>
          <table:table-cell office:value-type="float" office:value="1060" calcext:value-type="float">
            <text:p>106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874074074074074" calcext:value-type="float">
            <text:p>0.874074074074074</text:p>
          </table:table-cell>
          <table:table-cell office:value-type="float" office:value="0.905204460966543" calcext:value-type="float">
            <text:p>0.905204460966543</text:p>
          </table:table-cell>
          <table:table-cell office:value-type="float" office:value="0.884758364312268" calcext:value-type="float">
            <text:p>0.884758364312268</text:p>
          </table:table-cell>
          <table:table-cell office:value-type="float" office:value="0.900742115027829" calcext:value-type="float">
            <text:p>0.900742115027829</text:p>
          </table:table-cell>
          <table:table-cell office:value-type="float" office:value="0.862453531598513" calcext:value-type="float">
            <text:p>0.862453531598513</text:p>
          </table:table-cell>
          <table:table-cell office:value-type="float" office:value="0.897031539888683" calcext:value-type="float">
            <text:p>0.897031539888683</text:p>
          </table:table-cell>
          <table:table-cell office:value-type="float" office:value="0.149272716689154" calcext:value-type="float">
            <text:p>0.149272716689154</text:p>
          </table:table-cell>
          <table:table-cell office:value-type="float" office:value="0.0390826600785065" calcext:value-type="float">
            <text:p>0.039082660078507</text:p>
          </table:table-cell>
          <table:table-cell office:value-type="float" office:value="0.00910295179072373" calcext:value-type="float">
            <text:p>0.009102951790724</text:p>
          </table:table-cell>
          <table:table-cell office:value-type="float" office:value="0.0033412828222594" calcext:value-type="float">
            <text:p>0.003341282822259</text:p>
          </table:table-cell>
        </table:table-row>
        <table:table-row table:style-name="ro1">
          <table:table-cell office:value-type="float" office:value="2.61786071459452" calcext:value-type="float">
            <text:p>2.61786071459452</text:p>
          </table:table-cell>
          <table:table-cell office:value-type="float" office:value="0.482541481653849" calcext:value-type="float">
            <text:p>0.482541481653849</text:p>
          </table:table-cell>
          <table:table-cell office:value-type="float" office:value="0.873762376237624" calcext:value-type="float">
            <text:p>0.873762376237624</text:p>
          </table:table-cell>
          <table:table-cell office:value-type="float" office:value="0.900992705294352" calcext:value-type="float">
            <text:p>0.900992705294352</text:p>
          </table:table-cell>
          <table:table-cell office:value-type="string" calcext:value-type="string">
            <text:p>gin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og2</text:p>
          </table:table-cell>
          <table:table-cell office:value-type="float" office:value="40" calcext:value-type="float">
            <text:p>4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3"/>
          <table:table-cell office:value-type="string" calcext:value-type="string">
            <text:p>Pipeline</text:p>
          </table:table-cell>
          <table:table-cell office:value-type="float" office:value="220" calcext:value-type="float">
            <text:p>22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874074074074074" calcext:value-type="float">
            <text:p>0.874074074074074</text:p>
          </table:table-cell>
          <table:table-cell office:value-type="float" office:value="0.905204460966543" calcext:value-type="float">
            <text:p>0.905204460966543</text:p>
          </table:table-cell>
          <table:table-cell office:value-type="float" office:value="0.884758364312268" calcext:value-type="float">
            <text:p>0.884758364312268</text:p>
          </table:table-cell>
          <table:table-cell office:value-type="float" office:value="0.900742115027829" calcext:value-type="float">
            <text:p>0.900742115027829</text:p>
          </table:table-cell>
          <table:table-cell office:value-type="float" office:value="0.862453531598513" calcext:value-type="float">
            <text:p>0.862453531598513</text:p>
          </table:table-cell>
          <table:table-cell office:value-type="float" office:value="0.897031539888683" calcext:value-type="float">
            <text:p>0.897031539888683</text:p>
          </table:table-cell>
          <table:table-cell office:value-type="float" office:value="0.106778529942182" calcext:value-type="float">
            <text:p>0.106778529942182</text:p>
          </table:table-cell>
          <table:table-cell office:value-type="float" office:value="0.0887947195390167" calcext:value-type="float">
            <text:p>0.088794719539017</text:p>
          </table:table-cell>
          <table:table-cell office:value-type="float" office:value="0.00910295179072373" calcext:value-type="float">
            <text:p>0.009102951790724</text:p>
          </table:table-cell>
          <table:table-cell office:value-type="float" office:value="0.0033412828222594" calcext:value-type="float">
            <text:p>0.003341282822259</text:p>
          </table:table-cell>
        </table:table-row>
        <table:table-row table:style-name="ro1">
          <table:table-cell office:value-type="float" office:value="2.45951517422994" calcext:value-type="float">
            <text:p>2.45951517422994</text:p>
          </table:table-cell>
          <table:table-cell office:value-type="float" office:value="0.498312870661418" calcext:value-type="float">
            <text:p>0.498312870661418</text:p>
          </table:table-cell>
          <table:table-cell office:value-type="float" office:value="0.873762376237624" calcext:value-type="float">
            <text:p>0.873762376237624</text:p>
          </table:table-cell>
          <table:table-cell office:value-type="float" office:value="0.900992705294352" calcext:value-type="float">
            <text:p>0.900992705294352</text:p>
          </table:table-cell>
          <table:table-cell office:value-type="string" calcext:value-type="string">
            <text:p>gin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og2</text:p>
          </table:table-cell>
          <table:table-cell office:value-type="float" office:value="40" calcext:value-type="float">
            <text:p>4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3"/>
          <table:table-cell office:value-type="string" calcext:value-type="string">
            <text:p>Pipeline</text:p>
          </table:table-cell>
          <table:table-cell office:value-type="float" office:value="3820" calcext:value-type="float">
            <text:p>382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874074074074074" calcext:value-type="float">
            <text:p>0.874074074074074</text:p>
          </table:table-cell>
          <table:table-cell office:value-type="float" office:value="0.905204460966543" calcext:value-type="float">
            <text:p>0.905204460966543</text:p>
          </table:table-cell>
          <table:table-cell office:value-type="float" office:value="0.884758364312268" calcext:value-type="float">
            <text:p>0.884758364312268</text:p>
          </table:table-cell>
          <table:table-cell office:value-type="float" office:value="0.900742115027829" calcext:value-type="float">
            <text:p>0.900742115027829</text:p>
          </table:table-cell>
          <table:table-cell office:value-type="float" office:value="0.862453531598513" calcext:value-type="float">
            <text:p>0.862453531598513</text:p>
          </table:table-cell>
          <table:table-cell office:value-type="float" office:value="0.897031539888683" calcext:value-type="float">
            <text:p>0.897031539888683</text:p>
          </table:table-cell>
          <table:table-cell office:value-type="float" office:value="0.141268683704653" calcext:value-type="float">
            <text:p>0.141268683704653</text:p>
          </table:table-cell>
          <table:table-cell office:value-type="float" office:value="0.0529127758719163" calcext:value-type="float">
            <text:p>0.052912775871916</text:p>
          </table:table-cell>
          <table:table-cell office:value-type="float" office:value="0.00910295179072373" calcext:value-type="float">
            <text:p>0.009102951790724</text:p>
          </table:table-cell>
          <table:table-cell office:value-type="float" office:value="0.0033412828222594" calcext:value-type="float">
            <text:p>0.003341282822259</text:p>
          </table:table-cell>
        </table:table-row>
        <table:table-row table:style-name="ro1">
          <table:table-cell office:value-type="float" office:value="2.48958722750346" calcext:value-type="float">
            <text:p>2.48958722750346</text:p>
          </table:table-cell>
          <table:table-cell office:value-type="float" office:value="0.486777702967326" calcext:value-type="float">
            <text:p>0.486777702967326</text:p>
          </table:table-cell>
          <table:table-cell office:value-type="float" office:value="0.873762376237624" calcext:value-type="float">
            <text:p>0.873762376237624</text:p>
          </table:table-cell>
          <table:table-cell office:value-type="float" office:value="0.900992705294352" calcext:value-type="float">
            <text:p>0.900992705294352</text:p>
          </table:table-cell>
          <table:table-cell office:value-type="string" calcext:value-type="string">
            <text:p>gin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og2</text:p>
          </table:table-cell>
          <table:table-cell office:value-type="float" office:value="40" calcext:value-type="float">
            <text:p>4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3"/>
          <table:table-cell office:value-type="string" calcext:value-type="string">
            <text:p>Pipeline</text:p>
          </table:table-cell>
          <table:table-cell office:value-type="float" office:value="2480" calcext:value-type="float">
            <text:p>248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874074074074074" calcext:value-type="float">
            <text:p>0.874074074074074</text:p>
          </table:table-cell>
          <table:table-cell office:value-type="float" office:value="0.905204460966543" calcext:value-type="float">
            <text:p>0.905204460966543</text:p>
          </table:table-cell>
          <table:table-cell office:value-type="float" office:value="0.884758364312268" calcext:value-type="float">
            <text:p>0.884758364312268</text:p>
          </table:table-cell>
          <table:table-cell office:value-type="float" office:value="0.900742115027829" calcext:value-type="float">
            <text:p>0.900742115027829</text:p>
          </table:table-cell>
          <table:table-cell office:value-type="float" office:value="0.862453531598513" calcext:value-type="float">
            <text:p>0.862453531598513</text:p>
          </table:table-cell>
          <table:table-cell office:value-type="float" office:value="0.897031539888683" calcext:value-type="float">
            <text:p>0.897031539888683</text:p>
          </table:table-cell>
          <table:table-cell office:value-type="float" office:value="0.0462118354867392" calcext:value-type="float">
            <text:p>0.046211835486739</text:p>
          </table:table-cell>
          <table:table-cell office:value-type="float" office:value="0.0179254733095899" calcext:value-type="float">
            <text:p>0.01792547330959</text:p>
          </table:table-cell>
          <table:table-cell office:value-type="float" office:value="0.00910295179072373" calcext:value-type="float">
            <text:p>0.009102951790724</text:p>
          </table:table-cell>
          <table:table-cell office:value-type="float" office:value="0.0033412828222594" calcext:value-type="float">
            <text:p>0.003341282822259</text:p>
          </table:table-cell>
        </table:table-row>
        <table:table-row table:style-name="ro1">
          <table:table-cell office:value-type="float" office:value="2.49606283505758" calcext:value-type="float">
            <text:p>2.49606283505758</text:p>
          </table:table-cell>
          <table:table-cell office:value-type="float" office:value="0.45971949895223" calcext:value-type="float">
            <text:p>0.45971949895223</text:p>
          </table:table-cell>
          <table:table-cell office:value-type="float" office:value="0.873762376237624" calcext:value-type="float">
            <text:p>0.873762376237624</text:p>
          </table:table-cell>
          <table:table-cell office:value-type="float" office:value="0.900992705294352" calcext:value-type="float">
            <text:p>0.900992705294352</text:p>
          </table:table-cell>
          <table:table-cell office:value-type="string" calcext:value-type="string">
            <text:p>gin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og2</text:p>
          </table:table-cell>
          <table:table-cell office:value-type="float" office:value="40" calcext:value-type="float">
            <text:p>4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3"/>
          <table:table-cell office:value-type="string" calcext:value-type="string">
            <text:p>Pipeline</text:p>
          </table:table-cell>
          <table:table-cell office:value-type="float" office:value="1580" calcext:value-type="float">
            <text:p>158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874074074074074" calcext:value-type="float">
            <text:p>0.874074074074074</text:p>
          </table:table-cell>
          <table:table-cell office:value-type="float" office:value="0.905204460966543" calcext:value-type="float">
            <text:p>0.905204460966543</text:p>
          </table:table-cell>
          <table:table-cell office:value-type="float" office:value="0.884758364312268" calcext:value-type="float">
            <text:p>0.884758364312268</text:p>
          </table:table-cell>
          <table:table-cell office:value-type="float" office:value="0.900742115027829" calcext:value-type="float">
            <text:p>0.900742115027829</text:p>
          </table:table-cell>
          <table:table-cell office:value-type="float" office:value="0.862453531598513" calcext:value-type="float">
            <text:p>0.862453531598513</text:p>
          </table:table-cell>
          <table:table-cell office:value-type="float" office:value="0.897031539888683" calcext:value-type="float">
            <text:p>0.897031539888683</text:p>
          </table:table-cell>
          <table:table-cell office:value-type="float" office:value="0.0180647873136891" calcext:value-type="float">
            <text:p>0.018064787313689</text:p>
          </table:table-cell>
          <table:table-cell office:value-type="float" office:value="0.0438700393346932" calcext:value-type="float">
            <text:p>0.043870039334693</text:p>
          </table:table-cell>
          <table:table-cell office:value-type="float" office:value="0.00910295179072373" calcext:value-type="float">
            <text:p>0.009102951790724</text:p>
          </table:table-cell>
          <table:table-cell office:value-type="float" office:value="0.0033412828222594" calcext:value-type="float">
            <text:p>0.003341282822259</text:p>
          </table:table-cell>
        </table:table-row>
        <table:table-row table:style-name="ro1">
          <table:table-cell office:value-type="float" office:value="2.56761423746745" calcext:value-type="float">
            <text:p>2.56761423746745</text:p>
          </table:table-cell>
          <table:table-cell office:value-type="float" office:value="0.438411076863607" calcext:value-type="float">
            <text:p>0.438411076863607</text:p>
          </table:table-cell>
          <table:table-cell office:value-type="float" office:value="0.873762376237624" calcext:value-type="float">
            <text:p>0.873762376237624</text:p>
          </table:table-cell>
          <table:table-cell office:value-type="float" office:value="0.900992705294352" calcext:value-type="float">
            <text:p>0.900992705294352</text:p>
          </table:table-cell>
          <table:table-cell office:value-type="string" calcext:value-type="string">
            <text:p>gin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og2</text:p>
          </table:table-cell>
          <table:table-cell office:value-type="float" office:value="40" calcext:value-type="float">
            <text:p>4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3"/>
          <table:table-cell office:value-type="string" calcext:value-type="string">
            <text:p>Pipeline</text:p>
          </table:table-cell>
          <table:table-cell office:value-type="float" office:value="3620" calcext:value-type="float">
            <text:p>362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874074074074074" calcext:value-type="float">
            <text:p>0.874074074074074</text:p>
          </table:table-cell>
          <table:table-cell office:value-type="float" office:value="0.905204460966543" calcext:value-type="float">
            <text:p>0.905204460966543</text:p>
          </table:table-cell>
          <table:table-cell office:value-type="float" office:value="0.884758364312268" calcext:value-type="float">
            <text:p>0.884758364312268</text:p>
          </table:table-cell>
          <table:table-cell office:value-type="float" office:value="0.900742115027829" calcext:value-type="float">
            <text:p>0.900742115027829</text:p>
          </table:table-cell>
          <table:table-cell office:value-type="float" office:value="0.862453531598513" calcext:value-type="float">
            <text:p>0.862453531598513</text:p>
          </table:table-cell>
          <table:table-cell office:value-type="float" office:value="0.897031539888683" calcext:value-type="float">
            <text:p>0.897031539888683</text:p>
          </table:table-cell>
          <table:table-cell office:value-type="float" office:value="0.186431576570758" calcext:value-type="float">
            <text:p>0.186431576570758</text:p>
          </table:table-cell>
          <table:table-cell office:value-type="float" office:value="0.0602999437199528" calcext:value-type="float">
            <text:p>0.060299943719953</text:p>
          </table:table-cell>
          <table:table-cell office:value-type="float" office:value="0.00910295179072373" calcext:value-type="float">
            <text:p>0.009102951790724</text:p>
          </table:table-cell>
          <table:table-cell office:value-type="float" office:value="0.0033412828222594" calcext:value-type="float">
            <text:p>0.003341282822259</text:p>
          </table:table-cell>
        </table:table-row>
        <table:table-row table:style-name="ro1">
          <table:table-cell office:value-type="float" office:value="2.57908606529236" calcext:value-type="float">
            <text:p>2.57908606529236</text:p>
          </table:table-cell>
          <table:table-cell office:value-type="float" office:value="0.446256240208944" calcext:value-type="float">
            <text:p>0.446256240208944</text:p>
          </table:table-cell>
          <table:table-cell office:value-type="float" office:value="0.873762376237624" calcext:value-type="float">
            <text:p>0.873762376237624</text:p>
          </table:table-cell>
          <table:table-cell office:value-type="float" office:value="0.900992705294352" calcext:value-type="float">
            <text:p>0.900992705294352</text:p>
          </table:table-cell>
          <table:table-cell office:value-type="string" calcext:value-type="string">
            <text:p>gin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og2</text:p>
          </table:table-cell>
          <table:table-cell office:value-type="float" office:value="40" calcext:value-type="float">
            <text:p>4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3"/>
          <table:table-cell office:value-type="string" calcext:value-type="string">
            <text:p>Pipeline</text:p>
          </table:table-cell>
          <table:table-cell office:value-type="float" office:value="460" calcext:value-type="float">
            <text:p>46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874074074074074" calcext:value-type="float">
            <text:p>0.874074074074074</text:p>
          </table:table-cell>
          <table:table-cell office:value-type="float" office:value="0.905204460966543" calcext:value-type="float">
            <text:p>0.905204460966543</text:p>
          </table:table-cell>
          <table:table-cell office:value-type="float" office:value="0.884758364312268" calcext:value-type="float">
            <text:p>0.884758364312268</text:p>
          </table:table-cell>
          <table:table-cell office:value-type="float" office:value="0.900742115027829" calcext:value-type="float">
            <text:p>0.900742115027829</text:p>
          </table:table-cell>
          <table:table-cell office:value-type="float" office:value="0.862453531598513" calcext:value-type="float">
            <text:p>0.862453531598513</text:p>
          </table:table-cell>
          <table:table-cell office:value-type="float" office:value="0.897031539888683" calcext:value-type="float">
            <text:p>0.897031539888683</text:p>
          </table:table-cell>
          <table:table-cell office:value-type="float" office:value="0.0231986074219981" calcext:value-type="float">
            <text:p>0.023198607421998</text:p>
          </table:table-cell>
          <table:table-cell office:value-type="float" office:value="0.0659745491599613" calcext:value-type="float">
            <text:p>0.065974549159961</text:p>
          </table:table-cell>
          <table:table-cell office:value-type="float" office:value="0.00910295179072373" calcext:value-type="float">
            <text:p>0.009102951790724</text:p>
          </table:table-cell>
          <table:table-cell office:value-type="float" office:value="0.0033412828222594" calcext:value-type="float">
            <text:p>0.003341282822259</text:p>
          </table:table-cell>
        </table:table-row>
        <table:table-row table:style-name="ro1">
          <table:table-cell office:value-type="float" office:value="2.5729083220164" calcext:value-type="float">
            <text:p>2.5729083220164</text:p>
          </table:table-cell>
          <table:table-cell office:value-type="float" office:value="0.4663405418396" calcext:value-type="float">
            <text:p>0.4663405418396</text:p>
          </table:table-cell>
          <table:table-cell office:value-type="float" office:value="0.873762376237624" calcext:value-type="float">
            <text:p>0.873762376237624</text:p>
          </table:table-cell>
          <table:table-cell office:value-type="float" office:value="0.900992705294352" calcext:value-type="float">
            <text:p>0.900992705294352</text:p>
          </table:table-cell>
          <table:table-cell office:value-type="string" calcext:value-type="string">
            <text:p>gin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og2</text:p>
          </table:table-cell>
          <table:table-cell office:value-type="float" office:value="40" calcext:value-type="float">
            <text:p>4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3"/>
          <table:table-cell office:value-type="string" calcext:value-type="string">
            <text:p>Pipeline</text:p>
          </table:table-cell>
          <table:table-cell office:value-type="float" office:value="2660" calcext:value-type="float">
            <text:p>266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874074074074074" calcext:value-type="float">
            <text:p>0.874074074074074</text:p>
          </table:table-cell>
          <table:table-cell office:value-type="float" office:value="0.905204460966543" calcext:value-type="float">
            <text:p>0.905204460966543</text:p>
          </table:table-cell>
          <table:table-cell office:value-type="float" office:value="0.884758364312268" calcext:value-type="float">
            <text:p>0.884758364312268</text:p>
          </table:table-cell>
          <table:table-cell office:value-type="float" office:value="0.900742115027829" calcext:value-type="float">
            <text:p>0.900742115027829</text:p>
          </table:table-cell>
          <table:table-cell office:value-type="float" office:value="0.862453531598513" calcext:value-type="float">
            <text:p>0.862453531598513</text:p>
          </table:table-cell>
          <table:table-cell office:value-type="float" office:value="0.897031539888683" calcext:value-type="float">
            <text:p>0.897031539888683</text:p>
          </table:table-cell>
          <table:table-cell office:value-type="float" office:value="0.12922085577701" calcext:value-type="float">
            <text:p>0.12922085577701</text:p>
          </table:table-cell>
          <table:table-cell office:value-type="float" office:value="0.00806485229510023" calcext:value-type="float">
            <text:p>0.0080648522951</text:p>
          </table:table-cell>
          <table:table-cell office:value-type="float" office:value="0.00910295179072373" calcext:value-type="float">
            <text:p>0.009102951790724</text:p>
          </table:table-cell>
          <table:table-cell office:value-type="float" office:value="0.0033412828222594" calcext:value-type="float">
            <text:p>0.003341282822259</text:p>
          </table:table-cell>
        </table:table-row>
        <table:table-row table:style-name="ro1">
          <table:table-cell office:value-type="float" office:value="2.40709042549133" calcext:value-type="float">
            <text:p>2.40709042549133</text:p>
          </table:table-cell>
          <table:table-cell office:value-type="float" office:value="0.489658753077189" calcext:value-type="float">
            <text:p>0.489658753077189</text:p>
          </table:table-cell>
          <table:table-cell office:value-type="float" office:value="0.873762376237624" calcext:value-type="float">
            <text:p>0.873762376237624</text:p>
          </table:table-cell>
          <table:table-cell office:value-type="float" office:value="0.900992705294352" calcext:value-type="float">
            <text:p>0.900992705294352</text:p>
          </table:table-cell>
          <table:table-cell office:value-type="string" calcext:value-type="string">
            <text:p>gin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og2</text:p>
          </table:table-cell>
          <table:table-cell office:value-type="float" office:value="40" calcext:value-type="float">
            <text:p>4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3"/>
          <table:table-cell office:value-type="string" calcext:value-type="string">
            <text:p>Pipeline</text:p>
          </table:table-cell>
          <table:table-cell office:value-type="float" office:value="2200" calcext:value-type="float">
            <text:p>22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874074074074074" calcext:value-type="float">
            <text:p>0.874074074074074</text:p>
          </table:table-cell>
          <table:table-cell office:value-type="float" office:value="0.905204460966543" calcext:value-type="float">
            <text:p>0.905204460966543</text:p>
          </table:table-cell>
          <table:table-cell office:value-type="float" office:value="0.884758364312268" calcext:value-type="float">
            <text:p>0.884758364312268</text:p>
          </table:table-cell>
          <table:table-cell office:value-type="float" office:value="0.900742115027829" calcext:value-type="float">
            <text:p>0.900742115027829</text:p>
          </table:table-cell>
          <table:table-cell office:value-type="float" office:value="0.862453531598513" calcext:value-type="float">
            <text:p>0.862453531598513</text:p>
          </table:table-cell>
          <table:table-cell office:value-type="float" office:value="0.897031539888683" calcext:value-type="float">
            <text:p>0.897031539888683</text:p>
          </table:table-cell>
          <table:table-cell office:value-type="float" office:value="0.0362282036351016" calcext:value-type="float">
            <text:p>0.036228203635102</text:p>
          </table:table-cell>
          <table:table-cell office:value-type="float" office:value="0.0332213062903963" calcext:value-type="float">
            <text:p>0.033221306290396</text:p>
          </table:table-cell>
          <table:table-cell office:value-type="float" office:value="0.00910295179072373" calcext:value-type="float">
            <text:p>0.009102951790724</text:p>
          </table:table-cell>
          <table:table-cell office:value-type="float" office:value="0.0033412828222594" calcext:value-type="float">
            <text:p>0.003341282822259</text:p>
          </table:table-cell>
        </table:table-row>
        <table:table-row table:style-name="ro1">
          <table:table-cell office:value-type="float" office:value="2.55772686004639" calcext:value-type="float">
            <text:p>2.55772686004639</text:p>
          </table:table-cell>
          <table:table-cell office:value-type="float" office:value="0.443735599517822" calcext:value-type="float">
            <text:p>0.443735599517822</text:p>
          </table:table-cell>
          <table:table-cell office:value-type="float" office:value="0.873762376237624" calcext:value-type="float">
            <text:p>0.873762376237624</text:p>
          </table:table-cell>
          <table:table-cell office:value-type="float" office:value="0.900992705294352" calcext:value-type="float">
            <text:p>0.900992705294352</text:p>
          </table:table-cell>
          <table:table-cell office:value-type="string" calcext:value-type="string">
            <text:p>gin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og2</text:p>
          </table:table-cell>
          <table:table-cell office:value-type="float" office:value="40" calcext:value-type="float">
            <text:p>4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3"/>
          <table:table-cell office:value-type="string" calcext:value-type="string">
            <text:p>Pipeline</text:p>
          </table:table-cell>
          <table:table-cell office:value-type="float" office:value="700" calcext:value-type="float">
            <text:p>7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874074074074074" calcext:value-type="float">
            <text:p>0.874074074074074</text:p>
          </table:table-cell>
          <table:table-cell office:value-type="float" office:value="0.905204460966543" calcext:value-type="float">
            <text:p>0.905204460966543</text:p>
          </table:table-cell>
          <table:table-cell office:value-type="float" office:value="0.884758364312268" calcext:value-type="float">
            <text:p>0.884758364312268</text:p>
          </table:table-cell>
          <table:table-cell office:value-type="float" office:value="0.900742115027829" calcext:value-type="float">
            <text:p>0.900742115027829</text:p>
          </table:table-cell>
          <table:table-cell office:value-type="float" office:value="0.862453531598513" calcext:value-type="float">
            <text:p>0.862453531598513</text:p>
          </table:table-cell>
          <table:table-cell office:value-type="float" office:value="0.897031539888683" calcext:value-type="float">
            <text:p>0.897031539888683</text:p>
          </table:table-cell>
          <table:table-cell office:value-type="float" office:value="0.243844966718286" calcext:value-type="float">
            <text:p>0.243844966718286</text:p>
          </table:table-cell>
          <table:table-cell office:value-type="float" office:value="0.0394296586496696" calcext:value-type="float">
            <text:p>0.03942965864967</text:p>
          </table:table-cell>
          <table:table-cell office:value-type="float" office:value="0.00910295179072373" calcext:value-type="float">
            <text:p>0.009102951790724</text:p>
          </table:table-cell>
          <table:table-cell office:value-type="float" office:value="0.0033412828222594" calcext:value-type="float">
            <text:p>0.003341282822259</text:p>
          </table:table-cell>
        </table:table-row>
        <table:table-row table:style-name="ro1">
          <table:table-cell office:value-type="float" office:value="2.47558951377869" calcext:value-type="float">
            <text:p>2.47558951377869</text:p>
          </table:table-cell>
          <table:table-cell office:value-type="float" office:value="0.370666265487671" calcext:value-type="float">
            <text:p>0.370666265487671</text:p>
          </table:table-cell>
          <table:table-cell office:value-type="float" office:value="0.873762376237624" calcext:value-type="float">
            <text:p>0.873762376237624</text:p>
          </table:table-cell>
          <table:table-cell office:value-type="float" office:value="0.900992705294352" calcext:value-type="float">
            <text:p>0.900992705294352</text:p>
          </table:table-cell>
          <table:table-cell office:value-type="string" calcext:value-type="string">
            <text:p>gin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og2</text:p>
          </table:table-cell>
          <table:table-cell office:value-type="float" office:value="40" calcext:value-type="float">
            <text:p>4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3"/>
          <table:table-cell office:value-type="string" calcext:value-type="string">
            <text:p>Pipeline</text:p>
          </table:table-cell>
          <table:table-cell office:value-type="float" office:value="1220" calcext:value-type="float">
            <text:p>122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874074074074074" calcext:value-type="float">
            <text:p>0.874074074074074</text:p>
          </table:table-cell>
          <table:table-cell office:value-type="float" office:value="0.905204460966543" calcext:value-type="float">
            <text:p>0.905204460966543</text:p>
          </table:table-cell>
          <table:table-cell office:value-type="float" office:value="0.884758364312268" calcext:value-type="float">
            <text:p>0.884758364312268</text:p>
          </table:table-cell>
          <table:table-cell office:value-type="float" office:value="0.900742115027829" calcext:value-type="float">
            <text:p>0.900742115027829</text:p>
          </table:table-cell>
          <table:table-cell office:value-type="float" office:value="0.862453531598513" calcext:value-type="float">
            <text:p>0.862453531598513</text:p>
          </table:table-cell>
          <table:table-cell office:value-type="float" office:value="0.897031539888683" calcext:value-type="float">
            <text:p>0.897031539888683</text:p>
          </table:table-cell>
          <table:table-cell office:value-type="float" office:value="0.0440284859395998" calcext:value-type="float">
            <text:p>0.0440284859396</text:p>
          </table:table-cell>
          <table:table-cell office:value-type="float" office:value="0.0266572969918348" calcext:value-type="float">
            <text:p>0.026657296991835</text:p>
          </table:table-cell>
          <table:table-cell office:value-type="float" office:value="0.00910295179072373" calcext:value-type="float">
            <text:p>0.009102951790724</text:p>
          </table:table-cell>
          <table:table-cell office:value-type="float" office:value="0.0033412828222594" calcext:value-type="float">
            <text:p>0.003341282822259</text:p>
          </table:table-cell>
        </table:table-row>
        <table:table-row table:style-name="ro1">
          <table:table-cell office:value-type="float" office:value="2.74229860305786" calcext:value-type="float">
            <text:p>2.74229860305786</text:p>
          </table:table-cell>
          <table:table-cell office:value-type="float" office:value="0.364354213078817" calcext:value-type="float">
            <text:p>0.364354213078817</text:p>
          </table:table-cell>
          <table:table-cell office:value-type="float" office:value="0.873762376237624" calcext:value-type="float">
            <text:p>0.873762376237624</text:p>
          </table:table-cell>
          <table:table-cell office:value-type="float" office:value="0.900992705294352" calcext:value-type="float">
            <text:p>0.900992705294352</text:p>
          </table:table-cell>
          <table:table-cell office:value-type="string" calcext:value-type="string">
            <text:p>gin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og2</text:p>
          </table:table-cell>
          <table:table-cell office:value-type="float" office:value="40" calcext:value-type="float">
            <text:p>4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3"/>
          <table:table-cell office:value-type="string" calcext:value-type="string">
            <text:p>Pipeline</text:p>
          </table:table-cell>
          <table:table-cell office:value-type="float" office:value="540" calcext:value-type="float">
            <text:p>54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874074074074074" calcext:value-type="float">
            <text:p>0.874074074074074</text:p>
          </table:table-cell>
          <table:table-cell office:value-type="float" office:value="0.905204460966543" calcext:value-type="float">
            <text:p>0.905204460966543</text:p>
          </table:table-cell>
          <table:table-cell office:value-type="float" office:value="0.884758364312268" calcext:value-type="float">
            <text:p>0.884758364312268</text:p>
          </table:table-cell>
          <table:table-cell office:value-type="float" office:value="0.900742115027829" calcext:value-type="float">
            <text:p>0.900742115027829</text:p>
          </table:table-cell>
          <table:table-cell office:value-type="float" office:value="0.862453531598513" calcext:value-type="float">
            <text:p>0.862453531598513</text:p>
          </table:table-cell>
          <table:table-cell office:value-type="float" office:value="0.897031539888683" calcext:value-type="float">
            <text:p>0.897031539888683</text:p>
          </table:table-cell>
          <table:table-cell office:value-type="float" office:value="0.190148589527921" calcext:value-type="float">
            <text:p>0.190148589527921</text:p>
          </table:table-cell>
          <table:table-cell office:value-type="float" office:value="0.0123632595044676" calcext:value-type="float">
            <text:p>0.012363259504468</text:p>
          </table:table-cell>
          <table:table-cell office:value-type="float" office:value="0.00910295179072373" calcext:value-type="float">
            <text:p>0.009102951790724</text:p>
          </table:table-cell>
          <table:table-cell office:value-type="float" office:value="0.0033412828222594" calcext:value-type="float">
            <text:p>0.003341282822259</text:p>
          </table:table-cell>
        </table:table-row>
        <table:table-row table:style-name="ro1">
          <table:table-cell office:value-type="float" office:value="2.65828124682109" calcext:value-type="float">
            <text:p>2.65828124682109</text:p>
          </table:table-cell>
          <table:table-cell office:value-type="float" office:value="0.432523012161255" calcext:value-type="float">
            <text:p>0.432523012161255</text:p>
          </table:table-cell>
          <table:table-cell office:value-type="float" office:value="0.873762376237624" calcext:value-type="float">
            <text:p>0.873762376237624</text:p>
          </table:table-cell>
          <table:table-cell office:value-type="float" office:value="0.900992705294352" calcext:value-type="float">
            <text:p>0.900992705294352</text:p>
          </table:table-cell>
          <table:table-cell office:value-type="string" calcext:value-type="string">
            <text:p>gin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og2</text:p>
          </table:table-cell>
          <table:table-cell office:value-type="float" office:value="40" calcext:value-type="float">
            <text:p>4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3"/>
          <table:table-cell office:value-type="string" calcext:value-type="string">
            <text:p>Pipeline</text:p>
          </table:table-cell>
          <table:table-cell office:value-type="float" office:value="2360" calcext:value-type="float">
            <text:p>236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874074074074074" calcext:value-type="float">
            <text:p>0.874074074074074</text:p>
          </table:table-cell>
          <table:table-cell office:value-type="float" office:value="0.905204460966543" calcext:value-type="float">
            <text:p>0.905204460966543</text:p>
          </table:table-cell>
          <table:table-cell office:value-type="float" office:value="0.884758364312268" calcext:value-type="float">
            <text:p>0.884758364312268</text:p>
          </table:table-cell>
          <table:table-cell office:value-type="float" office:value="0.900742115027829" calcext:value-type="float">
            <text:p>0.900742115027829</text:p>
          </table:table-cell>
          <table:table-cell office:value-type="float" office:value="0.862453531598513" calcext:value-type="float">
            <text:p>0.862453531598513</text:p>
          </table:table-cell>
          <table:table-cell office:value-type="float" office:value="0.897031539888683" calcext:value-type="float">
            <text:p>0.897031539888683</text:p>
          </table:table-cell>
          <table:table-cell office:value-type="float" office:value="0.199545398397208" calcext:value-type="float">
            <text:p>0.199545398397208</text:p>
          </table:table-cell>
          <table:table-cell office:value-type="float" office:value="0.0266575238502412" calcext:value-type="float">
            <text:p>0.026657523850241</text:p>
          </table:table-cell>
          <table:table-cell office:value-type="float" office:value="0.00910295179072373" calcext:value-type="float">
            <text:p>0.009102951790724</text:p>
          </table:table-cell>
          <table:table-cell office:value-type="float" office:value="0.0033412828222594" calcext:value-type="float">
            <text:p>0.003341282822259</text:p>
          </table:table-cell>
        </table:table-row>
        <table:table-row table:style-name="ro1">
          <table:table-cell office:value-type="float" office:value="2.59502466519674" calcext:value-type="float">
            <text:p>2.59502466519674</text:p>
          </table:table-cell>
          <table:table-cell office:value-type="float" office:value="0.436253706614176" calcext:value-type="float">
            <text:p>0.436253706614176</text:p>
          </table:table-cell>
          <table:table-cell office:value-type="float" office:value="0.873762376237624" calcext:value-type="float">
            <text:p>0.873762376237624</text:p>
          </table:table-cell>
          <table:table-cell office:value-type="float" office:value="0.900992705294352" calcext:value-type="float">
            <text:p>0.900992705294352</text:p>
          </table:table-cell>
          <table:table-cell office:value-type="string" calcext:value-type="string">
            <text:p>gin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og2</text:p>
          </table:table-cell>
          <table:table-cell office:value-type="float" office:value="40" calcext:value-type="float">
            <text:p>4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3"/>
          <table:table-cell office:value-type="string" calcext:value-type="string">
            <text:p>Pipeline</text:p>
          </table:table-cell>
          <table:table-cell office:value-type="float" office:value="1480" calcext:value-type="float">
            <text:p>148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874074074074074" calcext:value-type="float">
            <text:p>0.874074074074074</text:p>
          </table:table-cell>
          <table:table-cell office:value-type="float" office:value="0.905204460966543" calcext:value-type="float">
            <text:p>0.905204460966543</text:p>
          </table:table-cell>
          <table:table-cell office:value-type="float" office:value="0.884758364312268" calcext:value-type="float">
            <text:p>0.884758364312268</text:p>
          </table:table-cell>
          <table:table-cell office:value-type="float" office:value="0.900742115027829" calcext:value-type="float">
            <text:p>0.900742115027829</text:p>
          </table:table-cell>
          <table:table-cell office:value-type="float" office:value="0.862453531598513" calcext:value-type="float">
            <text:p>0.862453531598513</text:p>
          </table:table-cell>
          <table:table-cell office:value-type="float" office:value="0.897031539888683" calcext:value-type="float">
            <text:p>0.897031539888683</text:p>
          </table:table-cell>
          <table:table-cell office:value-type="float" office:value="0.0470923339438021" calcext:value-type="float">
            <text:p>0.047092333943802</text:p>
          </table:table-cell>
          <table:table-cell office:value-type="float" office:value="0.0421659594235115" calcext:value-type="float">
            <text:p>0.042165959423512</text:p>
          </table:table-cell>
          <table:table-cell office:value-type="float" office:value="0.00910295179072373" calcext:value-type="float">
            <text:p>0.009102951790724</text:p>
          </table:table-cell>
          <table:table-cell office:value-type="float" office:value="0.0033412828222594" calcext:value-type="float">
            <text:p>0.003341282822259</text:p>
          </table:table-cell>
        </table:table-row>
        <table:table-row table:style-name="ro1">
          <table:table-cell office:value-type="float" office:value="2.41802740097046" calcext:value-type="float">
            <text:p>2.41802740097046</text:p>
          </table:table-cell>
          <table:table-cell office:value-type="float" office:value="0.474371751149495" calcext:value-type="float">
            <text:p>0.474371751149495</text:p>
          </table:table-cell>
          <table:table-cell office:value-type="float" office:value="0.873762376237624" calcext:value-type="float">
            <text:p>0.873762376237624</text:p>
          </table:table-cell>
          <table:table-cell office:value-type="float" office:value="0.900992705294352" calcext:value-type="float">
            <text:p>0.900992705294352</text:p>
          </table:table-cell>
          <table:table-cell office:value-type="string" calcext:value-type="string">
            <text:p>gin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og2</text:p>
          </table:table-cell>
          <table:table-cell office:value-type="float" office:value="40" calcext:value-type="float">
            <text:p>4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3"/>
          <table:table-cell office:value-type="string" calcext:value-type="string">
            <text:p>Pipeline</text:p>
          </table:table-cell>
          <table:table-cell office:value-type="float" office:value="1460" calcext:value-type="float">
            <text:p>146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874074074074074" calcext:value-type="float">
            <text:p>0.874074074074074</text:p>
          </table:table-cell>
          <table:table-cell office:value-type="float" office:value="0.905204460966543" calcext:value-type="float">
            <text:p>0.905204460966543</text:p>
          </table:table-cell>
          <table:table-cell office:value-type="float" office:value="0.884758364312268" calcext:value-type="float">
            <text:p>0.884758364312268</text:p>
          </table:table-cell>
          <table:table-cell office:value-type="float" office:value="0.900742115027829" calcext:value-type="float">
            <text:p>0.900742115027829</text:p>
          </table:table-cell>
          <table:table-cell office:value-type="float" office:value="0.862453531598513" calcext:value-type="float">
            <text:p>0.862453531598513</text:p>
          </table:table-cell>
          <table:table-cell office:value-type="float" office:value="0.897031539888683" calcext:value-type="float">
            <text:p>0.897031539888683</text:p>
          </table:table-cell>
          <table:table-cell office:value-type="float" office:value="0.0364438900874134" calcext:value-type="float">
            <text:p>0.036443890087413</text:p>
          </table:table-cell>
          <table:table-cell office:value-type="float" office:value="0.0249922377490084" calcext:value-type="float">
            <text:p>0.024992237749009</text:p>
          </table:table-cell>
          <table:table-cell office:value-type="float" office:value="0.00910295179072373" calcext:value-type="float">
            <text:p>0.009102951790724</text:p>
          </table:table-cell>
          <table:table-cell office:value-type="float" office:value="0.0033412828222594" calcext:value-type="float">
            <text:p>0.003341282822259</text:p>
          </table:table-cell>
        </table:table-row>
        <table:table-row table:style-name="ro1">
          <table:table-cell office:value-type="float" office:value="2.60074957211812" calcext:value-type="float">
            <text:p>2.60074957211812</text:p>
          </table:table-cell>
          <table:table-cell office:value-type="float" office:value="0.398111343383789" calcext:value-type="float">
            <text:p>0.398111343383789</text:p>
          </table:table-cell>
          <table:table-cell office:value-type="float" office:value="0.873762376237624" calcext:value-type="float">
            <text:p>0.873762376237624</text:p>
          </table:table-cell>
          <table:table-cell office:value-type="float" office:value="0.900992705294352" calcext:value-type="float">
            <text:p>0.900992705294352</text:p>
          </table:table-cell>
          <table:table-cell office:value-type="string" calcext:value-type="string">
            <text:p>gin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og2</text:p>
          </table:table-cell>
          <table:table-cell office:value-type="float" office:value="40" calcext:value-type="float">
            <text:p>4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3"/>
          <table:table-cell office:value-type="string" calcext:value-type="string">
            <text:p>Pipeline</text:p>
          </table:table-cell>
          <table:table-cell office:value-type="float" office:value="1500" calcext:value-type="float">
            <text:p>15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874074074074074" calcext:value-type="float">
            <text:p>0.874074074074074</text:p>
          </table:table-cell>
          <table:table-cell office:value-type="float" office:value="0.905204460966543" calcext:value-type="float">
            <text:p>0.905204460966543</text:p>
          </table:table-cell>
          <table:table-cell office:value-type="float" office:value="0.884758364312268" calcext:value-type="float">
            <text:p>0.884758364312268</text:p>
          </table:table-cell>
          <table:table-cell office:value-type="float" office:value="0.900742115027829" calcext:value-type="float">
            <text:p>0.900742115027829</text:p>
          </table:table-cell>
          <table:table-cell office:value-type="float" office:value="0.862453531598513" calcext:value-type="float">
            <text:p>0.862453531598513</text:p>
          </table:table-cell>
          <table:table-cell office:value-type="float" office:value="0.897031539888683" calcext:value-type="float">
            <text:p>0.897031539888683</text:p>
          </table:table-cell>
          <table:table-cell office:value-type="float" office:value="0.0769252669012723" calcext:value-type="float">
            <text:p>0.076925266901272</text:p>
          </table:table-cell>
          <table:table-cell office:value-type="float" office:value="0.0544583826783751" calcext:value-type="float">
            <text:p>0.054458382678375</text:p>
          </table:table-cell>
          <table:table-cell office:value-type="float" office:value="0.00910295179072373" calcext:value-type="float">
            <text:p>0.009102951790724</text:p>
          </table:table-cell>
          <table:table-cell office:value-type="float" office:value="0.0033412828222594" calcext:value-type="float">
            <text:p>0.003341282822259</text:p>
          </table:table-cell>
        </table:table-row>
        <table:table-row table:style-name="ro1">
          <table:table-cell office:value-type="float" office:value="2.42821232477824" calcext:value-type="float">
            <text:p>2.42821232477824</text:p>
          </table:table-cell>
          <table:table-cell office:value-type="float" office:value="0.449653625488281" calcext:value-type="float">
            <text:p>0.449653625488281</text:p>
          </table:table-cell>
          <table:table-cell office:value-type="float" office:value="0.873762376237624" calcext:value-type="float">
            <text:p>0.873762376237624</text:p>
          </table:table-cell>
          <table:table-cell office:value-type="float" office:value="0.900992705294352" calcext:value-type="float">
            <text:p>0.900992705294352</text:p>
          </table:table-cell>
          <table:table-cell office:value-type="string" calcext:value-type="string">
            <text:p>gin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og2</text:p>
          </table:table-cell>
          <table:table-cell office:value-type="float" office:value="40" calcext:value-type="float">
            <text:p>4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3"/>
          <table:table-cell office:value-type="string" calcext:value-type="string">
            <text:p>Pipeline</text:p>
          </table:table-cell>
          <table:table-cell office:value-type="float" office:value="720" calcext:value-type="float">
            <text:p>72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874074074074074" calcext:value-type="float">
            <text:p>0.874074074074074</text:p>
          </table:table-cell>
          <table:table-cell office:value-type="float" office:value="0.905204460966543" calcext:value-type="float">
            <text:p>0.905204460966543</text:p>
          </table:table-cell>
          <table:table-cell office:value-type="float" office:value="0.884758364312268" calcext:value-type="float">
            <text:p>0.884758364312268</text:p>
          </table:table-cell>
          <table:table-cell office:value-type="float" office:value="0.900742115027829" calcext:value-type="float">
            <text:p>0.900742115027829</text:p>
          </table:table-cell>
          <table:table-cell office:value-type="float" office:value="0.862453531598513" calcext:value-type="float">
            <text:p>0.862453531598513</text:p>
          </table:table-cell>
          <table:table-cell office:value-type="float" office:value="0.897031539888683" calcext:value-type="float">
            <text:p>0.897031539888683</text:p>
          </table:table-cell>
          <table:table-cell office:value-type="float" office:value="0.156105912869632" calcext:value-type="float">
            <text:p>0.156105912869632</text:p>
          </table:table-cell>
          <table:table-cell office:value-type="float" office:value="0.068095109094748" calcext:value-type="float">
            <text:p>0.068095109094748</text:p>
          </table:table-cell>
          <table:table-cell office:value-type="float" office:value="0.00910295179072373" calcext:value-type="float">
            <text:p>0.009102951790724</text:p>
          </table:table-cell>
          <table:table-cell office:value-type="float" office:value="0.0033412828222594" calcext:value-type="float">
            <text:p>0.003341282822259</text:p>
          </table:table-cell>
        </table:table-row>
        <table:table-row table:style-name="ro1">
          <table:table-cell office:value-type="float" office:value="2.71091095606486" calcext:value-type="float">
            <text:p>2.71091095606486</text:p>
          </table:table-cell>
          <table:table-cell office:value-type="float" office:value="0.433147430419922" calcext:value-type="float">
            <text:p>0.433147430419922</text:p>
          </table:table-cell>
          <table:table-cell office:value-type="float" office:value="0.873762376237624" calcext:value-type="float">
            <text:p>0.873762376237624</text:p>
          </table:table-cell>
          <table:table-cell office:value-type="float" office:value="0.900992705294352" calcext:value-type="float">
            <text:p>0.900992705294352</text:p>
          </table:table-cell>
          <table:table-cell office:value-type="string" calcext:value-type="string">
            <text:p>gin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og2</text:p>
          </table:table-cell>
          <table:table-cell office:value-type="float" office:value="40" calcext:value-type="float">
            <text:p>4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3"/>
          <table:table-cell office:value-type="string" calcext:value-type="string">
            <text:p>Pipeline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874074074074074" calcext:value-type="float">
            <text:p>0.874074074074074</text:p>
          </table:table-cell>
          <table:table-cell office:value-type="float" office:value="0.905204460966543" calcext:value-type="float">
            <text:p>0.905204460966543</text:p>
          </table:table-cell>
          <table:table-cell office:value-type="float" office:value="0.884758364312268" calcext:value-type="float">
            <text:p>0.884758364312268</text:p>
          </table:table-cell>
          <table:table-cell office:value-type="float" office:value="0.900742115027829" calcext:value-type="float">
            <text:p>0.900742115027829</text:p>
          </table:table-cell>
          <table:table-cell office:value-type="float" office:value="0.862453531598513" calcext:value-type="float">
            <text:p>0.862453531598513</text:p>
          </table:table-cell>
          <table:table-cell office:value-type="float" office:value="0.897031539888683" calcext:value-type="float">
            <text:p>0.897031539888683</text:p>
          </table:table-cell>
          <table:table-cell office:value-type="float" office:value="0.097622179123994" calcext:value-type="float">
            <text:p>0.097622179123994</text:p>
          </table:table-cell>
          <table:table-cell office:value-type="float" office:value="0.0645103010430348" calcext:value-type="float">
            <text:p>0.064510301043035</text:p>
          </table:table-cell>
          <table:table-cell office:value-type="float" office:value="0.00910295179072373" calcext:value-type="float">
            <text:p>0.009102951790724</text:p>
          </table:table-cell>
          <table:table-cell office:value-type="float" office:value="0.0033412828222594" calcext:value-type="float">
            <text:p>0.003341282822259</text:p>
          </table:table-cell>
        </table:table-row>
        <table:table-row table:style-name="ro1">
          <table:table-cell office:value-type="float" office:value="2.59131677945455" calcext:value-type="float">
            <text:p>2.59131677945455</text:p>
          </table:table-cell>
          <table:table-cell office:value-type="float" office:value="0.429296890894572" calcext:value-type="float">
            <text:p>0.429296890894572</text:p>
          </table:table-cell>
          <table:table-cell office:value-type="float" office:value="0.873762376237624" calcext:value-type="float">
            <text:p>0.873762376237624</text:p>
          </table:table-cell>
          <table:table-cell office:value-type="float" office:value="0.900992705294352" calcext:value-type="float">
            <text:p>0.900992705294352</text:p>
          </table:table-cell>
          <table:table-cell office:value-type="string" calcext:value-type="string">
            <text:p>gin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og2</text:p>
          </table:table-cell>
          <table:table-cell office:value-type="float" office:value="40" calcext:value-type="float">
            <text:p>4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3"/>
          <table:table-cell office:value-type="string" calcext:value-type="string">
            <text:p>Pipeline</text:p>
          </table:table-cell>
          <table:table-cell office:value-type="float" office:value="4020" calcext:value-type="float">
            <text:p>402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874074074074074" calcext:value-type="float">
            <text:p>0.874074074074074</text:p>
          </table:table-cell>
          <table:table-cell office:value-type="float" office:value="0.905204460966543" calcext:value-type="float">
            <text:p>0.905204460966543</text:p>
          </table:table-cell>
          <table:table-cell office:value-type="float" office:value="0.884758364312268" calcext:value-type="float">
            <text:p>0.884758364312268</text:p>
          </table:table-cell>
          <table:table-cell office:value-type="float" office:value="0.900742115027829" calcext:value-type="float">
            <text:p>0.900742115027829</text:p>
          </table:table-cell>
          <table:table-cell office:value-type="float" office:value="0.862453531598513" calcext:value-type="float">
            <text:p>0.862453531598513</text:p>
          </table:table-cell>
          <table:table-cell office:value-type="float" office:value="0.897031539888683" calcext:value-type="float">
            <text:p>0.897031539888683</text:p>
          </table:table-cell>
          <table:table-cell office:value-type="float" office:value="0.183837253605474" calcext:value-type="float">
            <text:p>0.183837253605474</text:p>
          </table:table-cell>
          <table:table-cell office:value-type="float" office:value="0.0587135071806" calcext:value-type="float">
            <text:p>0.0587135071806</text:p>
          </table:table-cell>
          <table:table-cell office:value-type="float" office:value="0.00910295179072373" calcext:value-type="float">
            <text:p>0.009102951790724</text:p>
          </table:table-cell>
          <table:table-cell office:value-type="float" office:value="0.0033412828222594" calcext:value-type="float">
            <text:p>0.003341282822259</text:p>
          </table:table-cell>
        </table:table-row>
        <table:table-row table:style-name="ro1">
          <table:table-cell office:value-type="float" office:value="2.41832637786865" calcext:value-type="float">
            <text:p>2.41832637786865</text:p>
          </table:table-cell>
          <table:table-cell office:value-type="float" office:value="0.408955812454224" calcext:value-type="float">
            <text:p>0.408955812454224</text:p>
          </table:table-cell>
          <table:table-cell office:value-type="float" office:value="0.873762376237624" calcext:value-type="float">
            <text:p>0.873762376237624</text:p>
          </table:table-cell>
          <table:table-cell office:value-type="float" office:value="0.900992705294352" calcext:value-type="float">
            <text:p>0.900992705294352</text:p>
          </table:table-cell>
          <table:table-cell office:value-type="string" calcext:value-type="string">
            <text:p>gin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og2</text:p>
          </table:table-cell>
          <table:table-cell office:value-type="float" office:value="40" calcext:value-type="float">
            <text:p>4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3"/>
          <table:table-cell office:value-type="string" calcext:value-type="string">
            <text:p>Pipeline</text:p>
          </table:table-cell>
          <table:table-cell office:value-type="float" office:value="3980" calcext:value-type="float">
            <text:p>398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874074074074074" calcext:value-type="float">
            <text:p>0.874074074074074</text:p>
          </table:table-cell>
          <table:table-cell office:value-type="float" office:value="0.905204460966543" calcext:value-type="float">
            <text:p>0.905204460966543</text:p>
          </table:table-cell>
          <table:table-cell office:value-type="float" office:value="0.884758364312268" calcext:value-type="float">
            <text:p>0.884758364312268</text:p>
          </table:table-cell>
          <table:table-cell office:value-type="float" office:value="0.900742115027829" calcext:value-type="float">
            <text:p>0.900742115027829</text:p>
          </table:table-cell>
          <table:table-cell office:value-type="float" office:value="0.862453531598513" calcext:value-type="float">
            <text:p>0.862453531598513</text:p>
          </table:table-cell>
          <table:table-cell office:value-type="float" office:value="0.897031539888683" calcext:value-type="float">
            <text:p>0.897031539888683</text:p>
          </table:table-cell>
          <table:table-cell office:value-type="float" office:value="0.164498656370252" calcext:value-type="float">
            <text:p>0.164498656370252</text:p>
          </table:table-cell>
          <table:table-cell office:value-type="float" office:value="0.0862307087216009" calcext:value-type="float">
            <text:p>0.086230708721601</text:p>
          </table:table-cell>
          <table:table-cell office:value-type="float" office:value="0.00910295179072373" calcext:value-type="float">
            <text:p>0.009102951790724</text:p>
          </table:table-cell>
          <table:table-cell office:value-type="float" office:value="0.0033412828222594" calcext:value-type="float">
            <text:p>0.003341282822259</text:p>
          </table:table-cell>
        </table:table-row>
        <table:table-row table:style-name="ro1">
          <table:table-cell office:value-type="float" office:value="2.67500472068787" calcext:value-type="float">
            <text:p>2.67500472068787</text:p>
          </table:table-cell>
          <table:table-cell office:value-type="float" office:value="0.392942349116007" calcext:value-type="float">
            <text:p>0.392942349116007</text:p>
          </table:table-cell>
          <table:table-cell office:value-type="float" office:value="0.873762376237624" calcext:value-type="float">
            <text:p>0.873762376237624</text:p>
          </table:table-cell>
          <table:table-cell office:value-type="float" office:value="0.900992705294352" calcext:value-type="float">
            <text:p>0.900992705294352</text:p>
          </table:table-cell>
          <table:table-cell office:value-type="string" calcext:value-type="string">
            <text:p>gin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og2</text:p>
          </table:table-cell>
          <table:table-cell office:value-type="float" office:value="40" calcext:value-type="float">
            <text:p>4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3"/>
          <table:table-cell office:value-type="string" calcext:value-type="string">
            <text:p>Pipeline</text:p>
          </table:table-cell>
          <table:table-cell office:value-type="float" office:value="1040" calcext:value-type="float">
            <text:p>104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874074074074074" calcext:value-type="float">
            <text:p>0.874074074074074</text:p>
          </table:table-cell>
          <table:table-cell office:value-type="float" office:value="0.905204460966543" calcext:value-type="float">
            <text:p>0.905204460966543</text:p>
          </table:table-cell>
          <table:table-cell office:value-type="float" office:value="0.884758364312268" calcext:value-type="float">
            <text:p>0.884758364312268</text:p>
          </table:table-cell>
          <table:table-cell office:value-type="float" office:value="0.900742115027829" calcext:value-type="float">
            <text:p>0.900742115027829</text:p>
          </table:table-cell>
          <table:table-cell office:value-type="float" office:value="0.862453531598513" calcext:value-type="float">
            <text:p>0.862453531598513</text:p>
          </table:table-cell>
          <table:table-cell office:value-type="float" office:value="0.897031539888683" calcext:value-type="float">
            <text:p>0.897031539888683</text:p>
          </table:table-cell>
          <table:table-cell office:value-type="float" office:value="0.274078395039155" calcext:value-type="float">
            <text:p>0.274078395039155</text:p>
          </table:table-cell>
          <table:table-cell office:value-type="float" office:value="0.0478694340583623" calcext:value-type="float">
            <text:p>0.047869434058362</text:p>
          </table:table-cell>
          <table:table-cell office:value-type="float" office:value="0.00910295179072373" calcext:value-type="float">
            <text:p>0.009102951790724</text:p>
          </table:table-cell>
          <table:table-cell office:value-type="float" office:value="0.0033412828222594" calcext:value-type="float">
            <text:p>0.003341282822259</text:p>
          </table:table-cell>
        </table:table-row>
        <table:table-row table:style-name="ro1">
          <table:table-cell office:value-type="float" office:value="2.48549962043762" calcext:value-type="float">
            <text:p>2.48549962043762</text:p>
          </table:table-cell>
          <table:table-cell office:value-type="float" office:value="0.443755785624186" calcext:value-type="float">
            <text:p>0.443755785624186</text:p>
          </table:table-cell>
          <table:table-cell office:value-type="float" office:value="0.873762376237624" calcext:value-type="float">
            <text:p>0.873762376237624</text:p>
          </table:table-cell>
          <table:table-cell office:value-type="float" office:value="0.900992705294352" calcext:value-type="float">
            <text:p>0.900992705294352</text:p>
          </table:table-cell>
          <table:table-cell office:value-type="string" calcext:value-type="string">
            <text:p>gin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og2</text:p>
          </table:table-cell>
          <table:table-cell office:value-type="float" office:value="40" calcext:value-type="float">
            <text:p>4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3"/>
          <table:table-cell office:value-type="string" calcext:value-type="string">
            <text:p>Pipeline</text:p>
          </table:table-cell>
          <table:table-cell office:value-type="float" office:value="1520" calcext:value-type="float">
            <text:p>152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874074074074074" calcext:value-type="float">
            <text:p>0.874074074074074</text:p>
          </table:table-cell>
          <table:table-cell office:value-type="float" office:value="0.905204460966543" calcext:value-type="float">
            <text:p>0.905204460966543</text:p>
          </table:table-cell>
          <table:table-cell office:value-type="float" office:value="0.884758364312268" calcext:value-type="float">
            <text:p>0.884758364312268</text:p>
          </table:table-cell>
          <table:table-cell office:value-type="float" office:value="0.900742115027829" calcext:value-type="float">
            <text:p>0.900742115027829</text:p>
          </table:table-cell>
          <table:table-cell office:value-type="float" office:value="0.862453531598513" calcext:value-type="float">
            <text:p>0.862453531598513</text:p>
          </table:table-cell>
          <table:table-cell office:value-type="float" office:value="0.897031539888683" calcext:value-type="float">
            <text:p>0.897031539888683</text:p>
          </table:table-cell>
          <table:table-cell office:value-type="float" office:value="0.067167611170749" calcext:value-type="float">
            <text:p>0.067167611170749</text:p>
          </table:table-cell>
          <table:table-cell office:value-type="float" office:value="0.0980264008239494" calcext:value-type="float">
            <text:p>0.09802640082395</text:p>
          </table:table-cell>
          <table:table-cell office:value-type="float" office:value="0.00910295179072373" calcext:value-type="float">
            <text:p>0.009102951790724</text:p>
          </table:table-cell>
          <table:table-cell office:value-type="float" office:value="0.0033412828222594" calcext:value-type="float">
            <text:p>0.003341282822259</text:p>
          </table:table-cell>
        </table:table-row>
        <table:table-row table:style-name="ro1">
          <table:table-cell office:value-type="float" office:value="2.48651528358459" calcext:value-type="float">
            <text:p>2.48651528358459</text:p>
          </table:table-cell>
          <table:table-cell office:value-type="float" office:value="0.394203027089437" calcext:value-type="float">
            <text:p>0.394203027089437</text:p>
          </table:table-cell>
          <table:table-cell office:value-type="float" office:value="0.873762376237624" calcext:value-type="float">
            <text:p>0.873762376237624</text:p>
          </table:table-cell>
          <table:table-cell office:value-type="float" office:value="0.900992705294352" calcext:value-type="float">
            <text:p>0.900992705294352</text:p>
          </table:table-cell>
          <table:table-cell office:value-type="string" calcext:value-type="string">
            <text:p>gin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og2</text:p>
          </table:table-cell>
          <table:table-cell office:value-type="float" office:value="40" calcext:value-type="float">
            <text:p>4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3"/>
          <table:table-cell office:value-type="string" calcext:value-type="string">
            <text:p>Pipeline</text:p>
          </table:table-cell>
          <table:table-cell office:value-type="float" office:value="2760" calcext:value-type="float">
            <text:p>276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874074074074074" calcext:value-type="float">
            <text:p>0.874074074074074</text:p>
          </table:table-cell>
          <table:table-cell office:value-type="float" office:value="0.905204460966543" calcext:value-type="float">
            <text:p>0.905204460966543</text:p>
          </table:table-cell>
          <table:table-cell office:value-type="float" office:value="0.884758364312268" calcext:value-type="float">
            <text:p>0.884758364312268</text:p>
          </table:table-cell>
          <table:table-cell office:value-type="float" office:value="0.900742115027829" calcext:value-type="float">
            <text:p>0.900742115027829</text:p>
          </table:table-cell>
          <table:table-cell office:value-type="float" office:value="0.862453531598513" calcext:value-type="float">
            <text:p>0.862453531598513</text:p>
          </table:table-cell>
          <table:table-cell office:value-type="float" office:value="0.897031539888683" calcext:value-type="float">
            <text:p>0.897031539888683</text:p>
          </table:table-cell>
          <table:table-cell office:value-type="float" office:value="0.040316483114281" calcext:value-type="float">
            <text:p>0.040316483114281</text:p>
          </table:table-cell>
          <table:table-cell office:value-type="float" office:value="0.067503219714116" calcext:value-type="float">
            <text:p>0.067503219714116</text:p>
          </table:table-cell>
          <table:table-cell office:value-type="float" office:value="0.00910295179072373" calcext:value-type="float">
            <text:p>0.009102951790724</text:p>
          </table:table-cell>
          <table:table-cell office:value-type="float" office:value="0.0033412828222594" calcext:value-type="float">
            <text:p>0.003341282822259</text:p>
          </table:table-cell>
        </table:table-row>
        <table:table-row table:style-name="ro1">
          <table:table-cell office:value-type="float" office:value="2.54800192515055" calcext:value-type="float">
            <text:p>2.54800192515055</text:p>
          </table:table-cell>
          <table:table-cell office:value-type="float" office:value="0.425582567850749" calcext:value-type="float">
            <text:p>0.425582567850749</text:p>
          </table:table-cell>
          <table:table-cell office:value-type="float" office:value="0.873762376237624" calcext:value-type="float">
            <text:p>0.873762376237624</text:p>
          </table:table-cell>
          <table:table-cell office:value-type="float" office:value="0.900992705294352" calcext:value-type="float">
            <text:p>0.900992705294352</text:p>
          </table:table-cell>
          <table:table-cell office:value-type="string" calcext:value-type="string">
            <text:p>gin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og2</text:p>
          </table:table-cell>
          <table:table-cell office:value-type="float" office:value="40" calcext:value-type="float">
            <text:p>4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3"/>
          <table:table-cell office:value-type="string" calcext:value-type="string">
            <text:p>Pipeline</text:p>
          </table:table-cell>
          <table:table-cell office:value-type="float" office:value="1980" calcext:value-type="float">
            <text:p>198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874074074074074" calcext:value-type="float">
            <text:p>0.874074074074074</text:p>
          </table:table-cell>
          <table:table-cell office:value-type="float" office:value="0.905204460966543" calcext:value-type="float">
            <text:p>0.905204460966543</text:p>
          </table:table-cell>
          <table:table-cell office:value-type="float" office:value="0.884758364312268" calcext:value-type="float">
            <text:p>0.884758364312268</text:p>
          </table:table-cell>
          <table:table-cell office:value-type="float" office:value="0.900742115027829" calcext:value-type="float">
            <text:p>0.900742115027829</text:p>
          </table:table-cell>
          <table:table-cell office:value-type="float" office:value="0.862453531598513" calcext:value-type="float">
            <text:p>0.862453531598513</text:p>
          </table:table-cell>
          <table:table-cell office:value-type="float" office:value="0.897031539888683" calcext:value-type="float">
            <text:p>0.897031539888683</text:p>
          </table:table-cell>
          <table:table-cell office:value-type="float" office:value="0.205543039297468" calcext:value-type="float">
            <text:p>0.205543039297468</text:p>
          </table:table-cell>
          <table:table-cell office:value-type="float" office:value="0.0590072730321225" calcext:value-type="float">
            <text:p>0.059007273032123</text:p>
          </table:table-cell>
          <table:table-cell office:value-type="float" office:value="0.00910295179072373" calcext:value-type="float">
            <text:p>0.009102951790724</text:p>
          </table:table-cell>
          <table:table-cell office:value-type="float" office:value="0.0033412828222594" calcext:value-type="float">
            <text:p>0.003341282822259</text:p>
          </table:table-cell>
        </table:table-row>
        <table:table-row table:style-name="ro1">
          <table:table-cell office:value-type="float" office:value="2.66519792874654" calcext:value-type="float">
            <text:p>2.66519792874654</text:p>
          </table:table-cell>
          <table:table-cell office:value-type="float" office:value="0.472147623697917" calcext:value-type="float">
            <text:p>0.472147623697917</text:p>
          </table:table-cell>
          <table:table-cell office:value-type="float" office:value="0.873762376237624" calcext:value-type="float">
            <text:p>0.873762376237624</text:p>
          </table:table-cell>
          <table:table-cell office:value-type="float" office:value="0.900992705294352" calcext:value-type="float">
            <text:p>0.900992705294352</text:p>
          </table:table-cell>
          <table:table-cell office:value-type="string" calcext:value-type="string">
            <text:p>gin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og2</text:p>
          </table:table-cell>
          <table:table-cell office:value-type="float" office:value="40" calcext:value-type="float">
            <text:p>4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3"/>
          <table:table-cell office:value-type="string" calcext:value-type="string">
            <text:p>Pipeline</text:p>
          </table:table-cell>
          <table:table-cell office:value-type="float" office:value="340" calcext:value-type="float">
            <text:p>34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874074074074074" calcext:value-type="float">
            <text:p>0.874074074074074</text:p>
          </table:table-cell>
          <table:table-cell office:value-type="float" office:value="0.905204460966543" calcext:value-type="float">
            <text:p>0.905204460966543</text:p>
          </table:table-cell>
          <table:table-cell office:value-type="float" office:value="0.884758364312268" calcext:value-type="float">
            <text:p>0.884758364312268</text:p>
          </table:table-cell>
          <table:table-cell office:value-type="float" office:value="0.900742115027829" calcext:value-type="float">
            <text:p>0.900742115027829</text:p>
          </table:table-cell>
          <table:table-cell office:value-type="float" office:value="0.862453531598513" calcext:value-type="float">
            <text:p>0.862453531598513</text:p>
          </table:table-cell>
          <table:table-cell office:value-type="float" office:value="0.897031539888683" calcext:value-type="float">
            <text:p>0.897031539888683</text:p>
          </table:table-cell>
          <table:table-cell office:value-type="float" office:value="0.16066278328215" calcext:value-type="float">
            <text:p>0.16066278328215</text:p>
          </table:table-cell>
          <table:table-cell office:value-type="float" office:value="0.115152495222188" calcext:value-type="float">
            <text:p>0.115152495222188</text:p>
          </table:table-cell>
          <table:table-cell office:value-type="float" office:value="0.00910295179072373" calcext:value-type="float">
            <text:p>0.009102951790724</text:p>
          </table:table-cell>
          <table:table-cell office:value-type="float" office:value="0.0033412828222594" calcext:value-type="float">
            <text:p>0.003341282822259</text:p>
          </table:table-cell>
        </table:table-row>
        <table:table-row table:style-name="ro1">
          <table:table-cell office:value-type="float" office:value="2.5032787322998" calcext:value-type="float">
            <text:p>2.5032787322998</text:p>
          </table:table-cell>
          <table:table-cell office:value-type="float" office:value="0.430125872294108" calcext:value-type="float">
            <text:p>0.430125872294108</text:p>
          </table:table-cell>
          <table:table-cell office:value-type="float" office:value="0.873762376237624" calcext:value-type="float">
            <text:p>0.873762376237624</text:p>
          </table:table-cell>
          <table:table-cell office:value-type="float" office:value="0.900992705294352" calcext:value-type="float">
            <text:p>0.900992705294352</text:p>
          </table:table-cell>
          <table:table-cell office:value-type="string" calcext:value-type="string">
            <text:p>gin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og2</text:p>
          </table:table-cell>
          <table:table-cell office:value-type="float" office:value="40" calcext:value-type="float">
            <text:p>4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3"/>
          <table:table-cell office:value-type="string" calcext:value-type="string">
            <text:p>Pipeline</text:p>
          </table:table-cell>
          <table:table-cell office:value-type="float" office:value="360" calcext:value-type="float">
            <text:p>36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874074074074074" calcext:value-type="float">
            <text:p>0.874074074074074</text:p>
          </table:table-cell>
          <table:table-cell office:value-type="float" office:value="0.905204460966543" calcext:value-type="float">
            <text:p>0.905204460966543</text:p>
          </table:table-cell>
          <table:table-cell office:value-type="float" office:value="0.884758364312268" calcext:value-type="float">
            <text:p>0.884758364312268</text:p>
          </table:table-cell>
          <table:table-cell office:value-type="float" office:value="0.900742115027829" calcext:value-type="float">
            <text:p>0.900742115027829</text:p>
          </table:table-cell>
          <table:table-cell office:value-type="float" office:value="0.862453531598513" calcext:value-type="float">
            <text:p>0.862453531598513</text:p>
          </table:table-cell>
          <table:table-cell office:value-type="float" office:value="0.897031539888683" calcext:value-type="float">
            <text:p>0.897031539888683</text:p>
          </table:table-cell>
          <table:table-cell office:value-type="float" office:value="0.135071774770851" calcext:value-type="float">
            <text:p>0.135071774770851</text:p>
          </table:table-cell>
          <table:table-cell office:value-type="float" office:value="0.0596126042742857" calcext:value-type="float">
            <text:p>0.059612604274286</text:p>
          </table:table-cell>
          <table:table-cell office:value-type="float" office:value="0.00910295179072373" calcext:value-type="float">
            <text:p>0.009102951790724</text:p>
          </table:table-cell>
          <table:table-cell office:value-type="float" office:value="0.0033412828222594" calcext:value-type="float">
            <text:p>0.003341282822259</text:p>
          </table:table-cell>
        </table:table-row>
        <table:table-row table:style-name="ro1">
          <table:table-cell office:value-type="float" office:value="2.56631747881571" calcext:value-type="float">
            <text:p>2.56631747881571</text:p>
          </table:table-cell>
          <table:table-cell office:value-type="float" office:value="0.468353430430094" calcext:value-type="float">
            <text:p>0.468353430430094</text:p>
          </table:table-cell>
          <table:table-cell office:value-type="float" office:value="0.873762376237624" calcext:value-type="float">
            <text:p>0.873762376237624</text:p>
          </table:table-cell>
          <table:table-cell office:value-type="float" office:value="0.900992705294352" calcext:value-type="float">
            <text:p>0.900992705294352</text:p>
          </table:table-cell>
          <table:table-cell office:value-type="string" calcext:value-type="string">
            <text:p>gin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og2</text:p>
          </table:table-cell>
          <table:table-cell office:value-type="float" office:value="40" calcext:value-type="float">
            <text:p>4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3"/>
          <table:table-cell office:value-type="string" calcext:value-type="string">
            <text:p>Pipeline</text:p>
          </table:table-cell>
          <table:table-cell office:value-type="float" office:value="940" calcext:value-type="float">
            <text:p>94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874074074074074" calcext:value-type="float">
            <text:p>0.874074074074074</text:p>
          </table:table-cell>
          <table:table-cell office:value-type="float" office:value="0.905204460966543" calcext:value-type="float">
            <text:p>0.905204460966543</text:p>
          </table:table-cell>
          <table:table-cell office:value-type="float" office:value="0.884758364312268" calcext:value-type="float">
            <text:p>0.884758364312268</text:p>
          </table:table-cell>
          <table:table-cell office:value-type="float" office:value="0.900742115027829" calcext:value-type="float">
            <text:p>0.900742115027829</text:p>
          </table:table-cell>
          <table:table-cell office:value-type="float" office:value="0.862453531598513" calcext:value-type="float">
            <text:p>0.862453531598513</text:p>
          </table:table-cell>
          <table:table-cell office:value-type="float" office:value="0.897031539888683" calcext:value-type="float">
            <text:p>0.897031539888683</text:p>
          </table:table-cell>
          <table:table-cell office:value-type="float" office:value="0.286442445455293" calcext:value-type="float">
            <text:p>0.286442445455293</text:p>
          </table:table-cell>
          <table:table-cell office:value-type="float" office:value="0.0283198396373097" calcext:value-type="float">
            <text:p>0.02831983963731</text:p>
          </table:table-cell>
          <table:table-cell office:value-type="float" office:value="0.00910295179072373" calcext:value-type="float">
            <text:p>0.009102951790724</text:p>
          </table:table-cell>
          <table:table-cell office:value-type="float" office:value="0.0033412828222594" calcext:value-type="float">
            <text:p>0.003341282822259</text:p>
          </table:table-cell>
        </table:table-row>
        <table:table-row table:style-name="ro1">
          <table:table-cell office:value-type="float" office:value="2.73958476384481" calcext:value-type="float">
            <text:p>2.73958476384481</text:p>
          </table:table-cell>
          <table:table-cell office:value-type="float" office:value="0.463454087575277" calcext:value-type="float">
            <text:p>0.463454087575277</text:p>
          </table:table-cell>
          <table:table-cell office:value-type="float" office:value="0.873762376237624" calcext:value-type="float">
            <text:p>0.873762376237624</text:p>
          </table:table-cell>
          <table:table-cell office:value-type="float" office:value="0.900992705294352" calcext:value-type="float">
            <text:p>0.900992705294352</text:p>
          </table:table-cell>
          <table:table-cell office:value-type="string" calcext:value-type="string">
            <text:p>gin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og2</text:p>
          </table:table-cell>
          <table:table-cell office:value-type="float" office:value="40" calcext:value-type="float">
            <text:p>4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3"/>
          <table:table-cell office:value-type="string" calcext:value-type="string">
            <text:p>Pipeline</text:p>
          </table:table-cell>
          <table:table-cell office:value-type="float" office:value="3260" calcext:value-type="float">
            <text:p>326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874074074074074" calcext:value-type="float">
            <text:p>0.874074074074074</text:p>
          </table:table-cell>
          <table:table-cell office:value-type="float" office:value="0.905204460966543" calcext:value-type="float">
            <text:p>0.905204460966543</text:p>
          </table:table-cell>
          <table:table-cell office:value-type="float" office:value="0.884758364312268" calcext:value-type="float">
            <text:p>0.884758364312268</text:p>
          </table:table-cell>
          <table:table-cell office:value-type="float" office:value="0.900742115027829" calcext:value-type="float">
            <text:p>0.900742115027829</text:p>
          </table:table-cell>
          <table:table-cell office:value-type="float" office:value="0.862453531598513" calcext:value-type="float">
            <text:p>0.862453531598513</text:p>
          </table:table-cell>
          <table:table-cell office:value-type="float" office:value="0.897031539888683" calcext:value-type="float">
            <text:p>0.897031539888683</text:p>
          </table:table-cell>
          <table:table-cell office:value-type="float" office:value="0.208015241419877" calcext:value-type="float">
            <text:p>0.208015241419877</text:p>
          </table:table-cell>
          <table:table-cell office:value-type="float" office:value="0.0160571154148676" calcext:value-type="float">
            <text:p>0.016057115414868</text:p>
          </table:table-cell>
          <table:table-cell office:value-type="float" office:value="0.00910295179072373" calcext:value-type="float">
            <text:p>0.009102951790724</text:p>
          </table:table-cell>
          <table:table-cell office:value-type="float" office:value="0.0033412828222594" calcext:value-type="float">
            <text:p>0.003341282822259</text:p>
          </table:table-cell>
        </table:table-row>
        <table:table-row table:style-name="ro1">
          <table:table-cell office:value-type="float" office:value="2.45376269022624" calcext:value-type="float">
            <text:p>2.45376269022624</text:p>
          </table:table-cell>
          <table:table-cell office:value-type="float" office:value="0.418620586395264" calcext:value-type="float">
            <text:p>0.418620586395264</text:p>
          </table:table-cell>
          <table:table-cell office:value-type="float" office:value="0.873762376237624" calcext:value-type="float">
            <text:p>0.873762376237624</text:p>
          </table:table-cell>
          <table:table-cell office:value-type="float" office:value="0.900992705294352" calcext:value-type="float">
            <text:p>0.900992705294352</text:p>
          </table:table-cell>
          <table:table-cell office:value-type="string" calcext:value-type="string">
            <text:p>gin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og2</text:p>
          </table:table-cell>
          <table:table-cell office:value-type="float" office:value="40" calcext:value-type="float">
            <text:p>4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3"/>
          <table:table-cell office:value-type="string" calcext:value-type="string">
            <text:p>Pipeline</text:p>
          </table:table-cell>
          <table:table-cell office:value-type="float" office:value="1680" calcext:value-type="float">
            <text:p>168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874074074074074" calcext:value-type="float">
            <text:p>0.874074074074074</text:p>
          </table:table-cell>
          <table:table-cell office:value-type="float" office:value="0.905204460966543" calcext:value-type="float">
            <text:p>0.905204460966543</text:p>
          </table:table-cell>
          <table:table-cell office:value-type="float" office:value="0.884758364312268" calcext:value-type="float">
            <text:p>0.884758364312268</text:p>
          </table:table-cell>
          <table:table-cell office:value-type="float" office:value="0.900742115027829" calcext:value-type="float">
            <text:p>0.900742115027829</text:p>
          </table:table-cell>
          <table:table-cell office:value-type="float" office:value="0.862453531598513" calcext:value-type="float">
            <text:p>0.862453531598513</text:p>
          </table:table-cell>
          <table:table-cell office:value-type="float" office:value="0.897031539888683" calcext:value-type="float">
            <text:p>0.897031539888683</text:p>
          </table:table-cell>
          <table:table-cell office:value-type="float" office:value="0.101281329265687" calcext:value-type="float">
            <text:p>0.101281329265687</text:p>
          </table:table-cell>
          <table:table-cell office:value-type="float" office:value="0.0545603973574091" calcext:value-type="float">
            <text:p>0.054560397357409</text:p>
          </table:table-cell>
          <table:table-cell office:value-type="float" office:value="0.00910295179072373" calcext:value-type="float">
            <text:p>0.009102951790724</text:p>
          </table:table-cell>
          <table:table-cell office:value-type="float" office:value="0.0033412828222594" calcext:value-type="float">
            <text:p>0.003341282822259</text:p>
          </table:table-cell>
        </table:table-row>
        <table:table-row table:style-name="ro1">
          <table:table-cell office:value-type="float" office:value="2.58758656183879" calcext:value-type="float">
            <text:p>2.58758656183879</text:p>
          </table:table-cell>
          <table:table-cell office:value-type="float" office:value="0.46629269917806" calcext:value-type="float">
            <text:p>0.46629269917806</text:p>
          </table:table-cell>
          <table:table-cell office:value-type="float" office:value="0.873762376237624" calcext:value-type="float">
            <text:p>0.873762376237624</text:p>
          </table:table-cell>
          <table:table-cell office:value-type="float" office:value="0.900992705294352" calcext:value-type="float">
            <text:p>0.900992705294352</text:p>
          </table:table-cell>
          <table:table-cell office:value-type="string" calcext:value-type="string">
            <text:p>gin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og2</text:p>
          </table:table-cell>
          <table:table-cell office:value-type="float" office:value="40" calcext:value-type="float">
            <text:p>4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3"/>
          <table:table-cell office:value-type="string" calcext:value-type="string">
            <text:p>Pipeline</text:p>
          </table:table-cell>
          <table:table-cell office:value-type="float" office:value="3040" calcext:value-type="float">
            <text:p>304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874074074074074" calcext:value-type="float">
            <text:p>0.874074074074074</text:p>
          </table:table-cell>
          <table:table-cell office:value-type="float" office:value="0.905204460966543" calcext:value-type="float">
            <text:p>0.905204460966543</text:p>
          </table:table-cell>
          <table:table-cell office:value-type="float" office:value="0.884758364312268" calcext:value-type="float">
            <text:p>0.884758364312268</text:p>
          </table:table-cell>
          <table:table-cell office:value-type="float" office:value="0.900742115027829" calcext:value-type="float">
            <text:p>0.900742115027829</text:p>
          </table:table-cell>
          <table:table-cell office:value-type="float" office:value="0.862453531598513" calcext:value-type="float">
            <text:p>0.862453531598513</text:p>
          </table:table-cell>
          <table:table-cell office:value-type="float" office:value="0.897031539888683" calcext:value-type="float">
            <text:p>0.897031539888683</text:p>
          </table:table-cell>
          <table:table-cell office:value-type="float" office:value="0.230655942322968" calcext:value-type="float">
            <text:p>0.230655942322968</text:p>
          </table:table-cell>
          <table:table-cell office:value-type="float" office:value="0.0112445026409355" calcext:value-type="float">
            <text:p>0.011244502640936</text:p>
          </table:table-cell>
          <table:table-cell office:value-type="float" office:value="0.00910295179072373" calcext:value-type="float">
            <text:p>0.009102951790724</text:p>
          </table:table-cell>
          <table:table-cell office:value-type="float" office:value="0.0033412828222594" calcext:value-type="float">
            <text:p>0.003341282822259</text:p>
          </table:table-cell>
        </table:table-row>
        <table:table-row table:style-name="ro1">
          <table:table-cell office:value-type="float" office:value="2.47112854321798" calcext:value-type="float">
            <text:p>2.47112854321798</text:p>
          </table:table-cell>
          <table:table-cell office:value-type="float" office:value="0.490414301554362" calcext:value-type="float">
            <text:p>0.490414301554362</text:p>
          </table:table-cell>
          <table:table-cell office:value-type="float" office:value="0.873762376237624" calcext:value-type="float">
            <text:p>0.873762376237624</text:p>
          </table:table-cell>
          <table:table-cell office:value-type="float" office:value="0.900992705294352" calcext:value-type="float">
            <text:p>0.900992705294352</text:p>
          </table:table-cell>
          <table:table-cell office:value-type="string" calcext:value-type="string">
            <text:p>gin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og2</text:p>
          </table:table-cell>
          <table:table-cell office:value-type="float" office:value="40" calcext:value-type="float">
            <text:p>4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3"/>
          <table:table-cell office:value-type="string" calcext:value-type="string">
            <text:p>Pipeline</text:p>
          </table:table-cell>
          <table:table-cell office:value-type="float" office:value="980" calcext:value-type="float">
            <text:p>98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874074074074074" calcext:value-type="float">
            <text:p>0.874074074074074</text:p>
          </table:table-cell>
          <table:table-cell office:value-type="float" office:value="0.905204460966543" calcext:value-type="float">
            <text:p>0.905204460966543</text:p>
          </table:table-cell>
          <table:table-cell office:value-type="float" office:value="0.884758364312268" calcext:value-type="float">
            <text:p>0.884758364312268</text:p>
          </table:table-cell>
          <table:table-cell office:value-type="float" office:value="0.900742115027829" calcext:value-type="float">
            <text:p>0.900742115027829</text:p>
          </table:table-cell>
          <table:table-cell office:value-type="float" office:value="0.862453531598513" calcext:value-type="float">
            <text:p>0.862453531598513</text:p>
          </table:table-cell>
          <table:table-cell office:value-type="float" office:value="0.897031539888683" calcext:value-type="float">
            <text:p>0.897031539888683</text:p>
          </table:table-cell>
          <table:table-cell office:value-type="float" office:value="0.0846864647240221" calcext:value-type="float">
            <text:p>0.084686464724022</text:p>
          </table:table-cell>
          <table:table-cell office:value-type="float" office:value="0.0245763357327332" calcext:value-type="float">
            <text:p>0.024576335732733</text:p>
          </table:table-cell>
          <table:table-cell office:value-type="float" office:value="0.00910295179072373" calcext:value-type="float">
            <text:p>0.009102951790724</text:p>
          </table:table-cell>
          <table:table-cell office:value-type="float" office:value="0.0033412828222594" calcext:value-type="float">
            <text:p>0.003341282822259</text:p>
          </table:table-cell>
        </table:table-row>
        <table:table-row table:style-name="ro1">
          <table:table-cell office:value-type="float" office:value="2.52554988861084" calcext:value-type="float">
            <text:p>2.52554988861084</text:p>
          </table:table-cell>
          <table:table-cell office:value-type="float" office:value="0.462234258651733" calcext:value-type="float">
            <text:p>0.462234258651733</text:p>
          </table:table-cell>
          <table:table-cell office:value-type="float" office:value="0.873762376237624" calcext:value-type="float">
            <text:p>0.873762376237624</text:p>
          </table:table-cell>
          <table:table-cell office:value-type="float" office:value="0.900992705294352" calcext:value-type="float">
            <text:p>0.900992705294352</text:p>
          </table:table-cell>
          <table:table-cell office:value-type="string" calcext:value-type="string">
            <text:p>gin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og2</text:p>
          </table:table-cell>
          <table:table-cell office:value-type="float" office:value="40" calcext:value-type="float">
            <text:p>4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3"/>
          <table:table-cell office:value-type="string" calcext:value-type="string">
            <text:p>Pipeline</text:p>
          </table:table-cell>
          <table:table-cell office:value-type="float" office:value="680" calcext:value-type="float">
            <text:p>68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874074074074074" calcext:value-type="float">
            <text:p>0.874074074074074</text:p>
          </table:table-cell>
          <table:table-cell office:value-type="float" office:value="0.905204460966543" calcext:value-type="float">
            <text:p>0.905204460966543</text:p>
          </table:table-cell>
          <table:table-cell office:value-type="float" office:value="0.884758364312268" calcext:value-type="float">
            <text:p>0.884758364312268</text:p>
          </table:table-cell>
          <table:table-cell office:value-type="float" office:value="0.900742115027829" calcext:value-type="float">
            <text:p>0.900742115027829</text:p>
          </table:table-cell>
          <table:table-cell office:value-type="float" office:value="0.862453531598513" calcext:value-type="float">
            <text:p>0.862453531598513</text:p>
          </table:table-cell>
          <table:table-cell office:value-type="float" office:value="0.897031539888683" calcext:value-type="float">
            <text:p>0.897031539888683</text:p>
          </table:table-cell>
          <table:table-cell office:value-type="float" office:value="0.143292018794808" calcext:value-type="float">
            <text:p>0.143292018794808</text:p>
          </table:table-cell>
          <table:table-cell office:value-type="float" office:value="0.0038373929587155" calcext:value-type="float">
            <text:p>0.003837392958716</text:p>
          </table:table-cell>
          <table:table-cell office:value-type="float" office:value="0.00910295179072373" calcext:value-type="float">
            <text:p>0.009102951790724</text:p>
          </table:table-cell>
          <table:table-cell office:value-type="float" office:value="0.0033412828222594" calcext:value-type="float">
            <text:p>0.003341282822259</text:p>
          </table:table-cell>
        </table:table-row>
        <table:table-row table:style-name="ro1">
          <table:table-cell office:value-type="float" office:value="2.59338108698527" calcext:value-type="float">
            <text:p>2.59338108698527</text:p>
          </table:table-cell>
          <table:table-cell office:value-type="float" office:value="0.399842182795207" calcext:value-type="float">
            <text:p>0.399842182795207</text:p>
          </table:table-cell>
          <table:table-cell office:value-type="float" office:value="0.873762376237624" calcext:value-type="float">
            <text:p>0.873762376237624</text:p>
          </table:table-cell>
          <table:table-cell office:value-type="float" office:value="0.900992705294352" calcext:value-type="float">
            <text:p>0.900992705294352</text:p>
          </table:table-cell>
          <table:table-cell office:value-type="string" calcext:value-type="string">
            <text:p>gin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og2</text:p>
          </table:table-cell>
          <table:table-cell office:value-type="float" office:value="40" calcext:value-type="float">
            <text:p>4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3"/>
          <table:table-cell office:value-type="string" calcext:value-type="string">
            <text:p>Pipeline</text:p>
          </table:table-cell>
          <table:table-cell office:value-type="float" office:value="4060" calcext:value-type="float">
            <text:p>406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874074074074074" calcext:value-type="float">
            <text:p>0.874074074074074</text:p>
          </table:table-cell>
          <table:table-cell office:value-type="float" office:value="0.905204460966543" calcext:value-type="float">
            <text:p>0.905204460966543</text:p>
          </table:table-cell>
          <table:table-cell office:value-type="float" office:value="0.884758364312268" calcext:value-type="float">
            <text:p>0.884758364312268</text:p>
          </table:table-cell>
          <table:table-cell office:value-type="float" office:value="0.900742115027829" calcext:value-type="float">
            <text:p>0.900742115027829</text:p>
          </table:table-cell>
          <table:table-cell office:value-type="float" office:value="0.862453531598513" calcext:value-type="float">
            <text:p>0.862453531598513</text:p>
          </table:table-cell>
          <table:table-cell office:value-type="float" office:value="0.897031539888683" calcext:value-type="float">
            <text:p>0.897031539888683</text:p>
          </table:table-cell>
          <table:table-cell office:value-type="float" office:value="0.0749364452390574" calcext:value-type="float">
            <text:p>0.074936445239057</text:p>
          </table:table-cell>
          <table:table-cell office:value-type="float" office:value="0.0412303750261531" calcext:value-type="float">
            <text:p>0.041230375026153</text:p>
          </table:table-cell>
          <table:table-cell office:value-type="float" office:value="0.00910295179072373" calcext:value-type="float">
            <text:p>0.009102951790724</text:p>
          </table:table-cell>
          <table:table-cell office:value-type="float" office:value="0.0033412828222594" calcext:value-type="float">
            <text:p>0.003341282822259</text:p>
          </table:table-cell>
        </table:table-row>
        <table:table-row table:style-name="ro1">
          <table:table-cell office:value-type="float" office:value="2.49839814503988" calcext:value-type="float">
            <text:p>2.49839814503988</text:p>
          </table:table-cell>
          <table:table-cell office:value-type="float" office:value="0.443536599477132" calcext:value-type="float">
            <text:p>0.443536599477132</text:p>
          </table:table-cell>
          <table:table-cell office:value-type="float" office:value="0.873762376237624" calcext:value-type="float">
            <text:p>0.873762376237624</text:p>
          </table:table-cell>
          <table:table-cell office:value-type="float" office:value="0.900992705294352" calcext:value-type="float">
            <text:p>0.900992705294352</text:p>
          </table:table-cell>
          <table:table-cell office:value-type="string" calcext:value-type="string">
            <text:p>gin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og2</text:p>
          </table:table-cell>
          <table:table-cell office:value-type="float" office:value="40" calcext:value-type="float">
            <text:p>4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3"/>
          <table:table-cell office:value-type="string" calcext:value-type="string">
            <text:p>Pipeline</text:p>
          </table:table-cell>
          <table:table-cell office:value-type="float" office:value="1380" calcext:value-type="float">
            <text:p>138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874074074074074" calcext:value-type="float">
            <text:p>0.874074074074074</text:p>
          </table:table-cell>
          <table:table-cell office:value-type="float" office:value="0.905204460966543" calcext:value-type="float">
            <text:p>0.905204460966543</text:p>
          </table:table-cell>
          <table:table-cell office:value-type="float" office:value="0.884758364312268" calcext:value-type="float">
            <text:p>0.884758364312268</text:p>
          </table:table-cell>
          <table:table-cell office:value-type="float" office:value="0.900742115027829" calcext:value-type="float">
            <text:p>0.900742115027829</text:p>
          </table:table-cell>
          <table:table-cell office:value-type="float" office:value="0.862453531598513" calcext:value-type="float">
            <text:p>0.862453531598513</text:p>
          </table:table-cell>
          <table:table-cell office:value-type="float" office:value="0.897031539888683" calcext:value-type="float">
            <text:p>0.897031539888683</text:p>
          </table:table-cell>
          <table:table-cell office:value-type="float" office:value="0.026988716921946" calcext:value-type="float">
            <text:p>0.026988716921946</text:p>
          </table:table-cell>
          <table:table-cell office:value-type="float" office:value="0.0445839847447915" calcext:value-type="float">
            <text:p>0.044583984744792</text:p>
          </table:table-cell>
          <table:table-cell office:value-type="float" office:value="0.00910295179072373" calcext:value-type="float">
            <text:p>0.009102951790724</text:p>
          </table:table-cell>
          <table:table-cell office:value-type="float" office:value="0.0033412828222594" calcext:value-type="float">
            <text:p>0.003341282822259</text:p>
          </table:table-cell>
        </table:table-row>
        <table:table-row table:style-name="ro1">
          <table:table-cell office:value-type="float" office:value="2.46353975931803" calcext:value-type="float">
            <text:p>2.46353975931803</text:p>
          </table:table-cell>
          <table:table-cell office:value-type="float" office:value="0.428641796112061" calcext:value-type="float">
            <text:p>0.428641796112061</text:p>
          </table:table-cell>
          <table:table-cell office:value-type="float" office:value="0.873762376237624" calcext:value-type="float">
            <text:p>0.873762376237624</text:p>
          </table:table-cell>
          <table:table-cell office:value-type="float" office:value="0.900992705294352" calcext:value-type="float">
            <text:p>0.900992705294352</text:p>
          </table:table-cell>
          <table:table-cell office:value-type="string" calcext:value-type="string">
            <text:p>gin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og2</text:p>
          </table:table-cell>
          <table:table-cell office:value-type="float" office:value="40" calcext:value-type="float">
            <text:p>4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3"/>
          <table:table-cell office:value-type="string" calcext:value-type="string">
            <text:p>Pipeline</text:p>
          </table:table-cell>
          <table:table-cell office:value-type="float" office:value="1660" calcext:value-type="float">
            <text:p>166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874074074074074" calcext:value-type="float">
            <text:p>0.874074074074074</text:p>
          </table:table-cell>
          <table:table-cell office:value-type="float" office:value="0.905204460966543" calcext:value-type="float">
            <text:p>0.905204460966543</text:p>
          </table:table-cell>
          <table:table-cell office:value-type="float" office:value="0.884758364312268" calcext:value-type="float">
            <text:p>0.884758364312268</text:p>
          </table:table-cell>
          <table:table-cell office:value-type="float" office:value="0.900742115027829" calcext:value-type="float">
            <text:p>0.900742115027829</text:p>
          </table:table-cell>
          <table:table-cell office:value-type="float" office:value="0.862453531598513" calcext:value-type="float">
            <text:p>0.862453531598513</text:p>
          </table:table-cell>
          <table:table-cell office:value-type="float" office:value="0.897031539888683" calcext:value-type="float">
            <text:p>0.897031539888683</text:p>
          </table:table-cell>
          <table:table-cell office:value-type="float" office:value="0.171463150153213" calcext:value-type="float">
            <text:p>0.171463150153213</text:p>
          </table:table-cell>
          <table:table-cell office:value-type="float" office:value="0.0640434255191014" calcext:value-type="float">
            <text:p>0.064043425519101</text:p>
          </table:table-cell>
          <table:table-cell office:value-type="float" office:value="0.00910295179072373" calcext:value-type="float">
            <text:p>0.009102951790724</text:p>
          </table:table-cell>
          <table:table-cell office:value-type="float" office:value="0.0033412828222594" calcext:value-type="float">
            <text:p>0.003341282822259</text:p>
          </table:table-cell>
        </table:table-row>
        <table:table-row table:style-name="ro1">
          <table:table-cell office:value-type="float" office:value="2.58100295066833" calcext:value-type="float">
            <text:p>2.58100295066833</text:p>
          </table:table-cell>
          <table:table-cell office:value-type="float" office:value="0.372509241104126" calcext:value-type="float">
            <text:p>0.372509241104126</text:p>
          </table:table-cell>
          <table:table-cell office:value-type="float" office:value="0.873762376237624" calcext:value-type="float">
            <text:p>0.873762376237624</text:p>
          </table:table-cell>
          <table:table-cell office:value-type="float" office:value="0.900992705294352" calcext:value-type="float">
            <text:p>0.900992705294352</text:p>
          </table:table-cell>
          <table:table-cell office:value-type="string" calcext:value-type="string">
            <text:p>gin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og2</text:p>
          </table:table-cell>
          <table:table-cell office:value-type="float" office:value="40" calcext:value-type="float">
            <text:p>4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3"/>
          <table:table-cell office:value-type="string" calcext:value-type="string">
            <text:p>Pipeline</text:p>
          </table:table-cell>
          <table:table-cell office:value-type="float" office:value="800" calcext:value-type="float">
            <text:p>8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874074074074074" calcext:value-type="float">
            <text:p>0.874074074074074</text:p>
          </table:table-cell>
          <table:table-cell office:value-type="float" office:value="0.905204460966543" calcext:value-type="float">
            <text:p>0.905204460966543</text:p>
          </table:table-cell>
          <table:table-cell office:value-type="float" office:value="0.884758364312268" calcext:value-type="float">
            <text:p>0.884758364312268</text:p>
          </table:table-cell>
          <table:table-cell office:value-type="float" office:value="0.900742115027829" calcext:value-type="float">
            <text:p>0.900742115027829</text:p>
          </table:table-cell>
          <table:table-cell office:value-type="float" office:value="0.862453531598513" calcext:value-type="float">
            <text:p>0.862453531598513</text:p>
          </table:table-cell>
          <table:table-cell office:value-type="float" office:value="0.897031539888683" calcext:value-type="float">
            <text:p>0.897031539888683</text:p>
          </table:table-cell>
          <table:table-cell office:value-type="float" office:value="0.0669886025067988" calcext:value-type="float">
            <text:p>0.066988602506799</text:p>
          </table:table-cell>
          <table:table-cell office:value-type="float" office:value="0.00182289283643312" calcext:value-type="float">
            <text:p>0.001822892836433</text:p>
          </table:table-cell>
          <table:table-cell office:value-type="float" office:value="0.00910295179072373" calcext:value-type="float">
            <text:p>0.009102951790724</text:p>
          </table:table-cell>
          <table:table-cell office:value-type="float" office:value="0.0033412828222594" calcext:value-type="float">
            <text:p>0.003341282822259</text:p>
          </table:table-cell>
        </table:table-row>
        <table:table-row table:style-name="ro1">
          <table:table-cell office:value-type="float" office:value="2.68544681866964" calcext:value-type="float">
            <text:p>2.68544681866964</text:p>
          </table:table-cell>
          <table:table-cell office:value-type="float" office:value="0.481980562210083" calcext:value-type="float">
            <text:p>0.481980562210083</text:p>
          </table:table-cell>
          <table:table-cell office:value-type="float" office:value="0.873762376237624" calcext:value-type="float">
            <text:p>0.873762376237624</text:p>
          </table:table-cell>
          <table:table-cell office:value-type="float" office:value="0.900992705294352" calcext:value-type="float">
            <text:p>0.900992705294352</text:p>
          </table:table-cell>
          <table:table-cell office:value-type="string" calcext:value-type="string">
            <text:p>gin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og2</text:p>
          </table:table-cell>
          <table:table-cell office:value-type="float" office:value="40" calcext:value-type="float">
            <text:p>4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3"/>
          <table:table-cell office:value-type="string" calcext:value-type="string">
            <text:p>Pipeline</text:p>
          </table:table-cell>
          <table:table-cell office:value-type="float" office:value="2860" calcext:value-type="float">
            <text:p>286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874074074074074" calcext:value-type="float">
            <text:p>0.874074074074074</text:p>
          </table:table-cell>
          <table:table-cell office:value-type="float" office:value="0.905204460966543" calcext:value-type="float">
            <text:p>0.905204460966543</text:p>
          </table:table-cell>
          <table:table-cell office:value-type="float" office:value="0.884758364312268" calcext:value-type="float">
            <text:p>0.884758364312268</text:p>
          </table:table-cell>
          <table:table-cell office:value-type="float" office:value="0.900742115027829" calcext:value-type="float">
            <text:p>0.900742115027829</text:p>
          </table:table-cell>
          <table:table-cell office:value-type="float" office:value="0.862453531598513" calcext:value-type="float">
            <text:p>0.862453531598513</text:p>
          </table:table-cell>
          <table:table-cell office:value-type="float" office:value="0.897031539888683" calcext:value-type="float">
            <text:p>0.897031539888683</text:p>
          </table:table-cell>
          <table:table-cell office:value-type="float" office:value="0.190306858744556" calcext:value-type="float">
            <text:p>0.190306858744556</text:p>
          </table:table-cell>
          <table:table-cell office:value-type="float" office:value="0.00425320869139296" calcext:value-type="float">
            <text:p>0.004253208691393</text:p>
          </table:table-cell>
          <table:table-cell office:value-type="float" office:value="0.00910295179072373" calcext:value-type="float">
            <text:p>0.009102951790724</text:p>
          </table:table-cell>
          <table:table-cell office:value-type="float" office:value="0.0033412828222594" calcext:value-type="float">
            <text:p>0.003341282822259</text:p>
          </table:table-cell>
        </table:table-row>
        <table:table-row table:style-name="ro1">
          <table:table-cell office:value-type="float" office:value="2.61490448315938" calcext:value-type="float">
            <text:p>2.61490448315938</text:p>
          </table:table-cell>
          <table:table-cell office:value-type="float" office:value="0.391001065572103" calcext:value-type="float">
            <text:p>0.391001065572103</text:p>
          </table:table-cell>
          <table:table-cell office:value-type="float" office:value="0.873762376237624" calcext:value-type="float">
            <text:p>0.873762376237624</text:p>
          </table:table-cell>
          <table:table-cell office:value-type="float" office:value="0.900992705294352" calcext:value-type="float">
            <text:p>0.900992705294352</text:p>
          </table:table-cell>
          <table:table-cell office:value-type="string" calcext:value-type="string">
            <text:p>gin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og2</text:p>
          </table:table-cell>
          <table:table-cell office:value-type="float" office:value="40" calcext:value-type="float">
            <text:p>4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3"/>
          <table:table-cell office:value-type="string" calcext:value-type="string">
            <text:p>Pipeline</text:p>
          </table:table-cell>
          <table:table-cell office:value-type="float" office:value="3220" calcext:value-type="float">
            <text:p>322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874074074074074" calcext:value-type="float">
            <text:p>0.874074074074074</text:p>
          </table:table-cell>
          <table:table-cell office:value-type="float" office:value="0.905204460966543" calcext:value-type="float">
            <text:p>0.905204460966543</text:p>
          </table:table-cell>
          <table:table-cell office:value-type="float" office:value="0.884758364312268" calcext:value-type="float">
            <text:p>0.884758364312268</text:p>
          </table:table-cell>
          <table:table-cell office:value-type="float" office:value="0.900742115027829" calcext:value-type="float">
            <text:p>0.900742115027829</text:p>
          </table:table-cell>
          <table:table-cell office:value-type="float" office:value="0.862453531598513" calcext:value-type="float">
            <text:p>0.862453531598513</text:p>
          </table:table-cell>
          <table:table-cell office:value-type="float" office:value="0.897031539888683" calcext:value-type="float">
            <text:p>0.897031539888683</text:p>
          </table:table-cell>
          <table:table-cell office:value-type="float" office:value="0.149114431690731" calcext:value-type="float">
            <text:p>0.149114431690731</text:p>
          </table:table-cell>
          <table:table-cell office:value-type="float" office:value="0.0466268167146193" calcext:value-type="float">
            <text:p>0.046626816714619</text:p>
          </table:table-cell>
          <table:table-cell office:value-type="float" office:value="0.00910295179072373" calcext:value-type="float">
            <text:p>0.009102951790724</text:p>
          </table:table-cell>
          <table:table-cell office:value-type="float" office:value="0.0033412828222594" calcext:value-type="float">
            <text:p>0.003341282822259</text:p>
          </table:table-cell>
        </table:table-row>
        <table:table-row table:style-name="ro1">
          <table:table-cell office:value-type="float" office:value="2.77718003590902" calcext:value-type="float">
            <text:p>2.77718003590902</text:p>
          </table:table-cell>
          <table:table-cell office:value-type="float" office:value="0.406634410222371" calcext:value-type="float">
            <text:p>0.406634410222371</text:p>
          </table:table-cell>
          <table:table-cell office:value-type="float" office:value="0.873762376237624" calcext:value-type="float">
            <text:p>0.873762376237624</text:p>
          </table:table-cell>
          <table:table-cell office:value-type="float" office:value="0.900992705294352" calcext:value-type="float">
            <text:p>0.900992705294352</text:p>
          </table:table-cell>
          <table:table-cell office:value-type="string" calcext:value-type="string">
            <text:p>gin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og2</text:p>
          </table:table-cell>
          <table:table-cell office:value-type="float" office:value="40" calcext:value-type="float">
            <text:p>4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3"/>
          <table:table-cell office:value-type="string" calcext:value-type="string">
            <text:p>Pipeline</text:p>
          </table:table-cell>
          <table:table-cell office:value-type="float" office:value="620" calcext:value-type="float">
            <text:p>62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874074074074074" calcext:value-type="float">
            <text:p>0.874074074074074</text:p>
          </table:table-cell>
          <table:table-cell office:value-type="float" office:value="0.905204460966543" calcext:value-type="float">
            <text:p>0.905204460966543</text:p>
          </table:table-cell>
          <table:table-cell office:value-type="float" office:value="0.884758364312268" calcext:value-type="float">
            <text:p>0.884758364312268</text:p>
          </table:table-cell>
          <table:table-cell office:value-type="float" office:value="0.900742115027829" calcext:value-type="float">
            <text:p>0.900742115027829</text:p>
          </table:table-cell>
          <table:table-cell office:value-type="float" office:value="0.862453531598513" calcext:value-type="float">
            <text:p>0.862453531598513</text:p>
          </table:table-cell>
          <table:table-cell office:value-type="float" office:value="0.897031539888683" calcext:value-type="float">
            <text:p>0.897031539888683</text:p>
          </table:table-cell>
          <table:table-cell office:value-type="float" office:value="0.0611589485878802" calcext:value-type="float">
            <text:p>0.06115894858788</text:p>
          </table:table-cell>
          <table:table-cell office:value-type="float" office:value="0.0661334982620113" calcext:value-type="float">
            <text:p>0.066133498262011</text:p>
          </table:table-cell>
          <table:table-cell office:value-type="float" office:value="0.00910295179072373" calcext:value-type="float">
            <text:p>0.009102951790724</text:p>
          </table:table-cell>
          <table:table-cell office:value-type="float" office:value="0.0033412828222594" calcext:value-type="float">
            <text:p>0.003341282822259</text:p>
          </table:table-cell>
        </table:table-row>
        <table:table-row table:style-name="ro1">
          <table:table-cell office:value-type="float" office:value="2.47551385561625" calcext:value-type="float">
            <text:p>2.47551385561625</text:p>
          </table:table-cell>
          <table:table-cell office:value-type="float" office:value="0.422564347585042" calcext:value-type="float">
            <text:p>0.422564347585042</text:p>
          </table:table-cell>
          <table:table-cell office:value-type="float" office:value="0.873762376237624" calcext:value-type="float">
            <text:p>0.873762376237624</text:p>
          </table:table-cell>
          <table:table-cell office:value-type="float" office:value="0.900992705294352" calcext:value-type="float">
            <text:p>0.900992705294352</text:p>
          </table:table-cell>
          <table:table-cell office:value-type="string" calcext:value-type="string">
            <text:p>gin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og2</text:p>
          </table:table-cell>
          <table:table-cell office:value-type="float" office:value="40" calcext:value-type="float">
            <text:p>4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3"/>
          <table:table-cell office:value-type="string" calcext:value-type="string">
            <text:p>Pipeline</text:p>
          </table:table-cell>
          <table:table-cell office:value-type="float" office:value="3420" calcext:value-type="float">
            <text:p>342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874074074074074" calcext:value-type="float">
            <text:p>0.874074074074074</text:p>
          </table:table-cell>
          <table:table-cell office:value-type="float" office:value="0.905204460966543" calcext:value-type="float">
            <text:p>0.905204460966543</text:p>
          </table:table-cell>
          <table:table-cell office:value-type="float" office:value="0.884758364312268" calcext:value-type="float">
            <text:p>0.884758364312268</text:p>
          </table:table-cell>
          <table:table-cell office:value-type="float" office:value="0.900742115027829" calcext:value-type="float">
            <text:p>0.900742115027829</text:p>
          </table:table-cell>
          <table:table-cell office:value-type="float" office:value="0.862453531598513" calcext:value-type="float">
            <text:p>0.862453531598513</text:p>
          </table:table-cell>
          <table:table-cell office:value-type="float" office:value="0.897031539888683" calcext:value-type="float">
            <text:p>0.897031539888683</text:p>
          </table:table-cell>
          <table:table-cell office:value-type="float" office:value="0.171501632339006" calcext:value-type="float">
            <text:p>0.171501632339006</text:p>
          </table:table-cell>
          <table:table-cell office:value-type="float" office:value="0.0686790545122883" calcext:value-type="float">
            <text:p>0.068679054512288</text:p>
          </table:table-cell>
          <table:table-cell office:value-type="float" office:value="0.00910295179072373" calcext:value-type="float">
            <text:p>0.009102951790724</text:p>
          </table:table-cell>
          <table:table-cell office:value-type="float" office:value="0.0033412828222594" calcext:value-type="float">
            <text:p>0.003341282822259</text:p>
          </table:table-cell>
        </table:table-row>
        <table:table-row table:style-name="ro1">
          <table:table-cell office:value-type="float" office:value="2.4902651309967" calcext:value-type="float">
            <text:p>2.4902651309967</text:p>
          </table:table-cell>
          <table:table-cell office:value-type="float" office:value="0.418912490208944" calcext:value-type="float">
            <text:p>0.418912490208944</text:p>
          </table:table-cell>
          <table:table-cell office:value-type="float" office:value="0.873762376237624" calcext:value-type="float">
            <text:p>0.873762376237624</text:p>
          </table:table-cell>
          <table:table-cell office:value-type="float" office:value="0.900992705294352" calcext:value-type="float">
            <text:p>0.900992705294352</text:p>
          </table:table-cell>
          <table:table-cell office:value-type="string" calcext:value-type="string">
            <text:p>gin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og2</text:p>
          </table:table-cell>
          <table:table-cell office:value-type="float" office:value="40" calcext:value-type="float">
            <text:p>4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3"/>
          <table:table-cell office:value-type="string" calcext:value-type="string">
            <text:p>Pipeline</text:p>
          </table:table-cell>
          <table:table-cell office:value-type="float" office:value="780" calcext:value-type="float">
            <text:p>78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874074074074074" calcext:value-type="float">
            <text:p>0.874074074074074</text:p>
          </table:table-cell>
          <table:table-cell office:value-type="float" office:value="0.905204460966543" calcext:value-type="float">
            <text:p>0.905204460966543</text:p>
          </table:table-cell>
          <table:table-cell office:value-type="float" office:value="0.884758364312268" calcext:value-type="float">
            <text:p>0.884758364312268</text:p>
          </table:table-cell>
          <table:table-cell office:value-type="float" office:value="0.900742115027829" calcext:value-type="float">
            <text:p>0.900742115027829</text:p>
          </table:table-cell>
          <table:table-cell office:value-type="float" office:value="0.862453531598513" calcext:value-type="float">
            <text:p>0.862453531598513</text:p>
          </table:table-cell>
          <table:table-cell office:value-type="float" office:value="0.897031539888683" calcext:value-type="float">
            <text:p>0.897031539888683</text:p>
          </table:table-cell>
          <table:table-cell office:value-type="float" office:value="0.0310048501208441" calcext:value-type="float">
            <text:p>0.031004850120844</text:p>
          </table:table-cell>
          <table:table-cell office:value-type="float" office:value="0.0653875689384905" calcext:value-type="float">
            <text:p>0.065387568938491</text:p>
          </table:table-cell>
          <table:table-cell office:value-type="float" office:value="0.00910295179072373" calcext:value-type="float">
            <text:p>0.009102951790724</text:p>
          </table:table-cell>
          <table:table-cell office:value-type="float" office:value="0.0033412828222594" calcext:value-type="float">
            <text:p>0.003341282822259</text:p>
          </table:table-cell>
        </table:table-row>
        <table:table-row table:style-name="ro1">
          <table:table-cell office:value-type="float" office:value="2.51716001828512" calcext:value-type="float">
            <text:p>2.51716001828512</text:p>
          </table:table-cell>
          <table:table-cell office:value-type="float" office:value="0.42586628595988" calcext:value-type="float">
            <text:p>0.42586628595988</text:p>
          </table:table-cell>
          <table:table-cell office:value-type="float" office:value="0.873762376237624" calcext:value-type="float">
            <text:p>0.873762376237624</text:p>
          </table:table-cell>
          <table:table-cell office:value-type="float" office:value="0.900992705294352" calcext:value-type="float">
            <text:p>0.900992705294352</text:p>
          </table:table-cell>
          <table:table-cell office:value-type="string" calcext:value-type="string">
            <text:p>gin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og2</text:p>
          </table:table-cell>
          <table:table-cell office:value-type="float" office:value="40" calcext:value-type="float">
            <text:p>4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3"/>
          <table:table-cell office:value-type="string" calcext:value-type="string">
            <text:p>Pipeline</text:p>
          </table:table-cell>
          <table:table-cell office:value-type="float" office:value="4080" calcext:value-type="float">
            <text:p>408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874074074074074" calcext:value-type="float">
            <text:p>0.874074074074074</text:p>
          </table:table-cell>
          <table:table-cell office:value-type="float" office:value="0.905204460966543" calcext:value-type="float">
            <text:p>0.905204460966543</text:p>
          </table:table-cell>
          <table:table-cell office:value-type="float" office:value="0.884758364312268" calcext:value-type="float">
            <text:p>0.884758364312268</text:p>
          </table:table-cell>
          <table:table-cell office:value-type="float" office:value="0.900742115027829" calcext:value-type="float">
            <text:p>0.900742115027829</text:p>
          </table:table-cell>
          <table:table-cell office:value-type="float" office:value="0.862453531598513" calcext:value-type="float">
            <text:p>0.862453531598513</text:p>
          </table:table-cell>
          <table:table-cell office:value-type="float" office:value="0.897031539888683" calcext:value-type="float">
            <text:p>0.897031539888683</text:p>
          </table:table-cell>
          <table:table-cell office:value-type="float" office:value="0.127990501038049" calcext:value-type="float">
            <text:p>0.127990501038049</text:p>
          </table:table-cell>
          <table:table-cell office:value-type="float" office:value="0.0560850616665265" calcext:value-type="float">
            <text:p>0.056085061666527</text:p>
          </table:table-cell>
          <table:table-cell office:value-type="float" office:value="0.00910295179072373" calcext:value-type="float">
            <text:p>0.009102951790724</text:p>
          </table:table-cell>
          <table:table-cell office:value-type="float" office:value="0.0033412828222594" calcext:value-type="float">
            <text:p>0.003341282822259</text:p>
          </table:table-cell>
        </table:table-row>
        <table:table-row table:style-name="ro1">
          <table:table-cell office:value-type="float" office:value="2.54743194580078" calcext:value-type="float">
            <text:p>2.54743194580078</text:p>
          </table:table-cell>
          <table:table-cell office:value-type="float" office:value="0.417474826176961" calcext:value-type="float">
            <text:p>0.417474826176961</text:p>
          </table:table-cell>
          <table:table-cell office:value-type="float" office:value="0.873762376237624" calcext:value-type="float">
            <text:p>0.873762376237624</text:p>
          </table:table-cell>
          <table:table-cell office:value-type="float" office:value="0.900992705294352" calcext:value-type="float">
            <text:p>0.900992705294352</text:p>
          </table:table-cell>
          <table:table-cell office:value-type="string" calcext:value-type="string">
            <text:p>gin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og2</text:p>
          </table:table-cell>
          <table:table-cell office:value-type="float" office:value="40" calcext:value-type="float">
            <text:p>4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3"/>
          <table:table-cell office:value-type="string" calcext:value-type="string">
            <text:p>Pipeline</text:p>
          </table:table-cell>
          <table:table-cell office:value-type="float" office:value="3880" calcext:value-type="float">
            <text:p>388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874074074074074" calcext:value-type="float">
            <text:p>0.874074074074074</text:p>
          </table:table-cell>
          <table:table-cell office:value-type="float" office:value="0.905204460966543" calcext:value-type="float">
            <text:p>0.905204460966543</text:p>
          </table:table-cell>
          <table:table-cell office:value-type="float" office:value="0.884758364312268" calcext:value-type="float">
            <text:p>0.884758364312268</text:p>
          </table:table-cell>
          <table:table-cell office:value-type="float" office:value="0.900742115027829" calcext:value-type="float">
            <text:p>0.900742115027829</text:p>
          </table:table-cell>
          <table:table-cell office:value-type="float" office:value="0.862453531598513" calcext:value-type="float">
            <text:p>0.862453531598513</text:p>
          </table:table-cell>
          <table:table-cell office:value-type="float" office:value="0.897031539888683" calcext:value-type="float">
            <text:p>0.897031539888683</text:p>
          </table:table-cell>
          <table:table-cell office:value-type="float" office:value="0.0919203546568113" calcext:value-type="float">
            <text:p>0.091920354656811</text:p>
          </table:table-cell>
          <table:table-cell office:value-type="float" office:value="0.0428988589242244" calcext:value-type="float">
            <text:p>0.042898858924224</text:p>
          </table:table-cell>
          <table:table-cell office:value-type="float" office:value="0.00910295179072373" calcext:value-type="float">
            <text:p>0.009102951790724</text:p>
          </table:table-cell>
          <table:table-cell office:value-type="float" office:value="0.0033412828222594" calcext:value-type="float">
            <text:p>0.003341282822259</text:p>
          </table:table-cell>
        </table:table-row>
        <table:table-row table:style-name="ro1">
          <table:table-cell office:value-type="float" office:value="2.42973184585571" calcext:value-type="float">
            <text:p>2.42973184585571</text:p>
          </table:table-cell>
          <table:table-cell office:value-type="float" office:value="0.437351147333781" calcext:value-type="float">
            <text:p>0.437351147333781</text:p>
          </table:table-cell>
          <table:table-cell office:value-type="float" office:value="0.873762376237624" calcext:value-type="float">
            <text:p>0.873762376237624</text:p>
          </table:table-cell>
          <table:table-cell office:value-type="float" office:value="0.900992705294352" calcext:value-type="float">
            <text:p>0.900992705294352</text:p>
          </table:table-cell>
          <table:table-cell office:value-type="string" calcext:value-type="string">
            <text:p>gin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og2</text:p>
          </table:table-cell>
          <table:table-cell office:value-type="float" office:value="40" calcext:value-type="float">
            <text:p>4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3"/>
          <table:table-cell office:value-type="string" calcext:value-type="string">
            <text:p>Pipeline</text:p>
          </table:table-cell>
          <table:table-cell office:value-type="float" office:value="1240" calcext:value-type="float">
            <text:p>124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874074074074074" calcext:value-type="float">
            <text:p>0.874074074074074</text:p>
          </table:table-cell>
          <table:table-cell office:value-type="float" office:value="0.905204460966543" calcext:value-type="float">
            <text:p>0.905204460966543</text:p>
          </table:table-cell>
          <table:table-cell office:value-type="float" office:value="0.884758364312268" calcext:value-type="float">
            <text:p>0.884758364312268</text:p>
          </table:table-cell>
          <table:table-cell office:value-type="float" office:value="0.900742115027829" calcext:value-type="float">
            <text:p>0.900742115027829</text:p>
          </table:table-cell>
          <table:table-cell office:value-type="float" office:value="0.862453531598513" calcext:value-type="float">
            <text:p>0.862453531598513</text:p>
          </table:table-cell>
          <table:table-cell office:value-type="float" office:value="0.897031539888683" calcext:value-type="float">
            <text:p>0.897031539888683</text:p>
          </table:table-cell>
          <table:table-cell office:value-type="float" office:value="0.0335265195182323" calcext:value-type="float">
            <text:p>0.033526519518232</text:p>
          </table:table-cell>
          <table:table-cell office:value-type="float" office:value="0.0676461395446451" calcext:value-type="float">
            <text:p>0.067646139544645</text:p>
          </table:table-cell>
          <table:table-cell office:value-type="float" office:value="0.00910295179072373" calcext:value-type="float">
            <text:p>0.009102951790724</text:p>
          </table:table-cell>
          <table:table-cell office:value-type="float" office:value="0.0033412828222594" calcext:value-type="float">
            <text:p>0.003341282822259</text:p>
          </table:table-cell>
        </table:table-row>
        <table:table-row table:style-name="ro1">
          <table:table-cell office:value-type="float" office:value="2.67072566350301" calcext:value-type="float">
            <text:p>2.67072566350301</text:p>
          </table:table-cell>
          <table:table-cell office:value-type="float" office:value="0.476491928100586" calcext:value-type="float">
            <text:p>0.476491928100586</text:p>
          </table:table-cell>
          <table:table-cell office:value-type="float" office:value="0.873762376237624" calcext:value-type="float">
            <text:p>0.873762376237624</text:p>
          </table:table-cell>
          <table:table-cell office:value-type="float" office:value="0.900992705294352" calcext:value-type="float">
            <text:p>0.900992705294352</text:p>
          </table:table-cell>
          <table:table-cell office:value-type="string" calcext:value-type="string">
            <text:p>gin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og2</text:p>
          </table:table-cell>
          <table:table-cell office:value-type="float" office:value="40" calcext:value-type="float">
            <text:p>4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3"/>
          <table:table-cell office:value-type="string" calcext:value-type="string">
            <text:p>Pipeline</text:p>
          </table:table-cell>
          <table:table-cell office:value-type="float" office:value="1880" calcext:value-type="float">
            <text:p>188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874074074074074" calcext:value-type="float">
            <text:p>0.874074074074074</text:p>
          </table:table-cell>
          <table:table-cell office:value-type="float" office:value="0.905204460966543" calcext:value-type="float">
            <text:p>0.905204460966543</text:p>
          </table:table-cell>
          <table:table-cell office:value-type="float" office:value="0.884758364312268" calcext:value-type="float">
            <text:p>0.884758364312268</text:p>
          </table:table-cell>
          <table:table-cell office:value-type="float" office:value="0.900742115027829" calcext:value-type="float">
            <text:p>0.900742115027829</text:p>
          </table:table-cell>
          <table:table-cell office:value-type="float" office:value="0.862453531598513" calcext:value-type="float">
            <text:p>0.862453531598513</text:p>
          </table:table-cell>
          <table:table-cell office:value-type="float" office:value="0.897031539888683" calcext:value-type="float">
            <text:p>0.897031539888683</text:p>
          </table:table-cell>
          <table:table-cell office:value-type="float" office:value="0.153271145160821" calcext:value-type="float">
            <text:p>0.153271145160821</text:p>
          </table:table-cell>
          <table:table-cell office:value-type="float" office:value="0.0142348520572247" calcext:value-type="float">
            <text:p>0.014234852057225</text:p>
          </table:table-cell>
          <table:table-cell office:value-type="float" office:value="0.00910295179072373" calcext:value-type="float">
            <text:p>0.009102951790724</text:p>
          </table:table-cell>
          <table:table-cell office:value-type="float" office:value="0.0033412828222594" calcext:value-type="float">
            <text:p>0.003341282822259</text:p>
          </table:table-cell>
        </table:table-row>
        <table:table-row table:style-name="ro1">
          <table:table-cell office:value-type="float" office:value="2.37071704864502" calcext:value-type="float">
            <text:p>2.37071704864502</text:p>
          </table:table-cell>
          <table:table-cell office:value-type="float" office:value="0.393282810846964" calcext:value-type="float">
            <text:p>0.393282810846964</text:p>
          </table:table-cell>
          <table:table-cell office:value-type="float" office:value="0.873762376237624" calcext:value-type="float">
            <text:p>0.873762376237624</text:p>
          </table:table-cell>
          <table:table-cell office:value-type="float" office:value="0.900992705294352" calcext:value-type="float">
            <text:p>0.900992705294352</text:p>
          </table:table-cell>
          <table:table-cell office:value-type="string" calcext:value-type="string">
            <text:p>gin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og2</text:p>
          </table:table-cell>
          <table:table-cell office:value-type="float" office:value="40" calcext:value-type="float">
            <text:p>4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3"/>
          <table:table-cell office:value-type="string" calcext:value-type="string">
            <text:p>Pipeline</text:p>
          </table:table-cell>
          <table:table-cell office:value-type="float" office:value="2780" calcext:value-type="float">
            <text:p>278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874074074074074" calcext:value-type="float">
            <text:p>0.874074074074074</text:p>
          </table:table-cell>
          <table:table-cell office:value-type="float" office:value="0.905204460966543" calcext:value-type="float">
            <text:p>0.905204460966543</text:p>
          </table:table-cell>
          <table:table-cell office:value-type="float" office:value="0.884758364312268" calcext:value-type="float">
            <text:p>0.884758364312268</text:p>
          </table:table-cell>
          <table:table-cell office:value-type="float" office:value="0.900742115027829" calcext:value-type="float">
            <text:p>0.900742115027829</text:p>
          </table:table-cell>
          <table:table-cell office:value-type="float" office:value="0.862453531598513" calcext:value-type="float">
            <text:p>0.862453531598513</text:p>
          </table:table-cell>
          <table:table-cell office:value-type="float" office:value="0.897031539888683" calcext:value-type="float">
            <text:p>0.897031539888683</text:p>
          </table:table-cell>
          <table:table-cell office:value-type="float" office:value="0.126850134349447" calcext:value-type="float">
            <text:p>0.126850134349447</text:p>
          </table:table-cell>
          <table:table-cell office:value-type="float" office:value="0.0571580659242343" calcext:value-type="float">
            <text:p>0.057158065924234</text:p>
          </table:table-cell>
          <table:table-cell office:value-type="float" office:value="0.00910295179072373" calcext:value-type="float">
            <text:p>0.009102951790724</text:p>
          </table:table-cell>
          <table:table-cell office:value-type="float" office:value="0.0033412828222594" calcext:value-type="float">
            <text:p>0.003341282822259</text:p>
          </table:table-cell>
        </table:table-row>
        <table:table-row table:style-name="ro1">
          <table:table-cell office:value-type="float" office:value="2.57607181866964" calcext:value-type="float">
            <text:p>2.57607181866964</text:p>
          </table:table-cell>
          <table:table-cell office:value-type="float" office:value="0.349963108698527" calcext:value-type="float">
            <text:p>0.349963108698527</text:p>
          </table:table-cell>
          <table:table-cell office:value-type="float" office:value="0.873762376237624" calcext:value-type="float">
            <text:p>0.873762376237624</text:p>
          </table:table-cell>
          <table:table-cell office:value-type="float" office:value="0.900992705294352" calcext:value-type="float">
            <text:p>0.900992705294352</text:p>
          </table:table-cell>
          <table:table-cell office:value-type="string" calcext:value-type="string">
            <text:p>gin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og2</text:p>
          </table:table-cell>
          <table:table-cell office:value-type="float" office:value="40" calcext:value-type="float">
            <text:p>4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3"/>
          <table:table-cell office:value-type="string" calcext:value-type="string">
            <text:p>Pipeline</text:p>
          </table:table-cell>
          <table:table-cell office:value-type="float" office:value="3840" calcext:value-type="float">
            <text:p>384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874074074074074" calcext:value-type="float">
            <text:p>0.874074074074074</text:p>
          </table:table-cell>
          <table:table-cell office:value-type="float" office:value="0.905204460966543" calcext:value-type="float">
            <text:p>0.905204460966543</text:p>
          </table:table-cell>
          <table:table-cell office:value-type="float" office:value="0.884758364312268" calcext:value-type="float">
            <text:p>0.884758364312268</text:p>
          </table:table-cell>
          <table:table-cell office:value-type="float" office:value="0.900742115027829" calcext:value-type="float">
            <text:p>0.900742115027829</text:p>
          </table:table-cell>
          <table:table-cell office:value-type="float" office:value="0.862453531598513" calcext:value-type="float">
            <text:p>0.862453531598513</text:p>
          </table:table-cell>
          <table:table-cell office:value-type="float" office:value="0.897031539888683" calcext:value-type="float">
            <text:p>0.897031539888683</text:p>
          </table:table-cell>
          <table:table-cell office:value-type="float" office:value="0.0315479530520622" calcext:value-type="float">
            <text:p>0.031547953052062</text:p>
          </table:table-cell>
          <table:table-cell office:value-type="float" office:value="0.00488012435632042" calcext:value-type="float">
            <text:p>0.00488012435632</text:p>
          </table:table-cell>
          <table:table-cell office:value-type="float" office:value="0.00910295179072373" calcext:value-type="float">
            <text:p>0.009102951790724</text:p>
          </table:table-cell>
          <table:table-cell office:value-type="float" office:value="0.0033412828222594" calcext:value-type="float">
            <text:p>0.003341282822259</text:p>
          </table:table-cell>
        </table:table-row>
        <table:table-row table:style-name="ro1">
          <table:table-cell office:value-type="float" office:value="2.53038803736369" calcext:value-type="float">
            <text:p>2.53038803736369</text:p>
          </table:table-cell>
          <table:table-cell office:value-type="float" office:value="0.396393378575643" calcext:value-type="float">
            <text:p>0.396393378575643</text:p>
          </table:table-cell>
          <table:table-cell office:value-type="float" office:value="0.873762376237624" calcext:value-type="float">
            <text:p>0.873762376237624</text:p>
          </table:table-cell>
          <table:table-cell office:value-type="float" office:value="0.900992705294352" calcext:value-type="float">
            <text:p>0.900992705294352</text:p>
          </table:table-cell>
          <table:table-cell office:value-type="string" calcext:value-type="string">
            <text:p>gin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og2</text:p>
          </table:table-cell>
          <table:table-cell office:value-type="float" office:value="40" calcext:value-type="float">
            <text:p>4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3"/>
          <table:table-cell office:value-type="string" calcext:value-type="string">
            <text:p>Pipeline</text:p>
          </table:table-cell>
          <table:table-cell office:value-type="float" office:value="420" calcext:value-type="float">
            <text:p>42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874074074074074" calcext:value-type="float">
            <text:p>0.874074074074074</text:p>
          </table:table-cell>
          <table:table-cell office:value-type="float" office:value="0.905204460966543" calcext:value-type="float">
            <text:p>0.905204460966543</text:p>
          </table:table-cell>
          <table:table-cell office:value-type="float" office:value="0.884758364312268" calcext:value-type="float">
            <text:p>0.884758364312268</text:p>
          </table:table-cell>
          <table:table-cell office:value-type="float" office:value="0.900742115027829" calcext:value-type="float">
            <text:p>0.900742115027829</text:p>
          </table:table-cell>
          <table:table-cell office:value-type="float" office:value="0.862453531598513" calcext:value-type="float">
            <text:p>0.862453531598513</text:p>
          </table:table-cell>
          <table:table-cell office:value-type="float" office:value="0.897031539888683" calcext:value-type="float">
            <text:p>0.897031539888683</text:p>
          </table:table-cell>
          <table:table-cell office:value-type="float" office:value="0.0536735531077667" calcext:value-type="float">
            <text:p>0.053673553107767</text:p>
          </table:table-cell>
          <table:table-cell office:value-type="float" office:value="0.0541302664286897" calcext:value-type="float">
            <text:p>0.05413026642869</text:p>
          </table:table-cell>
          <table:table-cell office:value-type="float" office:value="0.00910295179072373" calcext:value-type="float">
            <text:p>0.009102951790724</text:p>
          </table:table-cell>
          <table:table-cell office:value-type="float" office:value="0.0033412828222594" calcext:value-type="float">
            <text:p>0.003341282822259</text:p>
          </table:table-cell>
        </table:table-row>
        <table:table-row table:style-name="ro1">
          <table:table-cell office:value-type="float" office:value="2.54645919799805" calcext:value-type="float">
            <text:p>2.54645919799805</text:p>
          </table:table-cell>
          <table:table-cell office:value-type="float" office:value="0.429481665293376" calcext:value-type="float">
            <text:p>0.429481665293376</text:p>
          </table:table-cell>
          <table:table-cell office:value-type="float" office:value="0.873762376237624" calcext:value-type="float">
            <text:p>0.873762376237624</text:p>
          </table:table-cell>
          <table:table-cell office:value-type="float" office:value="0.900992705294352" calcext:value-type="float">
            <text:p>0.900992705294352</text:p>
          </table:table-cell>
          <table:table-cell office:value-type="string" calcext:value-type="string">
            <text:p>gin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og2</text:p>
          </table:table-cell>
          <table:table-cell office:value-type="float" office:value="40" calcext:value-type="float">
            <text:p>4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3"/>
          <table:table-cell office:value-type="string" calcext:value-type="string">
            <text:p>Pipeline</text:p>
          </table:table-cell>
          <table:table-cell office:value-type="float" office:value="4100" calcext:value-type="float">
            <text:p>41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874074074074074" calcext:value-type="float">
            <text:p>0.874074074074074</text:p>
          </table:table-cell>
          <table:table-cell office:value-type="float" office:value="0.905204460966543" calcext:value-type="float">
            <text:p>0.905204460966543</text:p>
          </table:table-cell>
          <table:table-cell office:value-type="float" office:value="0.884758364312268" calcext:value-type="float">
            <text:p>0.884758364312268</text:p>
          </table:table-cell>
          <table:table-cell office:value-type="float" office:value="0.900742115027829" calcext:value-type="float">
            <text:p>0.900742115027829</text:p>
          </table:table-cell>
          <table:table-cell office:value-type="float" office:value="0.862453531598513" calcext:value-type="float">
            <text:p>0.862453531598513</text:p>
          </table:table-cell>
          <table:table-cell office:value-type="float" office:value="0.897031539888683" calcext:value-type="float">
            <text:p>0.897031539888683</text:p>
          </table:table-cell>
          <table:table-cell office:value-type="float" office:value="0.0354365652850662" calcext:value-type="float">
            <text:p>0.035436565285066</text:p>
          </table:table-cell>
          <table:table-cell office:value-type="float" office:value="0.055405137165089" calcext:value-type="float">
            <text:p>0.055405137165089</text:p>
          </table:table-cell>
          <table:table-cell office:value-type="float" office:value="0.00910295179072373" calcext:value-type="float">
            <text:p>0.009102951790724</text:p>
          </table:table-cell>
          <table:table-cell office:value-type="float" office:value="0.0033412828222594" calcext:value-type="float">
            <text:p>0.003341282822259</text:p>
          </table:table-cell>
        </table:table-row>
        <table:table-row table:style-name="ro1">
          <table:table-cell office:value-type="float" office:value="2.58278369903564" calcext:value-type="float">
            <text:p>2.58278369903564</text:p>
          </table:table-cell>
          <table:table-cell office:value-type="float" office:value="0.461497306823731" calcext:value-type="float">
            <text:p>0.461497306823731</text:p>
          </table:table-cell>
          <table:table-cell office:value-type="float" office:value="0.873762376237624" calcext:value-type="float">
            <text:p>0.873762376237624</text:p>
          </table:table-cell>
          <table:table-cell office:value-type="float" office:value="0.900992705294352" calcext:value-type="float">
            <text:p>0.900992705294352</text:p>
          </table:table-cell>
          <table:table-cell office:value-type="string" calcext:value-type="string">
            <text:p>gin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og2</text:p>
          </table:table-cell>
          <table:table-cell office:value-type="float" office:value="40" calcext:value-type="float">
            <text:p>4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3"/>
          <table:table-cell office:value-type="string" calcext:value-type="string">
            <text:p>Pipeline</text:p>
          </table:table-cell>
          <table:table-cell office:value-type="float" office:value="3760" calcext:value-type="float">
            <text:p>376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874074074074074" calcext:value-type="float">
            <text:p>0.874074074074074</text:p>
          </table:table-cell>
          <table:table-cell office:value-type="float" office:value="0.905204460966543" calcext:value-type="float">
            <text:p>0.905204460966543</text:p>
          </table:table-cell>
          <table:table-cell office:value-type="float" office:value="0.884758364312268" calcext:value-type="float">
            <text:p>0.884758364312268</text:p>
          </table:table-cell>
          <table:table-cell office:value-type="float" office:value="0.900742115027829" calcext:value-type="float">
            <text:p>0.900742115027829</text:p>
          </table:table-cell>
          <table:table-cell office:value-type="float" office:value="0.862453531598513" calcext:value-type="float">
            <text:p>0.862453531598513</text:p>
          </table:table-cell>
          <table:table-cell office:value-type="float" office:value="0.897031539888683" calcext:value-type="float">
            <text:p>0.897031539888683</text:p>
          </table:table-cell>
          <table:table-cell office:value-type="float" office:value="0.166077453793955" calcext:value-type="float">
            <text:p>0.166077453793955</text:p>
          </table:table-cell>
          <table:table-cell office:value-type="float" office:value="0.103931718762032" calcext:value-type="float">
            <text:p>0.103931718762032</text:p>
          </table:table-cell>
          <table:table-cell office:value-type="float" office:value="0.00910295179072373" calcext:value-type="float">
            <text:p>0.009102951790724</text:p>
          </table:table-cell>
          <table:table-cell office:value-type="float" office:value="0.0033412828222594" calcext:value-type="float">
            <text:p>0.003341282822259</text:p>
          </table:table-cell>
        </table:table-row>
        <table:table-row table:style-name="ro1">
          <table:table-cell office:value-type="float" office:value="2.43193435668945" calcext:value-type="float">
            <text:p>2.43193435668945</text:p>
          </table:table-cell>
          <table:table-cell office:value-type="float" office:value="0.360403617223104" calcext:value-type="float">
            <text:p>0.360403617223104</text:p>
          </table:table-cell>
          <table:table-cell office:value-type="float" office:value="0.873762376237624" calcext:value-type="float">
            <text:p>0.873762376237624</text:p>
          </table:table-cell>
          <table:table-cell office:value-type="float" office:value="0.900992705294352" calcext:value-type="float">
            <text:p>0.900992705294352</text:p>
          </table:table-cell>
          <table:table-cell office:value-type="string" calcext:value-type="string">
            <text:p>gin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og2</text:p>
          </table:table-cell>
          <table:table-cell office:value-type="float" office:value="40" calcext:value-type="float">
            <text:p>4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3"/>
          <table:table-cell office:value-type="string" calcext:value-type="string">
            <text:p>Pipeline</text:p>
          </table:table-cell>
          <table:table-cell office:value-type="float" office:value="1960" calcext:value-type="float">
            <text:p>196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874074074074074" calcext:value-type="float">
            <text:p>0.874074074074074</text:p>
          </table:table-cell>
          <table:table-cell office:value-type="float" office:value="0.905204460966543" calcext:value-type="float">
            <text:p>0.905204460966543</text:p>
          </table:table-cell>
          <table:table-cell office:value-type="float" office:value="0.884758364312268" calcext:value-type="float">
            <text:p>0.884758364312268</text:p>
          </table:table-cell>
          <table:table-cell office:value-type="float" office:value="0.900742115027829" calcext:value-type="float">
            <text:p>0.900742115027829</text:p>
          </table:table-cell>
          <table:table-cell office:value-type="float" office:value="0.862453531598513" calcext:value-type="float">
            <text:p>0.862453531598513</text:p>
          </table:table-cell>
          <table:table-cell office:value-type="float" office:value="0.897031539888683" calcext:value-type="float">
            <text:p>0.897031539888683</text:p>
          </table:table-cell>
          <table:table-cell office:value-type="float" office:value="0.093209308589183" calcext:value-type="float">
            <text:p>0.093209308589183</text:p>
          </table:table-cell>
          <table:table-cell office:value-type="float" office:value="0.122548524376555" calcext:value-type="float">
            <text:p>0.122548524376555</text:p>
          </table:table-cell>
          <table:table-cell office:value-type="float" office:value="0.00910295179072373" calcext:value-type="float">
            <text:p>0.009102951790724</text:p>
          </table:table-cell>
          <table:table-cell office:value-type="float" office:value="0.0033412828222594" calcext:value-type="float">
            <text:p>0.00334128282225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de" number:country="AT">€</number:currency-symbol>
      <number:text> </number:text>
      <number:number number:decimal-places="2" loext:min-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Noto Sans CJK SC DemiLight" style:font-family-asian="'Noto Sans CJK SC DemiLight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7">00/00/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5232" meta:object-count="0"/>
    <meta:generator>LibreOffice/5.2.7.2$Linux_X86_64 LibreOffice_project/20m0$Build-2</meta:generator>
  </office:meta>
</office:document-meta>
</file>